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7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_ref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dx_rob</text:p>
          </table:table-cell>
          <table:table-cell office:value-type="string" calcext:value-type="string">
            <text:p>ddz_rob</text:p>
          </table:table-cell>
          <table:table-cell office:value-type="string" calcext:value-type="string">
            <text:p>offs_x_j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ddx/ddz</text:p>
          </table:table-cell>
          <table:table-cell office:value-type="string" calcext:value-type="string">
            <text:p>Zcom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2370721" calcext:value-type="float">
            <text:p>-0.023707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1628112" calcext:value-type="float">
            <text:p>-0.0071628112</text:p>
          </table:table-cell>
          <table:table-cell office:value-type="float" office:value="-0.1948779488" calcext:value-type="float">
            <text:p>-0.1948779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/[.I2]" office:value-type="float" office:value="0.0367553704465099" calcext:value-type="float">
            <text:p>0.0367553704</text:p>
          </table:table-cell>
          <table:table-cell table:formula="of:=[.D2]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5783" calcext:value-type="float">
            <text:p>0.00005783</text:p>
          </table:table-cell>
          <table:table-cell office:value-type="float" office:value="-0.01819241" calcext:value-type="float">
            <text:p>-0.018192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0580176" calcext:value-type="float">
            <text:p>-0.0110580176</text:p>
          </table:table-cell>
          <table:table-cell office:value-type="float" office:value="-0.3920547867" calcext:value-type="float">
            <text:p>-0.39205478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3]/[.I3]" office:value-type="float" office:value="0.0282052865444584" calcext:value-type="float">
            <text:p>0.0282052865</text:p>
          </table:table-cell>
          <table:table-cell table:formula="of:=[.D3]/[.L3]" office:value-type="float" office:value="0.00205032485342228" calcext:value-type="float">
            <text:p>0.002050324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464" calcext:value-type="float">
            <text:p>0.00006464</text:p>
          </table:table-cell>
          <table:table-cell office:value-type="float" office:value="-0.01439517" calcext:value-type="float">
            <text:p>-0.014395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1215671" calcext:value-type="float">
            <text:p>-0.0131215671</text:p>
          </table:table-cell>
          <table:table-cell office:value-type="float" office:value="-0.5879339981" calcext:value-type="float">
            <text:p>-0.5879339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4]/[.I4]" office:value-type="float" office:value="0.0223180954705875" calcext:value-type="float">
            <text:p>0.0223180955</text:p>
          </table:table-cell>
          <table:table-cell table:formula="of:=[.D4]/[.L4]" office:value-type="float" office:value="0.00289630448463614" calcext:value-type="float">
            <text:p>0.002896304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711913" calcext:value-type="float">
            <text:p>-0.000711913</text:p>
          </table:table-cell>
          <table:table-cell office:value-type="float" office:value="0" calcext:value-type="float">
            <text:p>0</text:p>
          </table:table-cell>
          <table:table-cell office:value-type="float" office:value="0.00004848" calcext:value-type="float">
            <text:p>0.00004848</text:p>
          </table:table-cell>
          <table:table-cell office:value-type="float" office:value="-0.01162794" calcext:value-type="float">
            <text:p>-0.011627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1467882" calcext:value-type="float">
            <text:p>-0.0141467882</text:p>
          </table:table-cell>
          <table:table-cell office:value-type="float" office:value="-0.7847204399" calcext:value-type="float">
            <text:p>-0.78472043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5]/[.I5]" office:value-type="float" office:value="0.0180278064399632" calcext:value-type="float">
            <text:p>0.0180278064</text:p>
          </table:table-cell>
          <table:table-cell table:formula="of:=[.D5]/[.L5]" office:value-type="float" office:value="0.00268917908351466" calcext:value-type="float">
            <text:p>0.002689179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1989809" calcext:value-type="float">
            <text:p>-0.0001989809</text:p>
          </table:table-cell>
          <table:table-cell office:value-type="float" office:value="0" calcext:value-type="float">
            <text:p>0</text:p>
          </table:table-cell>
          <table:table-cell office:value-type="float" office:value="0.00010054" calcext:value-type="float">
            <text:p>0.00010054</text:p>
          </table:table-cell>
          <table:table-cell office:value-type="float" office:value="-0.01124694" calcext:value-type="float">
            <text:p>-0.011246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0934335" calcext:value-type="float">
            <text:p>-0.0170934335</text:p>
          </table:table-cell>
          <table:table-cell office:value-type="float" office:value="-0.9802905655" calcext:value-type="float">
            <text:p>-0.9802905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6]/[.I6]" office:value-type="float" office:value="0.0174371090588651" calcext:value-type="float">
            <text:p>0.0174371091</text:p>
          </table:table-cell>
          <table:table-cell table:formula="of:=[.D6]/[.L6]" office:value-type="float" office:value="0.00576586403517877" calcext:value-type="float">
            <text:p>0.00576586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03183742" calcext:value-type="float">
            <text:p>-0.0003183742</text:p>
          </table:table-cell>
          <table:table-cell office:value-type="float" office:value="0" calcext:value-type="float">
            <text:p>0</text:p>
          </table:table-cell>
          <table:table-cell office:value-type="float" office:value="0.00006632" calcext:value-type="float">
            <text:p>0.00006632</text:p>
          </table:table-cell>
          <table:table-cell office:value-type="float" office:value="-0.01126918" calcext:value-type="float">
            <text:p>-0.011269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5594585" calcext:value-type="float">
            <text:p>-0.0205594585</text:p>
          </table:table-cell>
          <table:table-cell office:value-type="float" office:value="-1.1767357254" calcext:value-type="float">
            <text:p>-1.17673572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7]/[.I7]" office:value-type="float" office:value="0.0174716022095882" calcext:value-type="float">
            <text:p>0.0174716022</text:p>
          </table:table-cell>
          <table:table-cell table:formula="of:=[.D7]/[.L7]" office:value-type="float" office:value="0.00379587396762069" calcext:value-type="float">
            <text:p>0.0037958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09396097" calcext:value-type="float">
            <text:p>-0.0009396097</text:p>
          </table:table-cell>
          <table:table-cell office:value-type="float" office:value="0" calcext:value-type="float">
            <text:p>0</text:p>
          </table:table-cell>
          <table:table-cell office:value-type="float" office:value="0.00005685" calcext:value-type="float">
            <text:p>0.00005685</text:p>
          </table:table-cell>
          <table:table-cell office:value-type="float" office:value="-0.01289257" calcext:value-type="float">
            <text:p>-0.012892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74376408" calcext:value-type="float">
            <text:p>-0.0274376408</text:p>
          </table:table-cell>
          <table:table-cell office:value-type="float" office:value="-1.3726727104" calcext:value-type="float">
            <text:p>-1.37267271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H8]/[.I8]" office:value-type="float" office:value="0.0199884798409117" calcext:value-type="float">
            <text:p>0.0199884798</text:p>
          </table:table-cell>
          <table:table-cell table:formula="of:=[.D8]/[.L8]" office:value-type="float" office:value="0.0028441382462533" calcext:value-type="float">
            <text:p>0.002844138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211514" calcext:value-type="float">
            <text:p>2.11514E-05</text:p>
          </table:table-cell>
          <table:table-cell office:value-type="float" office:value="0" calcext:value-type="float">
            <text:p>0</text:p>
          </table:table-cell>
          <table:table-cell office:value-type="float" office:value="0.00012089" calcext:value-type="float">
            <text:p>0.00012089</text:p>
          </table:table-cell>
          <table:table-cell office:value-type="float" office:value="-0.01279784" calcext:value-type="float">
            <text:p>-0.012797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10975001" calcext:value-type="float">
            <text:p>-0.0310975001</text:p>
          </table:table-cell>
          <table:table-cell office:value-type="float" office:value="-1.5672871017" calcext:value-type="float">
            <text:p>-1.56728710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9]/[.I9]" office:value-type="float" office:value="0.0198416104275147" calcext:value-type="float">
            <text:p>0.0198416104</text:p>
          </table:table-cell>
          <table:table-cell table:formula="of:=[.D9]/[.L9]" office:value-type="float" office:value="0.00609275141459081" calcext:value-type="float">
            <text:p>0.006092751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05701749" calcext:value-type="float">
            <text:p>-0.0005701749</text:p>
          </table:table-cell>
          <table:table-cell office:value-type="float" office:value="0" calcext:value-type="float">
            <text:p>0</text:p>
          </table:table-cell>
          <table:table-cell office:value-type="float" office:value="0.00009204" calcext:value-type="float">
            <text:p>0.00009204</text:p>
          </table:table-cell>
          <table:table-cell office:value-type="float" office:value="-0.01342304" calcext:value-type="float">
            <text:p>-0.013423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66517565" calcext:value-type="float">
            <text:p>-0.0366517565</text:p>
          </table:table-cell>
          <table:table-cell office:value-type="float" office:value="-1.7611800575" calcext:value-type="float">
            <text:p>-1.76118005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H10]/[.I10]" office:value-type="float" office:value="0.0208109081998278" calcext:value-type="float">
            <text:p>0.0208109082</text:p>
          </table:table-cell>
          <table:table-cell table:formula="of:=[.D10]/[.L10]" office:value-type="float" office:value="0.00442268060174142" calcext:value-type="float">
            <text:p>0.004422680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010134913" calcext:value-type="float">
            <text:p>-0.0010134913</text:p>
          </table:table-cell>
          <table:table-cell office:value-type="float" office:value="0" calcext:value-type="float">
            <text:p>0</text:p>
          </table:table-cell>
          <table:table-cell office:value-type="float" office:value="0.00008284" calcext:value-type="float">
            <text:p>0.00008284</text:p>
          </table:table-cell>
          <table:table-cell office:value-type="float" office:value="-0.01357823" calcext:value-type="float">
            <text:p>-0.013578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12195501" calcext:value-type="float">
            <text:p>-0.0412195501</text:p>
          </table:table-cell>
          <table:table-cell office:value-type="float" office:value="-1.9580327034" calcext:value-type="float">
            <text:p>-1.95803270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11]/[.I11]" office:value-type="float" office:value="0.0210515125862938" calcext:value-type="float">
            <text:p>0.0210515126</text:p>
          </table:table-cell>
          <table:table-cell table:formula="of:=[.D11]/[.L11]" office:value-type="float" office:value="0.00393510915951642" calcext:value-type="float">
            <text:p>0.003935109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00194003" calcext:value-type="float">
            <text:p>-0.000194003</text:p>
          </table:table-cell>
          <table:table-cell office:value-type="float" office:value="0" calcext:value-type="float">
            <text:p>0</text:p>
          </table:table-cell>
          <table:table-cell office:value-type="float" office:value="0.00013619" calcext:value-type="float">
            <text:p>0.00013619</text:p>
          </table:table-cell>
          <table:table-cell office:value-type="float" office:value="-0.01278853" calcext:value-type="float">
            <text:p>-0.012788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27163979" calcext:value-type="float">
            <text:p>-0.0427163979</text:p>
          </table:table-cell>
          <table:table-cell office:value-type="float" office:value="-2.154437294" calcext:value-type="float">
            <text:p>-2.1544372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H12]/[.I12]" office:value-type="float" office:value="0.0198271715862713" calcext:value-type="float">
            <text:p>0.0198271716</text:p>
          </table:table-cell>
          <table:table-cell table:formula="of:=[.D12]/[.L12]" office:value-type="float" office:value="0.00686885668020852" calcext:value-type="float">
            <text:p>0.00686885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006981365" calcext:value-type="float">
            <text:p>-0.0006981365</text:p>
          </table:table-cell>
          <table:table-cell office:value-type="float" office:value="0" calcext:value-type="float">
            <text:p>0</text:p>
          </table:table-cell>
          <table:table-cell office:value-type="float" office:value="0.00012484" calcext:value-type="float">
            <text:p>0.00012484</text:p>
          </table:table-cell>
          <table:table-cell office:value-type="float" office:value="-0.01306161" calcext:value-type="float">
            <text:p>-0.013061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75779416" calcext:value-type="float">
            <text:p>-0.0475779416</text:p>
          </table:table-cell>
          <table:table-cell office:value-type="float" office:value="-2.349463501" calcext:value-type="float">
            <text:p>-2.349463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3]/[.I13]" office:value-type="float" office:value="0.0202505557459179" calcext:value-type="float">
            <text:p>0.0202505557</text:p>
          </table:table-cell>
          <table:table-cell table:formula="of:=[.D13]/[.L13]" office:value-type="float" office:value="0.00616476908418501" calcext:value-type="float">
            <text:p>0.006164769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010608534" calcext:value-type="float">
            <text:p>-0.0010608534</text:p>
          </table:table-cell>
          <table:table-cell office:value-type="float" office:value="0" calcext:value-type="float">
            <text:p>0</text:p>
          </table:table-cell>
          <table:table-cell office:value-type="float" office:value="0.0001598" calcext:value-type="float">
            <text:p>0.0001598</text:p>
          </table:table-cell>
          <table:table-cell office:value-type="float" office:value="-0.01280525" calcext:value-type="float">
            <text:p>-0.012805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05287849" calcext:value-type="float">
            <text:p>-0.0505287849</text:p>
          </table:table-cell>
          <table:table-cell office:value-type="float" office:value="-2.5451328087" calcext:value-type="float">
            <text:p>-2.545132808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H14]/[.I14]" office:value-type="float" office:value="0.0198531034322759" calcext:value-type="float">
            <text:p>0.0198531034</text:p>
          </table:table-cell>
          <table:table-cell table:formula="of:=[.D14]/[.L14]" office:value-type="float" office:value="0.0080491194006579" calcext:value-type="float">
            <text:p>0.008049119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005380237" calcext:value-type="float">
            <text:p>-0.0005380237</text:p>
          </table:table-cell>
          <table:table-cell office:value-type="float" office:value="0" calcext:value-type="float">
            <text:p>0</text:p>
          </table:table-cell>
          <table:table-cell office:value-type="float" office:value="0.00014586" calcext:value-type="float">
            <text:p>0.00014586</text:p>
          </table:table-cell>
          <table:table-cell office:value-type="float" office:value="-0.01294298" calcext:value-type="float">
            <text:p>-0.012942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50049829" calcext:value-type="float">
            <text:p>-0.0550049829</text:p>
          </table:table-cell>
          <table:table-cell office:value-type="float" office:value="-2.7411166" calcext:value-type="float">
            <text:p>-2.7411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5]/[.I15]" office:value-type="float" office:value="0.0200666337579365" calcext:value-type="float">
            <text:p>0.0200666338</text:p>
          </table:table-cell>
          <table:table-cell table:formula="of:=[.D15]/[.L15]" office:value-type="float" office:value="0.00726878268470473" calcext:value-type="float">
            <text:p>0.007268782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013497337" calcext:value-type="float">
            <text:p>-0.0013497337</text:p>
          </table:table-cell>
          <table:table-cell office:value-type="float" office:value="0" calcext:value-type="float">
            <text:p>0</text:p>
          </table:table-cell>
          <table:table-cell office:value-type="float" office:value="0.00013614" calcext:value-type="float">
            <text:p>0.00013614</text:p>
          </table:table-cell>
          <table:table-cell office:value-type="float" office:value="-0.01334618" calcext:value-type="float">
            <text:p>-0.013346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07661831" calcext:value-type="float">
            <text:p>-0.0607661831</text:p>
          </table:table-cell>
          <table:table-cell office:value-type="float" office:value="-2.9367334938" calcext:value-type="float">
            <text:p>-2.93673349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H16]/[.I16]" office:value-type="float" office:value="0.0206917594764009" calcext:value-type="float">
            <text:p>0.0206917595</text:p>
          </table:table-cell>
          <table:table-cell table:formula="of:=[.D16]/[.L16]" office:value-type="float" office:value="0.00657943081907891" calcext:value-type="float">
            <text:p>0.006579430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000579753" calcext:value-type="float">
            <text:p>-0.000579753</text:p>
          </table:table-cell>
          <table:table-cell office:value-type="float" office:value="0" calcext:value-type="float">
            <text:p>0</text:p>
          </table:table-cell>
          <table:table-cell office:value-type="float" office:value="0.00015731" calcext:value-type="float">
            <text:p>0.00015731</text:p>
          </table:table-cell>
          <table:table-cell office:value-type="float" office:value="-0.01329332" calcext:value-type="float">
            <text:p>-0.013293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45683496" calcext:value-type="float">
            <text:p>-0.0645683496</text:p>
          </table:table-cell>
          <table:table-cell office:value-type="float" office:value="-3.1328956985" calcext:value-type="float">
            <text:p>-3.13289569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H17]/[.I17]" office:value-type="float" office:value="0.0206097986699381" calcext:value-type="float">
            <text:p>0.0206097987</text:p>
          </table:table-cell>
          <table:table-cell table:formula="of:=[.D17]/[.L17]" office:value-type="float" office:value="0.00763277713282352" calcext:value-type="float">
            <text:p>0.007632777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0009782081" calcext:value-type="float">
            <text:p>-0.0009782081</text:p>
          </table:table-cell>
          <table:table-cell office:value-type="float" office:value="0" calcext:value-type="float">
            <text:p>0</text:p>
          </table:table-cell>
          <table:table-cell office:value-type="float" office:value="0.00014805" calcext:value-type="float">
            <text:p>0.00014805</text:p>
          </table:table-cell>
          <table:table-cell office:value-type="float" office:value="-0.0133056" calcext:value-type="float">
            <text:p>-0.01330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8656747" calcext:value-type="float">
            <text:p>-0.068656747</text:p>
          </table:table-cell>
          <table:table-cell office:value-type="float" office:value="-3.3281930733" calcext:value-type="float">
            <text:p>-3.32819307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H18]/[.I18]" office:value-type="float" office:value="0.0206288353734012" calcext:value-type="float">
            <text:p>0.0206288354</text:p>
          </table:table-cell>
          <table:table-cell table:formula="of:=[.D18]/[.L18]" office:value-type="float" office:value="0.00717684722962574" calcext:value-type="float">
            <text:p>0.00717684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0010255014" calcext:value-type="float">
            <text:p>-0.0010255014</text:p>
          </table:table-cell>
          <table:table-cell office:value-type="float" office:value="0" calcext:value-type="float">
            <text:p>0</text:p>
          </table:table-cell>
          <table:table-cell office:value-type="float" office:value="0.0001367" calcext:value-type="float">
            <text:p>0.0001367</text:p>
          </table:table-cell>
          <table:table-cell office:value-type="float" office:value="-0.0127063" calcext:value-type="float">
            <text:p>-0.01270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94293132" calcext:value-type="float">
            <text:p>-0.0694293132</text:p>
          </table:table-cell>
          <table:table-cell office:value-type="float" office:value="-3.5243872452" calcext:value-type="float">
            <text:p>-3.524387245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H19]/[.I19]" office:value-type="float" office:value="0.0196996834824432" calcext:value-type="float">
            <text:p>0.0196996835</text:p>
          </table:table-cell>
          <table:table-cell table:formula="of:=[.D19]/[.L19]" office:value-type="float" office:value="0.00693919778568168" calcext:value-type="float">
            <text:p>0.006939197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0008094615" calcext:value-type="float">
            <text:p>-0.0008094615</text:p>
          </table:table-cell>
          <table:table-cell office:value-type="float" office:value="0" calcext:value-type="float">
            <text:p>0</text:p>
          </table:table-cell>
          <table:table-cell office:value-type="float" office:value="0.00013751" calcext:value-type="float">
            <text:p>0.00013751</text:p>
          </table:table-cell>
          <table:table-cell office:value-type="float" office:value="-0.01283899" calcext:value-type="float">
            <text:p>-0.012838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4039114" calcext:value-type="float">
            <text:p>-0.074039114</text:p>
          </table:table-cell>
          <table:table-cell office:value-type="float" office:value="-3.7195463753" calcext:value-type="float">
            <text:p>-3.71954637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H20]/[.I20]" office:value-type="float" office:value="0.019905414942979" calcext:value-type="float">
            <text:p>0.0199054149</text:p>
          </table:table-cell>
          <table:table-cell table:formula="of:=[.D20]/[.L20]" office:value-type="float" office:value="0.00690817048496154" calcext:value-type="float">
            <text:p>0.006908170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0.0008433786" calcext:value-type="float">
            <text:p>-0.0008433786</text:p>
          </table:table-cell>
          <table:table-cell office:value-type="float" office:value="0" calcext:value-type="float">
            <text:p>0</text:p>
          </table:table-cell>
          <table:table-cell office:value-type="float" office:value="0.00013063" calcext:value-type="float">
            <text:p>0.00013063</text:p>
          </table:table-cell>
          <table:table-cell office:value-type="float" office:value="-0.01250434" calcext:value-type="float">
            <text:p>-0.012504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59160567" calcext:value-type="float">
            <text:p>-0.0759160567</text:p>
          </table:table-cell>
          <table:table-cell office:value-type="float" office:value="-3.9159080696" calcext:value-type="float">
            <text:p>-3.91590806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H21]/[.I21]" office:value-type="float" office:value="0.0193865778641107" calcext:value-type="float">
            <text:p>0.0193865779</text:p>
          </table:table-cell>
          <table:table-cell table:formula="of:=[.D21]/[.L21]" office:value-type="float" office:value="0.0067381670409107" calcext:value-type="float">
            <text:p>0.0067381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0008587904" calcext:value-type="float">
            <text:p>-0.0008587904</text:p>
          </table:table-cell>
          <table:table-cell office:value-type="float" office:value="0" calcext:value-type="float">
            <text:p>0</text:p>
          </table:table-cell>
          <table:table-cell office:value-type="float" office:value="0.00010347" calcext:value-type="float">
            <text:p>0.00010347</text:p>
          </table:table-cell>
          <table:table-cell office:value-type="float" office:value="-0.01247003" calcext:value-type="float">
            <text:p>-0.012470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94824193" calcext:value-type="float">
            <text:p>-0.0794824193</text:p>
          </table:table-cell>
          <table:table-cell office:value-type="float" office:value="-4.111150074" calcext:value-type="float">
            <text:p>-4.1111500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H22]/[.I22]" office:value-type="float" office:value="0.0193333782200431" calcext:value-type="float">
            <text:p>0.0193333782</text:p>
          </table:table-cell>
          <table:table-cell table:formula="of:=[.D22]/[.L22]" office:value-type="float" office:value="0.00535188412611366" calcext:value-type="float">
            <text:p>0.005351884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0007559175" calcext:value-type="float">
            <text:p>-0.0007559175</text:p>
          </table:table-cell>
          <table:table-cell office:value-type="float" office:value="0" calcext:value-type="float">
            <text:p>0</text:p>
          </table:table-cell>
          <table:table-cell office:value-type="float" office:value="0.00009877" calcext:value-type="float">
            <text:p>0.00009877</text:p>
          </table:table-cell>
          <table:table-cell office:value-type="float" office:value="-0.01227565" calcext:value-type="float">
            <text:p>-0.012275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1981798" calcext:value-type="float">
            <text:p>-0.081981798</text:p>
          </table:table-cell>
          <table:table-cell office:value-type="float" office:value="-4.3075717545" calcext:value-type="float">
            <text:p>-4.30757175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H23]/[.I23]" office:value-type="float" office:value="0.0190320214432542" calcext:value-type="float">
            <text:p>0.0190320214</text:p>
          </table:table-cell>
          <table:table-cell table:formula="of:=[.D23]/[.L23]" office:value-type="float" office:value="0.00518967469086205" calcext:value-type="float">
            <text:p>0.005189674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-0.0005053808" calcext:value-type="float">
            <text:p>-0.0005053808</text:p>
          </table:table-cell>
          <table:table-cell office:value-type="float" office:value="0" calcext:value-type="float">
            <text:p>0</text:p>
          </table:table-cell>
          <table:table-cell office:value-type="float" office:value="0.00004692" calcext:value-type="float">
            <text:p>0.00004692</text:p>
          </table:table-cell>
          <table:table-cell office:value-type="float" office:value="-0.01201074" calcext:value-type="float">
            <text:p>-0.012010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3866517" calcext:value-type="float">
            <text:p>-0.083866517</text:p>
          </table:table-cell>
          <table:table-cell office:value-type="float" office:value="-4.5037932396" calcext:value-type="float">
            <text:p>-4.50379323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H24]/[.I24]" office:value-type="float" office:value="0.018621307093451" calcext:value-type="float">
            <text:p>0.0186213071</text:p>
          </table:table-cell>
          <table:table-cell table:formula="of:=[.D24]/[.L24]" office:value-type="float" office:value="0.00251969422793642" calcext:value-type="float">
            <text:p>0.002519694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0.0006736374" calcext:value-type="float">
            <text:p>-0.0006736374</text:p>
          </table:table-cell>
          <table:table-cell office:value-type="float" office:value="0" calcext:value-type="float">
            <text:p>0</text:p>
          </table:table-cell>
          <table:table-cell office:value-type="float" office:value="0.00005584" calcext:value-type="float">
            <text:p>0.00005584</text:p>
          </table:table-cell>
          <table:table-cell office:value-type="float" office:value="-0.01200955" calcext:value-type="float">
            <text:p>-0.012009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7517646" calcext:value-type="float">
            <text:p>-0.087517646</text:p>
          </table:table-cell>
          <table:table-cell office:value-type="float" office:value="-4.7003347206" calcext:value-type="float">
            <text:p>-4.700334720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25]/[.I25]" office:value-type="float" office:value="0.018619449720557" calcext:value-type="float">
            <text:p>0.0186194497</text:p>
          </table:table-cell>
          <table:table-cell table:formula="of:=[.D25]/[.L25]" office:value-type="float" office:value="0.00299901451643597" calcext:value-type="float">
            <text:p>0.002999014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00663562" calcext:value-type="float">
            <text:p>6.635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536" calcext:value-type="float">
            <text:p>0.0000536</text:p>
          </table:table-cell>
          <table:table-cell office:value-type="float" office:value="-0.01140756" calcext:value-type="float">
            <text:p>-0.011407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66129597" calcext:value-type="float">
            <text:p>-0.0866129597</text:p>
          </table:table-cell>
          <table:table-cell office:value-type="float" office:value="-4.8972211838" calcext:value-type="float">
            <text:p>-4.89722118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26]/[.I26]" office:value-type="float" office:value="0.0176861441313934" calcext:value-type="float">
            <text:p>0.0176861441</text:p>
          </table:table-cell>
          <table:table-cell table:formula="of:=[.D26]/[.L26]" office:value-type="float" office:value="0.00303062101053776" calcext:value-type="float">
            <text:p>0.00303062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0.0006373331" calcext:value-type="float">
            <text:p>-0.0006373331</text:p>
          </table:table-cell>
          <table:table-cell office:value-type="float" office:value="0" calcext:value-type="float">
            <text:p>0</text:p>
          </table:table-cell>
          <table:table-cell office:value-type="float" office:value="0.00000586" calcext:value-type="float">
            <text:p>0.00000586</text:p>
          </table:table-cell>
          <table:table-cell office:value-type="float" office:value="-0.01114055" calcext:value-type="float">
            <text:p>-0.011140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80012082" calcext:value-type="float">
            <text:p>-0.0880012082</text:p>
          </table:table-cell>
          <table:table-cell office:value-type="float" office:value="-5.094968853" calcext:value-type="float">
            <text:p>-5.0949688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27]/[.I27]" office:value-type="float" office:value="0.01727217785604" calcext:value-type="float">
            <text:p>0.0172721779</text:p>
          </table:table-cell>
          <table:table-cell table:formula="of:=[.D27]/[.L27]" office:value-type="float" office:value="0.000339273949634023" calcext:value-type="float">
            <text:p>0.000339273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-0.000136002" calcext:value-type="float">
            <text:p>-0.000136002</text:p>
          </table:table-cell>
          <table:table-cell office:value-type="float" office:value="0" calcext:value-type="float">
            <text:p>0</text:p>
          </table:table-cell>
          <table:table-cell office:value-type="float" office:value="0.00000564" calcext:value-type="float">
            <text:p>0.00000564</text:p>
          </table:table-cell>
          <table:table-cell office:value-type="float" office:value="-0.0114633" calcext:value-type="float">
            <text:p>-0.01146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40206414" calcext:value-type="float">
            <text:p>-0.0940206414</text:p>
          </table:table-cell>
          <table:table-cell office:value-type="float" office:value="-5.2902151871" calcext:value-type="float">
            <text:p>-5.29021518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H28]/[.I28]" office:value-type="float" office:value="0.0177725551938352" calcext:value-type="float">
            <text:p>0.0177725552</text:p>
          </table:table-cell>
          <table:table-cell table:formula="of:=[.D28]/[.L28]" office:value-type="float" office:value="0.000317343226029556" calcext:value-type="float">
            <text:p>0.000317343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01418381" calcext:value-type="float">
            <text:p>0.0001418381</text:p>
          </table:table-cell>
          <table:table-cell office:value-type="float" office:value="0" calcext:value-type="float">
            <text:p>0</text:p>
          </table:table-cell>
          <table:table-cell office:value-type="float" office:value="0.00000544" calcext:value-type="float">
            <text:p>0.00000544</text:p>
          </table:table-cell>
          <table:table-cell office:value-type="float" office:value="-0.01093833" calcext:value-type="float">
            <text:p>-0.010938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30677098" calcext:value-type="float">
            <text:p>-0.0930677098</text:p>
          </table:table-cell>
          <table:table-cell office:value-type="float" office:value="-5.4879217911" calcext:value-type="float">
            <text:p>-5.48792179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H29]/[.I29]" office:value-type="float" office:value="0.0169586436072999" calcext:value-type="float">
            <text:p>0.0169586436</text:p>
          </table:table-cell>
          <table:table-cell table:formula="of:=[.D29]/[.L29]" office:value-type="float" office:value="0.000320780371707223" calcext:value-type="float">
            <text:p>0.000320780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0.0001670233" calcext:value-type="float">
            <text:p>-0.0001670233</text:p>
          </table:table-cell>
          <table:table-cell office:value-type="float" office:value="0" calcext:value-type="float">
            <text:p>0</text:p>
          </table:table-cell>
          <table:table-cell office:value-type="float" office:value="-0.00004805" calcext:value-type="float">
            <text:p>-0.00004805</text:p>
          </table:table-cell>
          <table:table-cell office:value-type="float" office:value="-0.01078486" calcext:value-type="float">
            <text:p>-0.010784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50461823" calcext:value-type="float">
            <text:p>-0.0950461823</text:p>
          </table:table-cell>
          <table:table-cell office:value-type="float" office:value="-5.684337101" calcext:value-type="float">
            <text:p>-5.68433710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30]/[.I30]" office:value-type="float" office:value="0.0167207152938342" calcext:value-type="float">
            <text:p>0.0167207153</text:p>
          </table:table-cell>
          <table:table-cell table:formula="of:=[.D30]/[.L30]" office:value-type="float" office:value="-0.00287368088958003" calcext:value-type="float">
            <text:p>-0.002873680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0507947" calcext:value-type="float">
            <text:p>5.07947E-05</text:p>
          </table:table-cell>
          <table:table-cell office:value-type="float" office:value="0" calcext:value-type="float">
            <text:p>0</text:p>
          </table:table-cell>
          <table:table-cell office:value-type="float" office:value="-0.00004644" calcext:value-type="float">
            <text:p>-0.00004644</text:p>
          </table:table-cell>
          <table:table-cell office:value-type="float" office:value="-0.01039808" calcext:value-type="float">
            <text:p>-0.010398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48148489" calcext:value-type="float">
            <text:p>-0.0948148489</text:p>
          </table:table-cell>
          <table:table-cell office:value-type="float" office:value="-5.8814312363" calcext:value-type="float">
            <text:p>-5.88143123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31]/[.I31]" office:value-type="float" office:value="0.0161210503176176" calcext:value-type="float">
            <text:p>0.0161210503</text:p>
          </table:table-cell>
          <table:table-cell table:formula="of:=[.D31]/[.L31]" office:value-type="float" office:value="-0.00288070560447597" calcext:value-type="float">
            <text:p>-0.002880705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750541" calcext:value-type="float">
            <text:p>0.0005750541</text:p>
          </table:table-cell>
          <table:table-cell office:value-type="float" office:value="0" calcext:value-type="float">
            <text:p>0</text:p>
          </table:table-cell>
          <table:table-cell office:value-type="float" office:value="-0.00009679" calcext:value-type="float">
            <text:p>-0.00009679</text:p>
          </table:table-cell>
          <table:table-cell office:value-type="float" office:value="-0.01058733" calcext:value-type="float">
            <text:p>-0.010587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97655148" calcext:value-type="float">
            <text:p>-0.0997655148</text:p>
          </table:table-cell>
          <table:table-cell office:value-type="float" office:value="-6.0779044914" calcext:value-type="float">
            <text:p>-6.07790449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H32]/[.I32]" office:value-type="float" office:value="0.0164144591184617" calcext:value-type="float">
            <text:p>0.0164144591</text:p>
          </table:table-cell>
          <table:table-cell table:formula="of:=[.D32]/[.L32]" office:value-type="float" office:value="-0.0058966304830074" calcext:value-type="float">
            <text:p>-0.005896630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0817028" calcext:value-type="float">
            <text:p>8.17028E-05</text:p>
          </table:table-cell>
          <table:table-cell office:value-type="float" office:value="0" calcext:value-type="float">
            <text:p>0</text:p>
          </table:table-cell>
          <table:table-cell office:value-type="float" office:value="-0.00009376" calcext:value-type="float">
            <text:p>-0.00009376</text:p>
          </table:table-cell>
          <table:table-cell office:value-type="float" office:value="-0.01066772" calcext:value-type="float">
            <text:p>-0.010667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37626842" calcext:value-type="float">
            <text:p>-0.1037626842</text:p>
          </table:table-cell>
          <table:table-cell office:value-type="float" office:value="-6.2737825394" calcext:value-type="float">
            <text:p>-6.27378253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H33]/[.I33]" office:value-type="float" office:value="0.0165390948041887" calcext:value-type="float">
            <text:p>0.0165390948</text:p>
          </table:table-cell>
          <table:table-cell table:formula="of:=[.D33]/[.L33]" office:value-type="float" office:value="-0.00566899223385881" calcext:value-type="float">
            <text:p>-0.005668992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1032765" calcext:value-type="float">
            <text:p>0.001032765</text:p>
          </table:table-cell>
          <table:table-cell office:value-type="float" office:value="0" calcext:value-type="float">
            <text:p>0</text:p>
          </table:table-cell>
          <table:table-cell office:value-type="float" office:value="-0.00009092" calcext:value-type="float">
            <text:p>-0.00009092</text:p>
          </table:table-cell>
          <table:table-cell office:value-type="float" office:value="-0.01067394" calcext:value-type="float">
            <text:p>-0.010673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7083641" calcext:value-type="float">
            <text:p>-0.107083641</text:p>
          </table:table-cell>
          <table:table-cell office:value-type="float" office:value="-6.4708038521" calcext:value-type="float">
            <text:p>-6.47080385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H34]/[.I34]" office:value-type="float" office:value="0.016548738525778" calcext:value-type="float">
            <text:p>0.0165487385</text:p>
          </table:table-cell>
          <table:table-cell table:formula="of:=[.D34]/[.L34]" office:value-type="float" office:value="-0.00549407435850012" calcext:value-type="float">
            <text:p>-0.005494074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2756501" calcext:value-type="float">
            <text:p>0.0002756501</text:p>
          </table:table-cell>
          <table:table-cell office:value-type="float" office:value="0" calcext:value-type="float">
            <text:p>0</text:p>
          </table:table-cell>
          <table:table-cell office:value-type="float" office:value="-0.00012768" calcext:value-type="float">
            <text:p>-0.00012768</text:p>
          </table:table-cell>
          <table:table-cell office:value-type="float" office:value="-0.01048459" calcext:value-type="float">
            <text:p>-0.010484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3804752" calcext:value-type="float">
            <text:p>-0.1083804752</text:p>
          </table:table-cell>
          <table:table-cell office:value-type="float" office:value="-6.6674412346" calcext:value-type="float">
            <text:p>-6.667441234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H35]/[.I35]" office:value-type="float" office:value="0.0162551826685132" calcext:value-type="float">
            <text:p>0.0162551827</text:p>
          </table:table-cell>
          <table:table-cell table:formula="of:=[.D35]/[.L35]" office:value-type="float" office:value="-0.00785472563450919" calcext:value-type="float">
            <text:p>-0.0078547256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7261949" calcext:value-type="float">
            <text:p>0.0007261949</text:p>
          </table:table-cell>
          <table:table-cell office:value-type="float" office:value="0" calcext:value-type="float">
            <text:p>0</text:p>
          </table:table-cell>
          <table:table-cell office:value-type="float" office:value="-0.00012403" calcext:value-type="float">
            <text:p>-0.00012403</text:p>
          </table:table-cell>
          <table:table-cell office:value-type="float" office:value="-0.01030247" calcext:value-type="float">
            <text:p>-0.010302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96671351" calcext:value-type="float">
            <text:p>-0.1096671351</text:p>
          </table:table-cell>
          <table:table-cell office:value-type="float" office:value="-6.8658599091" calcext:value-type="float">
            <text:p>-6.86585990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H36]/[.I36]" office:value-type="float" office:value="0.0159728186348002" calcext:value-type="float">
            <text:p>0.0159728186</text:p>
          </table:table-cell>
          <table:table-cell table:formula="of:=[.D36]/[.L36]" office:value-type="float" office:value="-0.00776506656938896" calcext:value-type="float">
            <text:p>-0.007765066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09197047" calcext:value-type="float">
            <text:p>0.0009197047</text:p>
          </table:table-cell>
          <table:table-cell office:value-type="float" office:value="0" calcext:value-type="float">
            <text:p>0</text:p>
          </table:table-cell>
          <table:table-cell office:value-type="float" office:value="-0.00012058" calcext:value-type="float">
            <text:p>-0.00012058</text:p>
          </table:table-cell>
          <table:table-cell office:value-type="float" office:value="-0.01032847" calcext:value-type="float">
            <text:p>-0.01032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30888679" calcext:value-type="float">
            <text:p>-0.1130888679</text:p>
          </table:table-cell>
          <table:table-cell office:value-type="float" office:value="-7.0622580338" calcext:value-type="float">
            <text:p>-7.06225803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H37]/[.I37]" office:value-type="float" office:value="0.0160131316866017" calcext:value-type="float">
            <text:p>0.0160131317</text:p>
          </table:table-cell>
          <table:table-cell table:formula="of:=[.D37]/[.L37]" office:value-type="float" office:value="-0.00753006984267108" calcext:value-type="float">
            <text:p>-0.007530069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6419279" calcext:value-type="float">
            <text:p>0.0006419279</text:p>
          </table:table-cell>
          <table:table-cell office:value-type="float" office:value="0" calcext:value-type="float">
            <text:p>0</text:p>
          </table:table-cell>
          <table:table-cell office:value-type="float" office:value="-0.0001458" calcext:value-type="float">
            <text:p>-0.0001458</text:p>
          </table:table-cell>
          <table:table-cell office:value-type="float" office:value="-0.01030165" calcext:value-type="float">
            <text:p>-0.010301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9247275" calcext:value-type="float">
            <text:p>-0.1159247275</text:p>
          </table:table-cell>
          <table:table-cell office:value-type="float" office:value="-7.2582037163" calcext:value-type="float">
            <text:p>-7.258203716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H38]/[.I38]" office:value-type="float" office:value="0.0159715450311299" calcext:value-type="float">
            <text:p>0.015971545</text:p>
          </table:table-cell>
          <table:table-cell table:formula="of:=[.D38]/[.L38]" office:value-type="float" office:value="-0.00912873486665336" calcext:value-type="float">
            <text:p>-0.0091287349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8020243" calcext:value-type="float">
            <text:p>0.0008020243</text:p>
          </table:table-cell>
          <table:table-cell office:value-type="float" office:value="0" calcext:value-type="float">
            <text:p>0</text:p>
          </table:table-cell>
          <table:table-cell office:value-type="float" office:value="-0.00014196" calcext:value-type="float">
            <text:p>-0.00014196</text:p>
          </table:table-cell>
          <table:table-cell office:value-type="float" office:value="-0.01039811" calcext:value-type="float">
            <text:p>-0.010398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01555737" calcext:value-type="float">
            <text:p>-0.1201555737</text:p>
          </table:table-cell>
          <table:table-cell office:value-type="float" office:value="-7.4533098412" calcext:value-type="float">
            <text:p>-7.453309841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39]/[.I39]" office:value-type="float" office:value="0.0161211027395924" calcext:value-type="float">
            <text:p>0.0161211027</text:p>
          </table:table-cell>
          <table:table-cell table:formula="of:=[.D39]/[.L39]" office:value-type="float" office:value="-0.00880584922093175" calcext:value-type="float">
            <text:p>-0.008805849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10218198" calcext:value-type="float">
            <text:p>0.0010218198</text:p>
          </table:table-cell>
          <table:table-cell office:value-type="float" office:value="0" calcext:value-type="float">
            <text:p>0</text:p>
          </table:table-cell>
          <table:table-cell office:value-type="float" office:value="-0.00014981" calcext:value-type="float">
            <text:p>-0.00014981</text:p>
          </table:table-cell>
          <table:table-cell office:value-type="float" office:value="-0.01029478" calcext:value-type="float">
            <text:p>-0.010294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0918762" calcext:value-type="float">
            <text:p>-0.1220918762</text:p>
          </table:table-cell>
          <table:table-cell office:value-type="float" office:value="-7.6494378471" calcext:value-type="float">
            <text:p>-7.64943784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H40]/[.I40]" office:value-type="float" office:value="0.0159608952501374" calcext:value-type="float">
            <text:p>0.0159608953</text:p>
          </table:table-cell>
          <table:table-cell table:formula="of:=[.D40]/[.L40]" office:value-type="float" office:value="-0.00938606498270891" calcext:value-type="float">
            <text:p>-0.00938606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7652284" calcext:value-type="float">
            <text:p>0.0007652284</text:p>
          </table:table-cell>
          <table:table-cell office:value-type="float" office:value="0" calcext:value-type="float">
            <text:p>0</text:p>
          </table:table-cell>
          <table:table-cell office:value-type="float" office:value="-0.00014606" calcext:value-type="float">
            <text:p>-0.00014606</text:p>
          </table:table-cell>
          <table:table-cell office:value-type="float" office:value="-0.0102253" calcext:value-type="float">
            <text:p>-0.01022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3627537" calcext:value-type="float">
            <text:p>-0.1243627537</text:p>
          </table:table-cell>
          <table:table-cell office:value-type="float" office:value="-7.8446539116" calcext:value-type="float">
            <text:p>-7.84465391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H41]/[.I41]" office:value-type="float" office:value="0.015853185507152" calcext:value-type="float">
            <text:p>0.0158531855</text:p>
          </table:table-cell>
          <table:table-cell table:formula="of:=[.D41]/[.L41]" office:value-type="float" office:value="-0.00921329028377968" calcext:value-type="float">
            <text:p>-0.009213290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10423766" calcext:value-type="float">
            <text:p>0.0010423766</text:p>
          </table:table-cell>
          <table:table-cell office:value-type="float" office:value="0" calcext:value-type="float">
            <text:p>0</text:p>
          </table:table-cell>
          <table:table-cell office:value-type="float" office:value="-0.0001425" calcext:value-type="float">
            <text:p>-0.0001425</text:p>
          </table:table-cell>
          <table:table-cell office:value-type="float" office:value="-0.00984986" calcext:value-type="float">
            <text:p>-0.009849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7904271" calcext:value-type="float">
            <text:p>-0.1227904271</text:p>
          </table:table-cell>
          <table:table-cell office:value-type="float" office:value="-8.0407081604" calcext:value-type="float">
            <text:p>-8.040708160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H42]/[.I42]" office:value-type="float" office:value="0.0152710961087651" calcext:value-type="float">
            <text:p>0.0152710961</text:p>
          </table:table-cell>
          <table:table-cell table:formula="of:=[.D42]/[.L42]" office:value-type="float" office:value="-0.00933135375385464" calcext:value-type="float">
            <text:p>-0.009331353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08041908" calcext:value-type="float">
            <text:p>0.0008041908</text:p>
          </table:table-cell>
          <table:table-cell office:value-type="float" office:value="0" calcext:value-type="float">
            <text:p>0</text:p>
          </table:table-cell>
          <table:table-cell office:value-type="float" office:value="-0.00013396" calcext:value-type="float">
            <text:p>-0.00013396</text:p>
          </table:table-cell>
          <table:table-cell office:value-type="float" office:value="-0.00987686" calcext:value-type="float">
            <text:p>-0.009876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6123464" calcext:value-type="float">
            <text:p>-0.126123464</text:p>
          </table:table-cell>
          <table:table-cell office:value-type="float" office:value="-8.2363841438" calcext:value-type="float">
            <text:p>-8.23638414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H43]/[.I43]" office:value-type="float" office:value="0.015312965228187" calcext:value-type="float">
            <text:p>0.0153129652</text:p>
          </table:table-cell>
          <table:table-cell table:formula="of:=[.D43]/[.L43]" office:value-type="float" office:value="-0.00874814237502585" calcext:value-type="float">
            <text:p>-0.008748142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9165403" calcext:value-type="float">
            <text:p>0.0009165403</text:p>
          </table:table-cell>
          <table:table-cell office:value-type="float" office:value="0" calcext:value-type="float">
            <text:p>0</text:p>
          </table:table-cell>
          <table:table-cell office:value-type="float" office:value="-0.00013084" calcext:value-type="float">
            <text:p>-0.00013084</text:p>
          </table:table-cell>
          <table:table-cell office:value-type="float" office:value="-0.00980991" calcext:value-type="float">
            <text:p>-0.009809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82822158" calcext:value-type="float">
            <text:p>-0.1282822158</text:p>
          </table:table-cell>
          <table:table-cell office:value-type="float" office:value="-8.4345353699" calcext:value-type="float">
            <text:p>-8.434535369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H44]/[.I44]" office:value-type="float" office:value="0.0152091621143467" calcext:value-type="float">
            <text:p>0.0152091621</text:p>
          </table:table-cell>
          <table:table-cell table:formula="of:=[.D44]/[.L44]" office:value-type="float" office:value="-0.00860270927591598" calcext:value-type="float">
            <text:p>-0.008602709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07545783" calcext:value-type="float">
            <text:p>0.0007545783</text:p>
          </table:table-cell>
          <table:table-cell office:value-type="float" office:value="0" calcext:value-type="float">
            <text:p>0</text:p>
          </table:table-cell>
          <table:table-cell office:value-type="float" office:value="-0.00013483" calcext:value-type="float">
            <text:p>-0.00013483</text:p>
          </table:table-cell>
          <table:table-cell office:value-type="float" office:value="-0.00982855" calcext:value-type="float">
            <text:p>-0.009828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5075721" calcext:value-type="float">
            <text:p>-0.1315075721</text:p>
          </table:table-cell>
          <table:table-cell office:value-type="float" office:value="-8.6302023125" calcext:value-type="float">
            <text:p>-8.630202312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H45]/[.I45]" office:value-type="float" office:value="0.0152380636441772" calcext:value-type="float">
            <text:p>0.0152380636</text:p>
          </table:table-cell>
          <table:table-cell table:formula="of:=[.D45]/[.L45]" office:value-type="float" office:value="-0.00884823709550011" calcext:value-type="float">
            <text:p>-0.008848237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08343761" calcext:value-type="float">
            <text:p>0.0008343761</text:p>
          </table:table-cell>
          <table:table-cell office:value-type="float" office:value="0" calcext:value-type="float">
            <text:p>0</text:p>
          </table:table-cell>
          <table:table-cell office:value-type="float" office:value="-0.00010095" calcext:value-type="float">
            <text:p>-0.00010095</text:p>
          </table:table-cell>
          <table:table-cell office:value-type="float" office:value="-0.00996526" calcext:value-type="float">
            <text:p>-0.009965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3693376" calcext:value-type="float">
            <text:p>-0.1363693376</text:p>
          </table:table-cell>
          <table:table-cell office:value-type="float" office:value="-8.8264846992" calcext:value-type="float">
            <text:p>-8.82648469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H46]/[.I46]" office:value-type="float" office:value="0.0154500168807136" calcext:value-type="float">
            <text:p>0.0154500169</text:p>
          </table:table-cell>
          <table:table-cell table:formula="of:=[.D46]/[.L46]" office:value-type="float" office:value="-0.00653397344348646" calcext:value-type="float">
            <text:p>-0.0065339734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08419203" calcext:value-type="float">
            <text:p>0.0008419203</text:p>
          </table:table-cell>
          <table:table-cell office:value-type="float" office:value="0" calcext:value-type="float">
            <text:p>0</text:p>
          </table:table-cell>
          <table:table-cell office:value-type="float" office:value="-0.00009876" calcext:value-type="float">
            <text:p>-0.00009876</text:p>
          </table:table-cell>
          <table:table-cell office:value-type="float" office:value="-0.00973062" calcext:value-type="float">
            <text:p>-0.009730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1353965" calcext:value-type="float">
            <text:p>-0.1361353965</text:p>
          </table:table-cell>
          <table:table-cell office:value-type="float" office:value="-9.0238187981" calcext:value-type="float">
            <text:p>-9.023818798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H47]/[.I47]" office:value-type="float" office:value="0.0150862289620292" calcext:value-type="float">
            <text:p>0.015086229</text:p>
          </table:table-cell>
          <table:table-cell table:formula="of:=[.D47]/[.L47]" office:value-type="float" office:value="-0.00654636756797014" calcext:value-type="float">
            <text:p>-0.006546367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04060978" calcext:value-type="float">
            <text:p>0.0004060978</text:p>
          </table:table-cell>
          <table:table-cell office:value-type="float" office:value="0" calcext:value-type="float">
            <text:p>0</text:p>
          </table:table-cell>
          <table:table-cell office:value-type="float" office:value="-0.00006415" calcext:value-type="float">
            <text:p>-0.00006415</text:p>
          </table:table-cell>
          <table:table-cell office:value-type="float" office:value="-0.00974381" calcext:value-type="float">
            <text:p>-0.009743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92715366" calcext:value-type="float">
            <text:p>-0.1392715366</text:p>
          </table:table-cell>
          <table:table-cell office:value-type="float" office:value="-9.2191980553" calcext:value-type="float">
            <text:p>-9.21919805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H48]/[.I48]" office:value-type="float" office:value="0.0151066866949381" calcext:value-type="float">
            <text:p>0.0151066867</text:p>
          </table:table-cell>
          <table:table-cell table:formula="of:=[.D48]/[.L48]" office:value-type="float" office:value="-0.00424646391994712" calcext:value-type="float">
            <text:p>-0.004246463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00743239" calcext:value-type="float">
            <text:p>0.000743239</text:p>
          </table:table-cell>
          <table:table-cell office:value-type="float" office:value="0" calcext:value-type="float">
            <text:p>0</text:p>
          </table:table-cell>
          <table:table-cell office:value-type="float" office:value="-0.00006282" calcext:value-type="float">
            <text:p>-0.00006282</text:p>
          </table:table-cell>
          <table:table-cell office:value-type="float" office:value="-0.00963077" calcext:value-type="float">
            <text:p>-0.009630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05804041" calcext:value-type="float">
            <text:p>-0.1405804041</text:p>
          </table:table-cell>
          <table:table-cell office:value-type="float" office:value="-9.4150697899" calcext:value-type="float">
            <text:p>-9.415069789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49]/[.I49]" office:value-type="float" office:value="0.0149314245392857" calcext:value-type="float">
            <text:p>0.0149314245</text:p>
          </table:table-cell>
          <table:table-cell table:formula="of:=[.D49]/[.L49]" office:value-type="float" office:value="-0.00420723420158043" calcext:value-type="float">
            <text:p>-0.004207234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001030177" calcext:value-type="float">
            <text:p>0.0001030177</text:p>
          </table:table-cell>
          <table:table-cell office:value-type="float" office:value="0" calcext:value-type="float">
            <text:p>0</text:p>
          </table:table-cell>
          <table:table-cell office:value-type="float" office:value="-0.00006794" calcext:value-type="float">
            <text:p>-0.00006794</text:p>
          </table:table-cell>
          <table:table-cell office:value-type="float" office:value="-0.0094832" calcext:value-type="float">
            <text:p>-0.00948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13094906" calcext:value-type="float">
            <text:p>-0.1413094906</text:p>
          </table:table-cell>
          <table:table-cell office:value-type="float" office:value="-9.6111691284" calcext:value-type="float">
            <text:p>-9.611169128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H50]/[.I50]" office:value-type="float" office:value="0.0147026328131554" calcext:value-type="float">
            <text:p>0.0147026328</text:p>
          </table:table-cell>
          <table:table-cell table:formula="of:=[.D50]/[.L50]" office:value-type="float" office:value="-0.00462094108336907" calcext:value-type="float">
            <text:p>-0.004620941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005703738" calcext:value-type="float">
            <text:p>0.0005703738</text:p>
          </table:table-cell>
          <table:table-cell office:value-type="float" office:value="0" calcext:value-type="float">
            <text:p>0</text:p>
          </table:table-cell>
          <table:table-cell office:value-type="float" office:value="-0.00002521" calcext:value-type="float">
            <text:p>-0.00002521</text:p>
          </table:table-cell>
          <table:table-cell office:value-type="float" office:value="-0.00950762" calcext:value-type="float">
            <text:p>-0.009507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45420508" calcext:value-type="float">
            <text:p>-0.1445420508</text:p>
          </table:table-cell>
          <table:table-cell office:value-type="float" office:value="-9.805777626" calcext:value-type="float">
            <text:p>-9.8057776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H51]/[.I51]" office:value-type="float" office:value="0.0147404985420786" calcext:value-type="float">
            <text:p>0.0147404985</text:p>
          </table:table-cell>
          <table:table-cell table:formula="of:=[.D51]/[.L51]" office:value-type="float" office:value="-0.00171025423109231" calcext:value-type="float">
            <text:p>-0.001710254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003421017" calcext:value-type="float">
            <text:p>0.0003421017</text:p>
          </table:table-cell>
          <table:table-cell office:value-type="float" office:value="0" calcext:value-type="float">
            <text:p>0</text:p>
          </table:table-cell>
          <table:table-cell office:value-type="float" office:value="-0.00002521" calcext:value-type="float">
            <text:p>-0.00002521</text:p>
          </table:table-cell>
          <table:table-cell office:value-type="float" office:value="-0.00935353" calcext:value-type="float">
            <text:p>-0.009353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21945853" calcext:value-type="float">
            <text:p>-0.1421945853</text:p>
          </table:table-cell>
          <table:table-cell office:value-type="float" office:value="-9.8054429054" calcext:value-type="float">
            <text:p>-9.805442905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H52]/[.I52]" office:value-type="float" office:value="0.0145015973956354" calcext:value-type="float">
            <text:p>0.0145015974</text:p>
          </table:table-cell>
          <table:table-cell table:formula="of:=[.D52]/[.L52]" office:value-type="float" office:value="-0.00173842917522918" calcext:value-type="float">
            <text:p>-0.001738429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0.000065892" calcext:value-type="float">
            <text:p>-0.000065892</text:p>
          </table:table-cell>
          <table:table-cell office:value-type="float" office:value="0" calcext:value-type="float">
            <text:p>0</text:p>
          </table:table-cell>
          <table:table-cell office:value-type="float" office:value="0.00001343" calcext:value-type="float">
            <text:p>0.00001343</text:p>
          </table:table-cell>
          <table:table-cell office:value-type="float" office:value="-0.00920091" calcext:value-type="float">
            <text:p>-0.009200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98813203" calcext:value-type="float">
            <text:p>-0.1398813203</text:p>
          </table:table-cell>
          <table:table-cell office:value-type="float" office:value="-9.8059220314" calcext:value-type="float">
            <text:p>-9.80592203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H53]/[.I53]" office:value-type="float" office:value="0.0142649839405289" calcext:value-type="float">
            <text:p>0.0142649839</text:p>
          </table:table-cell>
          <table:table-cell table:formula="of:=[.D53]/[.L53]" office:value-type="float" office:value="0.000941466184328702" calcext:value-type="float">
            <text:p>0.000941466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003119196" calcext:value-type="float">
            <text:p>0.0003119196</text:p>
          </table:table-cell>
          <table:table-cell office:value-type="float" office:value="0" calcext:value-type="float">
            <text:p>0</text:p>
          </table:table-cell>
          <table:table-cell office:value-type="float" office:value="0.00001343" calcext:value-type="float">
            <text:p>0.00001343</text:p>
          </table:table-cell>
          <table:table-cell office:value-type="float" office:value="-0.00932193" calcext:value-type="float">
            <text:p>-0.009321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17176321" calcext:value-type="float">
            <text:p>-0.1417176321</text:p>
          </table:table-cell>
          <table:table-cell office:value-type="float" office:value="-9.8056765747" calcext:value-type="float">
            <text:p>-9.805676574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H54]/[.I54]" office:value-type="float" office:value="0.0144526113032987" calcext:value-type="float">
            <text:p>0.0144526113</text:p>
          </table:table-cell>
          <table:table-cell table:formula="of:=[.D54]/[.L54]" office:value-type="float" office:value="0.000929243838235292" calcext:value-type="float">
            <text:p>0.000929243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0.0004164953" calcext:value-type="float">
            <text:p>-0.0004164953</text:p>
          </table:table-cell>
          <table:table-cell office:value-type="float" office:value="0" calcext:value-type="float">
            <text:p>0</text:p>
          </table:table-cell>
          <table:table-cell office:value-type="float" office:value="0.00001155" calcext:value-type="float">
            <text:p>0.00001155</text:p>
          </table:table-cell>
          <table:table-cell office:value-type="float" office:value="-0.00941826" calcext:value-type="float">
            <text:p>-0.009418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31598814" calcext:value-type="float">
            <text:p>-0.1431598814</text:p>
          </table:table-cell>
          <table:table-cell office:value-type="float" office:value="-9.8041611862" calcext:value-type="float">
            <text:p>-9.804161186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H55]/[.I55]" office:value-type="float" office:value="0.0146019510166262" calcext:value-type="float">
            <text:p>0.014601951</text:p>
          </table:table-cell>
          <table:table-cell table:formula="of:=[.D55]/[.L55]" office:value-type="float" office:value="0.000790990189382834" calcext:value-type="float">
            <text:p>0.0007909902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001348678" calcext:value-type="float">
            <text:p>0.0001348678</text:p>
          </table:table-cell>
          <table:table-cell office:value-type="float" office:value="0" calcext:value-type="float">
            <text:p>0</text:p>
          </table:table-cell>
          <table:table-cell office:value-type="float" office:value="0.00004528" calcext:value-type="float">
            <text:p>0.00004528</text:p>
          </table:table-cell>
          <table:table-cell office:value-type="float" office:value="-0.00935437" calcext:value-type="float">
            <text:p>-0.009354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22247099" calcext:value-type="float">
            <text:p>-0.1422247099</text:p>
          </table:table-cell>
          <table:table-cell office:value-type="float" office:value="-9.8066407585" calcext:value-type="float">
            <text:p>-9.806640758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H56]/[.I56]" office:value-type="float" office:value="0.0145028979242179" calcext:value-type="float">
            <text:p>0.0145028979</text:p>
          </table:table-cell>
          <table:table-cell table:formula="of:=[.D56]/[.L56]" office:value-type="float" office:value="0.00312213464071815" calcext:value-type="float">
            <text:p>0.0031221346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0.0001899082" calcext:value-type="float">
            <text:p>-0.0001899082</text:p>
          </table:table-cell>
          <table:table-cell office:value-type="float" office:value="0" calcext:value-type="float">
            <text:p>0</text:p>
          </table:table-cell>
          <table:table-cell office:value-type="float" office:value="0.00004528" calcext:value-type="float">
            <text:p>0.00004528</text:p>
          </table:table-cell>
          <table:table-cell office:value-type="float" office:value="-0.00925287" calcext:value-type="float">
            <text:p>-0.009252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06852346" calcext:value-type="float">
            <text:p>-0.1406852346</text:p>
          </table:table-cell>
          <table:table-cell office:value-type="float" office:value="-9.8068974113" calcext:value-type="float">
            <text:p>-9.80689741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H57]/[.I57]" office:value-type="float" office:value="0.0143455395421895" calcext:value-type="float">
            <text:p>0.0143455395</text:p>
          </table:table-cell>
          <table:table-cell table:formula="of:=[.D57]/[.L57]" office:value-type="float" office:value="0.00315638180542696" calcext:value-type="float">
            <text:p>0.003156381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0.0004193456" calcext:value-type="float">
            <text:p>-0.0004193456</text:p>
          </table:table-cell>
          <table:table-cell office:value-type="float" office:value="0" calcext:value-type="float">
            <text:p>0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-0.00896359" calcext:value-type="float">
            <text:p>-0.008963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274862" calcext:value-type="float">
            <text:p>-0.136274862</text:p>
          </table:table-cell>
          <table:table-cell office:value-type="float" office:value="-9.806038456" calcext:value-type="float">
            <text:p>-9.80603845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H58]/[.I58]" office:value-type="float" office:value="0.0138970352412414" calcext:value-type="float">
            <text:p>0.0138970352</text:p>
          </table:table-cell>
          <table:table-cell table:formula="of:=[.D58]/[.L58]" office:value-type="float" office:value="0.00352593190917339" calcext:value-type="float">
            <text:p>0.0035259319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0.0001760795" calcext:value-type="float">
            <text:p>-0.0001760795</text:p>
          </table:table-cell>
          <table:table-cell office:value-type="float" office:value="0" calcext:value-type="float">
            <text:p>0</text:p>
          </table:table-cell>
          <table:table-cell office:value-type="float" office:value="0.00007203" calcext:value-type="float">
            <text:p>0.00007203</text:p>
          </table:table-cell>
          <table:table-cell office:value-type="float" office:value="-0.00903869" calcext:value-type="float">
            <text:p>-0.009038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74291376" calcext:value-type="float">
            <text:p>-0.1374291376</text:p>
          </table:table-cell>
          <table:table-cell office:value-type="float" office:value="-9.8069327545" calcext:value-type="float">
            <text:p>-9.806932754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H59]/[.I59]" office:value-type="float" office:value="0.0140134679252225" calcext:value-type="float">
            <text:p>0.0140134679</text:p>
          </table:table-cell>
          <table:table-cell table:formula="of:=[.D59]/[.L59]" office:value-type="float" office:value="0.00514005529426123" calcext:value-type="float">
            <text:p>0.0051400553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-0.0003898689" calcext:value-type="float">
            <text:p>-0.0003898689</text:p>
          </table:table-cell>
          <table:table-cell office:value-type="float" office:value="0" calcext:value-type="float">
            <text:p>0</text:p>
          </table:table-cell>
          <table:table-cell office:value-type="float" office:value="0.00007203" calcext:value-type="float">
            <text:p>0.00007203</text:p>
          </table:table-cell>
          <table:table-cell office:value-type="float" office:value="-0.00866867" calcext:value-type="float">
            <text:p>-0.008668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8405035" calcext:value-type="float">
            <text:p>-0.1318405035</text:p>
          </table:table-cell>
          <table:table-cell office:value-type="float" office:value="-9.8097060394" calcext:value-type="float">
            <text:p>-9.809706039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60]/[.I60]" office:value-type="float" office:value="0.0134398016587319" calcext:value-type="float">
            <text:p>0.0134398017</text:p>
          </table:table-cell>
          <table:table-cell table:formula="of:=[.D60]/[.L60]" office:value-type="float" office:value="0.00535945409233045" calcext:value-type="float">
            <text:p>0.0053594541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0.0005322377" calcext:value-type="float">
            <text:p>-0.0005322377</text:p>
          </table:table-cell>
          <table:table-cell office:value-type="float" office:value="0" calcext:value-type="float">
            <text:p>0</text:p>
          </table:table-cell>
          <table:table-cell office:value-type="float" office:value="0.00008507" calcext:value-type="float">
            <text:p>0.00008507</text:p>
          </table:table-cell>
          <table:table-cell office:value-type="float" office:value="-0.00837235" calcext:value-type="float">
            <text:p>-0.008372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73295248" calcext:value-type="float">
            <text:p>-0.1273295248</text:p>
          </table:table-cell>
          <table:table-cell office:value-type="float" office:value="-9.8093737411" calcext:value-type="float">
            <text:p>-9.80937374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H61]/[.I61]" office:value-type="float" office:value="0.0129803928528593" calcext:value-type="float">
            <text:p>0.0129803929</text:p>
          </table:table-cell>
          <table:table-cell table:formula="of:=[.D61]/[.L61]" office:value-type="float" office:value="0.00655373076641983" calcext:value-type="float">
            <text:p>0.006553730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0.0003793651" calcext:value-type="float">
            <text:p>-0.0003793651</text:p>
          </table:table-cell>
          <table:table-cell office:value-type="float" office:value="0" calcext:value-type="float">
            <text:p>0</text:p>
          </table:table-cell>
          <table:table-cell office:value-type="float" office:value="0.00008507" calcext:value-type="float">
            <text:p>0.00008507</text:p>
          </table:table-cell>
          <table:table-cell office:value-type="float" office:value="-0.0085429" calcext:value-type="float">
            <text:p>-0.00854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99187472" calcext:value-type="float">
            <text:p>-0.1299187472</text:p>
          </table:table-cell>
          <table:table-cell office:value-type="float" office:value="-9.8090380669" calcext:value-type="float">
            <text:p>-9.80903806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H62]/[.I62]" office:value-type="float" office:value="0.0132447999807854" calcext:value-type="float">
            <text:p>0.0132448</text:p>
          </table:table-cell>
          <table:table-cell table:formula="of:=[.D62]/[.L62]" office:value-type="float" office:value="0.00642289805232345" calcext:value-type="float">
            <text:p>0.006422898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-0.0006457489" calcext:value-type="float">
            <text:p>-0.0006457489</text:p>
          </table:table-cell>
          <table:table-cell office:value-type="float" office:value="0" calcext:value-type="float">
            <text:p>0</text:p>
          </table:table-cell>
          <table:table-cell office:value-type="float" office:value="0.00008999" calcext:value-type="float">
            <text:p>0.00008999</text:p>
          </table:table-cell>
          <table:table-cell office:value-type="float" office:value="-0.00840825" calcext:value-type="float">
            <text:p>-0.008408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78918757" calcext:value-type="float">
            <text:p>-0.1278918757</text:p>
          </table:table-cell>
          <table:table-cell office:value-type="float" office:value="-9.8106331635" calcext:value-type="float">
            <text:p>-9.81063316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H63]/[.I63]" office:value-type="float" office:value="0.0130360470693997" calcext:value-type="float">
            <text:p>0.0130360471</text:p>
          </table:table-cell>
          <table:table-cell table:formula="of:=[.D63]/[.L63]" office:value-type="float" office:value="0.00690316623750452" calcext:value-type="float">
            <text:p>0.006903166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0004464197" calcext:value-type="float">
            <text:p>-0.0004464197</text:p>
          </table:table-cell>
          <table:table-cell office:value-type="float" office:value="0" calcext:value-type="float">
            <text:p>0</text:p>
          </table:table-cell>
          <table:table-cell office:value-type="float" office:value="0.00008636" calcext:value-type="float">
            <text:p>0.00008636</text:p>
          </table:table-cell>
          <table:table-cell office:value-type="float" office:value="-0.0083748" calcext:value-type="float">
            <text:p>-0.00837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73941659" calcext:value-type="float">
            <text:p>-0.1273941659</text:p>
          </table:table-cell>
          <table:table-cell office:value-type="float" office:value="-9.8114822578" calcext:value-type="float">
            <text:p>-9.81148225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H64]/[.I64]" office:value-type="float" office:value="0.0129841916392116" calcext:value-type="float">
            <text:p>0.0129841916</text:p>
          </table:table-cell>
          <table:table-cell table:formula="of:=[.D64]/[.L64]" office:value-type="float" office:value="0.00665116492421423" calcext:value-type="float">
            <text:p>0.006651164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-0.0006323185" calcext:value-type="float">
            <text:p>-0.0006323185</text:p>
          </table:table-cell>
          <table:table-cell office:value-type="float" office:value="0" calcext:value-type="float">
            <text:p>0</text:p>
          </table:table-cell>
          <table:table-cell office:value-type="float" office:value="0.00008636" calcext:value-type="float">
            <text:p>0.00008636</text:p>
          </table:table-cell>
          <table:table-cell office:value-type="float" office:value="-0.00818249" calcext:value-type="float">
            <text:p>-0.008182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4948634" calcext:value-type="float">
            <text:p>-0.1244948634</text:p>
          </table:table-cell>
          <table:table-cell office:value-type="float" office:value="-9.8135378456" calcext:value-type="float">
            <text:p>-9.81353784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H65]/[.I65]" office:value-type="float" office:value="0.0126860328414404" calcext:value-type="float">
            <text:p>0.0126860328</text:p>
          </table:table-cell>
          <table:table-cell table:formula="of:=[.D65]/[.L65]" office:value-type="float" office:value="0.00680748671230733" calcext:value-type="float">
            <text:p>0.006807486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0.000463052" calcext:value-type="float">
            <text:p>-0.000463052</text:p>
          </table:table-cell>
          <table:table-cell office:value-type="float" office:value="0" calcext:value-type="float">
            <text:p>0</text:p>
          </table:table-cell>
          <table:table-cell office:value-type="float" office:value="0.00009382" calcext:value-type="float">
            <text:p>0.00009382</text:p>
          </table:table-cell>
          <table:table-cell office:value-type="float" office:value="-0.0080991" calcext:value-type="float">
            <text:p>-0.00809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2149779" calcext:value-type="float">
            <text:p>-0.1232149779</text:p>
          </table:table-cell>
          <table:table-cell office:value-type="float" office:value="-9.8126518059" calcext:value-type="float">
            <text:p>-9.81265180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H66]/[.I66]" office:value-type="float" office:value="0.012556746161717" calcext:value-type="float">
            <text:p>0.0125567462</text:p>
          </table:table-cell>
          <table:table-cell table:formula="of:=[.D66]/[.L66]" office:value-type="float" office:value="0.00747168086315534" calcext:value-type="float">
            <text:p>0.007471680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0005757904" calcext:value-type="float">
            <text:p>-0.0005757904</text:p>
          </table:table-cell>
          <table:table-cell office:value-type="float" office:value="0" calcext:value-type="float">
            <text:p>0</text:p>
          </table:table-cell>
          <table:table-cell office:value-type="float" office:value="0.00008085" calcext:value-type="float">
            <text:p>0.00008085</text:p>
          </table:table-cell>
          <table:table-cell office:value-type="float" office:value="-0.00815294" calcext:value-type="float">
            <text:p>-0.008152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0275874" calcext:value-type="float">
            <text:p>-0.1240275874</text:p>
          </table:table-cell>
          <table:table-cell office:value-type="float" office:value="-9.8121348572" calcext:value-type="float">
            <text:p>-9.812134857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H67]/[.I67]" office:value-type="float" office:value="0.0126402244980347" calcext:value-type="float">
            <text:p>0.0126402245</text:p>
          </table:table-cell>
          <table:table-cell table:formula="of:=[.D67]/[.L67]" office:value-type="float" office:value="0.00639624715625662" calcext:value-type="float">
            <text:p>0.006396247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-0.0005996154" calcext:value-type="float">
            <text:p>-0.0005996154</text:p>
          </table:table-cell>
          <table:table-cell office:value-type="float" office:value="0" calcext:value-type="float">
            <text:p>0</text:p>
          </table:table-cell>
          <table:table-cell office:value-type="float" office:value="0.00008577" calcext:value-type="float">
            <text:p>0.00008577</text:p>
          </table:table-cell>
          <table:table-cell office:value-type="float" office:value="-0.0082131" calcext:value-type="float">
            <text:p>-0.00821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9460357" calcext:value-type="float">
            <text:p>-0.1249460357</text:p>
          </table:table-cell>
          <table:table-cell office:value-type="float" office:value="-9.8123987961" calcext:value-type="float">
            <text:p>-9.812398796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H68]/[.I68]" office:value-type="float" office:value="0.0127334852869678" calcext:value-type="float">
            <text:p>0.0127334853</text:p>
          </table:table-cell>
          <table:table-cell table:formula="of:=[.D68]/[.L68]" office:value-type="float" office:value="0.00673578349266104" calcext:value-type="float">
            <text:p>0.0067357835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0004023187" calcext:value-type="float">
            <text:p>-0.0004023187</text:p>
          </table:table-cell>
          <table:table-cell office:value-type="float" office:value="0" calcext:value-type="float">
            <text:p>0</text:p>
          </table:table-cell>
          <table:table-cell office:value-type="float" office:value="0.00006557" calcext:value-type="float">
            <text:p>0.00006557</text:p>
          </table:table-cell>
          <table:table-cell office:value-type="float" office:value="-0.00837977" calcext:value-type="float">
            <text:p>-0.008379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74873399" calcext:value-type="float">
            <text:p>-0.1274873399</text:p>
          </table:table-cell>
          <table:table-cell office:value-type="float" office:value="-9.8128351593" calcext:value-type="float">
            <text:p>-9.812835159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H69]/[.I69]" office:value-type="float" office:value="0.0129918966160535" calcext:value-type="float">
            <text:p>0.0129918966</text:p>
          </table:table-cell>
          <table:table-cell table:formula="of:=[.D69]/[.L69]" office:value-type="float" office:value="0.00504699213192463" calcext:value-type="float">
            <text:p>0.005046992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0.0006244819" calcext:value-type="float">
            <text:p>-0.0006244819</text:p>
          </table:table-cell>
          <table:table-cell office:value-type="float" office:value="0" calcext:value-type="float">
            <text:p>0</text:p>
          </table:table-cell>
          <table:table-cell office:value-type="float" office:value="0.00006557" calcext:value-type="float">
            <text:p>0.00006557</text:p>
          </table:table-cell>
          <table:table-cell office:value-type="float" office:value="-0.00826243" calcext:value-type="float">
            <text:p>-0.008262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7183742" calcext:value-type="float">
            <text:p>-0.1257183742</text:p>
          </table:table-cell>
          <table:table-cell office:value-type="float" office:value="-9.8141078377" calcext:value-type="float">
            <text:p>-9.814107837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H70]/[.I70]" office:value-type="float" office:value="0.0128099646222619" calcext:value-type="float">
            <text:p>0.0128099646</text:p>
          </table:table-cell>
          <table:table-cell table:formula="of:=[.D70]/[.L70]" office:value-type="float" office:value="0.00511867143536437" calcext:value-type="float">
            <text:p>0.005118671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-0.0002205766" calcext:value-type="float">
            <text:p>-0.0002205766</text:p>
          </table:table-cell>
          <table:table-cell office:value-type="float" office:value="0" calcext:value-type="float">
            <text:p>0</text:p>
          </table:table-cell>
          <table:table-cell office:value-type="float" office:value="0.00006931" calcext:value-type="float">
            <text:p>0.00006931</text:p>
          </table:table-cell>
          <table:table-cell office:value-type="float" office:value="-0.00814253" calcext:value-type="float">
            <text:p>-0.008142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8905171" calcext:value-type="float">
            <text:p>-0.1238905171</text:p>
          </table:table-cell>
          <table:table-cell office:value-type="float" office:value="-9.8138269997" calcext:value-type="float">
            <text:p>-9.813826999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H71]/[.I71]" office:value-type="float" office:value="0.0126240779569262" calcext:value-type="float">
            <text:p>0.012624078</text:p>
          </table:table-cell>
          <table:table-cell table:formula="of:=[.D71]/[.L71]" office:value-type="float" office:value="0.00549030196395239" calcext:value-type="float">
            <text:p>0.00549030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-0.0005243203" calcext:value-type="float">
            <text:p>-0.0005243203</text:p>
          </table:table-cell>
          <table:table-cell office:value-type="float" office:value="0" calcext:value-type="float">
            <text:p>0</text:p>
          </table:table-cell>
          <table:table-cell office:value-type="float" office:value="0.00004568" calcext:value-type="float">
            <text:p>0.00004568</text:p>
          </table:table-cell>
          <table:table-cell office:value-type="float" office:value="-0.00804692" calcext:value-type="float">
            <text:p>-0.008046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4486306" calcext:value-type="float">
            <text:p>-0.1224486306</text:p>
          </table:table-cell>
          <table:table-cell office:value-type="float" office:value="-9.8148595047" calcext:value-type="float">
            <text:p>-9.814859504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H72]/[.I72]" office:value-type="float" office:value="0.0124758414057138" calcext:value-type="float">
            <text:p>0.0124758414</text:p>
          </table:table-cell>
          <table:table-cell table:formula="of:=[.D72]/[.L72]" office:value-type="float" office:value="0.00366147649000083" calcext:value-type="float">
            <text:p>0.003661476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0.0003790465" calcext:value-type="float">
            <text:p>-0.0003790465</text:p>
          </table:table-cell>
          <table:table-cell office:value-type="float" office:value="0" calcext:value-type="float">
            <text:p>0</text:p>
          </table:table-cell>
          <table:table-cell office:value-type="float" office:value="0.00004604" calcext:value-type="float">
            <text:p>0.00004604</text:p>
          </table:table-cell>
          <table:table-cell office:value-type="float" office:value="-0.0077339" calcext:value-type="float">
            <text:p>-0.00773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6936028" calcext:value-type="float">
            <text:p>-0.1176936028</text:p>
          </table:table-cell>
          <table:table-cell office:value-type="float" office:value="-9.8155344009" calcext:value-type="float">
            <text:p>-9.815534400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H73]/[.I73]" office:value-type="float" office:value="0.0119905445789287" calcext:value-type="float">
            <text:p>0.0119905446</text:p>
          </table:table-cell>
          <table:table-cell table:formula="of:=[.D73]/[.L73]" office:value-type="float" office:value="0.00383969215884549" calcext:value-type="float">
            <text:p>0.003839692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-0.0001623031" calcext:value-type="float">
            <text:p>-0.0001623031</text:p>
          </table:table-cell>
          <table:table-cell office:value-type="float" office:value="0" calcext:value-type="float">
            <text:p>0</text:p>
          </table:table-cell>
          <table:table-cell office:value-type="float" office:value="0.00002365" calcext:value-type="float">
            <text:p>0.00002365</text:p>
          </table:table-cell>
          <table:table-cell office:value-type="float" office:value="-0.00764479" calcext:value-type="float">
            <text:p>-0.007644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3416578" calcext:value-type="float">
            <text:p>-0.1163416578</text:p>
          </table:table-cell>
          <table:table-cell office:value-type="float" office:value="-9.8158888435" calcext:value-type="float">
            <text:p>-9.815888843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H74]/[.I74]" office:value-type="float" office:value="0.0118523813436458" calcext:value-type="float">
            <text:p>0.0118523813</text:p>
          </table:table-cell>
          <table:table-cell table:formula="of:=[.D74]/[.L74]" office:value-type="float" office:value="0.00199537960467996" calcext:value-type="float">
            <text:p>0.0019953796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-0.0003711998" calcext:value-type="float">
            <text:p>-0.0003711998</text:p>
          </table:table-cell>
          <table:table-cell office:value-type="float" office:value="0" calcext:value-type="float">
            <text:p>0</text:p>
          </table:table-cell>
          <table:table-cell office:value-type="float" office:value="0.00002365" calcext:value-type="float">
            <text:p>0.00002365</text:p>
          </table:table-cell>
          <table:table-cell office:value-type="float" office:value="-0.00739279" calcext:value-type="float">
            <text:p>-0.007392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2506932" calcext:value-type="float">
            <text:p>-0.112506932</text:p>
          </table:table-cell>
          <table:table-cell office:value-type="float" office:value="-9.8159109116" calcext:value-type="float">
            <text:p>-9.815910911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H75]/[.I75]" office:value-type="float" office:value="0.0114616904139833" calcext:value-type="float">
            <text:p>0.0114616904</text:p>
          </table:table-cell>
          <table:table-cell table:formula="of:=[.D75]/[.L75]" office:value-type="float" office:value="0.0020633954631288" calcext:value-type="float">
            <text:p>0.0020633955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0000454879" calcext:value-type="float">
            <text:p>4.54879E-05</text:p>
          </table:table-cell>
          <table:table-cell office:value-type="float" office:value="0" calcext:value-type="float">
            <text:p>0</text:p>
          </table:table-cell>
          <table:table-cell office:value-type="float" office:value="0.00002214" calcext:value-type="float">
            <text:p>0.00002214</text:p>
          </table:table-cell>
          <table:table-cell office:value-type="float" office:value="-0.00762078" calcext:value-type="float">
            <text:p>-0.007620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9557227" calcext:value-type="float">
            <text:p>-0.1159557227</text:p>
          </table:table-cell>
          <table:table-cell office:value-type="float" office:value="-9.8141407585" calcext:value-type="float">
            <text:p>-9.814140758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H76]/[.I76]" office:value-type="float" office:value="0.0118151680879012" calcext:value-type="float">
            <text:p>0.0118151681</text:p>
          </table:table-cell>
          <table:table-cell table:formula="of:=[.D76]/[.L76]" office:value-type="float" office:value="0.00187386246520449" calcext:value-type="float">
            <text:p>0.001873862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0.0002710516" calcext:value-type="float">
            <text:p>-0.0002710516</text:p>
          </table:table-cell>
          <table:table-cell office:value-type="float" office:value="0" calcext:value-type="float">
            <text:p>0</text:p>
          </table:table-cell>
          <table:table-cell office:value-type="float" office:value="0.00000149" calcext:value-type="float">
            <text:p>0.00000149</text:p>
          </table:table-cell>
          <table:table-cell office:value-type="float" office:value="-0.00756574" calcext:value-type="float">
            <text:p>-0.007565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106703" calcext:value-type="float">
            <text:p>-0.115106703</text:p>
          </table:table-cell>
          <table:table-cell office:value-type="float" office:value="-9.8131661606" calcext:value-type="float">
            <text:p>-9.81316616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77]/[.I77]" office:value-type="float" office:value="0.0117298230883071" calcext:value-type="float">
            <text:p>0.0117298231</text:p>
          </table:table-cell>
          <table:table-cell table:formula="of:=[.D77]/[.L77]" office:value-type="float" office:value="0.000127026638746607" calcext:value-type="float">
            <text:p>0.000127026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0.0000524788" calcext:value-type="float">
            <text:p>-5.247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1" calcext:value-type="float">
            <text:p>0.00000031</text:p>
          </table:table-cell>
          <table:table-cell office:value-type="float" office:value="-0.00726723" calcext:value-type="float">
            <text:p>-0.007267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05803815" calcext:value-type="float">
            <text:p>-0.1105803815</text:p>
          </table:table-cell>
          <table:table-cell office:value-type="float" office:value="-9.8145153999" calcext:value-type="float">
            <text:p>-9.814515399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H78]/[.I78]" office:value-type="float" office:value="0.011267024095874" calcext:value-type="float">
            <text:p>0.0112670241</text:p>
          </table:table-cell>
          <table:table-cell table:formula="of:=[.D78]/[.L78]" office:value-type="float" office:value="0.0000275139200344412" calcext:value-type="float">
            <text:p>2.75139200344412E-0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0000681855" calcext:value-type="float">
            <text:p>6.81855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811" calcext:value-type="float">
            <text:p>-0.00000811</text:p>
          </table:table-cell>
          <table:table-cell office:value-type="float" office:value="-0.00746027" calcext:value-type="float">
            <text:p>-0.007460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35072247" calcext:value-type="float">
            <text:p>-0.1135072247</text:p>
          </table:table-cell>
          <table:table-cell office:value-type="float" office:value="-9.8136078072" calcext:value-type="float">
            <text:p>-9.813607807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H79]/[.I79]" office:value-type="float" office:value="0.0115663094480628" calcext:value-type="float">
            <text:p>0.0115663094</text:p>
          </table:table-cell>
          <table:table-cell table:formula="of:=[.D79]/[.L79]" office:value-type="float" office:value="-0.000701174392438405" calcext:value-type="float">
            <text:p>-0.000701174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-0.000052726" calcext:value-type="float">
            <text:p>-0.000052726</text:p>
          </table:table-cell>
          <table:table-cell office:value-type="float" office:value="0" calcext:value-type="float">
            <text:p>0</text:p>
          </table:table-cell>
          <table:table-cell office:value-type="float" office:value="-0.00000811" calcext:value-type="float">
            <text:p>-0.00000811</text:p>
          </table:table-cell>
          <table:table-cell office:value-type="float" office:value="-0.00754677" calcext:value-type="float">
            <text:p>-0.007546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8067097" calcext:value-type="float">
            <text:p>-0.1148067097</text:p>
          </table:table-cell>
          <table:table-cell office:value-type="float" office:value="-9.8121868706" calcext:value-type="float">
            <text:p>-9.812186870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H80]/[.I80]" office:value-type="float" office:value="0.0117004202237518" calcext:value-type="float">
            <text:p>0.0117004202</text:p>
          </table:table-cell>
          <table:table-cell table:formula="of:=[.D80]/[.L80]" office:value-type="float" office:value="-0.000693137498047869" calcext:value-type="float">
            <text:p>-0.000693137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0001333621" calcext:value-type="float">
            <text:p>0.0001333621</text:p>
          </table:table-cell>
          <table:table-cell office:value-type="float" office:value="0" calcext:value-type="float">
            <text:p>0</text:p>
          </table:table-cell>
          <table:table-cell office:value-type="float" office:value="-0.0000137" calcext:value-type="float">
            <text:p>-0.0000137</text:p>
          </table:table-cell>
          <table:table-cell office:value-type="float" office:value="-0.00772518" calcext:value-type="float">
            <text:p>-0.007725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5000057" calcext:value-type="float">
            <text:p>-0.1175000057</text:p>
          </table:table-cell>
          <table:table-cell office:value-type="float" office:value="-9.810457058" calcext:value-type="float">
            <text:p>-9.81045705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H81]/[.I81]" office:value-type="float" office:value="0.011977016463691" calcext:value-type="float">
            <text:p>0.0119770165</text:p>
          </table:table-cell>
          <table:table-cell table:formula="of:=[.D81]/[.L81]" office:value-type="float" office:value="-0.00114385749084776" calcext:value-type="float">
            <text:p>-0.001143857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0.0000036692" calcext:value-type="float">
            <text:p>-3.6692E-06</text:p>
          </table:table-cell>
          <table:table-cell office:value-type="float" office:value="0" calcext:value-type="float">
            <text:p>0</text:p>
          </table:table-cell>
          <table:table-cell office:value-type="float" office:value="-0.0000192" calcext:value-type="float">
            <text:p>-0.0000192</text:p>
          </table:table-cell>
          <table:table-cell office:value-type="float" office:value="-0.00770603" calcext:value-type="float">
            <text:p>-0.007706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1823472" calcext:value-type="float">
            <text:p>-0.1171823472</text:p>
          </table:table-cell>
          <table:table-cell office:value-type="float" office:value="-9.8082391548" calcext:value-type="float">
            <text:p>-9.808239154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H82]/[.I82]" office:value-type="float" office:value="0.011947337880995" calcext:value-type="float">
            <text:p>0.0119473379</text:p>
          </table:table-cell>
          <table:table-cell table:formula="of:=[.D82]/[.L82]" office:value-type="float" office:value="-0.00160705256612371" calcext:value-type="float">
            <text:p>-0.001607052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0001507677" calcext:value-type="float">
            <text:p>0.0001507677</text:p>
          </table:table-cell>
          <table:table-cell office:value-type="float" office:value="0" calcext:value-type="float">
            <text:p>0</text:p>
          </table:table-cell>
          <table:table-cell office:value-type="float" office:value="-0.00002194" calcext:value-type="float">
            <text:p>-0.00002194</text:p>
          </table:table-cell>
          <table:table-cell office:value-type="float" office:value="-0.00761046" calcext:value-type="float">
            <text:p>-0.007610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7348419" calcext:value-type="float">
            <text:p>-0.1157348419</text:p>
          </table:table-cell>
          <table:table-cell office:value-type="float" office:value="-9.8087368393" calcext:value-type="float">
            <text:p>-9.808736839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83]/[.I83]" office:value-type="float" office:value="0.0117991586272651" calcext:value-type="float">
            <text:p>0.0117991586</text:p>
          </table:table-cell>
          <table:table-cell table:formula="of:=[.D83]/[.L83]" office:value-type="float" office:value="-0.00185945461817097" calcext:value-type="float">
            <text:p>-0.001859454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0001105468" calcext:value-type="float">
            <text:p>0.0001105468</text:p>
          </table:table-cell>
          <table:table-cell office:value-type="float" office:value="0" calcext:value-type="float">
            <text:p>0</text:p>
          </table:table-cell>
          <table:table-cell office:value-type="float" office:value="-0.00002194" calcext:value-type="float">
            <text:p>-0.00002194</text:p>
          </table:table-cell>
          <table:table-cell office:value-type="float" office:value="-0.00756024" calcext:value-type="float">
            <text:p>-0.007560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9608189" calcext:value-type="float">
            <text:p>-0.1149608189</text:p>
          </table:table-cell>
          <table:table-cell office:value-type="float" office:value="-9.807848053" calcext:value-type="float">
            <text:p>-9.80784805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H84]/[.I84]" office:value-type="float" office:value="0.0117213091270145" calcext:value-type="float">
            <text:p>0.0117213091</text:p>
          </table:table-cell>
          <table:table-cell table:formula="of:=[.D84]/[.L84]" office:value-type="float" office:value="-0.00187180457082513" calcext:value-type="float">
            <text:p>-0.0018718046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0001537519" calcext:value-type="float">
            <text:p>0.0001537519</text:p>
          </table:table-cell>
          <table:table-cell office:value-type="float" office:value="0" calcext:value-type="float">
            <text:p>0</text:p>
          </table:table-cell>
          <table:table-cell office:value-type="float" office:value="-0.0000161" calcext:value-type="float">
            <text:p>-0.0000161</text:p>
          </table:table-cell>
          <table:table-cell office:value-type="float" office:value="-0.00757892" calcext:value-type="float">
            <text:p>-0.007578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2511418" calcext:value-type="float">
            <text:p>-0.1152511418</text:p>
          </table:table-cell>
          <table:table-cell office:value-type="float" office:value="-9.8083867073" calcext:value-type="float">
            <text:p>-9.80838670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[.H85]/[.I85]" office:value-type="float" office:value="0.0117502648742655" calcext:value-type="float">
            <text:p>0.0117502649</text:p>
          </table:table-cell>
          <table:table-cell table:formula="of:=[.D85]/[.L85]" office:value-type="float" office:value="-0.00137018187864521" calcext:value-type="float">
            <text:p>-0.001370181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0001238417" calcext:value-type="float">
            <text:p>0.0001238417</text:p>
          </table:table-cell>
          <table:table-cell office:value-type="float" office:value="0" calcext:value-type="float">
            <text:p>0</text:p>
          </table:table-cell>
          <table:table-cell office:value-type="float" office:value="-0.00002137" calcext:value-type="float">
            <text:p>-0.00002137</text:p>
          </table:table-cell>
          <table:table-cell office:value-type="float" office:value="-0.00766961" calcext:value-type="float">
            <text:p>-0.007669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6077418" calcext:value-type="float">
            <text:p>-0.1166077418</text:p>
          </table:table-cell>
          <table:table-cell office:value-type="float" office:value="-9.8064891815" calcext:value-type="float">
            <text:p>-9.80648918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H86]/[.I86]" office:value-type="float" office:value="0.011890875484774" calcext:value-type="float">
            <text:p>0.0118908755</text:p>
          </table:table-cell>
          <table:table-cell table:formula="of:=[.D86]/[.L86]" office:value-type="float" office:value="-0.00179717633300961" calcext:value-type="float">
            <text:p>-0.0017971763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000702762" calcext:value-type="float">
            <text:p>7.0276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036" calcext:value-type="float">
            <text:p>-0.00001036</text:p>
          </table:table-cell>
          <table:table-cell office:value-type="float" office:value="-0.00758535" calcext:value-type="float">
            <text:p>-0.007585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3438138" calcext:value-type="float">
            <text:p>-0.1153438138</text:p>
          </table:table-cell>
          <table:table-cell office:value-type="float" office:value="-9.8079518509" calcext:value-type="float">
            <text:p>-9.807951850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H87]/[.I87]" office:value-type="float" office:value="0.0117602345070052" calcext:value-type="float">
            <text:p>0.0117602345</text:p>
          </table:table-cell>
          <table:table-cell table:formula="of:=[.D87]/[.L87]" office:value-type="float" office:value="-0.000880934814167936" calcext:value-type="float">
            <text:p>-0.0008809348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0001847248" calcext:value-type="float">
            <text:p>0.0001847248</text:p>
          </table:table-cell>
          <table:table-cell office:value-type="float" office:value="0" calcext:value-type="float">
            <text:p>0</text:p>
          </table:table-cell>
          <table:table-cell office:value-type="float" office:value="-0.00001036" calcext:value-type="float">
            <text:p>-0.00001036</text:p>
          </table:table-cell>
          <table:table-cell office:value-type="float" office:value="-0.00757955" calcext:value-type="float">
            <text:p>-0.007579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2521711" calcext:value-type="float">
            <text:p>-0.1152521711</text:p>
          </table:table-cell>
          <table:table-cell office:value-type="float" office:value="-9.8076626968" calcext:value-type="float">
            <text:p>-9.807662696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H88]/[.I88]" office:value-type="float" office:value="0.0117512372379613" calcext:value-type="float">
            <text:p>0.0117512372</text:p>
          </table:table-cell>
          <table:table-cell table:formula="of:=[.D88]/[.L88]" office:value-type="float" office:value="-0.000881609296979638" calcext:value-type="float">
            <text:p>-0.000881609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0.0000383831" calcext:value-type="float">
            <text:p>-3.83831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562" calcext:value-type="float">
            <text:p>-0.00001562</text:p>
          </table:table-cell>
          <table:table-cell office:value-type="float" office:value="-0.00760343" calcext:value-type="float">
            <text:p>-0.007603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6087183" calcext:value-type="float">
            <text:p>-0.1156087183</text:p>
          </table:table-cell>
          <table:table-cell office:value-type="float" office:value="-9.8071022415" calcext:value-type="float">
            <text:p>-9.807102241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H89]/[.I89]" office:value-type="float" office:value="0.0117882648159603" calcext:value-type="float">
            <text:p>0.0117882648</text:p>
          </table:table-cell>
          <table:table-cell table:formula="of:=[.D89]/[.L89]" office:value-type="float" office:value="-0.00132504658182194" calcext:value-type="float">
            <text:p>-0.001325046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0001306948" calcext:value-type="float">
            <text:p>0.0001306948</text:p>
          </table:table-cell>
          <table:table-cell office:value-type="float" office:value="0" calcext:value-type="float">
            <text:p>0</text:p>
          </table:table-cell>
          <table:table-cell office:value-type="float" office:value="-0.00000135" calcext:value-type="float">
            <text:p>-0.00000135</text:p>
          </table:table-cell>
          <table:table-cell office:value-type="float" office:value="-0.00758605" calcext:value-type="float">
            <text:p>-0.007586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3591498" calcext:value-type="float">
            <text:p>-0.1153591498</text:p>
          </table:table-cell>
          <table:table-cell office:value-type="float" office:value="-9.8083476257" calcext:value-type="float">
            <text:p>-9.808347625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[.H90]/[.I90]" office:value-type="float" office:value="0.0117613235380987" calcext:value-type="float">
            <text:p>0.0117613235</text:p>
          </table:table-cell>
          <table:table-cell table:formula="of:=[.D90]/[.L90]" office:value-type="float" office:value="-0.000114783000027753" calcext:value-type="float">
            <text:p>-0.00011478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0000887936" calcext:value-type="float">
            <text:p>8.87936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629" calcext:value-type="float">
            <text:p>-0.00000629</text:p>
          </table:table-cell>
          <table:table-cell office:value-type="float" office:value="-0.00767677" calcext:value-type="float">
            <text:p>-0.007676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746412" calcext:value-type="float">
            <text:p>-0.116746412</text:p>
          </table:table-cell>
          <table:table-cell office:value-type="float" office:value="-9.8090009689" calcext:value-type="float">
            <text:p>-9.809000968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91]/[.I91]" office:value-type="float" office:value="0.0119019676285232" calcext:value-type="float">
            <text:p>0.0119019676</text:p>
          </table:table-cell>
          <table:table-cell table:formula="of:=[.D91]/[.L91]" office:value-type="float" office:value="-0.000528484045354482" calcext:value-type="float">
            <text:p>-0.00052848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0.0000783639" calcext:value-type="float">
            <text:p>-7.83639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629" calcext:value-type="float">
            <text:p>-0.00000629</text:p>
          </table:table-cell>
          <table:table-cell office:value-type="float" office:value="-0.0078407" calcext:value-type="float">
            <text:p>-0.00784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92424651" calcext:value-type="float">
            <text:p>-0.1192424651</text:p>
          </table:table-cell>
          <table:table-cell office:value-type="float" office:value="-9.8092447853" calcext:value-type="float">
            <text:p>-9.809244785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H92]/[.I92]" office:value-type="float" office:value="0.0121561310488138" calcext:value-type="float">
            <text:p>0.012156131</text:p>
          </table:table-cell>
          <table:table-cell table:formula="of:=[.D92]/[.L92]" office:value-type="float" office:value="-0.000517434369104946" calcext:value-type="float">
            <text:p>-0.0005174344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0001291887" calcext:value-type="float">
            <text:p>0.0001291887</text:p>
          </table:table-cell>
          <table:table-cell office:value-type="float" office:value="0" calcext:value-type="float">
            <text:p>0</text:p>
          </table:table-cell>
          <table:table-cell office:value-type="float" office:value="0.00001181" calcext:value-type="float">
            <text:p>0.00001181</text:p>
          </table:table-cell>
          <table:table-cell office:value-type="float" office:value="-0.00775667" calcext:value-type="float">
            <text:p>-0.007756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79779178" calcext:value-type="float">
            <text:p>-0.1179779178</text:p>
          </table:table-cell>
          <table:table-cell office:value-type="float" office:value="-9.8103689003" calcext:value-type="float">
            <text:p>-9.810368900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H93]/[.I93]" office:value-type="float" office:value="0.0120258390891287" calcext:value-type="float">
            <text:p>0.0120258391</text:p>
          </table:table-cell>
          <table:table-cell table:formula="of:=[.D93]/[.L93]" office:value-type="float" office:value="0.000982052055783468" calcext:value-type="float">
            <text:p>0.000982052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0.0000185833" calcext:value-type="float">
            <text:p>-1.8583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3" calcext:value-type="float">
            <text:p>0.00000993</text:p>
          </table:table-cell>
          <table:table-cell office:value-type="float" office:value="-0.00756965" calcext:value-type="float">
            <text:p>-0.007569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1119325" calcext:value-type="float">
            <text:p>-0.1151119325</text:p>
          </table:table-cell>
          <table:table-cell office:value-type="float" office:value="-9.8085316277" calcext:value-type="float">
            <text:p>-9.808531627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H94]/[.I94]" office:value-type="float" office:value="0.0117358985900515" calcext:value-type="float">
            <text:p>0.0117358986</text:p>
          </table:table-cell>
          <table:table-cell table:formula="of:=[.D94]/[.L94]" office:value-type="float" office:value="0.000846121830706482" calcext:value-type="float">
            <text:p>0.0008461218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-0.0001500618" calcext:value-type="float">
            <text:p>-0.0001500618</text:p>
          </table:table-cell>
          <table:table-cell office:value-type="float" office:value="0" calcext:value-type="float">
            <text:p>0</text:p>
          </table:table-cell>
          <table:table-cell office:value-type="float" office:value="0.00002649" calcext:value-type="float">
            <text:p>0.00002649</text:p>
          </table:table-cell>
          <table:table-cell office:value-type="float" office:value="-0.00744279" calcext:value-type="float">
            <text:p>-0.007442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31928005" calcext:value-type="float">
            <text:p>-0.1131928005</text:p>
          </table:table-cell>
          <table:table-cell office:value-type="float" office:value="-9.8094111633" calcext:value-type="float">
            <text:p>-9.809411163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[.H95]/[.I95]" office:value-type="float" office:value="0.0115392044043876" calcext:value-type="float">
            <text:p>0.0115392044</text:p>
          </table:table-cell>
          <table:table-cell table:formula="of:=[.D95]/[.L95]" office:value-type="float" office:value="0.00229565220197743" calcext:value-type="float">
            <text:p>0.0022956522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0000064783" calcext:value-type="float">
            <text:p>6.4783E-06</text:p>
          </table:table-cell>
          <table:table-cell office:value-type="float" office:value="0" calcext:value-type="float">
            <text:p>0</text:p>
          </table:table-cell>
          <table:table-cell office:value-type="float" office:value="0.00002429" calcext:value-type="float">
            <text:p>0.00002429</text:p>
          </table:table-cell>
          <table:table-cell office:value-type="float" office:value="-0.00726515" calcext:value-type="float">
            <text:p>-0.007265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04915534" calcext:value-type="float">
            <text:p>-0.1104915534</text:p>
          </table:table-cell>
          <table:table-cell office:value-type="float" office:value="-9.8094453049" calcext:value-type="float">
            <text:p>-9.809445304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H96]/[.I96]" office:value-type="float" office:value="0.0112637921886172" calcext:value-type="float">
            <text:p>0.0112637922</text:p>
          </table:table-cell>
          <table:table-cell table:formula="of:=[.D96]/[.L96]" office:value-type="float" office:value="0.00215646734183774" calcext:value-type="float">
            <text:p>0.0021564673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0003080239" calcext:value-type="float">
            <text:p>-0.0003080239</text:p>
          </table:table-cell>
          <table:table-cell office:value-type="float" office:value="0" calcext:value-type="float">
            <text:p>0</text:p>
          </table:table-cell>
          <table:table-cell office:value-type="float" office:value="0.00002429" calcext:value-type="float">
            <text:p>0.00002429</text:p>
          </table:table-cell>
          <table:table-cell office:value-type="float" office:value="-0.007552" calcext:value-type="float">
            <text:p>-0.0075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8236447" calcext:value-type="float">
            <text:p>-0.1148236447</text:p>
          </table:table-cell>
          <table:table-cell office:value-type="float" office:value="-9.8068347931" calcext:value-type="float">
            <text:p>-9.806834793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H97]/[.I97]" office:value-type="float" office:value="0.0117085325818672" calcext:value-type="float">
            <text:p>0.0117085326</text:p>
          </table:table-cell>
          <table:table-cell table:formula="of:=[.D97]/[.L97]" office:value-type="float" office:value="0.00207455544323441" calcext:value-type="float">
            <text:p>0.002074555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0.0000417881" calcext:value-type="float">
            <text:p>-4.178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3723" calcext:value-type="float">
            <text:p>0.00003723</text:p>
          </table:table-cell>
          <table:table-cell office:value-type="float" office:value="-0.00765339" calcext:value-type="float">
            <text:p>-0.007653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3574898" calcext:value-type="float">
            <text:p>-0.1163574898</text:p>
          </table:table-cell>
          <table:table-cell office:value-type="float" office:value="-9.8061882591" calcext:value-type="float">
            <text:p>-9.806188259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H98]/[.I98]" office:value-type="float" office:value="0.0118657205761904" calcext:value-type="float">
            <text:p>0.0118657206</text:p>
          </table:table-cell>
          <table:table-cell table:formula="of:=[.D98]/[.L98]" office:value-type="float" office:value="0.0031376097019093" calcext:value-type="float">
            <text:p>0.003137609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0.0002156452" calcext:value-type="float">
            <text:p>-0.0002156452</text:p>
          </table:table-cell>
          <table:table-cell office:value-type="float" office:value="0" calcext:value-type="float">
            <text:p>0</text:p>
          </table:table-cell>
          <table:table-cell office:value-type="float" office:value="0.00003756" calcext:value-type="float">
            <text:p>0.00003756</text:p>
          </table:table-cell>
          <table:table-cell office:value-type="float" office:value="-0.00780788" calcext:value-type="float">
            <text:p>-0.007807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7049903" calcext:value-type="float">
            <text:p>-0.1187049903</text:p>
          </table:table-cell>
          <table:table-cell office:value-type="float" office:value="-9.8060882378" calcext:value-type="float">
            <text:p>-9.806088237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99]/[.I99]" office:value-type="float" office:value="0.012105233750847" calcext:value-type="float">
            <text:p>0.0121052338</text:p>
          </table:table-cell>
          <table:table-cell table:formula="of:=[.D99]/[.L99]" office:value-type="float" office:value="0.00310279014623506" calcext:value-type="float">
            <text:p>0.0031027901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-0.0002709895" calcext:value-type="float">
            <text:p>-0.0002709895</text:p>
          </table:table-cell>
          <table:table-cell office:value-type="float" office:value="0" calcext:value-type="float">
            <text:p>0</text:p>
          </table:table-cell>
          <table:table-cell office:value-type="float" office:value="0.00004862" calcext:value-type="float">
            <text:p>0.00004862</text:p>
          </table:table-cell>
          <table:table-cell office:value-type="float" office:value="-0.00796539" calcext:value-type="float">
            <text:p>-0.007965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1038693" calcext:value-type="float">
            <text:p>-0.1211038693</text:p>
          </table:table-cell>
          <table:table-cell office:value-type="float" office:value="-9.8064260101" calcext:value-type="float">
            <text:p>-9.80642601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H100]/[.I100]" office:value-type="float" office:value="0.0123494399667392" calcext:value-type="float">
            <text:p>0.01234944</text:p>
          </table:table-cell>
          <table:table-cell table:formula="of:=[.D100]/[.L100]" office:value-type="float" office:value="0.00393702063664007" calcext:value-type="float">
            <text:p>0.0039370206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-0.0002013885" calcext:value-type="float">
            <text:p>-0.0002013885</text:p>
          </table:table-cell>
          <table:table-cell office:value-type="float" office:value="0" calcext:value-type="float">
            <text:p>0</text:p>
          </table:table-cell>
          <table:table-cell office:value-type="float" office:value="0.00005082" calcext:value-type="float">
            <text:p>0.00005082</text:p>
          </table:table-cell>
          <table:table-cell office:value-type="float" office:value="0" calcext:value-type="float">
            <text:p>0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0000033" calcext:value-type="float">
            <text:p>3.3E-09</text:p>
          </table:table-cell>
          <table:table-cell office:value-type="float" office:value="-9.8077584076" calcext:value-type="float">
            <text:p>-9.8077584076</text:p>
          </table:table-cell>
          <table:table-cell office:value-type="float" office:value="-0.1230060011" calcext:value-type="float">
            <text:p>-0.1230060011</text:p>
          </table:table-cell>
          <table:table-cell office:value-type="float" office:value="100" calcext:value-type="float">
            <text:p>100</text:p>
          </table:table-cell>
          <table:table-cell table:formula="of:=[.H101]/[.I101]" office:value-type="float" office:value="-0.000000000336468320573929" calcext:value-type="float">
            <text:p>-3.36468320573929E-10</text:p>
          </table:table-cell>
          <table:table-cell table:formula="of:=[.D101]/[.L101]" office:value-type="float" office:value="-151039.47947704" calcext:value-type="float">
            <text:p>-151039.4794770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0.0003871701" calcext:value-type="float">
            <text:p>-0.0003871701</text:p>
          </table:table-cell>
          <table:table-cell office:value-type="float" office:value="0" calcext:value-type="float">
            <text:p>0</text:p>
          </table:table-cell>
          <table:table-cell office:value-type="float" office:value="0.00005082" calcext:value-type="float">
            <text:p>0.00005082</text:p>
          </table:table-cell>
          <table:table-cell office:value-type="float" office:value="-0.0000062" calcext:value-type="float">
            <text:p>-0.00000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943061" calcext:value-type="float">
            <text:p>-9.43061E-05</text:p>
          </table:table-cell>
          <table:table-cell office:value-type="float" office:value="-9.8084848785" calcext:value-type="float">
            <text:p>-9.8084848785</text:p>
          </table:table-cell>
          <table:table-cell office:value-type="float" office:value="-0.1231003031" calcext:value-type="float">
            <text:p>-0.1231003031</text:p>
          </table:table-cell>
          <table:table-cell office:value-type="float" office:value="101" calcext:value-type="float">
            <text:p>101</text:p>
          </table:table-cell>
          <table:table-cell table:formula="of:=[.H102]/[.I102]" office:value-type="float" office:value="0.00000961474694289605" calcext:value-type="float">
            <text:p>9.61474694289605E-06</text:p>
          </table:table-cell>
          <table:table-cell table:formula="of:=[.D102]/[.L102]" office:value-type="float" office:value="5.28563053212221" calcext:value-type="float">
            <text:p>5.285630532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0.0002694825" calcext:value-type="float">
            <text:p>-0.0002694825</text:p>
          </table:table-cell>
          <table:table-cell office:value-type="float" office:value="0" calcext:value-type="float">
            <text:p>0</text:p>
          </table:table-cell>
          <table:table-cell office:value-type="float" office:value="0.00005342" calcext:value-type="float">
            <text:p>0.00005342</text:p>
          </table:table-cell>
          <table:table-cell office:value-type="float" office:value="-0.00004691" calcext:value-type="float">
            <text:p>-0.000046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7133157" calcext:value-type="float">
            <text:p>-0.0007133157</text:p>
          </table:table-cell>
          <table:table-cell office:value-type="float" office:value="-9.806967926" calcext:value-type="float">
            <text:p>-9.806967926</text:p>
          </table:table-cell>
          <table:table-cell office:value-type="float" office:value="-0.1234569624" calcext:value-type="float">
            <text:p>-0.1234569624</text:p>
          </table:table-cell>
          <table:table-cell office:value-type="float" office:value="102" calcext:value-type="float">
            <text:p>102</text:p>
          </table:table-cell>
          <table:table-cell table:formula="of:=[.H103]/[.I103]" office:value-type="float" office:value="0.0000727356003794888" calcext:value-type="float">
            <text:p>7.27356003794888E-05</text:p>
          </table:table-cell>
          <table:table-cell table:formula="of:=[.D103]/[.L103]" office:value-type="float" office:value="0.734440902684352" calcext:value-type="float">
            <text:p>0.7344409027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0.0003390018" calcext:value-type="float">
            <text:p>-0.0003390018</text:p>
          </table:table-cell>
          <table:table-cell office:value-type="float" office:value="0" calcext:value-type="float">
            <text:p>0</text:p>
          </table:table-cell>
          <table:table-cell office:value-type="float" office:value="0.0000568" calcext:value-type="float">
            <text:p>0.0000568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0366272" calcext:value-type="float">
            <text:p>3.66272E-05</text:p>
          </table:table-cell>
          <table:table-cell office:value-type="float" office:value="-9.8073424149" calcext:value-type="float">
            <text:p>-9.8073424149</text:p>
          </table:table-cell>
          <table:table-cell office:value-type="float" office:value="-0.1234447509" calcext:value-type="float">
            <text:p>-0.1234447509</text:p>
          </table:table-cell>
          <table:table-cell office:value-type="float" office:value="103" calcext:value-type="float">
            <text:p>103</text:p>
          </table:table-cell>
          <table:table-cell table:formula="of:=[.H104]/[.I104]" office:value-type="float" office:value="-0.00000373467127489639" calcext:value-type="float">
            <text:p>-3.73467127489639E-06</text:p>
          </table:table-cell>
          <table:table-cell table:formula="of:=[.D104]/[.L104]" office:value-type="float" office:value="-15.2088352144395" calcext:value-type="float">
            <text:p>-15.2088352144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-0.0003311022" calcext:value-type="float">
            <text:p>-0.0003311022</text:p>
          </table:table-cell>
          <table:table-cell office:value-type="float" office:value="0" calcext:value-type="float">
            <text:p>0</text:p>
          </table:table-cell>
          <table:table-cell office:value-type="float" office:value="0.00005421" calcext:value-type="float">
            <text:p>0.00005421</text:p>
          </table:table-cell>
          <table:table-cell office:value-type="float" office:value="-0.00023529" calcext:value-type="float">
            <text:p>-0.000235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5776789" calcext:value-type="float">
            <text:p>-0.0035776789</text:p>
          </table:table-cell>
          <table:table-cell office:value-type="float" office:value="-9.8074317932" calcext:value-type="float">
            <text:p>-9.8074317932</text:p>
          </table:table-cell>
          <table:table-cell office:value-type="float" office:value="-0.1243391782" calcext:value-type="float">
            <text:p>-0.1243391782</text:p>
          </table:table-cell>
          <table:table-cell office:value-type="float" office:value="104" calcext:value-type="float">
            <text:p>104</text:p>
          </table:table-cell>
          <table:table-cell table:formula="of:=[.H105]/[.I105]" office:value-type="float" office:value="0.000364792636384236" calcext:value-type="float">
            <text:p>0.0003647926</text:p>
          </table:table-cell>
          <table:table-cell table:formula="of:=[.D105]/[.L105]" office:value-type="float" office:value="0.148604973327643" calcext:value-type="float">
            <text:p>0.1486049733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0.0003685356" calcext:value-type="float">
            <text:p>-0.0003685356</text:p>
          </table:table-cell>
          <table:table-cell office:value-type="float" office:value="0" calcext:value-type="float">
            <text:p>0</text:p>
          </table:table-cell>
          <table:table-cell office:value-type="float" office:value="0.00005608" calcext:value-type="float">
            <text:p>0.00005608</text:p>
          </table:table-cell>
          <table:table-cell office:value-type="float" office:value="-0.0003175" calcext:value-type="float">
            <text:p>-0.00031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8268787" calcext:value-type="float">
            <text:p>-0.0048268787</text:p>
          </table:table-cell>
          <table:table-cell office:value-type="float" office:value="-9.8058379745" calcext:value-type="float">
            <text:p>-9.8058379745</text:p>
          </table:table-cell>
          <table:table-cell office:value-type="float" office:value="-0.1253045499" calcext:value-type="float">
            <text:p>-0.1253045499</text:p>
          </table:table-cell>
          <table:table-cell office:value-type="float" office:value="105" calcext:value-type="float">
            <text:p>105</text:p>
          </table:table-cell>
          <table:table-cell table:formula="of:=[.H106]/[.I106]" office:value-type="float" office:value="0.000492245406517246" calcext:value-type="float">
            <text:p>0.0004922454</text:p>
          </table:table-cell>
          <table:table-cell table:formula="of:=[.D106]/[.L106]" office:value-type="float" office:value="0.11392691380663" calcext:value-type="float">
            <text:p>0.1139269138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-0.0003064775" calcext:value-type="float">
            <text:p>-0.0003064775</text:p>
          </table:table-cell>
          <table:table-cell office:value-type="float" office:value="0" calcext:value-type="float">
            <text:p>0</text:p>
          </table:table-cell>
          <table:table-cell office:value-type="float" office:value="0.00005608" calcext:value-type="float">
            <text:p>0.00005608</text:p>
          </table:table-cell>
          <table:table-cell office:value-type="float" office:value="-0.00031979" calcext:value-type="float">
            <text:p>-0.000319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8622743" calcext:value-type="float">
            <text:p>-0.0048622743</text:p>
          </table:table-cell>
          <table:table-cell office:value-type="float" office:value="-9.806858902" calcext:value-type="float">
            <text:p>-9.806858902</text:p>
          </table:table-cell>
          <table:table-cell office:value-type="float" office:value="-0.1261149347" calcext:value-type="float">
            <text:p>-0.1261149347</text:p>
          </table:table-cell>
          <table:table-cell office:value-type="float" office:value="106" calcext:value-type="float">
            <text:p>106</text:p>
          </table:table-cell>
          <table:table-cell table:formula="of:=[.H107]/[.I107]" office:value-type="float" office:value="0.000495803431923385" calcext:value-type="float">
            <text:p>0.0004958034</text:p>
          </table:table-cell>
          <table:table-cell table:formula="of:=[.D107]/[.L107]" office:value-type="float" office:value="0.113109342108519" calcext:value-type="float">
            <text:p>0.1131093421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0.0003756727" calcext:value-type="float">
            <text:p>-0.0003756727</text:p>
          </table:table-cell>
          <table:table-cell office:value-type="float" office:value="0" calcext:value-type="float">
            <text:p>0</text:p>
          </table:table-cell>
          <table:table-cell office:value-type="float" office:value="0.00005021" calcext:value-type="float">
            <text:p>0.00005021</text:p>
          </table:table-cell>
          <table:table-cell office:value-type="float" office:value="-0.00027055" calcext:value-type="float">
            <text:p>-0.000270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1141903" calcext:value-type="float">
            <text:p>-0.0041141903</text:p>
          </table:table-cell>
          <table:table-cell office:value-type="float" office:value="-9.8083919525" calcext:value-type="float">
            <text:p>-9.8083919525</text:p>
          </table:table-cell>
          <table:table-cell office:value-type="float" office:value="-0.1267026663" calcext:value-type="float">
            <text:p>-0.1267026663</text:p>
          </table:table-cell>
          <table:table-cell office:value-type="float" office:value="107" calcext:value-type="float">
            <text:p>107</text:p>
          </table:table-cell>
          <table:table-cell table:formula="of:=[.H108]/[.I108]" office:value-type="float" office:value="0.000419456147340376" calcext:value-type="float">
            <text:p>0.0004194561</text:p>
          </table:table-cell>
          <table:table-cell table:formula="of:=[.D108]/[.L108]" office:value-type="float" office:value="0.119702620448798" calcext:value-type="float">
            <text:p>0.119702620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0003274003" calcext:value-type="float">
            <text:p>-0.0003274003</text:p>
          </table:table-cell>
          <table:table-cell office:value-type="float" office:value="0" calcext:value-type="float">
            <text:p>0</text:p>
          </table:table-cell>
          <table:table-cell office:value-type="float" office:value="0.00005209" calcext:value-type="float">
            <text:p>0.00005209</text:p>
          </table:table-cell>
          <table:table-cell office:value-type="float" office:value="-0.00023255" calcext:value-type="float">
            <text:p>-0.000232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5362154" calcext:value-type="float">
            <text:p>-0.0035362154</text:p>
          </table:table-cell>
          <table:table-cell office:value-type="float" office:value="-9.8082006836" calcext:value-type="float">
            <text:p>-9.8082006836</text:p>
          </table:table-cell>
          <table:table-cell office:value-type="float" office:value="-0.1271446943" calcext:value-type="float">
            <text:p>-0.1271446943</text:p>
          </table:table-cell>
          <table:table-cell office:value-type="float" office:value="108" calcext:value-type="float">
            <text:p>108</text:p>
          </table:table-cell>
          <table:table-cell table:formula="of:=[.H109]/[.I109]" office:value-type="float" office:value="0.000360536607485285" calcext:value-type="float">
            <text:p>0.0003605366</text:p>
          </table:table-cell>
          <table:table-cell table:formula="of:=[.D109]/[.L109]" office:value-type="float" office:value="0.144479087334082" calcext:value-type="float">
            <text:p>0.1444790873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-0.0002847616" calcext:value-type="float">
            <text:p>-0.0002847616</text:p>
          </table:table-cell>
          <table:table-cell office:value-type="float" office:value="0" calcext:value-type="float">
            <text:p>0</text:p>
          </table:table-cell>
          <table:table-cell office:value-type="float" office:value="0.00005209" calcext:value-type="float">
            <text:p>0.00005209</text:p>
          </table:table-cell>
          <table:table-cell office:value-type="float" office:value="-0.00035086" calcext:value-type="float">
            <text:p>-0.000350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3357351" calcext:value-type="float">
            <text:p>-0.0053357351</text:p>
          </table:table-cell>
          <table:table-cell office:value-type="float" office:value="-9.8089209938" calcext:value-type="float">
            <text:p>-9.8089209938</text:p>
          </table:table-cell>
          <table:table-cell office:value-type="float" office:value="-0.1277375519" calcext:value-type="float">
            <text:p>-0.1277375519</text:p>
          </table:table-cell>
          <table:table-cell office:value-type="float" office:value="109" calcext:value-type="float">
            <text:p>109</text:p>
          </table:table-cell>
          <table:table-cell table:formula="of:=[.H110]/[.I110]" office:value-type="float" office:value="0.000543967588623927" calcext:value-type="float">
            <text:p>0.0005439676</text:p>
          </table:table-cell>
          <table:table-cell table:formula="of:=[.D110]/[.L110]" office:value-type="float" office:value="0.09575938178922" calcext:value-type="float">
            <text:p>0.0957593818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-0.000351139" calcext:value-type="float">
            <text:p>-0.000351139</text:p>
          </table:table-cell>
          <table:table-cell office:value-type="float" office:value="0" calcext:value-type="float">
            <text:p>0</text:p>
          </table:table-cell>
          <table:table-cell office:value-type="float" office:value="0.00004291" calcext:value-type="float">
            <text:p>0.00004291</text:p>
          </table:table-cell>
          <table:table-cell office:value-type="float" office:value="-0.00068452" calcext:value-type="float">
            <text:p>-0.000684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4086377" calcext:value-type="float">
            <text:p>-0.0104086377</text:p>
          </table:table-cell>
          <table:table-cell office:value-type="float" office:value="-9.8077508736" calcext:value-type="float">
            <text:p>-9.8077508736</text:p>
          </table:table-cell>
          <table:table-cell office:value-type="float" office:value="-0.1287784278" calcext:value-type="float">
            <text:p>-0.1287784278</text:p>
          </table:table-cell>
          <table:table-cell office:value-type="float" office:value="110" calcext:value-type="float">
            <text:p>110</text:p>
          </table:table-cell>
          <table:table-cell table:formula="of:=[.H111]/[.I111]" office:value-type="float" office:value="0.00106126652625501" calcext:value-type="float">
            <text:p>0.0010612665</text:p>
          </table:table-cell>
          <table:table-cell table:formula="of:=[.D111]/[.L111]" office:value-type="float" office:value="0.0404328214811604" calcext:value-type="float">
            <text:p>0.0404328215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-0.0003021832" calcext:value-type="float">
            <text:p>-0.0003021832</text:p>
          </table:table-cell>
          <table:table-cell office:value-type="float" office:value="0" calcext:value-type="float">
            <text:p>0</text:p>
          </table:table-cell>
          <table:table-cell office:value-type="float" office:value="0.00004291" calcext:value-type="float">
            <text:p>0.00004291</text:p>
          </table:table-cell>
          <table:table-cell office:value-type="float" office:value="-0.00061705" calcext:value-type="float">
            <text:p>-0.000617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3818682" calcext:value-type="float">
            <text:p>-0.0093818682</text:p>
          </table:table-cell>
          <table:table-cell office:value-type="float" office:value="-9.8067918015" calcext:value-type="float">
            <text:p>-9.8067918015</text:p>
          </table:table-cell>
          <table:table-cell office:value-type="float" office:value="-0.1296313256" calcext:value-type="float">
            <text:p>-0.1296313256</text:p>
          </table:table-cell>
          <table:table-cell office:value-type="float" office:value="111" calcext:value-type="float">
            <text:p>111</text:p>
          </table:table-cell>
          <table:table-cell table:formula="of:=[.H112]/[.I112]" office:value-type="float" office:value="0.000956670477960488" calcext:value-type="float">
            <text:p>0.0009566705</text:p>
          </table:table-cell>
          <table:table-cell table:formula="of:=[.D112]/[.L112]" office:value-type="float" office:value="0.0448534798434245" calcext:value-type="float">
            <text:p>0.0448534798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-0.0002198974" calcext:value-type="float">
            <text:p>-0.0002198974</text:p>
          </table:table-cell>
          <table:table-cell office:value-type="float" office:value="0" calcext:value-type="float">
            <text:p>0</text:p>
          </table:table-cell>
          <table:table-cell office:value-type="float" office:value="0.00003032" calcext:value-type="float">
            <text:p>0.00003032</text:p>
          </table:table-cell>
          <table:table-cell office:value-type="float" office:value="-0.00059265" calcext:value-type="float">
            <text:p>-0.000592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117197" calcext:value-type="float">
            <text:p>-0.0090117197</text:p>
          </table:table-cell>
          <table:table-cell office:value-type="float" office:value="-9.8077155304" calcext:value-type="float">
            <text:p>-9.8077155304</text:p>
          </table:table-cell>
          <table:table-cell office:value-type="float" office:value="-0.1303822994" calcext:value-type="float">
            <text:p>-0.1303822994</text:p>
          </table:table-cell>
          <table:table-cell office:value-type="float" office:value="112" calcext:value-type="float">
            <text:p>112</text:p>
          </table:table-cell>
          <table:table-cell table:formula="of:=[.H113]/[.I113]" office:value-type="float" office:value="0.00091883983299345" calcext:value-type="float">
            <text:p>0.0009188398</text:p>
          </table:table-cell>
          <table:table-cell table:formula="of:=[.D113]/[.L113]" office:value-type="float" office:value="0.0329981340722047" calcext:value-type="float">
            <text:p>0.0329981341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0.0002965534" calcext:value-type="float">
            <text:p>-0.0002965534</text:p>
          </table:table-cell>
          <table:table-cell office:value-type="float" office:value="0" calcext:value-type="float">
            <text:p>0</text:p>
          </table:table-cell>
          <table:table-cell office:value-type="float" office:value="0.00003252" calcext:value-type="float">
            <text:p>0.00003252</text:p>
          </table:table-cell>
          <table:table-cell office:value-type="float" office:value="-0.00060341" calcext:value-type="float">
            <text:p>-0.000603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745581" calcext:value-type="float">
            <text:p>-0.0091745581</text:p>
          </table:table-cell>
          <table:table-cell office:value-type="float" office:value="-9.8069628525" calcext:value-type="float">
            <text:p>-9.8069628525</text:p>
          </table:table-cell>
          <table:table-cell office:value-type="float" office:value="-0.1310880333" calcext:value-type="float">
            <text:p>-0.1310880333</text:p>
          </table:table-cell>
          <table:table-cell office:value-type="float" office:value="113" calcext:value-type="float">
            <text:p>113</text:p>
          </table:table-cell>
          <table:table-cell table:formula="of:=[.H114]/[.I114]" office:value-type="float" office:value="0.000935514719285514" calcext:value-type="float">
            <text:p>0.0009355147</text:p>
          </table:table-cell>
          <table:table-cell table:formula="of:=[.D114]/[.L114]" office:value-type="float" office:value="0.0347616123291322" calcext:value-type="float">
            <text:p>0.0347616123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-0.0000901434" calcext:value-type="float">
            <text:p>-9.014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3252" calcext:value-type="float">
            <text:p>0.00003252</text:p>
          </table:table-cell>
          <table:table-cell office:value-type="float" office:value="-0.00077725" calcext:value-type="float">
            <text:p>-0.000777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8136226" calcext:value-type="float">
            <text:p>-0.0118136226</text:p>
          </table:table-cell>
          <table:table-cell office:value-type="float" office:value="-9.8034742546" calcext:value-type="float">
            <text:p>-9.8034742546</text:p>
          </table:table-cell>
          <table:table-cell office:value-type="float" office:value="-0.1319318712" calcext:value-type="float">
            <text:p>-0.1319318712</text:p>
          </table:table-cell>
          <table:table-cell office:value-type="float" office:value="114" calcext:value-type="float">
            <text:p>114</text:p>
          </table:table-cell>
          <table:table-cell table:formula="of:=[.H115]/[.I115]" office:value-type="float" office:value="0.00120504448659686" calcext:value-type="float">
            <text:p>0.0012050445</text:p>
          </table:table-cell>
          <table:table-cell table:formula="of:=[.D115]/[.L115]" office:value-type="float" office:value="0.0269865555684496" calcext:value-type="float">
            <text:p>0.0269865556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-0.0002782672" calcext:value-type="float">
            <text:p>-0.0002782672</text:p>
          </table:table-cell>
          <table:table-cell office:value-type="float" office:value="0" calcext:value-type="float">
            <text:p>0</text:p>
          </table:table-cell>
          <table:table-cell office:value-type="float" office:value="0.00002148" calcext:value-type="float">
            <text:p>0.00002148</text:p>
          </table:table-cell>
          <table:table-cell office:value-type="float" office:value="-0.00065688" calcext:value-type="float">
            <text:p>-0.000656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9845435" calcext:value-type="float">
            <text:p>-0.0099845435</text:p>
          </table:table-cell>
          <table:table-cell office:value-type="float" office:value="-9.8039270782" calcext:value-type="float">
            <text:p>-9.8039270782</text:p>
          </table:table-cell>
          <table:table-cell office:value-type="float" office:value="-0.132597506" calcext:value-type="float">
            <text:p>-0.132597506</text:p>
          </table:table-cell>
          <table:table-cell office:value-type="float" office:value="115" calcext:value-type="float">
            <text:p>115</text:p>
          </table:table-cell>
          <table:table-cell table:formula="of:=[.H116]/[.I116]" office:value-type="float" office:value="0.00101842286467039" calcext:value-type="float">
            <text:p>0.0010184229</text:p>
          </table:table-cell>
          <table:table-cell table:formula="of:=[.D116]/[.L116]" office:value-type="float" office:value="0.0210914353410084" calcext:value-type="float">
            <text:p>0.0210914353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-0.0001529379" calcext:value-type="float">
            <text:p>-0.0001529379</text:p>
          </table:table-cell>
          <table:table-cell office:value-type="float" office:value="0" calcext:value-type="float">
            <text:p>0</text:p>
          </table:table-cell>
          <table:table-cell office:value-type="float" office:value="0.00001998" calcext:value-type="float">
            <text:p>0.00001998</text:p>
          </table:table-cell>
          <table:table-cell office:value-type="float" office:value="-0.00057619" calcext:value-type="float">
            <text:p>-0.000576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7588166" calcext:value-type="float">
            <text:p>-0.0087588166</text:p>
          </table:table-cell>
          <table:table-cell office:value-type="float" office:value="-9.8047309113" calcext:value-type="float">
            <text:p>-9.8047309113</text:p>
          </table:table-cell>
          <table:table-cell office:value-type="float" office:value="-0.1331449449" calcext:value-type="float">
            <text:p>-0.1331449449</text:p>
          </table:table-cell>
          <table:table-cell office:value-type="float" office:value="116" calcext:value-type="float">
            <text:p>116</text:p>
          </table:table-cell>
          <table:table-cell table:formula="of:=[.H117]/[.I117]" office:value-type="float" office:value="0.0008933255465385" calcext:value-type="float">
            <text:p>0.0008933255</text:p>
          </table:table-cell>
          <table:table-cell table:formula="of:=[.D117]/[.L117]" office:value-type="float" office:value="0.02236586659524" calcext:value-type="float">
            <text:p>0.0223658666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0000926348" calcext:value-type="float">
            <text:p>-9.26348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98" calcext:value-type="float">
            <text:p>0.00001998</text:p>
          </table:table-cell>
          <table:table-cell office:value-type="float" office:value="-0.0004221" calcext:value-type="float">
            <text:p>-0.00042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4170914" calcext:value-type="float">
            <text:p>-0.0064170914</text:p>
          </table:table-cell>
          <table:table-cell office:value-type="float" office:value="-9.8057561493" calcext:value-type="float">
            <text:p>-9.8057561493</text:p>
          </table:table-cell>
          <table:table-cell office:value-type="float" office:value="-0.1335224211" calcext:value-type="float">
            <text:p>-0.1335224211</text:p>
          </table:table-cell>
          <table:table-cell office:value-type="float" office:value="117" calcext:value-type="float">
            <text:p>117</text:p>
          </table:table-cell>
          <table:table-cell table:formula="of:=[.H118]/[.I118]" office:value-type="float" office:value="0.000654420862837599" calcext:value-type="float">
            <text:p>0.0006544209</text:p>
          </table:table-cell>
          <table:table-cell table:formula="of:=[.D118]/[.L118]" office:value-type="float" office:value="0.0305308114924176" calcext:value-type="float">
            <text:p>0.0305308115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-0.000144268" calcext:value-type="float">
            <text:p>-0.000144268</text:p>
          </table:table-cell>
          <table:table-cell office:value-type="float" office:value="0" calcext:value-type="float">
            <text:p>0</text:p>
          </table:table-cell>
          <table:table-cell office:value-type="float" office:value="0.00001153" calcext:value-type="float">
            <text:p>0.00001153</text:p>
          </table:table-cell>
          <table:table-cell office:value-type="float" office:value="-0.00034679" calcext:value-type="float">
            <text:p>-0.000346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2715067" calcext:value-type="float">
            <text:p>-0.0052715067</text:p>
          </table:table-cell>
          <table:table-cell office:value-type="float" office:value="-9.8046826744" calcext:value-type="float">
            <text:p>-9.8046826744</text:p>
          </table:table-cell>
          <table:table-cell office:value-type="float" office:value="-0.1338152736" calcext:value-type="float">
            <text:p>-0.1338152736</text:p>
          </table:table-cell>
          <table:table-cell office:value-type="float" office:value="118" calcext:value-type="float">
            <text:p>118</text:p>
          </table:table-cell>
          <table:table-cell table:formula="of:=[.H119]/[.I119]" office:value-type="float" office:value="0.000537651943980185" calcext:value-type="float">
            <text:p>0.0005376519</text:p>
          </table:table-cell>
          <table:table-cell table:formula="of:=[.D119]/[.L119]" office:value-type="float" office:value="0.021445100550822" calcext:value-type="float">
            <text:p>0.0214451006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-0.0001104422" calcext:value-type="float">
            <text:p>-0.0001104422</text:p>
          </table:table-cell>
          <table:table-cell office:value-type="float" office:value="0" calcext:value-type="float">
            <text:p>0</text:p>
          </table:table-cell>
          <table:table-cell office:value-type="float" office:value="0.00001153" calcext:value-type="float">
            <text:p>0.00001153</text:p>
          </table:table-cell>
          <table:table-cell office:value-type="float" office:value="-0.00033597" calcext:value-type="float">
            <text:p>-0.000335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1063377" calcext:value-type="float">
            <text:p>-0.0051063377</text:p>
          </table:table-cell>
          <table:table-cell office:value-type="float" office:value="-9.80328825" calcext:value-type="float">
            <text:p>-9.80328825</text:p>
          </table:table-cell>
          <table:table-cell office:value-type="float" office:value="-0.134084031" calcext:value-type="float">
            <text:p>-0.134084031</text:p>
          </table:table-cell>
          <table:table-cell office:value-type="float" office:value="119" calcext:value-type="float">
            <text:p>119</text:p>
          </table:table-cell>
          <table:table-cell table:formula="of:=[.H120]/[.I120]" office:value-type="float" office:value="0.000520880093472718" calcext:value-type="float">
            <text:p>0.0005208801</text:p>
          </table:table-cell>
          <table:table-cell table:formula="of:=[.D120]/[.L120]" office:value-type="float" office:value="0.0221356126764785" calcext:value-type="float">
            <text:p>0.0221356127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0.0000267881" calcext:value-type="float">
            <text:p>-2.67881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061" calcext:value-type="float">
            <text:p>-0.00000061</text:p>
          </table:table-cell>
          <table:table-cell office:value-type="float" office:value="-0.00059696" calcext:value-type="float">
            <text:p>-0.000596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737144" calcext:value-type="float">
            <text:p>-0.0090737144</text:p>
          </table:table-cell>
          <table:table-cell office:value-type="float" office:value="-9.8038638687" calcext:value-type="float">
            <text:p>-9.8038638687</text:p>
          </table:table-cell>
          <table:table-cell office:value-type="float" office:value="-0.1345377266" calcext:value-type="float">
            <text:p>-0.1345377266</text:p>
          </table:table-cell>
          <table:table-cell office:value-type="float" office:value="120" calcext:value-type="float">
            <text:p>120</text:p>
          </table:table-cell>
          <table:table-cell table:formula="of:=[.H121]/[.I121]" office:value-type="float" office:value="0.00092552431587396" calcext:value-type="float">
            <text:p>0.0009255243</text:p>
          </table:table-cell>
          <table:table-cell table:formula="of:=[.D121]/[.L121]" office:value-type="float" office:value="-0.000659085871151841" calcext:value-type="float">
            <text:p>-0.0006590859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0.0001022183" calcext:value-type="float">
            <text:p>-0.0001022183</text:p>
          </table:table-cell>
          <table:table-cell office:value-type="float" office:value="0" calcext:value-type="float">
            <text:p>0</text:p>
          </table:table-cell>
          <table:table-cell office:value-type="float" office:value="-0.00000061" calcext:value-type="float">
            <text:p>-0.00000061</text:p>
          </table:table-cell>
          <table:table-cell office:value-type="float" office:value="-0.00073614" calcext:value-type="float">
            <text:p>-0.000736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1875366" calcext:value-type="float">
            <text:p>-0.0111875366</text:p>
          </table:table-cell>
          <table:table-cell office:value-type="float" office:value="-9.8023753929" calcext:value-type="float">
            <text:p>-9.8023753929</text:p>
          </table:table-cell>
          <table:table-cell office:value-type="float" office:value="-0.1350704581" calcext:value-type="float">
            <text:p>-0.1350704581</text:p>
          </table:table-cell>
          <table:table-cell office:value-type="float" office:value="121" calcext:value-type="float">
            <text:p>121</text:p>
          </table:table-cell>
          <table:table-cell table:formula="of:=[.H122]/[.I122]" office:value-type="float" office:value="0.00114130872891313" calcext:value-type="float">
            <text:p>0.0011413087</text:p>
          </table:table-cell>
          <table:table-cell table:formula="of:=[.D122]/[.L122]" office:value-type="float" office:value="-0.000534474138808091" calcext:value-type="float">
            <text:p>-0.0005344741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0097435" calcext:value-type="float">
            <text:p>0.000097435</text:p>
          </table:table-cell>
          <table:table-cell office:value-type="float" office:value="0" calcext:value-type="float">
            <text:p>0</text:p>
          </table:table-cell>
          <table:table-cell office:value-type="float" office:value="-0.00000061" calcext:value-type="float">
            <text:p>-0.00000061</text:p>
          </table:table-cell>
          <table:table-cell office:value-type="float" office:value="-0.00106765" calcext:value-type="float">
            <text:p>-0.001067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2245923" calcext:value-type="float">
            <text:p>-0.0162245923</text:p>
          </table:table-cell>
          <table:table-cell office:value-type="float" office:value="-9.8017279053" calcext:value-type="float">
            <text:p>-9.8017279053</text:p>
          </table:table-cell>
          <table:table-cell office:value-type="float" office:value="-0.1358079463" calcext:value-type="float">
            <text:p>-0.1358079463</text:p>
          </table:table-cell>
          <table:table-cell office:value-type="float" office:value="122" calcext:value-type="float">
            <text:p>122</text:p>
          </table:table-cell>
          <table:table-cell table:formula="of:=[.H123]/[.I123]" office:value-type="float" office:value="0.00165527878928643" calcext:value-type="float">
            <text:p>0.0016552788</text:p>
          </table:table-cell>
          <table:table-cell table:formula="of:=[.D123]/[.L123]" office:value-type="float" office:value="-0.000368517982558674" calcext:value-type="float">
            <text:p>-0.000368518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-0.0000581005" calcext:value-type="float">
            <text:p>-5.81005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453" calcext:value-type="float">
            <text:p>-0.00000453</text:p>
          </table:table-cell>
          <table:table-cell office:value-type="float" office:value="-0.00110864" calcext:value-type="float">
            <text:p>-0.001108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8460919" calcext:value-type="float">
            <text:p>-0.0168460919</text:p>
          </table:table-cell>
          <table:table-cell office:value-type="float" office:value="-9.8009398651" calcext:value-type="float">
            <text:p>-9.8009398651</text:p>
          </table:table-cell>
          <table:table-cell office:value-type="float" office:value="-0.1365403682" calcext:value-type="float">
            <text:p>-0.1365403682</text:p>
          </table:table-cell>
          <table:table-cell office:value-type="float" office:value="123" calcext:value-type="float">
            <text:p>123</text:p>
          </table:table-cell>
          <table:table-cell table:formula="of:=[.H124]/[.I124]" office:value-type="float" office:value="0.00171882412624395" calcext:value-type="float">
            <text:p>0.0017188241</text:p>
          </table:table-cell>
          <table:table-cell table:formula="of:=[.D124]/[.L124]" office:value-type="float" office:value="-0.00263552269882269" calcext:value-type="float">
            <text:p>-0.002635522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00409705" calcext:value-type="float">
            <text:p>4.09705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453" calcext:value-type="float">
            <text:p>-0.00000453</text:p>
          </table:table-cell>
          <table:table-cell office:value-type="float" office:value="-0.00128005" calcext:value-type="float">
            <text:p>-0.001280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4487271" calcext:value-type="float">
            <text:p>-0.0194487271</text:p>
          </table:table-cell>
          <table:table-cell office:value-type="float" office:value="-9.7999490929" calcext:value-type="float">
            <text:p>-9.7999490929</text:p>
          </table:table-cell>
          <table:table-cell office:value-type="float" office:value="-0.137350738" calcext:value-type="float">
            <text:p>-0.137350738</text:p>
          </table:table-cell>
          <table:table-cell office:value-type="float" office:value="124" calcext:value-type="float">
            <text:p>124</text:p>
          </table:table-cell>
          <table:table-cell table:formula="of:=[.H125]/[.I125]" office:value-type="float" office:value="0.00198457429886962" calcext:value-type="float">
            <text:p>0.0019845743</text:p>
          </table:table-cell>
          <table:table-cell table:formula="of:=[.D125]/[.L125]" office:value-type="float" office:value="-0.00228260539430557" calcext:value-type="float">
            <text:p>-0.0022826054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0.0000305079" calcext:value-type="float">
            <text:p>3.05079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453" calcext:value-type="float">
            <text:p>-0.00000453</text:p>
          </table:table-cell>
          <table:table-cell office:value-type="float" office:value="-0.00118092" calcext:value-type="float">
            <text:p>-0.001180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9416663" calcext:value-type="float">
            <text:p>-0.0179416663</text:p>
          </table:table-cell>
          <table:table-cell office:value-type="float" office:value="-9.7994173241" calcext:value-type="float">
            <text:p>-9.7994173241</text:p>
          </table:table-cell>
          <table:table-cell office:value-type="float" office:value="-0.1380684078" calcext:value-type="float">
            <text:p>-0.1380684078</text:p>
          </table:table-cell>
          <table:table-cell office:value-type="float" office:value="125" calcext:value-type="float">
            <text:p>125</text:p>
          </table:table-cell>
          <table:table-cell table:formula="of:=[.H126]/[.I126]" office:value-type="float" office:value="0.00183089113429995" calcext:value-type="float">
            <text:p>0.0018308911</text:p>
          </table:table-cell>
          <table:table-cell table:formula="of:=[.D126]/[.L126]" office:value-type="float" office:value="-0.00247420500057863" calcext:value-type="float">
            <text:p>-0.00247420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00237414" calcext:value-type="float">
            <text:p>2.37414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533" calcext:value-type="float">
            <text:p>-0.00000533</text:p>
          </table:table-cell>
          <table:table-cell office:value-type="float" office:value="-0.00127928" calcext:value-type="float">
            <text:p>-0.001279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4364856" calcext:value-type="float">
            <text:p>-0.0194364856</text:p>
          </table:table-cell>
          <table:table-cell office:value-type="float" office:value="-9.7996479797" calcext:value-type="float">
            <text:p>-9.7996479797</text:p>
          </table:table-cell>
          <table:table-cell office:value-type="float" office:value="-0.1388159692" calcext:value-type="float">
            <text:p>-0.1388159692</text:p>
          </table:table-cell>
          <table:table-cell office:value-type="float" office:value="126" calcext:value-type="float">
            <text:p>126</text:p>
          </table:table-cell>
          <table:table-cell table:formula="of:=[.H127]/[.I127]" office:value-type="float" office:value="0.00198338610124188" calcext:value-type="float">
            <text:p>0.0019833861</text:p>
          </table:table-cell>
          <table:table-cell table:formula="of:=[.D127]/[.L127]" office:value-type="float" office:value="-0.00268732345994695" calcext:value-type="float">
            <text:p>-0.0026873235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0000310544" calcext:value-type="float">
            <text:p>3.10544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533" calcext:value-type="float">
            <text:p>-0.00000533</text:p>
          </table:table-cell>
          <table:table-cell office:value-type="float" office:value="-0.00128148" calcext:value-type="float">
            <text:p>-0.001281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4712502" calcext:value-type="float">
            <text:p>-0.0194712502</text:p>
          </table:table-cell>
          <table:table-cell office:value-type="float" office:value="-9.8003325272" calcext:value-type="float">
            <text:p>-9.8003325272</text:p>
          </table:table-cell>
          <table:table-cell office:value-type="float" office:value="-0.1395371258" calcext:value-type="float">
            <text:p>-0.1395371258</text:p>
          </table:table-cell>
          <table:table-cell office:value-type="float" office:value="127" calcext:value-type="float">
            <text:p>127</text:p>
          </table:table-cell>
          <table:table-cell table:formula="of:=[.H128]/[.I128]" office:value-type="float" office:value="0.00198679485068075" calcext:value-type="float">
            <text:p>0.0019867949</text:p>
          </table:table-cell>
          <table:table-cell table:formula="of:=[.D128]/[.L128]" office:value-type="float" office:value="-0.00268271281162912" calcext:value-type="float">
            <text:p>-0.0026827128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00358104" calcext:value-type="float">
            <text:p>3.58104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169" calcext:value-type="float">
            <text:p>-0.00000169</text:p>
          </table:table-cell>
          <table:table-cell office:value-type="float" office:value="-0.00120952" calcext:value-type="float">
            <text:p>-0.001209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3796783" calcext:value-type="float">
            <text:p>-0.0183796783</text:p>
          </table:table-cell>
          <table:table-cell office:value-type="float" office:value="-9.8013363647" calcext:value-type="float">
            <text:p>-9.8013363647</text:p>
          </table:table-cell>
          <table:table-cell office:value-type="float" office:value="-0.1401935518" calcext:value-type="float">
            <text:p>-0.1401935518</text:p>
          </table:table-cell>
          <table:table-cell office:value-type="float" office:value="128" calcext:value-type="float">
            <text:p>128</text:p>
          </table:table-cell>
          <table:table-cell table:formula="of:=[.H129]/[.I129]" office:value-type="float" office:value="0.00187522166530223" calcext:value-type="float">
            <text:p>0.0018752217</text:p>
          </table:table-cell>
          <table:table-cell table:formula="of:=[.D129]/[.L129]" office:value-type="float" office:value="-0.000901226788955441" calcext:value-type="float">
            <text:p>-0.000901226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0000306767" calcext:value-type="float">
            <text:p>3.06767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169" calcext:value-type="float">
            <text:p>-0.00000169</text:p>
          </table:table-cell>
          <table:table-cell office:value-type="float" office:value="-0.00125477" calcext:value-type="float">
            <text:p>-0.001254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0670212" calcext:value-type="float">
            <text:p>-0.0190670212</text:p>
          </table:table-cell>
          <table:table-cell office:value-type="float" office:value="-9.801170826" calcext:value-type="float">
            <text:p>-9.801170826</text:p>
          </table:table-cell>
          <table:table-cell office:value-type="float" office:value="-0.1408510208" calcext:value-type="float">
            <text:p>-0.1408510208</text:p>
          </table:table-cell>
          <table:table-cell office:value-type="float" office:value="129" calcext:value-type="float">
            <text:p>129</text:p>
          </table:table-cell>
          <table:table-cell table:formula="of:=[.H130]/[.I130]" office:value-type="float" office:value="0.00194538198940682" calcext:value-type="float">
            <text:p>0.001945382</text:p>
          </table:table-cell>
          <table:table-cell table:formula="of:=[.D130]/[.L130]" office:value-type="float" office:value="-0.000868723987989272" calcext:value-type="float">
            <text:p>-0.000868724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0000104776" calcext:value-type="float">
            <text:p>-1.04776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169" calcext:value-type="float">
            <text:p>-0.00000169</text:p>
          </table:table-cell>
          <table:table-cell office:value-type="float" office:value="-0.00118977" calcext:value-type="float">
            <text:p>-0.001189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0819726" calcext:value-type="float">
            <text:p>-0.0180819726</text:p>
          </table:table-cell>
          <table:table-cell office:value-type="float" office:value="-9.8026133728" calcext:value-type="float">
            <text:p>-9.8026133728</text:p>
          </table:table-cell>
          <table:table-cell office:value-type="float" office:value="-0.1414537579" calcext:value-type="float">
            <text:p>-0.1414537579</text:p>
          </table:table-cell>
          <table:table-cell office:value-type="float" office:value="130" calcext:value-type="float">
            <text:p>130</text:p>
          </table:table-cell>
          <table:table-cell table:formula="of:=[.H131]/[.I131]" office:value-type="float" office:value="0.00184460734217809" calcext:value-type="float">
            <text:p>0.0018446073</text:p>
          </table:table-cell>
          <table:table-cell table:formula="of:=[.D131]/[.L131]" office:value-type="float" office:value="-0.000916184144645369" calcext:value-type="float">
            <text:p>-0.0009161841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0000248262" calcext:value-type="float">
            <text:p>2.482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43" calcext:value-type="float">
            <text:p>0.00000043</text:p>
          </table:table-cell>
          <table:table-cell office:value-type="float" office:value="-0.00092054" calcext:value-type="float">
            <text:p>-0.000920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9951516" calcext:value-type="float">
            <text:p>-0.0139951516</text:p>
          </table:table-cell>
          <table:table-cell office:value-type="float" office:value="-9.8060456085" calcext:value-type="float">
            <text:p>-9.8060456085</text:p>
          </table:table-cell>
          <table:table-cell office:value-type="float" office:value="-0.1419052184" calcext:value-type="float">
            <text:p>-0.1419052184</text:p>
          </table:table-cell>
          <table:table-cell office:value-type="float" office:value="131" calcext:value-type="float">
            <text:p>131</text:p>
          </table:table-cell>
          <table:table-cell table:formula="of:=[.H132]/[.I132]" office:value-type="float" office:value="0.00142719625818065" calcext:value-type="float">
            <text:p>0.0014271963</text:p>
          </table:table-cell>
          <table:table-cell table:formula="of:=[.D132]/[.L132]" office:value-type="float" office:value="0.000301290027587482" calcext:value-type="float">
            <text:p>0.00030129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000016859" calcext:value-type="float">
            <text:p>1.685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3" calcext:value-type="float">
            <text:p>0.00000043</text:p>
          </table:table-cell>
          <table:table-cell office:value-type="float" office:value="-0.00067992" calcext:value-type="float">
            <text:p>-0.000679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3382575" calcext:value-type="float">
            <text:p>-0.0103382575</text:p>
          </table:table-cell>
          <table:table-cell office:value-type="float" office:value="-9.8073662758" calcext:value-type="float">
            <text:p>-9.8073662758</text:p>
          </table:table-cell>
          <table:table-cell office:value-type="float" office:value="-0.1422282904" calcext:value-type="float">
            <text:p>-0.1422282904</text:p>
          </table:table-cell>
          <table:table-cell office:value-type="float" office:value="132" calcext:value-type="float">
            <text:p>132</text:p>
          </table:table-cell>
          <table:table-cell table:formula="of:=[.H133]/[.I133]" office:value-type="float" office:value="0.00105413188508213" calcext:value-type="float">
            <text:p>0.0010541319</text:p>
          </table:table-cell>
          <table:table-cell table:formula="of:=[.D133]/[.L133]" office:value-type="float" office:value="0.000407918597364595" calcext:value-type="float">
            <text:p>0.0004079186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0000106177" calcext:value-type="float">
            <text:p>-1.0617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892" calcext:value-type="float">
            <text:p>0.00000892</text:p>
          </table:table-cell>
          <table:table-cell office:value-type="float" office:value="-0.00093065" calcext:value-type="float">
            <text:p>-0.000930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1487121" calcext:value-type="float">
            <text:p>-0.0141487121</text:p>
          </table:table-cell>
          <table:table-cell office:value-type="float" office:value="-9.8060117531" calcext:value-type="float">
            <text:p>-9.8060117531</text:p>
          </table:table-cell>
          <table:table-cell office:value-type="float" office:value="-0.1426570266" calcext:value-type="float">
            <text:p>-0.1426570266</text:p>
          </table:table-cell>
          <table:table-cell office:value-type="float" office:value="133" calcext:value-type="float">
            <text:p>133</text:p>
          </table:table-cell>
          <table:table-cell table:formula="of:=[.H134]/[.I134]" office:value-type="float" office:value="0.00144286101793903" calcext:value-type="float">
            <text:p>0.001442861</text:p>
          </table:table-cell>
          <table:table-cell table:formula="of:=[.D134]/[.L134]" office:value-type="float" office:value="0.00618216161438835" calcext:value-type="float">
            <text:p>0.0061821616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000033252" calcext:value-type="float">
            <text:p>3.325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892" calcext:value-type="float">
            <text:p>0.00000892</text:p>
          </table:table-cell>
          <table:table-cell office:value-type="float" office:value="-0.0011628" calcext:value-type="float">
            <text:p>-0.00116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6721806" calcext:value-type="float">
            <text:p>-0.0176721806</text:p>
          </table:table-cell>
          <table:table-cell office:value-type="float" office:value="-9.802718544" calcext:value-type="float">
            <text:p>-9.802718544</text:p>
          </table:table-cell>
          <table:table-cell office:value-type="float" office:value="-0.1431767941" calcext:value-type="float">
            <text:p>-0.1431767941</text:p>
          </table:table-cell>
          <table:table-cell office:value-type="float" office:value="134" calcext:value-type="float">
            <text:p>134</text:p>
          </table:table-cell>
          <table:table-cell table:formula="of:=[.H135]/[.I135]" office:value-type="float" office:value="0.00180278363809769" calcext:value-type="float">
            <text:p>0.0018027836</text:p>
          </table:table-cell>
          <table:table-cell table:formula="of:=[.D135]/[.L135]" office:value-type="float" office:value="0.00494790379249972" calcext:value-type="float">
            <text:p>0.004947903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0001109501" calcext:value-type="float">
            <text:p>-0.0001109501</text:p>
          </table:table-cell>
          <table:table-cell office:value-type="float" office:value="0" calcext:value-type="float">
            <text:p>0</text:p>
          </table:table-cell>
          <table:table-cell office:value-type="float" office:value="0.00000892" calcext:value-type="float">
            <text:p>0.00000892</text:p>
          </table:table-cell>
          <table:table-cell office:value-type="float" office:value="-0.00118288" calcext:value-type="float">
            <text:p>-0.001182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9771198" calcext:value-type="float">
            <text:p>-0.0179771198</text:p>
          </table:table-cell>
          <table:table-cell office:value-type="float" office:value="-9.8025433922" calcext:value-type="float">
            <text:p>-9.8025433922</text:p>
          </table:table-cell>
          <table:table-cell office:value-type="float" office:value="-0.1436904222" calcext:value-type="float">
            <text:p>-0.1436904222</text:p>
          </table:table-cell>
          <table:table-cell office:value-type="float" office:value="135" calcext:value-type="float">
            <text:p>135</text:p>
          </table:table-cell>
          <table:table-cell table:formula="of:=[.H136]/[.I136]" office:value-type="float" office:value="0.00183392402162735" calcext:value-type="float">
            <text:p>0.001833924</text:p>
          </table:table-cell>
          <table:table-cell table:formula="of:=[.D136]/[.L136]" office:value-type="float" office:value="0.00486388743198029" calcext:value-type="float">
            <text:p>0.004863887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0000173422" calcext:value-type="float">
            <text:p>-1.734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16" calcext:value-type="float">
            <text:p>0.00001516</text:p>
          </table:table-cell>
          <table:table-cell office:value-type="float" office:value="-0.00126979" calcext:value-type="float">
            <text:p>-0.001269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2938068" calcext:value-type="float">
            <text:p>-0.0192938068</text:p>
          </table:table-cell>
          <table:table-cell office:value-type="float" office:value="-9.8004720879" calcext:value-type="float">
            <text:p>-9.8004720879</text:p>
          </table:table-cell>
          <table:table-cell office:value-type="float" office:value="-0.1442263722" calcext:value-type="float">
            <text:p>-0.1442263722</text:p>
          </table:table-cell>
          <table:table-cell office:value-type="float" office:value="136" calcext:value-type="float">
            <text:p>136</text:p>
          </table:table-cell>
          <table:table-cell table:formula="of:=[.H137]/[.I137]" office:value-type="float" office:value="0.00196866096112052" calcext:value-type="float">
            <text:p>0.001968661</text:p>
          </table:table-cell>
          <table:table-cell table:formula="of:=[.D137]/[.L137]" office:value-type="float" office:value="0.00770066573137676" calcext:value-type="float">
            <text:p>0.0077006657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0.0000778902" calcext:value-type="float">
            <text:p>-7.78902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16" calcext:value-type="float">
            <text:p>0.00001516</text:p>
          </table:table-cell>
          <table:table-cell office:value-type="float" office:value="-0.00130483" calcext:value-type="float">
            <text:p>-0.001304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826149" calcext:value-type="float">
            <text:p>-0.019826149</text:p>
          </table:table-cell>
          <table:table-cell office:value-type="float" office:value="-9.8004042625" calcext:value-type="float">
            <text:p>-9.8004042625</text:p>
          </table:table-cell>
          <table:table-cell office:value-type="float" office:value="-0.144762218" calcext:value-type="float">
            <text:p>-0.144762218</text:p>
          </table:table-cell>
          <table:table-cell office:value-type="float" office:value="137" calcext:value-type="float">
            <text:p>137</text:p>
          </table:table-cell>
          <table:table-cell table:formula="of:=[.H138]/[.I138]" office:value-type="float" office:value="0.00202299297753076" calcext:value-type="float">
            <text:p>0.002022993</text:p>
          </table:table-cell>
          <table:table-cell table:formula="of:=[.D138]/[.L138]" office:value-type="float" office:value="0.00749384707133493" calcext:value-type="float">
            <text:p>0.0074938471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0.0001186156" calcext:value-type="float">
            <text:p>-0.0001186156</text:p>
          </table:table-cell>
          <table:table-cell office:value-type="float" office:value="0" calcext:value-type="float">
            <text:p>0</text:p>
          </table:table-cell>
          <table:table-cell office:value-type="float" office:value="0.00002327" calcext:value-type="float">
            <text:p>0.00002327</text:p>
          </table:table-cell>
          <table:table-cell office:value-type="float" office:value="-0.00106069" calcext:value-type="float">
            <text:p>-0.001060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1198031" calcext:value-type="float">
            <text:p>-0.0161198031</text:p>
          </table:table-cell>
          <table:table-cell office:value-type="float" office:value="-9.80240448" calcext:value-type="float">
            <text:p>-9.80240448</text:p>
          </table:table-cell>
          <table:table-cell office:value-type="float" office:value="-0.1451864243" calcext:value-type="float">
            <text:p>-0.1451864243</text:p>
          </table:table-cell>
          <table:table-cell office:value-type="float" office:value="138" calcext:value-type="float">
            <text:p>138</text:p>
          </table:table-cell>
          <table:table-cell table:formula="of:=[.H139]/[.I139]" office:value-type="float" office:value="0.00164447438716587" calcext:value-type="float">
            <text:p>0.0016444744</text:p>
          </table:table-cell>
          <table:table-cell table:formula="of:=[.D139]/[.L139]" office:value-type="float" office:value="0.014150418019039" calcext:value-type="float">
            <text:p>0.014150418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0000749808" calcext:value-type="float">
            <text:p>-7.49808E-05</text:p>
          </table:table-cell>
          <table:table-cell office:value-type="float" office:value="0" calcext:value-type="float">
            <text:p>0</text:p>
          </table:table-cell>
          <table:table-cell office:value-type="float" office:value="0.00002327" calcext:value-type="float">
            <text:p>0.00002327</text:p>
          </table:table-cell>
          <table:table-cell office:value-type="float" office:value="-0.0011237" calcext:value-type="float">
            <text:p>-0.00112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0755314" calcext:value-type="float">
            <text:p>-0.0170755314</text:p>
          </table:table-cell>
          <table:table-cell office:value-type="float" office:value="-9.8012741852" calcext:value-type="float">
            <text:p>-9.8012741852</text:p>
          </table:table-cell>
          <table:table-cell office:value-type="float" office:value="-0.1456242502" calcext:value-type="float">
            <text:p>-0.1456242502</text:p>
          </table:table-cell>
          <table:table-cell office:value-type="float" office:value="139" calcext:value-type="float">
            <text:p>139</text:p>
          </table:table-cell>
          <table:table-cell table:formula="of:=[.H140]/[.I140]" office:value-type="float" office:value="0.00174217464763757" calcext:value-type="float">
            <text:p>0.0017421746</text:p>
          </table:table-cell>
          <table:table-cell table:formula="of:=[.D140]/[.L140]" office:value-type="float" office:value="0.0133568698359574" calcext:value-type="float">
            <text:p>0.0133568698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-0.0002050257" calcext:value-type="float">
            <text:p>-0.0002050257</text:p>
          </table:table-cell>
          <table:table-cell office:value-type="float" office:value="0" calcext:value-type="float">
            <text:p>0</text:p>
          </table:table-cell>
          <table:table-cell office:value-type="float" office:value="0.00002327" calcext:value-type="float">
            <text:p>0.00002327</text:p>
          </table:table-cell>
          <table:table-cell office:value-type="float" office:value="-0.00108305" calcext:value-type="float">
            <text:p>-0.001083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4586904" calcext:value-type="float">
            <text:p>-0.0164586904</text:p>
          </table:table-cell>
          <table:table-cell office:value-type="float" office:value="-9.8017935753" calcext:value-type="float">
            <text:p>-9.8017935753</text:p>
          </table:table-cell>
          <table:table-cell office:value-type="float" office:value="-0.1460357159" calcext:value-type="float">
            <text:p>-0.1460357159</text:p>
          </table:table-cell>
          <table:table-cell office:value-type="float" office:value="140" calcext:value-type="float">
            <text:p>140</text:p>
          </table:table-cell>
          <table:table-cell table:formula="of:=[.H141]/[.I141]" office:value-type="float" office:value="0.00167915088943263" calcext:value-type="float">
            <text:p>0.0016791509</text:p>
          </table:table-cell>
          <table:table-cell table:formula="of:=[.D141]/[.L141]" office:value-type="float" office:value="0.0138581947259444" calcext:value-type="float">
            <text:p>0.0138581947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-0.000102855" calcext:value-type="float">
            <text:p>-0.000102855</text:p>
          </table:table-cell>
          <table:table-cell office:value-type="float" office:value="0" calcext:value-type="float">
            <text:p>0</text:p>
          </table:table-cell>
          <table:table-cell office:value-type="float" office:value="0.00002879" calcext:value-type="float">
            <text:p>0.00002879</text:p>
          </table:table-cell>
          <table:table-cell office:value-type="float" office:value="-0.00109424" calcext:value-type="float">
            <text:p>-0.001094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6280653" calcext:value-type="float">
            <text:p>-0.0166280653</text:p>
          </table:table-cell>
          <table:table-cell office:value-type="float" office:value="-9.8014181137" calcext:value-type="float">
            <text:p>-9.8014181137</text:p>
          </table:table-cell>
          <table:table-cell office:value-type="float" office:value="-0.1464412808" calcext:value-type="float">
            <text:p>-0.1464412808</text:p>
          </table:table-cell>
          <table:table-cell office:value-type="float" office:value="141" calcext:value-type="float">
            <text:p>141</text:p>
          </table:table-cell>
          <table:table-cell table:formula="of:=[.H142]/[.I142]" office:value-type="float" office:value="0.0016964958648951" calcext:value-type="float">
            <text:p>0.0016964959</text:p>
          </table:table-cell>
          <table:table-cell table:formula="of:=[.D142]/[.L142]" office:value-type="float" office:value="0.0169702741962063" calcext:value-type="float">
            <text:p>0.0169702742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0001681078" calcext:value-type="float">
            <text:p>-0.0001681078</text:p>
          </table:table-cell>
          <table:table-cell office:value-type="float" office:value="0" calcext:value-type="float">
            <text:p>0</text:p>
          </table:table-cell>
          <table:table-cell office:value-type="float" office:value="0.00002879" calcext:value-type="float">
            <text:p>0.00002879</text:p>
          </table:table-cell>
          <table:table-cell office:value-type="float" office:value="-0.00098871" calcext:value-type="float">
            <text:p>-0.000988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0240466" calcext:value-type="float">
            <text:p>-0.0150240466</text:p>
          </table:table-cell>
          <table:table-cell office:value-type="float" office:value="-9.8011523056" calcext:value-type="float">
            <text:p>-9.8011523056</text:p>
          </table:table-cell>
          <table:table-cell office:value-type="float" office:value="-0.1467989832" calcext:value-type="float">
            <text:p>-0.1467989832</text:p>
          </table:table-cell>
          <table:table-cell office:value-type="float" office:value="142" calcext:value-type="float">
            <text:p>142</text:p>
          </table:table-cell>
          <table:table-cell table:formula="of:=[.H143]/[.I143]" office:value-type="float" office:value="0.00153288573950798" calcext:value-type="float">
            <text:p>0.0015328857</text:p>
          </table:table-cell>
          <table:table-cell table:formula="of:=[.D143]/[.L143]" office:value-type="float" office:value="0.0187815694659935" calcext:value-type="float">
            <text:p>0.0187815695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-0.000197393" calcext:value-type="float">
            <text:p>-0.000197393</text:p>
          </table:table-cell>
          <table:table-cell office:value-type="float" office:value="0" calcext:value-type="float">
            <text:p>0</text:p>
          </table:table-cell>
          <table:table-cell office:value-type="float" office:value="0.00003398" calcext:value-type="float">
            <text:p>0.00003398</text:p>
          </table:table-cell>
          <table:table-cell office:value-type="float" office:value="-0.00110116" calcext:value-type="float">
            <text:p>-0.001101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7341265" calcext:value-type="float">
            <text:p>-0.0167341265</text:p>
          </table:table-cell>
          <table:table-cell office:value-type="float" office:value="-9.8019602966" calcext:value-type="float">
            <text:p>-9.8019602966</text:p>
          </table:table-cell>
          <table:table-cell office:value-type="float" office:value="-0.1471881568" calcext:value-type="float">
            <text:p>-0.1471881568</text:p>
          </table:table-cell>
          <table:table-cell office:value-type="float" office:value="143" calcext:value-type="float">
            <text:p>143</text:p>
          </table:table-cell>
          <table:table-cell table:formula="of:=[.H144]/[.I144]" office:value-type="float" office:value="0.00170722243241534" calcext:value-type="float">
            <text:p>0.0017072224</text:p>
          </table:table-cell>
          <table:table-cell table:formula="of:=[.D144]/[.L144]" office:value-type="float" office:value="0.0199036747378758" calcext:value-type="float">
            <text:p>0.0199036747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-0.0001626105" calcext:value-type="float">
            <text:p>-0.0001626105</text:p>
          </table:table-cell>
          <table:table-cell office:value-type="float" office:value="0" calcext:value-type="float">
            <text:p>0</text:p>
          </table:table-cell>
          <table:table-cell office:value-type="float" office:value="0.00003398" calcext:value-type="float">
            <text:p>0.00003398</text:p>
          </table:table-cell>
          <table:table-cell office:value-type="float" office:value="-0.00131847" calcext:value-type="float">
            <text:p>-0.00131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0319628" calcext:value-type="float">
            <text:p>-0.0200319628</text:p>
          </table:table-cell>
          <table:table-cell office:value-type="float" office:value="-9.7996744728" calcext:value-type="float">
            <text:p>-9.7996744728</text:p>
          </table:table-cell>
          <table:table-cell office:value-type="float" office:value="-0.147643432" calcext:value-type="float">
            <text:p>-0.147643432</text:p>
          </table:table-cell>
          <table:table-cell office:value-type="float" office:value="144" calcext:value-type="float">
            <text:p>144</text:p>
          </table:table-cell>
          <table:table-cell table:formula="of:=[.H145]/[.I145]" office:value-type="float" office:value="0.0020441457372488" calcext:value-type="float">
            <text:p>0.0020441457</text:p>
          </table:table-cell>
          <table:table-cell table:formula="of:=[.D145]/[.L145]" office:value-type="float" office:value="0.0166230809187477" calcext:value-type="float">
            <text:p>0.0166230809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-0.0002509784" calcext:value-type="float">
            <text:p>-0.0002509784</text:p>
          </table:table-cell>
          <table:table-cell office:value-type="float" office:value="0" calcext:value-type="float">
            <text:p>0</text:p>
          </table:table-cell>
          <table:table-cell office:value-type="float" office:value="0.00003398" calcext:value-type="float">
            <text:p>0.00003398</text:p>
          </table:table-cell>
          <table:table-cell office:value-type="float" office:value="-0.00127207" calcext:value-type="float">
            <text:p>-0.001272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3266821" calcext:value-type="float">
            <text:p>-0.0193266821</text:p>
          </table:table-cell>
          <table:table-cell office:value-type="float" office:value="-9.7995794296" calcext:value-type="float">
            <text:p>-9.7995794296</text:p>
          </table:table-cell>
          <table:table-cell office:value-type="float" office:value="-0.1480729133" calcext:value-type="float">
            <text:p>-0.1480729133</text:p>
          </table:table-cell>
          <table:table-cell office:value-type="float" office:value="145" calcext:value-type="float">
            <text:p>145</text:p>
          </table:table-cell>
          <table:table-cell table:formula="of:=[.H146]/[.I146]" office:value-type="float" office:value="0.0019721950558024" calcext:value-type="float">
            <text:p>0.0019721951</text:p>
          </table:table-cell>
          <table:table-cell table:formula="of:=[.D146]/[.L146]" office:value-type="float" office:value="0.0172295331032432" calcext:value-type="float">
            <text:p>0.0172295331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-0.0001823564" calcext:value-type="float">
            <text:p>-0.0001823564</text:p>
          </table:table-cell>
          <table:table-cell office:value-type="float" office:value="0" calcext:value-type="float">
            <text:p>0</text:p>
          </table:table-cell>
          <table:table-cell office:value-type="float" office:value="0.00003365" calcext:value-type="float">
            <text:p>0.00003365</text:p>
          </table:table-cell>
          <table:table-cell office:value-type="float" office:value="-0.00116691" calcext:value-type="float">
            <text:p>-0.001166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7305651" calcext:value-type="float">
            <text:p>-0.0177305651</text:p>
          </table:table-cell>
          <table:table-cell office:value-type="float" office:value="-9.8004182053" calcext:value-type="float">
            <text:p>-9.8004182053</text:p>
          </table:table-cell>
          <table:table-cell office:value-type="float" office:value="-0.1484583467" calcext:value-type="float">
            <text:p>-0.1484583467</text:p>
          </table:table-cell>
          <table:table-cell office:value-type="float" office:value="146" calcext:value-type="float">
            <text:p>146</text:p>
          </table:table-cell>
          <table:table-cell table:formula="of:=[.H147]/[.I147]" office:value-type="float" office:value="0.00180916413244605" calcext:value-type="float">
            <text:p>0.0018091641</text:p>
          </table:table-cell>
          <table:table-cell table:formula="of:=[.D147]/[.L147]" office:value-type="float" office:value="0.0185997496835758" calcext:value-type="float">
            <text:p>0.0185997497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-0.0002260222" calcext:value-type="float">
            <text:p>-0.0002260222</text:p>
          </table:table-cell>
          <table:table-cell office:value-type="float" office:value="0" calcext:value-type="float">
            <text:p>0</text:p>
          </table:table-cell>
          <table:table-cell office:value-type="float" office:value="0.00003365" calcext:value-type="float">
            <text:p>0.00003365</text:p>
          </table:table-cell>
          <table:table-cell office:value-type="float" office:value="-0.00090088" calcext:value-type="float">
            <text:p>-0.000900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6904343" calcext:value-type="float">
            <text:p>-0.0136904343</text:p>
          </table:table-cell>
          <table:table-cell office:value-type="float" office:value="-9.80193367" calcext:value-type="float">
            <text:p>-9.80193367</text:p>
          </table:table-cell>
          <table:table-cell office:value-type="float" office:value="-0.1487496346" calcext:value-type="float">
            <text:p>-0.1487496346</text:p>
          </table:table-cell>
          <table:table-cell office:value-type="float" office:value="147" calcext:value-type="float">
            <text:p>147</text:p>
          </table:table-cell>
          <table:table-cell table:formula="of:=[.H148]/[.I148]" office:value-type="float" office:value="0.00139670750291866" calcext:value-type="float">
            <text:p>0.0013967075</text:p>
          </table:table-cell>
          <table:table-cell table:formula="of:=[.D148]/[.L148]" office:value-type="float" office:value="0.0240923743372772" calcext:value-type="float">
            <text:p>0.0240923743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-0.00019613" calcext:value-type="float">
            <text:p>-0.00019613</text:p>
          </table:table-cell>
          <table:table-cell office:value-type="float" office:value="0" calcext:value-type="float">
            <text:p>0</text:p>
          </table:table-cell>
          <table:table-cell office:value-type="float" office:value="0.00003585" calcext:value-type="float">
            <text:p>0.00003585</text:p>
          </table:table-cell>
          <table:table-cell office:value-type="float" office:value="-0.00081098" calcext:value-type="float">
            <text:p>-0.000810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3248666" calcext:value-type="float">
            <text:p>-0.0123248666</text:p>
          </table:table-cell>
          <table:table-cell office:value-type="float" office:value="-9.8023431969" calcext:value-type="float">
            <text:p>-9.8023431969</text:p>
          </table:table-cell>
          <table:table-cell office:value-type="float" office:value="-0.1490064114" calcext:value-type="float">
            <text:p>-0.1490064114</text:p>
          </table:table-cell>
          <table:table-cell office:value-type="float" office:value="148" calcext:value-type="float">
            <text:p>148</text:p>
          </table:table-cell>
          <table:table-cell table:formula="of:=[.H149]/[.I149]" office:value-type="float" office:value="0.00125733881710016" calcext:value-type="float">
            <text:p>0.0012573388</text:p>
          </table:table-cell>
          <table:table-cell table:formula="of:=[.D149]/[.L149]" office:value-type="float" office:value="0.0285126009890334" calcext:value-type="float">
            <text:p>0.028512601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-0.00021434" calcext:value-type="float">
            <text:p>-0.00021434</text:p>
          </table:table-cell>
          <table:table-cell office:value-type="float" office:value="0" calcext:value-type="float">
            <text:p>0</text:p>
          </table:table-cell>
          <table:table-cell office:value-type="float" office:value="0.00003585" calcext:value-type="float">
            <text:p>0.00003585</text:p>
          </table:table-cell>
          <table:table-cell office:value-type="float" office:value="-0.00060541" calcext:value-type="float">
            <text:p>-0.000605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2012265" calcext:value-type="float">
            <text:p>-0.0092012265</text:p>
          </table:table-cell>
          <table:table-cell office:value-type="float" office:value="-9.8028588486" calcext:value-type="float">
            <text:p>-9.8028588486</text:p>
          </table:table-cell>
          <table:table-cell office:value-type="float" office:value="-0.149194181" calcext:value-type="float">
            <text:p>-0.149194181</text:p>
          </table:table-cell>
          <table:table-cell office:value-type="float" office:value="149" calcext:value-type="float">
            <text:p>149</text:p>
          </table:table-cell>
          <table:table-cell table:formula="of:=[.H150]/[.I150]" office:value-type="float" office:value="0.00093862684775004" calcext:value-type="float">
            <text:p>0.0009386268</text:p>
          </table:table-cell>
          <table:table-cell table:formula="of:=[.D150]/[.L150]" office:value-type="float" office:value="0.0381940918118155" calcext:value-type="float">
            <text:p>0.0381940918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-0.0002309081" calcext:value-type="float">
            <text:p>-0.0002309081</text:p>
          </table:table-cell>
          <table:table-cell office:value-type="float" office:value="0" calcext:value-type="float">
            <text:p>0</text:p>
          </table:table-cell>
          <table:table-cell office:value-type="float" office:value="0.00003585" calcext:value-type="float">
            <text:p>0.00003585</text:p>
          </table:table-cell>
          <table:table-cell office:value-type="float" office:value="-0.0004077" calcext:value-type="float">
            <text:p>-0.00040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1968383" calcext:value-type="float">
            <text:p>-0.0061968383</text:p>
          </table:table-cell>
          <table:table-cell office:value-type="float" office:value="-9.8037181473" calcext:value-type="float">
            <text:p>-9.8037181473</text:p>
          </table:table-cell>
          <table:table-cell office:value-type="float" office:value="-0.1493181288" calcext:value-type="float">
            <text:p>-0.1493181288</text:p>
          </table:table-cell>
          <table:table-cell office:value-type="float" office:value="150" calcext:value-type="float">
            <text:p>150</text:p>
          </table:table-cell>
          <table:table-cell table:formula="of:=[.H151]/[.I151]" office:value-type="float" office:value="0.000632090621832763" calcext:value-type="float">
            <text:p>0.0006320906</text:p>
          </table:table-cell>
          <table:table-cell table:formula="of:=[.D151]/[.L151]" office:value-type="float" office:value="0.0567165510161375" calcext:value-type="float">
            <text:p>0.056716551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0002141636" calcext:value-type="float">
            <text:p>-0.0002141636</text:p>
          </table:table-cell>
          <table:table-cell office:value-type="float" office:value="0" calcext:value-type="float">
            <text:p>0</text:p>
          </table:table-cell>
          <table:table-cell office:value-type="float" office:value="0.00003033" calcext:value-type="float">
            <text:p>0.00003033</text:p>
          </table:table-cell>
          <table:table-cell office:value-type="float" office:value="-0.00027499" calcext:value-type="float">
            <text:p>-0.000274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1801974" calcext:value-type="float">
            <text:p>-0.0041801974</text:p>
          </table:table-cell>
          <table:table-cell office:value-type="float" office:value="-9.8048781013" calcext:value-type="float">
            <text:p>-9.8048781013</text:p>
          </table:table-cell>
          <table:table-cell office:value-type="float" office:value="-0.1494000852" calcext:value-type="float">
            <text:p>-0.1494000852</text:p>
          </table:table-cell>
          <table:table-cell office:value-type="float" office:value="151" calcext:value-type="float">
            <text:p>151</text:p>
          </table:table-cell>
          <table:table-cell table:formula="of:=[.H152]/[.I152]" office:value-type="float" office:value="0.000426338538512351" calcext:value-type="float">
            <text:p>0.0004263385</text:p>
          </table:table-cell>
          <table:table-cell table:formula="of:=[.D152]/[.L152]" office:value-type="float" office:value="0.0711406482412598" calcext:value-type="float">
            <text:p>0.0711406482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-0.0002256018" calcext:value-type="float">
            <text:p>-0.0002256018</text:p>
          </table:table-cell>
          <table:table-cell office:value-type="float" office:value="0" calcext:value-type="float">
            <text:p>0</text:p>
          </table:table-cell>
          <table:table-cell office:value-type="float" office:value="0.00003033" calcext:value-type="float">
            <text:p>0.00003033</text:p>
          </table:table-cell>
          <table:table-cell office:value-type="float" office:value="-0.00033158" calcext:value-type="float">
            <text:p>-0.000331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0398296" calcext:value-type="float">
            <text:p>-0.0050398296</text:p>
          </table:table-cell>
          <table:table-cell office:value-type="float" office:value="-9.8037360191" calcext:value-type="float">
            <text:p>-9.8037360191</text:p>
          </table:table-cell>
          <table:table-cell office:value-type="float" office:value="-0.1494970024" calcext:value-type="float">
            <text:p>-0.1494970024</text:p>
          </table:table-cell>
          <table:table-cell office:value-type="float" office:value="152" calcext:value-type="float">
            <text:p>152</text:p>
          </table:table-cell>
          <table:table-cell table:formula="of:=[.H153]/[.I153]" office:value-type="float" office:value="0.000514072348559898" calcext:value-type="float">
            <text:p>0.0005140723</text:p>
          </table:table-cell>
          <table:table-cell table:formula="of:=[.D153]/[.L153]" office:value-type="float" office:value="0.0589994775734686" calcext:value-type="float">
            <text:p>0.0589994776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0.0001506803" calcext:value-type="float">
            <text:p>-0.0001506803</text:p>
          </table:table-cell>
          <table:table-cell office:value-type="float" office:value="0" calcext:value-type="float">
            <text:p>0</text:p>
          </table:table-cell>
          <table:table-cell office:value-type="float" office:value="0.00003033" calcext:value-type="float">
            <text:p>0.00003033</text:p>
          </table:table-cell>
          <table:table-cell office:value-type="float" office:value="-0.00028125" calcext:value-type="float">
            <text:p>-0.000281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749323" calcext:value-type="float">
            <text:p>-0.0042749323</text:p>
          </table:table-cell>
          <table:table-cell office:value-type="float" office:value="-9.8039082146" calcext:value-type="float">
            <text:p>-9.8039082146</text:p>
          </table:table-cell>
          <table:table-cell office:value-type="float" office:value="-0.1495776772" calcext:value-type="float">
            <text:p>-0.1495776772</text:p>
          </table:table-cell>
          <table:table-cell office:value-type="float" office:value="153" calcext:value-type="float">
            <text:p>153</text:p>
          </table:table-cell>
          <table:table-cell table:formula="of:=[.H154]/[.I154]" office:value-type="float" office:value="0.000436043688539817" calcext:value-type="float">
            <text:p>0.0004360437</text:p>
          </table:table-cell>
          <table:table-cell table:formula="of:=[.D154]/[.L154]" office:value-type="float" office:value="0.0695572503332551" calcext:value-type="float">
            <text:p>0.0695572503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-0.0002116915" calcext:value-type="float">
            <text:p>-0.0002116915</text:p>
          </table:table-cell>
          <table:table-cell office:value-type="float" office:value="0" calcext:value-type="float">
            <text:p>0</text:p>
          </table:table-cell>
          <table:table-cell office:value-type="float" office:value="0.00002707" calcext:value-type="float">
            <text:p>0.00002707</text:p>
          </table:table-cell>
          <table:table-cell office:value-type="float" office:value="0.00006634" calcext:value-type="float">
            <text:p>0.000066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084135" calcext:value-type="float">
            <text:p>0.0010084135</text:p>
          </table:table-cell>
          <table:table-cell office:value-type="float" office:value="-9.8050439835" calcext:value-type="float">
            <text:p>-9.8050439835</text:p>
          </table:table-cell>
          <table:table-cell office:value-type="float" office:value="-0.1495590061" calcext:value-type="float">
            <text:p>-0.1495590061</text:p>
          </table:table-cell>
          <table:table-cell office:value-type="float" office:value="154" calcext:value-type="float">
            <text:p>154</text:p>
          </table:table-cell>
          <table:table-cell table:formula="of:=[.H155]/[.I155]" office:value-type="float" office:value="-0.000102846402494162" calcext:value-type="float">
            <text:p>-0.0001028464</text:p>
          </table:table-cell>
          <table:table-cell table:formula="of:=[.D155]/[.L155]" office:value-type="float" office:value="-0.263208039790567" calcext:value-type="float">
            <text:p>-0.2632080398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0.0001722969" calcext:value-type="float">
            <text:p>-0.0001722969</text:p>
          </table:table-cell>
          <table:table-cell office:value-type="float" office:value="0" calcext:value-type="float">
            <text:p>0</text:p>
          </table:table-cell>
          <table:table-cell office:value-type="float" office:value="0.00002707" calcext:value-type="float">
            <text:p>0.00002707</text:p>
          </table:table-cell>
          <table:table-cell office:value-type="float" office:value="0.00006803" calcext:value-type="float">
            <text:p>0.000068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342163" calcext:value-type="float">
            <text:p>0.0010342163</text:p>
          </table:table-cell>
          <table:table-cell office:value-type="float" office:value="-9.8049001312" calcext:value-type="float">
            <text:p>-9.8049001312</text:p>
          </table:table-cell>
          <table:table-cell office:value-type="float" office:value="-0.1495402008" calcext:value-type="float">
            <text:p>-0.1495402008</text:p>
          </table:table-cell>
          <table:table-cell office:value-type="float" office:value="155" calcext:value-type="float">
            <text:p>155</text:p>
          </table:table-cell>
          <table:table-cell table:formula="of:=[.H156]/[.I156]" office:value-type="float" office:value="-0.000105479534330904" calcext:value-type="float">
            <text:p>-0.0001054795</text:p>
          </table:table-cell>
          <table:table-cell table:formula="of:=[.D156]/[.L156]" office:value-type="float" office:value="-0.256637462155242" calcext:value-type="float">
            <text:p>-0.2566374622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-0.0001555518" calcext:value-type="float">
            <text:p>-0.0001555518</text:p>
          </table:table-cell>
          <table:table-cell office:value-type="float" office:value="0" calcext:value-type="float">
            <text:p>0</text:p>
          </table:table-cell>
          <table:table-cell office:value-type="float" office:value="0.00002927" calcext:value-type="float">
            <text:p>0.00002927</text:p>
          </table:table-cell>
          <table:table-cell office:value-type="float" office:value="-0.00008072" calcext:value-type="float">
            <text:p>-0.000080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267476" calcext:value-type="float">
            <text:p>-0.0012267476</text:p>
          </table:table-cell>
          <table:table-cell office:value-type="float" office:value="-9.8024017334" calcext:value-type="float">
            <text:p>-9.8024017334</text:p>
          </table:table-cell>
          <table:table-cell office:value-type="float" office:value="-0.1495621204" calcext:value-type="float">
            <text:p>-0.1495621204</text:p>
          </table:table-cell>
          <table:table-cell office:value-type="float" office:value="156" calcext:value-type="float">
            <text:p>156</text:p>
          </table:table-cell>
          <table:table-cell table:formula="of:=[.H157]/[.I157]" office:value-type="float" office:value="0.000125147655989253" calcext:value-type="float">
            <text:p>0.0001251477</text:p>
          </table:table-cell>
          <table:table-cell table:formula="of:=[.D157]/[.L157]" office:value-type="float" office:value="0.233883725337321" calcext:value-type="float">
            <text:p>0.2338837253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0.000175767" calcext:value-type="float">
            <text:p>-0.000175767</text:p>
          </table:table-cell>
          <table:table-cell office:value-type="float" office:value="0" calcext:value-type="float">
            <text:p>0</text:p>
          </table:table-cell>
          <table:table-cell office:value-type="float" office:value="0.00002375" calcext:value-type="float">
            <text:p>0.00002375</text:p>
          </table:table-cell>
          <table:table-cell office:value-type="float" office:value="0.00000396" calcext:value-type="float">
            <text:p>0.000003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0602188" calcext:value-type="float">
            <text:p>6.02188E-05</text:p>
          </table:table-cell>
          <table:table-cell office:value-type="float" office:value="-9.8021387863" calcext:value-type="float">
            <text:p>-9.8021387863</text:p>
          </table:table-cell>
          <table:table-cell office:value-type="float" office:value="-0.1495610625" calcext:value-type="float">
            <text:p>-0.1495610625</text:p>
          </table:table-cell>
          <table:table-cell office:value-type="float" office:value="157" calcext:value-type="float">
            <text:p>157</text:p>
          </table:table-cell>
          <table:table-cell table:formula="of:=[.H158]/[.I158]" office:value-type="float" office:value="-0.0000061434347455032" calcext:value-type="float">
            <text:p>-6.1434347455032E-06</text:p>
          </table:table-cell>
          <table:table-cell table:formula="of:=[.D158]/[.L158]" office:value-type="float" office:value="-3.86591556415314" calcext:value-type="float">
            <text:p>-3.8659155642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0001885666" calcext:value-type="float">
            <text:p>-0.0001885666</text:p>
          </table:table-cell>
          <table:table-cell office:value-type="float" office:value="0" calcext:value-type="float">
            <text:p>0</text:p>
          </table:table-cell>
          <table:table-cell office:value-type="float" office:value="0.00002375" calcext:value-type="float">
            <text:p>0.00002375</text:p>
          </table:table-cell>
          <table:table-cell office:value-type="float" office:value="0.00001783" calcext:value-type="float">
            <text:p>0.000017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2709951" calcext:value-type="float">
            <text:p>0.0002709951</text:p>
          </table:table-cell>
          <table:table-cell office:value-type="float" office:value="-9.8032800865" calcext:value-type="float">
            <text:p>-9.8032800865</text:p>
          </table:table-cell>
          <table:table-cell office:value-type="float" office:value="-0.1495563835" calcext:value-type="float">
            <text:p>-0.1495563835</text:p>
          </table:table-cell>
          <table:table-cell office:value-type="float" office:value="158" calcext:value-type="float">
            <text:p>158</text:p>
          </table:table-cell>
          <table:table-cell table:formula="of:=[.H159]/[.I159]" office:value-type="float" office:value="-0.0000276433089342397" calcext:value-type="float">
            <text:p>-2.76433089342397E-05</text:p>
          </table:table-cell>
          <table:table-cell table:formula="of:=[.D159]/[.L159]" office:value-type="float" office:value="-0.859159084626899" calcext:value-type="float">
            <text:p>-0.8591590846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-0.0001067218" calcext:value-type="float">
            <text:p>-0.0001067218</text:p>
          </table:table-cell>
          <table:table-cell office:value-type="float" office:value="0" calcext:value-type="float">
            <text:p>0</text:p>
          </table:table-cell>
          <table:table-cell office:value-type="float" office:value="0.00001856" calcext:value-type="float">
            <text:p>0.00001856</text:p>
          </table:table-cell>
          <table:table-cell office:value-type="float" office:value="0.00012923" calcext:value-type="float">
            <text:p>0.000129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9639626" calcext:value-type="float">
            <text:p>0.0019639626</text:p>
          </table:table-cell>
          <table:table-cell office:value-type="float" office:value="-9.802183342" calcext:value-type="float">
            <text:p>-9.802183342</text:p>
          </table:table-cell>
          <table:table-cell office:value-type="float" office:value="-0.1495230943" calcext:value-type="float">
            <text:p>-0.1495230943</text:p>
          </table:table-cell>
          <table:table-cell office:value-type="float" office:value="159" calcext:value-type="float">
            <text:p>159</text:p>
          </table:table-cell>
          <table:table-cell table:formula="of:=[.H160]/[.I160]" office:value-type="float" office:value="-0.000200359708799252" calcext:value-type="float">
            <text:p>-0.0002003597</text:p>
          </table:table-cell>
          <table:table-cell table:formula="of:=[.D160]/[.L160]" office:value-type="float" office:value="-0.092633394763994" calcext:value-type="float">
            <text:p>-0.0926333948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0.0001733232" calcext:value-type="float">
            <text:p>-0.0001733232</text:p>
          </table:table-cell>
          <table:table-cell office:value-type="float" office:value="0" calcext:value-type="float">
            <text:p>0</text:p>
          </table:table-cell>
          <table:table-cell office:value-type="float" office:value="0.00001856" calcext:value-type="float">
            <text:p>0.00001856</text:p>
          </table:table-cell>
          <table:table-cell office:value-type="float" office:value="0.00027354" calcext:value-type="float">
            <text:p>0.000273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156555" calcext:value-type="float">
            <text:p>0.004156555</text:p>
          </table:table-cell>
          <table:table-cell office:value-type="float" office:value="-9.8008780479" calcext:value-type="float">
            <text:p>-9.8008780479</text:p>
          </table:table-cell>
          <table:table-cell office:value-type="float" office:value="-0.1494538188" calcext:value-type="float">
            <text:p>-0.1494538188</text:p>
          </table:table-cell>
          <table:table-cell office:value-type="float" office:value="160" calcext:value-type="float">
            <text:p>160</text:p>
          </table:table-cell>
          <table:table-cell table:formula="of:=[.H161]/[.I161]" office:value-type="float" office:value="-0.000424100267311316" calcext:value-type="float">
            <text:p>-0.0004241003</text:p>
          </table:table-cell>
          <table:table-cell table:formula="of:=[.D161]/[.L161]" office:value-type="float" office:value="-0.0437632357971984" calcext:value-type="float">
            <text:p>-0.0437632358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000664505" calcext:value-type="float">
            <text:p>-6.64505E-05</text:p>
          </table:table-cell>
          <table:table-cell office:value-type="float" office:value="0" calcext:value-type="float">
            <text:p>0</text:p>
          </table:table-cell>
          <table:table-cell office:value-type="float" office:value="0.00001603" calcext:value-type="float">
            <text:p>0.00001603</text:p>
          </table:table-cell>
          <table:table-cell office:value-type="float" office:value="0.00033827" calcext:value-type="float">
            <text:p>0.000338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1401729" calcext:value-type="float">
            <text:p>0.0051401729</text:p>
          </table:table-cell>
          <table:table-cell office:value-type="float" office:value="-9.8011876106" calcext:value-type="float">
            <text:p>-9.8011876106</text:p>
          </table:table-cell>
          <table:table-cell office:value-type="float" office:value="-0.1493695527" calcext:value-type="float">
            <text:p>-0.1493695527</text:p>
          </table:table-cell>
          <table:table-cell office:value-type="float" office:value="161" calcext:value-type="float">
            <text:p>161</text:p>
          </table:table-cell>
          <table:table-cell table:formula="of:=[.H162]/[.I162]" office:value-type="float" office:value="-0.000524443884171842" calcext:value-type="float">
            <text:p>-0.0005244439</text:p>
          </table:table-cell>
          <table:table-cell table:formula="of:=[.D162]/[.L162]" office:value-type="float" office:value="-0.0305657106199517" calcext:value-type="float">
            <text:p>-0.0305657106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-0.0001455946" calcext:value-type="float">
            <text:p>-0.0001455946</text:p>
          </table:table-cell>
          <table:table-cell office:value-type="float" office:value="0" calcext:value-type="float">
            <text:p>0</text:p>
          </table:table-cell>
          <table:table-cell office:value-type="float" office:value="0.0000131" calcext:value-type="float">
            <text:p>0.0000131</text:p>
          </table:table-cell>
          <table:table-cell office:value-type="float" office:value="0.00037611" calcext:value-type="float">
            <text:p>0.000376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7142928" calcext:value-type="float">
            <text:p>0.0057142928</text:p>
          </table:table-cell>
          <table:table-cell office:value-type="float" office:value="-9.7995832634" calcext:value-type="float">
            <text:p>-9.7995832634</text:p>
          </table:table-cell>
          <table:table-cell office:value-type="float" office:value="-0.149277389" calcext:value-type="float">
            <text:p>-0.149277389</text:p>
          </table:table-cell>
          <table:table-cell office:value-type="float" office:value="162" calcext:value-type="float">
            <text:p>162</text:p>
          </table:table-cell>
          <table:table-cell table:formula="of:=[.H163]/[.I163]" office:value-type="float" office:value="-0.000583115898544588" calcext:value-type="float">
            <text:p>-0.0005831159</text:p>
          </table:table-cell>
          <table:table-cell table:formula="of:=[.D163]/[.L163]" office:value-type="float" office:value="-0.0224655167741037" calcext:value-type="float">
            <text:p>-0.0224655168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-0.0000648525" calcext:value-type="float">
            <text:p>-6.485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1225" calcext:value-type="float">
            <text:p>0.00001225</text:p>
          </table:table-cell>
          <table:table-cell office:value-type="float" office:value="0.00031061" calcext:value-type="float">
            <text:p>0.000310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7181791" calcext:value-type="float">
            <text:p>0.0047181791</text:p>
          </table:table-cell>
          <table:table-cell office:value-type="float" office:value="-9.7975783157" calcext:value-type="float">
            <text:p>-9.7975783157</text:p>
          </table:table-cell>
          <table:table-cell office:value-type="float" office:value="-0.1492024958" calcext:value-type="float">
            <text:p>-0.1492024958</text:p>
          </table:table-cell>
          <table:table-cell office:value-type="float" office:value="163" calcext:value-type="float">
            <text:p>163</text:p>
          </table:table-cell>
          <table:table-cell table:formula="of:=[.H164]/[.I164]" office:value-type="float" office:value="-0.000481565846984802" calcext:value-type="float">
            <text:p>-0.0004815658</text:p>
          </table:table-cell>
          <table:table-cell table:formula="of:=[.D164]/[.L164]" office:value-type="float" office:value="-0.025437850455343" calcext:value-type="float">
            <text:p>-0.025437850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-0.0000841147" calcext:value-type="float">
            <text:p>-8.411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32" calcext:value-type="float">
            <text:p>0.00000932</text:p>
          </table:table-cell>
          <table:table-cell office:value-type="float" office:value="0.00028776" calcext:value-type="float">
            <text:p>0.000287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3711847" calcext:value-type="float">
            <text:p>0.0043711847</text:p>
          </table:table-cell>
          <table:table-cell office:value-type="float" office:value="-9.7979649734" calcext:value-type="float">
            <text:p>-9.7979649734</text:p>
          </table:table-cell>
          <table:table-cell office:value-type="float" office:value="-0.1491341889" calcext:value-type="float">
            <text:p>-0.1491341889</text:p>
          </table:table-cell>
          <table:table-cell office:value-type="float" office:value="164" calcext:value-type="float">
            <text:p>164</text:p>
          </table:table-cell>
          <table:table-cell table:formula="of:=[.H165]/[.I165]" office:value-type="float" office:value="-0.000446131896967085" calcext:value-type="float">
            <text:p>-0.0004461319</text:p>
          </table:table-cell>
          <table:table-cell table:formula="of:=[.D165]/[.L165]" office:value-type="float" office:value="-0.020890682919916" calcext:value-type="float">
            <text:p>-0.0208906829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-0.0000701086" calcext:value-type="float">
            <text:p>-7.010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32" calcext:value-type="float">
            <text:p>0.00000932</text:p>
          </table:table-cell>
          <table:table-cell office:value-type="float" office:value="0.00030206" calcext:value-type="float">
            <text:p>0.000302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5891175" calcext:value-type="float">
            <text:p>0.0045891175</text:p>
          </table:table-cell>
          <table:table-cell office:value-type="float" office:value="-9.7993114853" calcext:value-type="float">
            <text:p>-9.7993114853</text:p>
          </table:table-cell>
          <table:table-cell office:value-type="float" office:value="-0.1490635872" calcext:value-type="float">
            <text:p>-0.1490635872</text:p>
          </table:table-cell>
          <table:table-cell office:value-type="float" office:value="165" calcext:value-type="float">
            <text:p>165</text:p>
          </table:table-cell>
          <table:table-cell table:formula="of:=[.H166]/[.I166]" office:value-type="float" office:value="-0.000468310197801566" calcext:value-type="float">
            <text:p>-0.0004683102</text:p>
          </table:table-cell>
          <table:table-cell table:formula="of:=[.D166]/[.L166]" office:value-type="float" office:value="-0.0199013389922999" calcext:value-type="float">
            <text:p>-0.019901339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-0.0000428013" calcext:value-type="float">
            <text:p>-4.280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712" calcext:value-type="float">
            <text:p>0.00000712</text:p>
          </table:table-cell>
          <table:table-cell office:value-type="float" office:value="0.00033059" calcext:value-type="float">
            <text:p>0.000330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0220514" calcext:value-type="float">
            <text:p>0.0050220514</text:p>
          </table:table-cell>
          <table:table-cell office:value-type="float" office:value="-9.7983461189" calcext:value-type="float">
            <text:p>-9.7983461189</text:p>
          </table:table-cell>
          <table:table-cell office:value-type="float" office:value="-0.1489875019" calcext:value-type="float">
            <text:p>-0.1489875019</text:p>
          </table:table-cell>
          <table:table-cell office:value-type="float" office:value="166" calcext:value-type="float">
            <text:p>166</text:p>
          </table:table-cell>
          <table:table-cell table:formula="of:=[.H167]/[.I167]" office:value-type="float" office:value="-0.000512540722593273" calcext:value-type="float">
            <text:p>-0.0005125407</text:p>
          </table:table-cell>
          <table:table-cell table:formula="of:=[.D167]/[.L167]" office:value-type="float" office:value="-0.0138915791197533" calcext:value-type="float">
            <text:p>-0.013891579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-0.0000678889" calcext:value-type="float">
            <text:p>-6.7888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0.00057284" calcext:value-type="float">
            <text:p>0.000572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703044" calcext:value-type="float">
            <text:p>0.008703044</text:p>
          </table:table-cell>
          <table:table-cell office:value-type="float" office:value="-9.7992723656" calcext:value-type="float">
            <text:p>-9.7992723656</text:p>
          </table:table-cell>
          <table:table-cell office:value-type="float" office:value="-0.1488576084" calcext:value-type="float">
            <text:p>-0.1488576084</text:p>
          </table:table-cell>
          <table:table-cell office:value-type="float" office:value="167" calcext:value-type="float">
            <text:p>167</text:p>
          </table:table-cell>
          <table:table-cell table:formula="of:=[.H168]/[.I168]" office:value-type="float" office:value="-0.00088813165664746" calcext:value-type="float">
            <text:p>-0.0008881317</text:p>
          </table:table-cell>
          <table:table-cell table:formula="of:=[.D168]/[.L168]" office:value-type="float" office:value="-0.0109330637268956" calcext:value-type="float">
            <text:p>-0.010933063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-0.0000239815" calcext:value-type="float">
            <text:p>-2.3981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0.00077113" calcext:value-type="float">
            <text:p>0.000771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17159206" calcext:value-type="float">
            <text:p>0.0117159206</text:p>
          </table:table-cell>
          <table:table-cell office:value-type="float" office:value="-9.7996325874" calcext:value-type="float">
            <text:p>-9.7996325874</text:p>
          </table:table-cell>
          <table:table-cell office:value-type="float" office:value="-0.1486853212" calcext:value-type="float">
            <text:p>-0.1486853212</text:p>
          </table:table-cell>
          <table:table-cell office:value-type="float" office:value="168" calcext:value-type="float">
            <text:p>168</text:p>
          </table:table-cell>
          <table:table-cell table:formula="of:=[.H169]/[.I169]" office:value-type="float" office:value="-0.00119554692438815" calcext:value-type="float">
            <text:p>-0.0011955469</text:p>
          </table:table-cell>
          <table:table-cell table:formula="of:=[.D169]/[.L169]" office:value-type="float" office:value="-0.00812180584628185" calcext:value-type="float">
            <text:p>-0.0081218058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-0.0000887424" calcext:value-type="float">
            <text:p>-8.87424E-05</text:p>
          </table:table-cell>
          <table:table-cell office:value-type="float" office:value="0" calcext:value-type="float">
            <text:p>0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14561352" calcext:value-type="float">
            <text:p>0.0114561352</text:p>
          </table:table-cell>
          <table:table-cell office:value-type="float" office:value="-9.7999713135" calcext:value-type="float">
            <text:p>-9.7999713135</text:p>
          </table:table-cell>
          <table:table-cell office:value-type="float" office:value="-0.1485192776" calcext:value-type="float">
            <text:p>-0.1485192776</text:p>
          </table:table-cell>
          <table:table-cell office:value-type="float" office:value="169" calcext:value-type="float">
            <text:p>169</text:p>
          </table:table-cell>
          <table:table-cell table:formula="of:=[.H170]/[.I170]" office:value-type="float" office:value="-0.00116899680963541" calcext:value-type="float">
            <text:p>-0.0011689968</text:p>
          </table:table-cell>
          <table:table-cell table:formula="of:=[.D170]/[.L170]" office:value-type="float" office:value="-0.0105218422314054" calcext:value-type="float">
            <text:p>-0.0105218422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-0.0000413406" calcext:value-type="float">
            <text:p>-4.13406E-05</text:p>
          </table:table-cell>
          <table:table-cell office:value-type="float" office:value="0" calcext:value-type="float">
            <text:p>0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090856" calcext:value-type="float">
            <text:p>0.000908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38027929" calcext:value-type="float">
            <text:p>0.0138027929</text:p>
          </table:table-cell>
          <table:table-cell office:value-type="float" office:value="-9.7987604523" calcext:value-type="float">
            <text:p>-9.7987604523</text:p>
          </table:table-cell>
          <table:table-cell office:value-type="float" office:value="-0.1483221054" calcext:value-type="float">
            <text:p>-0.1483221054</text:p>
          </table:table-cell>
          <table:table-cell office:value-type="float" office:value="170" calcext:value-type="float">
            <text:p>170</text:p>
          </table:table-cell>
          <table:table-cell table:formula="of:=[.H171]/[.I171]" office:value-type="float" office:value="-0.00140862642445353" calcext:value-type="float">
            <text:p>-0.0014086264</text:p>
          </table:table-cell>
          <table:table-cell table:formula="of:=[.D171]/[.L171]" office:value-type="float" office:value="-0.00873191059494126" calcext:value-type="float">
            <text:p>-0.0087319106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-0.0001027889" calcext:value-type="float">
            <text:p>-0.0001027889</text:p>
          </table:table-cell>
          <table:table-cell office:value-type="float" office:value="0" calcext:value-type="float">
            <text:p>0</text:p>
          </table:table-cell>
          <table:table-cell office:value-type="float" office:value="0.00001009" calcext:value-type="float">
            <text:p>0.00001009</text:p>
          </table:table-cell>
          <table:table-cell office:value-type="float" office:value="0.00095634" calcext:value-type="float">
            <text:p>0.000956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45302941" calcext:value-type="float">
            <text:p>0.0145302941</text:p>
          </table:table-cell>
          <table:table-cell office:value-type="float" office:value="-9.7999374962" calcext:value-type="float">
            <text:p>-9.7999374962</text:p>
          </table:table-cell>
          <table:table-cell office:value-type="float" office:value="-0.1481174529" calcext:value-type="float">
            <text:p>-0.1481174529</text:p>
          </table:table-cell>
          <table:table-cell office:value-type="float" office:value="171" calcext:value-type="float">
            <text:p>171</text:p>
          </table:table-cell>
          <table:table-cell table:formula="of:=[.H172]/[.I172]" office:value-type="float" office:value="-0.00148269252795074" calcext:value-type="float">
            <text:p>-0.0014826925</text:p>
          </table:table-cell>
          <table:table-cell table:formula="of:=[.D172]/[.L172]" office:value-type="float" office:value="-0.00680518705651374" calcext:value-type="float">
            <text:p>-0.0068051871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-0.0000587121" calcext:value-type="float">
            <text:p>-5.8712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302" calcext:value-type="float">
            <text:p>0.00001302</text:p>
          </table:table-cell>
          <table:table-cell office:value-type="float" office:value="0.00086954" calcext:value-type="float">
            <text:p>0.000869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32118754" calcext:value-type="float">
            <text:p>0.0132118754</text:p>
          </table:table-cell>
          <table:table-cell office:value-type="float" office:value="-9.8002403069" calcext:value-type="float">
            <text:p>-9.8002403069</text:p>
          </table:table-cell>
          <table:table-cell office:value-type="float" office:value="-0.1479339451" calcext:value-type="float">
            <text:p>-0.1479339451</text:p>
          </table:table-cell>
          <table:table-cell office:value-type="float" office:value="172" calcext:value-type="float">
            <text:p>172</text:p>
          </table:table-cell>
          <table:table-cell table:formula="of:=[.H173]/[.I173]" office:value-type="float" office:value="-0.00134811749368003" calcext:value-type="float">
            <text:p>-0.0013481175</text:p>
          </table:table-cell>
          <table:table-cell table:formula="of:=[.D173]/[.L173]" office:value-type="float" office:value="-0.00965791191126719" calcext:value-type="float">
            <text:p>-0.0096579119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0000588644" calcext:value-type="float">
            <text:p>-5.886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1302" calcext:value-type="float">
            <text:p>0.00001302</text:p>
          </table:table-cell>
          <table:table-cell office:value-type="float" office:value="0.00109522" calcext:value-type="float">
            <text:p>0.001095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66443239" calcext:value-type="float">
            <text:p>0.0166443239</text:p>
          </table:table-cell>
          <table:table-cell office:value-type="float" office:value="-9.8022361946" calcext:value-type="float">
            <text:p>-9.8022361946</text:p>
          </table:table-cell>
          <table:table-cell office:value-type="float" office:value="-0.1477059424" calcext:value-type="float">
            <text:p>-0.1477059424</text:p>
          </table:table-cell>
          <table:table-cell office:value-type="float" office:value="173" calcext:value-type="float">
            <text:p>173</text:p>
          </table:table-cell>
          <table:table-cell table:formula="of:=[.H174]/[.I174]" office:value-type="float" office:value="-0.00169801294006456" calcext:value-type="float">
            <text:p>-0.0016980129</text:p>
          </table:table-cell>
          <table:table-cell table:formula="of:=[.D174]/[.L174]" office:value-type="float" office:value="-0.0076677860885471" calcext:value-type="float">
            <text:p>-0.0076677861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-0.0001016852" calcext:value-type="float">
            <text:p>-0.0001016852</text:p>
          </table:table-cell>
          <table:table-cell office:value-type="float" office:value="0" calcext:value-type="float">
            <text:p>0</text:p>
          </table:table-cell>
          <table:table-cell office:value-type="float" office:value="0.00001183" calcext:value-type="float">
            <text:p>0.00001183</text:p>
          </table:table-cell>
          <table:table-cell office:value-type="float" office:value="0.00124993" calcext:value-type="float">
            <text:p>0.001249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89974129" calcext:value-type="float">
            <text:p>0.0189974129</text:p>
          </table:table-cell>
          <table:table-cell office:value-type="float" office:value="-9.8032357025" calcext:value-type="float">
            <text:p>-9.8032357025</text:p>
          </table:table-cell>
          <table:table-cell office:value-type="float" office:value="-0.1474492103" calcext:value-type="float">
            <text:p>-0.1474492103</text:p>
          </table:table-cell>
          <table:table-cell office:value-type="float" office:value="174" calcext:value-type="float">
            <text:p>174</text:p>
          </table:table-cell>
          <table:table-cell table:formula="of:=[.H175]/[.I175]" office:value-type="float" office:value="-0.00193787168609598" calcext:value-type="float">
            <text:p>-0.0019378717</text:p>
          </table:table-cell>
          <table:table-cell table:formula="of:=[.D175]/[.L175]" office:value-type="float" office:value="-0.00610463535066793" calcext:value-type="float">
            <text:p>-0.006104635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-0.0000657655" calcext:value-type="float">
            <text:p>-6.57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01735" calcext:value-type="float">
            <text:p>0.00001735</text:p>
          </table:table-cell>
          <table:table-cell office:value-type="float" office:value="0.00117186" calcext:value-type="float">
            <text:p>0.001171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781309" calcext:value-type="float">
            <text:p>0.01781309</text:p>
          </table:table-cell>
          <table:table-cell office:value-type="float" office:value="-9.8044548798" calcext:value-type="float">
            <text:p>-9.8044548798</text:p>
          </table:table-cell>
          <table:table-cell office:value-type="float" office:value="-0.1472117007" calcext:value-type="float">
            <text:p>-0.1472117007</text:p>
          </table:table-cell>
          <table:table-cell office:value-type="float" office:value="175" calcext:value-type="float">
            <text:p>175</text:p>
          </table:table-cell>
          <table:table-cell table:formula="of:=[.H176]/[.I176]" office:value-type="float" office:value="-0.00181683634820943" calcext:value-type="float">
            <text:p>-0.0018168363</text:p>
          </table:table-cell>
          <table:table-cell table:formula="of:=[.D176]/[.L176]" office:value-type="float" office:value="-0.00954956676042899" calcext:value-type="float">
            <text:p>-0.0095495668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0000745921" calcext:value-type="float">
            <text:p>-7.4592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768" calcext:value-type="float">
            <text:p>0.00001768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5084606" calcext:value-type="float">
            <text:p>0.0195084606</text:p>
          </table:table-cell>
          <table:table-cell office:value-type="float" office:value="-9.8047628784" calcext:value-type="float">
            <text:p>-9.8047628784</text:p>
          </table:table-cell>
          <table:table-cell office:value-type="float" office:value="-0.1469550133" calcext:value-type="float">
            <text:p>-0.1469550133</text:p>
          </table:table-cell>
          <table:table-cell office:value-type="float" office:value="176" calcext:value-type="float">
            <text:p>176</text:p>
          </table:table-cell>
          <table:table-cell table:formula="of:=[.H177]/[.I177]" office:value-type="float" office:value="-0.00198969223855248" calcext:value-type="float">
            <text:p>-0.0019896922</text:p>
          </table:table-cell>
          <table:table-cell table:formula="of:=[.D177]/[.L177]" office:value-type="float" office:value="-0.00888579633444333" calcext:value-type="float">
            <text:p>-0.0088857963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-0.0001407452" calcext:value-type="float">
            <text:p>-0.0001407452</text:p>
          </table:table-cell>
          <table:table-cell office:value-type="float" office:value="0" calcext:value-type="float">
            <text:p>0</text:p>
          </table:table-cell>
          <table:table-cell office:value-type="float" office:value="0.00002579" calcext:value-type="float">
            <text:p>0.00002579</text:p>
          </table:table-cell>
          <table:table-cell office:value-type="float" office:value="0.00134154" calcext:value-type="float">
            <text:p>0.001341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03922793" calcext:value-type="float">
            <text:p>0.0203922793</text:p>
          </table:table-cell>
          <table:table-cell office:value-type="float" office:value="-9.8044034195" calcext:value-type="float">
            <text:p>-9.8044034195</text:p>
          </table:table-cell>
          <table:table-cell office:value-type="float" office:value="-0.1466901749" calcext:value-type="float">
            <text:p>-0.1466901749</text:p>
          </table:table-cell>
          <table:table-cell office:value-type="float" office:value="177" calcext:value-type="float">
            <text:p>177</text:p>
          </table:table-cell>
          <table:table-cell table:formula="of:=[.H178]/[.I178]" office:value-type="float" office:value="-0.00207991026352932" calcext:value-type="float">
            <text:p>-0.0020799103</text:p>
          </table:table-cell>
          <table:table-cell table:formula="of:=[.D178]/[.L178]" office:value-type="float" office:value="-0.0123995734105557" calcext:value-type="float">
            <text:p>-0.0123995734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-0.0000879361" calcext:value-type="float">
            <text:p>-8.79361E-05</text:p>
          </table:table-cell>
          <table:table-cell office:value-type="float" office:value="0" calcext:value-type="float">
            <text:p>0</text:p>
          </table:table-cell>
          <table:table-cell office:value-type="float" office:value="0.00002579" calcext:value-type="float">
            <text:p>0.00002579</text:p>
          </table:table-cell>
          <table:table-cell office:value-type="float" office:value="0.00142749" calcext:value-type="float">
            <text:p>0.001427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6973163" calcext:value-type="float">
            <text:p>0.0216973163</text:p>
          </table:table-cell>
          <table:table-cell office:value-type="float" office:value="-9.8037438011" calcext:value-type="float">
            <text:p>-9.8037438011</text:p>
          </table:table-cell>
          <table:table-cell office:value-type="float" office:value="-0.1464120001" calcext:value-type="float">
            <text:p>-0.1464120001</text:p>
          </table:table-cell>
          <table:table-cell office:value-type="float" office:value="178" calcext:value-type="float">
            <text:p>178</text:p>
          </table:table-cell>
          <table:table-cell table:formula="of:=[.H179]/[.I179]" office:value-type="float" office:value="-0.00221316639236998" calcext:value-type="float">
            <text:p>-0.0022131664</text:p>
          </table:table-cell>
          <table:table-cell table:formula="of:=[.D179]/[.L179]" office:value-type="float" office:value="-0.0116529873618688" calcext:value-type="float">
            <text:p>-0.011652987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-0.000221678" calcext:value-type="float">
            <text:p>-0.000221678</text:p>
          </table:table-cell>
          <table:table-cell office:value-type="float" office:value="0" calcext:value-type="float">
            <text:p>0</text:p>
          </table:table-cell>
          <table:table-cell office:value-type="float" office:value="0.00002579" calcext:value-type="float">
            <text:p>0.00002579</text:p>
          </table:table-cell>
          <table:table-cell office:value-type="float" office:value="0.00147535" calcext:value-type="float">
            <text:p>0.001475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24249001" calcext:value-type="float">
            <text:p>0.0224249001</text:p>
          </table:table-cell>
          <table:table-cell office:value-type="float" office:value="-9.8038179398" calcext:value-type="float">
            <text:p>-9.8038179398</text:p>
          </table:table-cell>
          <table:table-cell office:value-type="float" office:value="-0.1461281478" calcext:value-type="float">
            <text:p>-0.1461281478</text:p>
          </table:table-cell>
          <table:table-cell office:value-type="float" office:value="179" calcext:value-type="float">
            <text:p>179</text:p>
          </table:table-cell>
          <table:table-cell table:formula="of:=[.H180]/[.I180]" office:value-type="float" office:value="-0.0022873639879585" calcext:value-type="float">
            <text:p>-0.002287364</text:p>
          </table:table-cell>
          <table:table-cell table:formula="of:=[.D180]/[.L180]" office:value-type="float" office:value="-0.0112749873372877" calcext:value-type="float">
            <text:p>-0.0112749873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-0.0001178469" calcext:value-type="float">
            <text:p>-0.0001178469</text:p>
          </table:table-cell>
          <table:table-cell office:value-type="float" office:value="0" calcext:value-type="float">
            <text:p>0</text:p>
          </table:table-cell>
          <table:table-cell office:value-type="float" office:value="0.00003131" calcext:value-type="float">
            <text:p>0.00003131</text:p>
          </table:table-cell>
          <table:table-cell office:value-type="float" office:value="0.00149458" calcext:value-type="float">
            <text:p>0.001494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27153188" calcext:value-type="float">
            <text:p>0.0227153188</text:p>
          </table:table-cell>
          <table:table-cell office:value-type="float" office:value="-9.8030343056" calcext:value-type="float">
            <text:p>-9.8030343056</text:p>
          </table:table-cell>
          <table:table-cell office:value-type="float" office:value="-0.1458442062" calcext:value-type="float">
            <text:p>-0.1458442062</text:p>
          </table:table-cell>
          <table:table-cell office:value-type="float" office:value="180" calcext:value-type="float">
            <text:p>180</text:p>
          </table:table-cell>
          <table:table-cell table:formula="of:=[.H181]/[.I181]" office:value-type="float" office:value="-0.00231717222360671" calcext:value-type="float">
            <text:p>-0.0023171722</text:p>
          </table:table-cell>
          <table:table-cell table:formula="of:=[.D181]/[.L181]" office:value-type="float" office:value="-0.01351215920898" calcext:value-type="float">
            <text:p>-0.0135121592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-0.0001839119" calcext:value-type="float">
            <text:p>-0.0001839119</text:p>
          </table:table-cell>
          <table:table-cell office:value-type="float" office:value="0" calcext:value-type="float">
            <text:p>0</text:p>
          </table:table-cell>
          <table:table-cell office:value-type="float" office:value="0.00003098" calcext:value-type="float">
            <text:p>0.00003098</text:p>
          </table:table-cell>
          <table:table-cell office:value-type="float" office:value="0.00134121" calcext:value-type="float">
            <text:p>0.001341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03797147" calcext:value-type="float">
            <text:p>0.0203797147</text:p>
          </table:table-cell>
          <table:table-cell office:value-type="float" office:value="-9.8008176804" calcext:value-type="float">
            <text:p>-9.8008176804</text:p>
          </table:table-cell>
          <table:table-cell office:value-type="float" office:value="-0.1455926001" calcext:value-type="float">
            <text:p>-0.1455926001</text:p>
          </table:table-cell>
          <table:table-cell office:value-type="float" office:value="181" calcext:value-type="float">
            <text:p>181</text:p>
          </table:table-cell>
          <table:table-cell table:formula="of:=[.H182]/[.I182]" office:value-type="float" office:value="-0.00207938922695767" calcext:value-type="float">
            <text:p>-0.0020793892</text:p>
          </table:table-cell>
          <table:table-cell table:formula="of:=[.D182]/[.L182]" office:value-type="float" office:value="-0.014898605608978" calcext:value-type="float">
            <text:p>-0.0148986056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-0.0002127709" calcext:value-type="float">
            <text:p>-0.0002127709</text:p>
          </table:table-cell>
          <table:table-cell office:value-type="float" office:value="0" calcext:value-type="float">
            <text:p>0</text:p>
          </table:table-cell>
          <table:table-cell office:value-type="float" office:value="0.00003098" calcext:value-type="float">
            <text:p>0.00003098</text:p>
          </table:table-cell>
          <table:table-cell office:value-type="float" office:value="0.00099315" calcext:value-type="float">
            <text:p>0.000993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50883027" calcext:value-type="float">
            <text:p>0.0150883027</text:p>
          </table:table-cell>
          <table:table-cell office:value-type="float" office:value="-9.7990484238" calcext:value-type="float">
            <text:p>-9.7990484238</text:p>
          </table:table-cell>
          <table:table-cell office:value-type="float" office:value="-0.1454086006" calcext:value-type="float">
            <text:p>-0.1454086006</text:p>
          </table:table-cell>
          <table:table-cell office:value-type="float" office:value="182" calcext:value-type="float">
            <text:p>182</text:p>
          </table:table-cell>
          <table:table-cell table:formula="of:=[.H183]/[.I183]" office:value-type="float" office:value="-0.00153977223577684" calcext:value-type="float">
            <text:p>-0.0015397722</text:p>
          </table:table-cell>
          <table:table-cell table:formula="of:=[.D183]/[.L183]" office:value-type="float" office:value="-0.0201198588207886" calcext:value-type="float">
            <text:p>-0.0201198588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-0.0001741712" calcext:value-type="float">
            <text:p>-0.0001741712</text:p>
          </table:table-cell>
          <table:table-cell office:value-type="float" office:value="0" calcext:value-type="float">
            <text:p>0</text:p>
          </table:table-cell>
          <table:table-cell office:value-type="float" office:value="0.00003616" calcext:value-type="float">
            <text:p>0.00003616</text:p>
          </table:table-cell>
          <table:table-cell office:value-type="float" office:value="0.0013076" calcext:value-type="float">
            <text:p>0.00130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8703446" calcext:value-type="float">
            <text:p>0.0198703446</text:p>
          </table:table-cell>
          <table:table-cell office:value-type="float" office:value="-9.801441555" calcext:value-type="float">
            <text:p>-9.801441555</text:p>
          </table:table-cell>
          <table:table-cell office:value-type="float" office:value="-0.1451691836" calcext:value-type="float">
            <text:p>-0.1451691836</text:p>
          </table:table-cell>
          <table:table-cell office:value-type="float" office:value="183" calcext:value-type="float">
            <text:p>183</text:p>
          </table:table-cell>
          <table:table-cell table:formula="of:=[.H184]/[.I184]" office:value-type="float" office:value="-0.00202728797478403" calcext:value-type="float">
            <text:p>-0.002027288</text:p>
          </table:table-cell>
          <table:table-cell table:formula="of:=[.D184]/[.L184]" office:value-type="float" office:value="-0.0178366371476416" calcext:value-type="float">
            <text:p>-0.0178366371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-0.0002020026" calcext:value-type="float">
            <text:p>-0.0002020026</text:p>
          </table:table-cell>
          <table:table-cell office:value-type="float" office:value="0" calcext:value-type="float">
            <text:p>0</text:p>
          </table:table-cell>
          <table:table-cell office:value-type="float" office:value="0.00003616" calcext:value-type="float">
            <text:p>0.00003616</text:p>
          </table:table-cell>
          <table:table-cell office:value-type="float" office:value="0.00142667" calcext:value-type="float">
            <text:p>0.001426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6830628" calcext:value-type="float">
            <text:p>0.0216830628</text:p>
          </table:table-cell>
          <table:table-cell office:value-type="float" office:value="-9.8029415321" calcext:value-type="float">
            <text:p>-9.8029415321</text:p>
          </table:table-cell>
          <table:table-cell office:value-type="float" office:value="-0.1449110657" calcext:value-type="float">
            <text:p>-0.1449110657</text:p>
          </table:table-cell>
          <table:table-cell office:value-type="float" office:value="184" calcext:value-type="float">
            <text:p>184</text:p>
          </table:table-cell>
          <table:table-cell table:formula="of:=[.H185]/[.I185]" office:value-type="float" office:value="-0.0022118935147168" calcext:value-type="float">
            <text:p>-0.0022118935</text:p>
          </table:table-cell>
          <table:table-cell table:formula="of:=[.D185]/[.L185]" office:value-type="float" office:value="-0.0163479840957125" calcext:value-type="float">
            <text:p>-0.0163479841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0.0002485175" calcext:value-type="float">
            <text:p>-0.0002485175</text:p>
          </table:table-cell>
          <table:table-cell office:value-type="float" office:value="0" calcext:value-type="float">
            <text:p>0</text:p>
          </table:table-cell>
          <table:table-cell office:value-type="float" office:value="0.00003909" calcext:value-type="float">
            <text:p>0.00003909</text:p>
          </table:table-cell>
          <table:table-cell office:value-type="float" office:value="0.00138814" calcext:value-type="float">
            <text:p>0.001388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0967713" calcext:value-type="float">
            <text:p>0.0210967713</text:p>
          </table:table-cell>
          <table:table-cell office:value-type="float" office:value="-9.8026597404" calcext:value-type="float">
            <text:p>-9.8026597404</text:p>
          </table:table-cell>
          <table:table-cell office:value-type="float" office:value="-0.1446628571" calcext:value-type="float">
            <text:p>-0.1446628571</text:p>
          </table:table-cell>
          <table:table-cell office:value-type="float" office:value="185" calcext:value-type="float">
            <text:p>185</text:p>
          </table:table-cell>
          <table:table-cell table:formula="of:=[.H186]/[.I186]" office:value-type="float" office:value="-0.00215214766794906" calcext:value-type="float">
            <text:p>-0.0021521477</text:p>
          </table:table-cell>
          <table:table-cell table:formula="of:=[.D186]/[.L186]" office:value-type="float" office:value="-0.0181632517982615" calcext:value-type="float">
            <text:p>-0.0181632518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-0.0002051604" calcext:value-type="float">
            <text:p>-0.0002051604</text:p>
          </table:table-cell>
          <table:table-cell office:value-type="float" office:value="0" calcext:value-type="float">
            <text:p>0</text:p>
          </table:table-cell>
          <table:table-cell office:value-type="float" office:value="0.00003909" calcext:value-type="float">
            <text:p>0.00003909</text:p>
          </table:table-cell>
          <table:table-cell office:value-type="float" office:value="0.00137278" calcext:value-type="float">
            <text:p>0.001372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08608951" calcext:value-type="float">
            <text:p>0.0208608951</text:p>
          </table:table-cell>
          <table:table-cell office:value-type="float" office:value="-9.8014962387" calcext:value-type="float">
            <text:p>-9.8014962387</text:p>
          </table:table-cell>
          <table:table-cell office:value-type="float" office:value="-0.1444202811" calcext:value-type="float">
            <text:p>-0.1444202811</text:p>
          </table:table-cell>
          <table:table-cell office:value-type="float" office:value="186" calcext:value-type="float">
            <text:p>186</text:p>
          </table:table-cell>
          <table:table-cell table:formula="of:=[.H187]/[.I187]" office:value-type="float" office:value="-0.00212833781618293" calcext:value-type="float">
            <text:p>-0.0021283378</text:p>
          </table:table-cell>
          <table:table-cell table:formula="of:=[.D187]/[.L187]" office:value-type="float" office:value="-0.0183664452620148" calcext:value-type="float">
            <text:p>-0.0183664453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-0.0002702927" calcext:value-type="float">
            <text:p>-0.0002702927</text:p>
          </table:table-cell>
          <table:table-cell office:value-type="float" office:value="0" calcext:value-type="float">
            <text:p>0</text:p>
          </table:table-cell>
          <table:table-cell office:value-type="float" office:value="0.00003909" calcext:value-type="float">
            <text:p>0.00003909</text:p>
          </table:table-cell>
          <table:table-cell office:value-type="float" office:value="0.00145137" calcext:value-type="float">
            <text:p>0.001451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2054346" calcext:value-type="float">
            <text:p>0.022054346</text:p>
          </table:table-cell>
          <table:table-cell office:value-type="float" office:value="-9.8011246872" calcext:value-type="float">
            <text:p>-9.8011246872</text:p>
          </table:table-cell>
          <table:table-cell office:value-type="float" office:value="-0.1441667825" calcext:value-type="float">
            <text:p>-0.1441667825</text:p>
          </table:table-cell>
          <table:table-cell office:value-type="float" office:value="187" calcext:value-type="float">
            <text:p>187</text:p>
          </table:table-cell>
          <table:table-cell table:formula="of:=[.H188]/[.I188]" office:value-type="float" office:value="-0.00225018522913012" calcext:value-type="float">
            <text:p>-0.0022501852</text:p>
          </table:table-cell>
          <table:table-cell table:formula="of:=[.D188]/[.L188]" office:value-type="float" office:value="-0.017371903207769" calcext:value-type="float">
            <text:p>-0.0173719032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-0.0002224933" calcext:value-type="float">
            <text:p>-0.0002224933</text:p>
          </table:table-cell>
          <table:table-cell office:value-type="float" office:value="0" calcext:value-type="float">
            <text:p>0</text:p>
          </table:table-cell>
          <table:table-cell office:value-type="float" office:value="0.00003909" calcext:value-type="float">
            <text:p>0.00003909</text:p>
          </table:table-cell>
          <table:table-cell office:value-type="float" office:value="0.00139437" calcext:value-type="float">
            <text:p>0.001394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1878859" calcext:value-type="float">
            <text:p>0.0211878859</text:p>
          </table:table-cell>
          <table:table-cell office:value-type="float" office:value="-9.8009934235" calcext:value-type="float">
            <text:p>-9.8009934235</text:p>
          </table:table-cell>
          <table:table-cell office:value-type="float" office:value="-0.1439260095" calcext:value-type="float">
            <text:p>-0.1439260095</text:p>
          </table:table-cell>
          <table:table-cell office:value-type="float" office:value="188" calcext:value-type="float">
            <text:p>188</text:p>
          </table:table-cell>
          <table:table-cell table:formula="of:=[.H189]/[.I189]" office:value-type="float" office:value="-0.00216181003133799" calcext:value-type="float">
            <text:p>-0.00216181</text:p>
          </table:table-cell>
          <table:table-cell table:formula="of:=[.D189]/[.L189]" office:value-type="float" office:value="-0.0180820698550493" calcext:value-type="float">
            <text:p>-0.0180820699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-0.000252348" calcext:value-type="float">
            <text:p>-0.000252348</text:p>
          </table:table-cell>
          <table:table-cell office:value-type="float" office:value="0" calcext:value-type="float">
            <text:p>0</text:p>
          </table:table-cell>
          <table:table-cell office:value-type="float" office:value="0.00003876" calcext:value-type="float">
            <text:p>0.00003876</text:p>
          </table:table-cell>
          <table:table-cell office:value-type="float" office:value="0.00144413" calcext:value-type="float">
            <text:p>0.001444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9413716" calcext:value-type="float">
            <text:p>0.0219413716</text:p>
          </table:table-cell>
          <table:table-cell office:value-type="float" office:value="-9.7998184204" calcext:value-type="float">
            <text:p>-9.7998184204</text:p>
          </table:table-cell>
          <table:table-cell office:value-type="float" office:value="-0.1436794847" calcext:value-type="float">
            <text:p>-0.1436794847</text:p>
          </table:table-cell>
          <table:table-cell office:value-type="float" office:value="189" calcext:value-type="float">
            <text:p>189</text:p>
          </table:table-cell>
          <table:table-cell table:formula="of:=[.H190]/[.I190]" office:value-type="float" office:value="-0.00223895695397022" calcext:value-type="float">
            <text:p>-0.002238957</text:p>
          </table:table-cell>
          <table:table-cell table:formula="of:=[.D190]/[.L190]" office:value-type="float" office:value="-0.0173116325131973" calcext:value-type="float">
            <text:p>-0.0173116325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-0.0002348177" calcext:value-type="float">
            <text:p>-0.0002348177</text:p>
          </table:table-cell>
          <table:table-cell office:value-type="float" office:value="0" calcext:value-type="float">
            <text:p>0</text:p>
          </table:table-cell>
          <table:table-cell office:value-type="float" office:value="0.00003876" calcext:value-type="float">
            <text:p>0.00003876</text:p>
          </table:table-cell>
          <table:table-cell office:value-type="float" office:value="0.00133724" calcext:value-type="float">
            <text:p>0.001337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03149733" calcext:value-type="float">
            <text:p>0.0203149733</text:p>
          </table:table-cell>
          <table:table-cell office:value-type="float" office:value="-9.7986441422" calcext:value-type="float">
            <text:p>-9.7986441422</text:p>
          </table:table-cell>
          <table:table-cell office:value-type="float" office:value="-0.1434537619" calcext:value-type="float">
            <text:p>-0.1434537619</text:p>
          </table:table-cell>
          <table:table-cell office:value-type="float" office:value="190" calcext:value-type="float">
            <text:p>190</text:p>
          </table:table-cell>
          <table:table-cell table:formula="of:=[.H191]/[.I191]" office:value-type="float" office:value="-0.00207324329827523" calcext:value-type="float">
            <text:p>-0.0020732433</text:p>
          </table:table-cell>
          <table:table-cell table:formula="of:=[.D191]/[.L191]" office:value-type="float" office:value="-0.0186953456124735" calcext:value-type="float">
            <text:p>-0.0186953456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-0.0002407754" calcext:value-type="float">
            <text:p>-0.0002407754</text:p>
          </table:table-cell>
          <table:table-cell office:value-type="float" office:value="0" calcext:value-type="float">
            <text:p>0</text:p>
          </table:table-cell>
          <table:table-cell office:value-type="float" office:value="0.00003758" calcext:value-type="float">
            <text:p>0.00003758</text:p>
          </table:table-cell>
          <table:table-cell office:value-type="float" office:value="0.00139831" calcext:value-type="float">
            <text:p>0.001398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2474988" calcext:value-type="float">
            <text:p>0.0212474988</text:p>
          </table:table-cell>
          <table:table-cell office:value-type="float" office:value="-9.8008345604" calcext:value-type="float">
            <text:p>-9.8008345604</text:p>
          </table:table-cell>
          <table:table-cell office:value-type="float" office:value="-0.1432202756" calcext:value-type="float">
            <text:p>-0.1432202756</text:p>
          </table:table-cell>
          <table:table-cell office:value-type="float" office:value="191" calcext:value-type="float">
            <text:p>191</text:p>
          </table:table-cell>
          <table:table-cell table:formula="of:=[.H192]/[.I192]" office:value-type="float" office:value="-0.00216792750342404" calcext:value-type="float">
            <text:p>-0.0021679275</text:p>
          </table:table-cell>
          <table:table-cell table:formula="of:=[.D192]/[.L192]" office:value-type="float" office:value="-0.0173345279953531" calcext:value-type="float">
            <text:p>-0.017334528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-0.0002385304" calcext:value-type="float">
            <text:p>-0.0002385304</text:p>
          </table:table-cell>
          <table:table-cell office:value-type="float" office:value="0" calcext:value-type="float">
            <text:p>0</text:p>
          </table:table-cell>
          <table:table-cell office:value-type="float" office:value="0.00003758" calcext:value-type="float">
            <text:p>0.00003758</text:p>
          </table:table-cell>
          <table:table-cell office:value-type="float" office:value="0.00134295" calcext:value-type="float">
            <text:p>0.001342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04083223" calcext:value-type="float">
            <text:p>0.0204083223</text:p>
          </table:table-cell>
          <table:table-cell office:value-type="float" office:value="-9.8018576622" calcext:value-type="float">
            <text:p>-9.8018576622</text:p>
          </table:table-cell>
          <table:table-cell office:value-type="float" office:value="-0.1429984421" calcext:value-type="float">
            <text:p>-0.1429984421</text:p>
          </table:table-cell>
          <table:table-cell office:value-type="float" office:value="192" calcext:value-type="float">
            <text:p>192</text:p>
          </table:table-cell>
          <table:table-cell table:formula="of:=[.H193]/[.I193]" office:value-type="float" office:value="-0.00208208719238016" calcext:value-type="float">
            <text:p>-0.0020820872</text:p>
          </table:table-cell>
          <table:table-cell table:formula="of:=[.D193]/[.L193]" office:value-type="float" office:value="-0.018049196084358" calcext:value-type="float">
            <text:p>-0.0180491961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-0.0002249266" calcext:value-type="float">
            <text:p>-0.0002249266</text:p>
          </table:table-cell>
          <table:table-cell office:value-type="float" office:value="0" calcext:value-type="float">
            <text:p>0</text:p>
          </table:table-cell>
          <table:table-cell office:value-type="float" office:value="0.00003724" calcext:value-type="float">
            <text:p>0.00003724</text:p>
          </table:table-cell>
          <table:table-cell office:value-type="float" office:value="0.00128073" calcext:value-type="float">
            <text:p>0.001280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4604348" calcext:value-type="float">
            <text:p>0.0194604348</text:p>
          </table:table-cell>
          <table:table-cell office:value-type="float" office:value="-9.8006758118" calcext:value-type="float">
            <text:p>-9.8006758118</text:p>
          </table:table-cell>
          <table:table-cell office:value-type="float" office:value="-0.142789185" calcext:value-type="float">
            <text:p>-0.142789185</text:p>
          </table:table-cell>
          <table:table-cell office:value-type="float" office:value="193" calcext:value-type="float">
            <text:p>193</text:p>
          </table:table-cell>
          <table:table-cell table:formula="of:=[.H194]/[.I194]" office:value-type="float" office:value="-0.00198562172381722" calcext:value-type="float">
            <text:p>-0.0019856217</text:p>
          </table:table-cell>
          <table:table-cell table:formula="of:=[.D194]/[.L194]" office:value-type="float" office:value="-0.0187548310704462" calcext:value-type="float">
            <text:p>-0.0187548311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-0.0002366824" calcext:value-type="float">
            <text:p>-0.0002366824</text:p>
          </table:table-cell>
          <table:table-cell office:value-type="float" office:value="0" calcext:value-type="float">
            <text:p>0</text:p>
          </table:table-cell>
          <table:table-cell office:value-type="float" office:value="0.00003724" calcext:value-type="float">
            <text:p>0.00003724</text:p>
          </table:table-cell>
          <table:table-cell office:value-type="float" office:value="0.00146135" calcext:value-type="float">
            <text:p>0.001461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22122834" calcext:value-type="float">
            <text:p>0.0222122834</text:p>
          </table:table-cell>
          <table:table-cell office:value-type="float" office:value="-9.8038932228" calcext:value-type="float">
            <text:p>-9.8038932228</text:p>
          </table:table-cell>
          <table:table-cell office:value-type="float" office:value="-0.1425528824" calcext:value-type="float">
            <text:p>-0.1425528824</text:p>
          </table:table-cell>
          <table:table-cell office:value-type="float" office:value="194" calcext:value-type="float">
            <text:p>194</text:p>
          </table:table-cell>
          <table:table-cell table:formula="of:=[.H195]/[.I195]" office:value-type="float" office:value="-0.00226565945744319" calcext:value-type="float">
            <text:p>-0.0022656595</text:p>
          </table:table-cell>
          <table:table-cell table:formula="of:=[.D195]/[.L195]" office:value-type="float" office:value="-0.0164367155344809" calcext:value-type="float">
            <text:p>-0.0164367155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-0.0002247852" calcext:value-type="float">
            <text:p>-0.0002247852</text:p>
          </table:table-cell>
          <table:table-cell office:value-type="float" office:value="0" calcext:value-type="float">
            <text:p>0</text:p>
          </table:table-cell>
          <table:table-cell office:value-type="float" office:value="0.00003724" calcext:value-type="float">
            <text:p>0.00003724</text:p>
          </table:table-cell>
          <table:table-cell office:value-type="float" office:value="0.00129327" calcext:value-type="float">
            <text:p>0.001293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6593886" calcext:value-type="float">
            <text:p>0.0196593886</text:p>
          </table:table-cell>
          <table:table-cell office:value-type="float" office:value="-9.8048067665" calcext:value-type="float">
            <text:p>-9.8048067665</text:p>
          </table:table-cell>
          <table:table-cell office:value-type="float" office:value="-0.14234595" calcext:value-type="float">
            <text:p>-0.14234595</text:p>
          </table:table-cell>
          <table:table-cell office:value-type="float" office:value="195" calcext:value-type="float">
            <text:p>195</text:p>
          </table:table-cell>
          <table:table-cell table:formula="of:=[.H196]/[.I196]" office:value-type="float" office:value="-0.002005076598467" calcext:value-type="float">
            <text:p>-0.0020050766</text:p>
          </table:table-cell>
          <table:table-cell table:formula="of:=[.D196]/[.L196]" office:value-type="float" office:value="-0.0185728565324997" calcext:value-type="float">
            <text:p>-0.0185728565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-0.0002329147" calcext:value-type="float">
            <text:p>-0.0002329147</text:p>
          </table:table-cell>
          <table:table-cell office:value-type="float" office:value="0" calcext:value-type="float">
            <text:p>0</text:p>
          </table:table-cell>
          <table:table-cell office:value-type="float" office:value="0.00003587" calcext:value-type="float">
            <text:p>0.00003587</text:p>
          </table:table-cell>
          <table:table-cell office:value-type="float" office:value="0.00108257" calcext:value-type="float">
            <text:p>0.001082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64564239" calcext:value-type="float">
            <text:p>0.0164564239</text:p>
          </table:table-cell>
          <table:table-cell office:value-type="float" office:value="-9.8047759819" calcext:value-type="float">
            <text:p>-9.8047759819</text:p>
          </table:table-cell>
          <table:table-cell office:value-type="float" office:value="-0.142174527" calcext:value-type="float">
            <text:p>-0.142174527</text:p>
          </table:table-cell>
          <table:table-cell office:value-type="float" office:value="196" calcext:value-type="float">
            <text:p>196</text:p>
          </table:table-cell>
          <table:table-cell table:formula="of:=[.H197]/[.I197]" office:value-type="float" office:value="-0.00167840896420063" calcext:value-type="float">
            <text:p>-0.001678409</text:p>
          </table:table-cell>
          <table:table-cell table:formula="of:=[.D197]/[.L197]" office:value-type="float" office:value="-0.0213714301848261" calcext:value-type="float">
            <text:p>-0.0213714302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0002279658" calcext:value-type="float">
            <text:p>-0.0002279658</text:p>
          </table:table-cell>
          <table:table-cell office:value-type="float" office:value="0" calcext:value-type="float">
            <text:p>0</text:p>
          </table:table-cell>
          <table:table-cell office:value-type="float" office:value="0.00003334" calcext:value-type="float">
            <text:p>0.00003334</text:p>
          </table:table-cell>
          <table:table-cell office:value-type="float" office:value="0.00094743" calcext:value-type="float">
            <text:p>0.000947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44021599" calcext:value-type="float">
            <text:p>0.0144021599</text:p>
          </table:table-cell>
          <table:table-cell office:value-type="float" office:value="-9.8048545456" calcext:value-type="float">
            <text:p>-9.8048545456</text:p>
          </table:table-cell>
          <table:table-cell office:value-type="float" office:value="-0.1420260519" calcext:value-type="float">
            <text:p>-0.1420260519</text:p>
          </table:table-cell>
          <table:table-cell office:value-type="float" office:value="197" calcext:value-type="float">
            <text:p>197</text:p>
          </table:table-cell>
          <table:table-cell table:formula="of:=[.H198]/[.I198]" office:value-type="float" office:value="-0.00146888052576599" calcext:value-type="float">
            <text:p>-0.0014688805</text:p>
          </table:table-cell>
          <table:table-cell table:formula="of:=[.D198]/[.L198]" office:value-type="float" office:value="-0.0226975573677879" calcext:value-type="float">
            <text:p>-0.0226975574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-0.0002139091" calcext:value-type="float">
            <text:p>-0.0002139091</text:p>
          </table:table-cell>
          <table:table-cell office:value-type="float" office:value="0" calcext:value-type="float">
            <text:p>0</text:p>
          </table:table-cell>
          <table:table-cell office:value-type="float" office:value="0.00002782" calcext:value-type="float">
            <text:p>0.00002782</text:p>
          </table:table-cell>
          <table:table-cell office:value-type="float" office:value="0.00087461" calcext:value-type="float">
            <text:p>0.000874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32953129" calcext:value-type="float">
            <text:p>0.0132953129</text:p>
          </table:table-cell>
          <table:table-cell office:value-type="float" office:value="-9.8049290657" calcext:value-type="float">
            <text:p>-9.8049290657</text:p>
          </table:table-cell>
          <table:table-cell office:value-type="float" office:value="-0.1418903768" calcext:value-type="float">
            <text:p>-0.1418903768</text:p>
          </table:table-cell>
          <table:table-cell office:value-type="float" office:value="198" calcext:value-type="float">
            <text:p>198</text:p>
          </table:table-cell>
          <table:table-cell table:formula="of:=[.H199]/[.I199]" office:value-type="float" office:value="-0.00135598256865623" calcext:value-type="float">
            <text:p>-0.0013559826</text:p>
          </table:table-cell>
          <table:table-cell table:formula="of:=[.D199]/[.L199]" office:value-type="float" office:value="-0.0205164879276947" calcext:value-type="float">
            <text:p>-0.0205164879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-0.0001952993" calcext:value-type="float">
            <text:p>-0.0001952993</text:p>
          </table:table-cell>
          <table:table-cell office:value-type="float" office:value="0" calcext:value-type="float">
            <text:p>0</text:p>
          </table:table-cell>
          <table:table-cell office:value-type="float" office:value="0.00002782" calcext:value-type="float">
            <text:p>0.00002782</text:p>
          </table:table-cell>
          <table:table-cell office:value-type="float" office:value="0.00064696" calcext:value-type="float">
            <text:p>0.000646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98334115" calcext:value-type="float">
            <text:p>0.0098334115</text:p>
          </table:table-cell>
          <table:table-cell office:value-type="float" office:value="-9.8036459923" calcext:value-type="float">
            <text:p>-9.8036459923</text:p>
          </table:table-cell>
          <table:table-cell office:value-type="float" office:value="-0.1417910606" calcext:value-type="float">
            <text:p>-0.1417910606</text:p>
          </table:table-cell>
          <table:table-cell office:value-type="float" office:value="199" calcext:value-type="float">
            <text:p>199</text:p>
          </table:table-cell>
          <table:table-cell table:formula="of:=[.H200]/[.I200]" office:value-type="float" office:value="-0.00100303616712837" calcext:value-type="float">
            <text:p>-0.0010030362</text:p>
          </table:table-cell>
          <table:table-cell table:formula="of:=[.D200]/[.L200]" office:value-type="float" office:value="-0.0277357895076176" calcext:value-type="float">
            <text:p>-0.0277357895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-0.0001451592" calcext:value-type="float">
            <text:p>-0.0001451592</text:p>
          </table:table-cell>
          <table:table-cell office:value-type="float" office:value="0" calcext:value-type="float">
            <text:p>0</text:p>
          </table:table-cell>
          <table:table-cell office:value-type="float" office:value="0.00002782" calcext:value-type="float">
            <text:p>0.00002782</text:p>
          </table:table-cell>
          <table:table-cell office:value-type="float" office:value="0.00054617" calcext:value-type="float">
            <text:p>0.000546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3000438" calcext:value-type="float">
            <text:p>0.0083000438</text:p>
          </table:table-cell>
          <table:table-cell office:value-type="float" office:value="-9.8019422913" calcext:value-type="float">
            <text:p>-9.8019422913</text:p>
          </table:table-cell>
          <table:table-cell office:value-type="float" office:value="-0.1417080462" calcext:value-type="float">
            <text:p>-0.1417080462</text:p>
          </table:table-cell>
          <table:table-cell office:value-type="float" office:value="200" calcext:value-type="float">
            <text:p>200</text:p>
          </table:table-cell>
          <table:table-cell table:formula="of:=[.H201]/[.I201]" office:value-type="float" office:value="-0.000846775419945794" calcext:value-type="float">
            <text:p>-0.0008467754</text:p>
          </table:table-cell>
          <table:table-cell table:formula="of:=[.D201]/[.L201]" office:value-type="float" office:value="-0.0328540476550215" calcext:value-type="float">
            <text:p>-0.0328540477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-0.0001901091" calcext:value-type="float">
            <text:p>-0.0001901091</text:p>
          </table:table-cell>
          <table:table-cell office:value-type="float" office:value="0" calcext:value-type="float">
            <text:p>0</text:p>
          </table:table-cell>
          <table:table-cell office:value-type="float" office:value="0.00002523" calcext:value-type="float">
            <text:p>0.00002523</text:p>
          </table:table-cell>
          <table:table-cell office:value-type="float" office:value="0.00070496" calcext:value-type="float">
            <text:p>0.000704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07115931" calcext:value-type="float">
            <text:p>0.0107115931</text:p>
          </table:table-cell>
          <table:table-cell office:value-type="float" office:value="-9.8004574966" calcext:value-type="float">
            <text:p>-9.8004574966</text:p>
          </table:table-cell>
          <table:table-cell office:value-type="float" office:value="-0.1416019946" calcext:value-type="float">
            <text:p>-0.1416019946</text:p>
          </table:table-cell>
          <table:table-cell office:value-type="float" office:value="201" calcext:value-type="float">
            <text:p>201</text:p>
          </table:table-cell>
          <table:table-cell table:formula="of:=[.H202]/[.I202]" office:value-type="float" office:value="-0.00109296868066783" calcext:value-type="float">
            <text:p>-0.0010929687</text:p>
          </table:table-cell>
          <table:table-cell table:formula="of:=[.D202]/[.L202]" office:value-type="float" office:value="-0.0230839185479532" calcext:value-type="float">
            <text:p>-0.0230839185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-0.0001602919" calcext:value-type="float">
            <text:p>-0.0001602919</text:p>
          </table:table-cell>
          <table:table-cell office:value-type="float" office:value="0" calcext:value-type="float">
            <text:p>0</text:p>
          </table:table-cell>
          <table:table-cell office:value-type="float" office:value="0.00002555" calcext:value-type="float">
            <text:p>0.00002555</text:p>
          </table:table-cell>
          <table:table-cell office:value-type="float" office:value="0.00096246" calcext:value-type="float">
            <text:p>0.000962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46283705" calcext:value-type="float">
            <text:p>0.0146283705</text:p>
          </table:table-cell>
          <table:table-cell office:value-type="float" office:value="-9.8033056259" calcext:value-type="float">
            <text:p>-9.8033056259</text:p>
          </table:table-cell>
          <table:table-cell office:value-type="float" office:value="-0.1414585859" calcext:value-type="float">
            <text:p>-0.1414585859</text:p>
          </table:table-cell>
          <table:table-cell office:value-type="float" office:value="202" calcext:value-type="float">
            <text:p>202</text:p>
          </table:table-cell>
          <table:table-cell table:formula="of:=[.H203]/[.I203]" office:value-type="float" office:value="-0.00149218753941042" calcext:value-type="float">
            <text:p>-0.0014921875</text:p>
          </table:table-cell>
          <table:table-cell table:formula="of:=[.D203]/[.L203]" office:value-type="float" office:value="-0.0171225126367797" calcext:value-type="float">
            <text:p>-0.017122512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0001463374" calcext:value-type="float">
            <text:p>-0.0001463374</text:p>
          </table:table-cell>
          <table:table-cell office:value-type="float" office:value="0" calcext:value-type="float">
            <text:p>0</text:p>
          </table:table-cell>
          <table:table-cell office:value-type="float" office:value="0.00002003" calcext:value-type="float">
            <text:p>0.00002003</text:p>
          </table:table-cell>
          <table:table-cell office:value-type="float" office:value="0.00111296" calcext:value-type="float">
            <text:p>0.001112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69175953" calcext:value-type="float">
            <text:p>0.0169175953</text:p>
          </table:table-cell>
          <table:table-cell office:value-type="float" office:value="-9.8043638611" calcext:value-type="float">
            <text:p>-9.8043638611</text:p>
          </table:table-cell>
          <table:table-cell office:value-type="float" office:value="-0.1412943304" calcext:value-type="float">
            <text:p>-0.1412943304</text:p>
          </table:table-cell>
          <table:table-cell office:value-type="float" office:value="203" calcext:value-type="float">
            <text:p>203</text:p>
          </table:table-cell>
          <table:table-cell table:formula="of:=[.H204]/[.I204]" office:value-type="float" office:value="-0.0017255168759212" calcext:value-type="float">
            <text:p>-0.0017255169</text:p>
          </table:table-cell>
          <table:table-cell table:formula="of:=[.D204]/[.L204]" office:value-type="float" office:value="-0.0116081159677483" calcext:value-type="float">
            <text:p>-0.011608116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0.0001667497" calcext:value-type="float">
            <text:p>-0.0001667497</text:p>
          </table:table-cell>
          <table:table-cell office:value-type="float" office:value="0" calcext:value-type="float">
            <text:p>0</text:p>
          </table:table-cell>
          <table:table-cell office:value-type="float" office:value="0.00001885" calcext:value-type="float">
            <text:p>0.00001885</text:p>
          </table:table-cell>
          <table:table-cell office:value-type="float" office:value="0.00117555" calcext:value-type="float">
            <text:p>0.001175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78687334" calcext:value-type="float">
            <text:p>0.0178687334</text:p>
          </table:table-cell>
          <table:table-cell office:value-type="float" office:value="-9.8041649246" calcext:value-type="float">
            <text:p>-9.8041649246</text:p>
          </table:table-cell>
          <table:table-cell office:value-type="float" office:value="-0.14112252" calcext:value-type="float">
            <text:p>-0.14112252</text:p>
          </table:table-cell>
          <table:table-cell office:value-type="float" office:value="204" calcext:value-type="float">
            <text:p>204</text:p>
          </table:table-cell>
          <table:table-cell table:formula="of:=[.H205]/[.I205]" office:value-type="float" office:value="-0.00182256556651397" calcext:value-type="float">
            <text:p>-0.0018225656</text:p>
          </table:table-cell>
          <table:table-cell table:formula="of:=[.D205]/[.L205]" office:value-type="float" office:value="-0.010342563442617" calcext:value-type="float">
            <text:p>-0.0103425634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-0.0000838908" calcext:value-type="float">
            <text:p>-8.38908E-05</text:p>
          </table:table-cell>
          <table:table-cell office:value-type="float" office:value="0" calcext:value-type="float">
            <text:p>0</text:p>
          </table:table-cell>
          <table:table-cell office:value-type="float" office:value="0.00001885" calcext:value-type="float">
            <text:p>0.00001885</text:p>
          </table:table-cell>
          <table:table-cell office:value-type="float" office:value="0.00127063" calcext:value-type="float">
            <text:p>0.001270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3154821" calcext:value-type="float">
            <text:p>0.0193154821</text:p>
          </table:table-cell>
          <table:table-cell office:value-type="float" office:value="-9.8050022316" calcext:value-type="float">
            <text:p>-9.8050022316</text:p>
          </table:table-cell>
          <table:table-cell office:value-type="float" office:value="-0.1409385651" calcext:value-type="float">
            <text:p>-0.1409385651</text:p>
          </table:table-cell>
          <table:table-cell office:value-type="float" office:value="205" calcext:value-type="float">
            <text:p>205</text:p>
          </table:table-cell>
          <table:table-cell table:formula="of:=[.H206]/[.I206]" office:value-type="float" office:value="-0.00196996202996764" calcext:value-type="float">
            <text:p>-0.001969962</text:p>
          </table:table-cell>
          <table:table-cell table:formula="of:=[.D206]/[.L206]" office:value-type="float" office:value="-0.00956871234736926" calcext:value-type="float">
            <text:p>-0.0095687123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0001355998" calcext:value-type="float">
            <text:p>-0.0001355998</text:p>
          </table:table-cell>
          <table:table-cell office:value-type="float" office:value="0" calcext:value-type="float">
            <text:p>0</text:p>
          </table:table-cell>
          <table:table-cell office:value-type="float" office:value="0.00002007" calcext:value-type="float">
            <text:p>0.00002007</text:p>
          </table:table-cell>
          <table:table-cell office:value-type="float" office:value="0.0015028" calcext:value-type="float">
            <text:p>0.00150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28489463" calcext:value-type="float">
            <text:p>0.0228489463</text:p>
          </table:table-cell>
          <table:table-cell office:value-type="float" office:value="-9.8067591286" calcext:value-type="float">
            <text:p>-9.8067591286</text:p>
          </table:table-cell>
          <table:table-cell office:value-type="float" office:value="-0.1407230049" calcext:value-type="float">
            <text:p>-0.1407230049</text:p>
          </table:table-cell>
          <table:table-cell office:value-type="float" office:value="206" calcext:value-type="float">
            <text:p>206</text:p>
          </table:table-cell>
          <table:table-cell table:formula="of:=[.H207]/[.I207]" office:value-type="float" office:value="-0.00232991817178056" calcext:value-type="float">
            <text:p>-0.0023299182</text:p>
          </table:table-cell>
          <table:table-cell table:formula="of:=[.D207]/[.L207]" office:value-type="float" office:value="-0.00861403642543472" calcext:value-type="float">
            <text:p>-0.008614036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0.0001052478" calcext:value-type="float">
            <text:p>-0.0001052478</text:p>
          </table:table-cell>
          <table:table-cell office:value-type="float" office:value="0" calcext:value-type="float">
            <text:p>0</text:p>
          </table:table-cell>
          <table:table-cell office:value-type="float" office:value="0.00002007" calcext:value-type="float">
            <text:p>0.00002007</text:p>
          </table:table-cell>
          <table:table-cell office:value-type="float" office:value="0.00140438" calcext:value-type="float">
            <text:p>0.001404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3526068" calcext:value-type="float">
            <text:p>0.0213526068</text:p>
          </table:table-cell>
          <table:table-cell office:value-type="float" office:value="-9.8067375374" calcext:value-type="float">
            <text:p>-9.8067375374</text:p>
          </table:table-cell>
          <table:table-cell office:value-type="float" office:value="-0.1405234486" calcext:value-type="float">
            <text:p>-0.1405234486</text:p>
          </table:table-cell>
          <table:table-cell office:value-type="float" office:value="207" calcext:value-type="float">
            <text:p>207</text:p>
          </table:table-cell>
          <table:table-cell table:formula="of:=[.H208]/[.I208]" office:value-type="float" office:value="-0.00217734049866915" calcext:value-type="float">
            <text:p>-0.0021773405</text:p>
          </table:table-cell>
          <table:table-cell table:formula="of:=[.D208]/[.L208]" office:value-type="float" office:value="-0.00921766715507626" calcext:value-type="float">
            <text:p>-0.0092176672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-0.0001375517" calcext:value-type="float">
            <text:p>-0.0001375517</text:p>
          </table:table-cell>
          <table:table-cell office:value-type="float" office:value="0" calcext:value-type="float">
            <text:p>0</text:p>
          </table:table-cell>
          <table:table-cell office:value-type="float" office:value="0.00002007" calcext:value-type="float">
            <text:p>0.00002007</text:p>
          </table:table-cell>
          <table:table-cell office:value-type="float" office:value="0.00146524" calcext:value-type="float">
            <text:p>0.001465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22776983" calcext:value-type="float">
            <text:p>0.0222776983</text:p>
          </table:table-cell>
          <table:table-cell office:value-type="float" office:value="-9.8066301155" calcext:value-type="float">
            <text:p>-9.8066301155</text:p>
          </table:table-cell>
          <table:table-cell office:value-type="float" office:value="-0.1403171718" calcext:value-type="float">
            <text:p>-0.1403171718</text:p>
          </table:table-cell>
          <table:table-cell office:value-type="float" office:value="208" calcext:value-type="float">
            <text:p>208</text:p>
          </table:table-cell>
          <table:table-cell table:formula="of:=[.H209]/[.I209]" office:value-type="float" office:value="-0.00227169762065245" calcext:value-type="float">
            <text:p>-0.0022716976</text:p>
          </table:table-cell>
          <table:table-cell table:formula="of:=[.D209]/[.L209]" office:value-type="float" office:value="-0.00883480258003516" calcext:value-type="float">
            <text:p>-0.0088348026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0.0001152321" calcext:value-type="float">
            <text:p>-0.0001152321</text:p>
          </table:table-cell>
          <table:table-cell office:value-type="float" office:value="0" calcext:value-type="float">
            <text:p>0</text:p>
          </table:table-cell>
          <table:table-cell office:value-type="float" office:value="0.00001748" calcext:value-type="float">
            <text:p>0.00001748</text:p>
          </table:table-cell>
          <table:table-cell office:value-type="float" office:value="0.00142778" calcext:value-type="float">
            <text:p>0.001427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7099942" calcext:value-type="float">
            <text:p>0.0217099942</text:p>
          </table:table-cell>
          <table:table-cell office:value-type="float" office:value="-9.8074980736" calcext:value-type="float">
            <text:p>-9.8074980736</text:p>
          </table:table-cell>
          <table:table-cell office:value-type="float" office:value="-0.1401180029" calcext:value-type="float">
            <text:p>-0.1401180029</text:p>
          </table:table-cell>
          <table:table-cell office:value-type="float" office:value="209" calcext:value-type="float">
            <text:p>209</text:p>
          </table:table-cell>
          <table:table-cell table:formula="of:=[.H210]/[.I210]" office:value-type="float" office:value="-0.00221361187502441" calcext:value-type="float">
            <text:p>-0.0022136119</text:p>
          </table:table-cell>
          <table:table-cell table:formula="of:=[.D210]/[.L210]" office:value-type="float" office:value="-0.00789659659727261" calcext:value-type="float">
            <text:p>-0.0078965966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0.000128876" calcext:value-type="float">
            <text:p>-0.000128876</text:p>
          </table:table-cell>
          <table:table-cell office:value-type="float" office:value="0" calcext:value-type="float">
            <text:p>0</text:p>
          </table:table-cell>
          <table:table-cell office:value-type="float" office:value="0.00001527" calcext:value-type="float">
            <text:p>0.00001527</text:p>
          </table:table-cell>
          <table:table-cell office:value-type="float" office:value="0.00158448" calcext:value-type="float">
            <text:p>0.001584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41008966" calcext:value-type="float">
            <text:p>0.0241008966</text:p>
          </table:table-cell>
          <table:table-cell office:value-type="float" office:value="-9.8108163261" calcext:value-type="float">
            <text:p>-9.8108163261</text:p>
          </table:table-cell>
          <table:table-cell office:value-type="float" office:value="-0.1398988962" calcext:value-type="float">
            <text:p>-0.1398988962</text:p>
          </table:table-cell>
          <table:table-cell office:value-type="float" office:value="210" calcext:value-type="float">
            <text:p>210</text:p>
          </table:table-cell>
          <table:table-cell table:formula="of:=[.H211]/[.I211]" office:value-type="float" office:value="-0.00245656383718893" calcext:value-type="float">
            <text:p>-0.0024565638</text:p>
          </table:table-cell>
          <table:table-cell table:formula="of:=[.D211]/[.L211]" office:value-type="float" office:value="-0.00621599966947068" calcext:value-type="float">
            <text:p>-0.0062159997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-0.0000890387" calcext:value-type="float">
            <text:p>-8.903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27" calcext:value-type="float">
            <text:p>0.00001527</text:p>
          </table:table-cell>
          <table:table-cell office:value-type="float" office:value="0.00154275" calcext:value-type="float">
            <text:p>0.001542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3468556" calcext:value-type="float">
            <text:p>0.023468556</text:p>
          </table:table-cell>
          <table:table-cell office:value-type="float" office:value="-9.8118328476" calcext:value-type="float">
            <text:p>-9.8118328476</text:p>
          </table:table-cell>
          <table:table-cell office:value-type="float" office:value="-0.1396874636" calcext:value-type="float">
            <text:p>-0.1396874636</text:p>
          </table:table-cell>
          <table:table-cell office:value-type="float" office:value="211" calcext:value-type="float">
            <text:p>211</text:p>
          </table:table-cell>
          <table:table-cell table:formula="of:=[.H212]/[.I212]" office:value-type="float" office:value="-0.00239186259738826" calcext:value-type="float">
            <text:p>-0.0023918626</text:p>
          </table:table-cell>
          <table:table-cell table:formula="of:=[.D212]/[.L212]" office:value-type="float" office:value="-0.00638414598592483" calcext:value-type="float">
            <text:p>-0.006384146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0.0000931341" calcext:value-type="float">
            <text:p>-9.313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27" calcext:value-type="float">
            <text:p>0.00001527</text:p>
          </table:table-cell>
          <table:table-cell office:value-type="float" office:value="0.00155926" calcext:value-type="float">
            <text:p>0.001559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37191546" calcext:value-type="float">
            <text:p>0.0237191546</text:p>
          </table:table-cell>
          <table:table-cell office:value-type="float" office:value="-9.8116405869" calcext:value-type="float">
            <text:p>-9.8116405869</text:p>
          </table:table-cell>
          <table:table-cell office:value-type="float" office:value="-0.1394757032" calcext:value-type="float">
            <text:p>-0.1394757032</text:p>
          </table:table-cell>
          <table:table-cell office:value-type="float" office:value="212" calcext:value-type="float">
            <text:p>212</text:p>
          </table:table-cell>
          <table:table-cell table:formula="of:=[.H213]/[.I213]" office:value-type="float" office:value="-0.0024174504141202" calcext:value-type="float">
            <text:p>-0.0024174504</text:p>
          </table:table-cell>
          <table:table-cell table:formula="of:=[.D213]/[.L213]" office:value-type="float" office:value="-0.00631657216661352" calcext:value-type="float">
            <text:p>-0.0063165722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-0.0000959486" calcext:value-type="float">
            <text:p>-9.594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27" calcext:value-type="float">
            <text:p>0.00001527</text:p>
          </table:table-cell>
          <table:table-cell office:value-type="float" office:value="0.00157354" calcext:value-type="float">
            <text:p>0.001573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39402142" calcext:value-type="float">
            <text:p>0.0239402142</text:p>
          </table:table-cell>
          <table:table-cell office:value-type="float" office:value="-9.8131771851" calcext:value-type="float">
            <text:p>-9.8131771851</text:p>
          </table:table-cell>
          <table:table-cell office:value-type="float" office:value="-0.1392638385" calcext:value-type="float">
            <text:p>-0.1392638385</text:p>
          </table:table-cell>
          <table:table-cell office:value-type="float" office:value="213" calcext:value-type="float">
            <text:p>213</text:p>
          </table:table-cell>
          <table:table-cell table:formula="of:=[.H214]/[.I214]" office:value-type="float" office:value="-0.00243959868943873" calcext:value-type="float">
            <text:p>-0.0024395987</text:p>
          </table:table-cell>
          <table:table-cell table:formula="of:=[.D214]/[.L214]" office:value-type="float" office:value="-0.00625922618589089" calcext:value-type="float">
            <text:p>-0.0062592262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0.000092947" calcext:value-type="float">
            <text:p>-0.000092947</text:p>
          </table:table-cell>
          <table:table-cell office:value-type="float" office:value="0" calcext:value-type="float">
            <text:p>0</text:p>
          </table:table-cell>
          <table:table-cell office:value-type="float" office:value="0.00001287" calcext:value-type="float">
            <text:p>0.00001287</text:p>
          </table:table-cell>
          <table:table-cell office:value-type="float" office:value="0.00180977" calcext:value-type="float">
            <text:p>0.001809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754083" calcext:value-type="float">
            <text:p>0.02754083</text:p>
          </table:table-cell>
          <table:table-cell office:value-type="float" office:value="-9.8155135727" calcext:value-type="float">
            <text:p>-9.8155135727</text:p>
          </table:table-cell>
          <table:table-cell office:value-type="float" office:value="-0.1390222609" calcext:value-type="float">
            <text:p>-0.1390222609</text:p>
          </table:table-cell>
          <table:table-cell office:value-type="float" office:value="214" calcext:value-type="float">
            <text:p>214</text:p>
          </table:table-cell>
          <table:table-cell table:formula="of:=[.H215]/[.I215]" office:value-type="float" office:value="-0.00280584707015226" calcext:value-type="float">
            <text:p>-0.0028058471</text:p>
          </table:table-cell>
          <table:table-cell table:formula="of:=[.D215]/[.L215]" office:value-type="float" office:value="-0.00458685013053888" calcext:value-type="float">
            <text:p>-0.0045868501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0000950218" calcext:value-type="float">
            <text:p>-9.50218E-05</text:p>
          </table:table-cell>
          <table:table-cell office:value-type="float" office:value="0" calcext:value-type="float">
            <text:p>0</text:p>
          </table:table-cell>
          <table:table-cell office:value-type="float" office:value="0.00001287" calcext:value-type="float">
            <text:p>0.00001287</text:p>
          </table:table-cell>
          <table:table-cell office:value-type="float" office:value="0.00184128" calcext:value-type="float">
            <text:p>0.001841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80180335" calcext:value-type="float">
            <text:p>0.0280180335</text:p>
          </table:table-cell>
          <table:table-cell office:value-type="float" office:value="-9.8147255325" calcext:value-type="float">
            <text:p>-9.8147255325</text:p>
          </table:table-cell>
          <table:table-cell office:value-type="float" office:value="-0.1387786269" calcext:value-type="float">
            <text:p>-0.1387786269</text:p>
          </table:table-cell>
          <table:table-cell office:value-type="float" office:value="215" calcext:value-type="float">
            <text:p>215</text:p>
          </table:table-cell>
          <table:table-cell table:formula="of:=[.H216]/[.I216]" office:value-type="float" office:value="-0.00285469353240928" calcext:value-type="float">
            <text:p>-0.0028546935</text:p>
          </table:table-cell>
          <table:table-cell table:formula="of:=[.D216]/[.L216]" office:value-type="float" office:value="-0.00450836485734358" calcext:value-type="float">
            <text:p>-0.0045083649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-0.0000642292" calcext:value-type="float">
            <text:p>-6.42292E-05</text:p>
          </table:table-cell>
          <table:table-cell office:value-type="float" office:value="0" calcext:value-type="float">
            <text:p>0</text:p>
          </table:table-cell>
          <table:table-cell office:value-type="float" office:value="0.00001287" calcext:value-type="float">
            <text:p>0.00001287</text:p>
          </table:table-cell>
          <table:table-cell office:value-type="float" office:value="0.00171433" calcext:value-type="float">
            <text:p>0.001714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60913369" calcext:value-type="float">
            <text:p>0.0260913369</text:p>
          </table:table-cell>
          <table:table-cell office:value-type="float" office:value="-9.816628685" calcext:value-type="float">
            <text:p>-9.816628685</text:p>
          </table:table-cell>
          <table:table-cell office:value-type="float" office:value="-0.1385536939" calcext:value-type="float">
            <text:p>-0.1385536939</text:p>
          </table:table-cell>
          <table:table-cell office:value-type="float" office:value="216" calcext:value-type="float">
            <text:p>216</text:p>
          </table:table-cell>
          <table:table-cell table:formula="of:=[.H217]/[.I217]" office:value-type="float" office:value="-0.00265787142788319" calcext:value-type="float">
            <text:p>-0.0026578714</text:p>
          </table:table-cell>
          <table:table-cell table:formula="of:=[.D217]/[.L217]" office:value-type="float" office:value="-0.00484222068267993" calcext:value-type="float">
            <text:p>-0.0048422207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-0.0000897166" calcext:value-type="float">
            <text:p>-8.971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79" calcext:value-type="float">
            <text:p>0.00001579</text:p>
          </table:table-cell>
          <table:table-cell office:value-type="float" office:value="0.00139591" calcext:value-type="float">
            <text:p>0.001395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212403388" calcext:value-type="float">
            <text:p>0.0212403388</text:p>
          </table:table-cell>
          <table:table-cell office:value-type="float" office:value="-9.8144122887" calcext:value-type="float">
            <text:p>-9.8144122887</text:p>
          </table:table-cell>
          <table:table-cell office:value-type="float" office:value="-0.1383721679" calcext:value-type="float">
            <text:p>-0.1383721679</text:p>
          </table:table-cell>
          <table:table-cell office:value-type="float" office:value="217" calcext:value-type="float">
            <text:p>217</text:p>
          </table:table-cell>
          <table:table-cell table:formula="of:=[.H218]/[.I218]" office:value-type="float" office:value="-0.00216419874926749" calcext:value-type="float">
            <text:p>-0.0021641987</text:p>
          </table:table-cell>
          <table:table-cell table:formula="of:=[.D218]/[.L218]" office:value-type="float" office:value="-0.00729600273789291" calcext:value-type="float">
            <text:p>-0.0072960027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0000731802" calcext:value-type="float">
            <text:p>-7.31802E-05</text:p>
          </table:table-cell>
          <table:table-cell office:value-type="float" office:value="0" calcext:value-type="float">
            <text:p>0</text:p>
          </table:table-cell>
          <table:table-cell office:value-type="float" office:value="0.00001579" calcext:value-type="float">
            <text:p>0.00001579</text:p>
          </table:table-cell>
          <table:table-cell office:value-type="float" office:value="0.00122339" calcext:value-type="float">
            <text:p>0.001223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86146" calcext:value-type="float">
            <text:p>0.0186146</text:p>
          </table:table-cell>
          <table:table-cell office:value-type="float" office:value="-9.8140875053" calcext:value-type="float">
            <text:p>-9.8140875053</text:p>
          </table:table-cell>
          <table:table-cell office:value-type="float" office:value="-0.1382144094" calcext:value-type="float">
            <text:p>-0.1382144094</text:p>
          </table:table-cell>
          <table:table-cell office:value-type="float" office:value="218" calcext:value-type="float">
            <text:p>218</text:p>
          </table:table-cell>
          <table:table-cell table:formula="of:=[.H219]/[.I219]" office:value-type="float" office:value="-0.00189672244005847" calcext:value-type="float">
            <text:p>-0.0018967224</text:p>
          </table:table-cell>
          <table:table-cell table:formula="of:=[.D219]/[.L219]" office:value-type="float" office:value="-0.00832488700851412" calcext:value-type="float">
            <text:p>-0.008324887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-0.0001189551" calcext:value-type="float">
            <text:p>-0.0001189551</text:p>
          </table:table-cell>
          <table:table-cell office:value-type="float" office:value="0" calcext:value-type="float">
            <text:p>0</text:p>
          </table:table-cell>
          <table:table-cell office:value-type="float" office:value="0.00001872" calcext:value-type="float">
            <text:p>0.00001872</text:p>
          </table:table-cell>
          <table:table-cell office:value-type="float" office:value="0.00125697" calcext:value-type="float">
            <text:p>0.001256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1264752" calcext:value-type="float">
            <text:p>0.0191264752</text:p>
          </table:table-cell>
          <table:table-cell office:value-type="float" office:value="-9.8145566368" calcext:value-type="float">
            <text:p>-9.8145566368</text:p>
          </table:table-cell>
          <table:table-cell office:value-type="float" office:value="-0.1380536854" calcext:value-type="float">
            <text:p>-0.1380536854</text:p>
          </table:table-cell>
          <table:table-cell office:value-type="float" office:value="219" calcext:value-type="float">
            <text:p>219</text:p>
          </table:table-cell>
          <table:table-cell table:formula="of:=[.H220]/[.I220]" office:value-type="float" office:value="-0.00194878647174796" calcext:value-type="float">
            <text:p>-0.0019487865</text:p>
          </table:table-cell>
          <table:table-cell table:formula="of:=[.D220]/[.L220]" office:value-type="float" office:value="-0.00960597801318332" calcext:value-type="float">
            <text:p>-0.009605978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0.0000831763" calcext:value-type="float">
            <text:p>-8.31763E-05</text:p>
          </table:table-cell>
          <table:table-cell office:value-type="float" office:value="0" calcext:value-type="float">
            <text:p>0</text:p>
          </table:table-cell>
          <table:table-cell office:value-type="float" office:value="0.00001872" calcext:value-type="float">
            <text:p>0.00001872</text:p>
          </table:table-cell>
          <table:table-cell office:value-type="float" office:value="0.00108665" calcext:value-type="float">
            <text:p>0.001086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6535988" calcext:value-type="float">
            <text:p>0.016535988</text:p>
          </table:table-cell>
          <table:table-cell office:value-type="float" office:value="-9.8151887894" calcext:value-type="float">
            <text:p>-9.8151887894</text:p>
          </table:table-cell>
          <table:table-cell office:value-type="float" office:value="-0.1379158944" calcext:value-type="float">
            <text:p>-0.1379158944</text:p>
          </table:table-cell>
          <table:table-cell office:value-type="float" office:value="220" calcext:value-type="float">
            <text:p>220</text:p>
          </table:table-cell>
          <table:table-cell table:formula="of:=[.H221]/[.I221]" office:value-type="float" office:value="-0.00168473458379712" calcext:value-type="float">
            <text:p>-0.0016847346</text:p>
          </table:table-cell>
          <table:table-cell table:formula="of:=[.D221]/[.L221]" office:value-type="float" office:value="-0.0111115425420947" calcext:value-type="float">
            <text:p>-0.0111115425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0001420462" calcext:value-type="float">
            <text:p>-0.0001420462</text:p>
          </table:table-cell>
          <table:table-cell office:value-type="float" office:value="0" calcext:value-type="float">
            <text:p>0</text:p>
          </table:table-cell>
          <table:table-cell office:value-type="float" office:value="0.00001872" calcext:value-type="float">
            <text:p>0.00001872</text:p>
          </table:table-cell>
          <table:table-cell office:value-type="float" office:value="0.00103931" calcext:value-type="float">
            <text:p>0.001039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5816163" calcext:value-type="float">
            <text:p>0.015816163</text:p>
          </table:table-cell>
          <table:table-cell office:value-type="float" office:value="-9.815594883" calcext:value-type="float">
            <text:p>-9.815594883</text:p>
          </table:table-cell>
          <table:table-cell office:value-type="float" office:value="-0.1377851814" calcext:value-type="float">
            <text:p>-0.1377851814</text:p>
          </table:table-cell>
          <table:table-cell office:value-type="float" office:value="221" calcext:value-type="float">
            <text:p>221</text:p>
          </table:table-cell>
          <table:table-cell table:formula="of:=[.H222]/[.I222]" office:value-type="float" office:value="-0.0016113300506516" calcext:value-type="float">
            <text:p>-0.0016113301</text:p>
          </table:table-cell>
          <table:table-cell table:formula="of:=[.D222]/[.L222]" office:value-type="float" office:value="-0.0116177315705307" calcext:value-type="float">
            <text:p>-0.0116177316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-0.000098308" calcext:value-type="float">
            <text:p>-0.000098308</text:p>
          </table:table-cell>
          <table:table-cell office:value-type="float" office:value="0" calcext:value-type="float">
            <text:p>0</text:p>
          </table:table-cell>
          <table:table-cell office:value-type="float" office:value="0.00002137" calcext:value-type="float">
            <text:p>0.00002137</text:p>
          </table:table-cell>
          <table:table-cell office:value-type="float" office:value="0.00118033" calcext:value-type="float">
            <text:p>0.001180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79614242" calcext:value-type="float">
            <text:p>0.0179614242</text:p>
          </table:table-cell>
          <table:table-cell office:value-type="float" office:value="-9.8151687431" calcext:value-type="float">
            <text:p>-9.8151687431</text:p>
          </table:table-cell>
          <table:table-cell office:value-type="float" office:value="-0.1376379579" calcext:value-type="float">
            <text:p>-0.1376379579</text:p>
          </table:table-cell>
          <table:table-cell office:value-type="float" office:value="222" calcext:value-type="float">
            <text:p>222</text:p>
          </table:table-cell>
          <table:table-cell table:formula="of:=[.H223]/[.I223]" office:value-type="float" office:value="-0.00182996590992149" calcext:value-type="float">
            <text:p>-0.0018299659</text:p>
          </table:table-cell>
          <table:table-cell table:formula="of:=[.D223]/[.L223]" office:value-type="float" office:value="-0.0116778131680698" calcext:value-type="float">
            <text:p>-0.0116778132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-0.0001257404" calcext:value-type="float">
            <text:p>-0.0001257404</text:p>
          </table:table-cell>
          <table:table-cell office:value-type="float" office:value="0" calcext:value-type="float">
            <text:p>0</text:p>
          </table:table-cell>
          <table:table-cell office:value-type="float" office:value="0.00002137" calcext:value-type="float">
            <text:p>0.00002137</text:p>
          </table:table-cell>
          <table:table-cell office:value-type="float" office:value="0.00081605" calcext:value-type="float">
            <text:p>0.000816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24156434" calcext:value-type="float">
            <text:p>0.0124156434</text:p>
          </table:table-cell>
          <table:table-cell office:value-type="float" office:value="-9.8132139206" calcext:value-type="float">
            <text:p>-9.8132139206</text:p>
          </table:table-cell>
          <table:table-cell office:value-type="float" office:value="-0.1375370175" calcext:value-type="float">
            <text:p>-0.1375370175</text:p>
          </table:table-cell>
          <table:table-cell office:value-type="float" office:value="223" calcext:value-type="float">
            <text:p>223</text:p>
          </table:table-cell>
          <table:table-cell table:formula="of:=[.H224]/[.I224]" office:value-type="float" office:value="-0.00126519644842725" calcext:value-type="float">
            <text:p>-0.0012651964</text:p>
          </table:table-cell>
          <table:table-cell table:formula="of:=[.D224]/[.L224]" office:value-type="float" office:value="-0.0168906575943718" calcext:value-type="float">
            <text:p>-0.0168906576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0.0001422262" calcext:value-type="float">
            <text:p>-0.0001422262</text:p>
          </table:table-cell>
          <table:table-cell office:value-type="float" office:value="0" calcext:value-type="float">
            <text:p>0</text:p>
          </table:table-cell>
          <table:table-cell office:value-type="float" office:value="0.0000243" calcext:value-type="float">
            <text:p>0.0000243</text:p>
          </table:table-cell>
          <table:table-cell office:value-type="float" office:value="0.00068354" calcext:value-type="float">
            <text:p>0.000683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03992643" calcext:value-type="float">
            <text:p>0.0103992643</text:p>
          </table:table-cell>
          <table:table-cell office:value-type="float" office:value="-9.8128739166" calcext:value-type="float">
            <text:p>-9.8128739166</text:p>
          </table:table-cell>
          <table:table-cell office:value-type="float" office:value="-0.1374531537" calcext:value-type="float">
            <text:p>-0.1374531537</text:p>
          </table:table-cell>
          <table:table-cell office:value-type="float" office:value="224" calcext:value-type="float">
            <text:p>224</text:p>
          </table:table-cell>
          <table:table-cell table:formula="of:=[.H225]/[.I225]" office:value-type="float" office:value="-0.00105975725239963" calcext:value-type="float">
            <text:p>-0.0010597573</text:p>
          </table:table-cell>
          <table:table-cell table:formula="of:=[.D225]/[.L225]" office:value-type="float" office:value="-0.0229297793857764" calcext:value-type="float">
            <text:p>-0.022929779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-0.0001241044" calcext:value-type="float">
            <text:p>-0.0001241044</text:p>
          </table:table-cell>
          <table:table-cell office:value-type="float" office:value="0" calcext:value-type="float">
            <text:p>0</text:p>
          </table:table-cell>
          <table:table-cell office:value-type="float" office:value="0.00002683" calcext:value-type="float">
            <text:p>0.00002683</text:p>
          </table:table-cell>
          <table:table-cell office:value-type="float" office:value="0.00051283" calcext:value-type="float">
            <text:p>0.000512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802155" calcext:value-type="float">
            <text:p>0.007802155</text:p>
          </table:table-cell>
          <table:table-cell office:value-type="float" office:value="-9.8129197884" calcext:value-type="float">
            <text:p>-9.8129197884</text:p>
          </table:table-cell>
          <table:table-cell office:value-type="float" office:value="-0.1373907477" calcext:value-type="float">
            <text:p>-0.1373907477</text:p>
          </table:table-cell>
          <table:table-cell office:value-type="float" office:value="225" calcext:value-type="float">
            <text:p>225</text:p>
          </table:table-cell>
          <table:table-cell table:formula="of:=[.H226]/[.I226]" office:value-type="float" office:value="-0.000795090061698359" calcext:value-type="float">
            <text:p>-0.0007950901</text:p>
          </table:table-cell>
          <table:table-cell table:formula="of:=[.D226]/[.L226]" office:value-type="float" office:value="-0.0337446049101526" calcext:value-type="float">
            <text:p>-0.0337446049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-0.0001727776" calcext:value-type="float">
            <text:p>-0.0001727776</text:p>
          </table:table-cell>
          <table:table-cell office:value-type="float" office:value="0" calcext:value-type="float">
            <text:p>0</text:p>
          </table:table-cell>
          <table:table-cell office:value-type="float" office:value="0.00002683" calcext:value-type="float">
            <text:p>0.00002683</text:p>
          </table:table-cell>
          <table:table-cell office:value-type="float" office:value="0.0004027" calcext:value-type="float">
            <text:p>0.00040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1260685" calcext:value-type="float">
            <text:p>0.0061260685</text:p>
          </table:table-cell>
          <table:table-cell office:value-type="float" office:value="-9.81212883" calcext:value-type="float">
            <text:p>-9.81212883</text:p>
          </table:table-cell>
          <table:table-cell office:value-type="float" office:value="-0.1373421252" calcext:value-type="float">
            <text:p>-0.1373421252</text:p>
          </table:table-cell>
          <table:table-cell office:value-type="float" office:value="226" calcext:value-type="float">
            <text:p>226</text:p>
          </table:table-cell>
          <table:table-cell table:formula="of:=[.H227]/[.I227]" office:value-type="float" office:value="-0.000624336329672916" calcext:value-type="float">
            <text:p>-0.0006243363</text:p>
          </table:table-cell>
          <table:table-cell table:formula="of:=[.D227]/[.L227]" office:value-type="float" office:value="-0.0429736325196005" calcext:value-type="float">
            <text:p>-0.042973632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-0.0001659958" calcext:value-type="float">
            <text:p>-0.0001659958</text:p>
          </table:table-cell>
          <table:table-cell office:value-type="float" office:value="0" calcext:value-type="float">
            <text:p>0</text:p>
          </table:table-cell>
          <table:table-cell office:value-type="float" office:value="0.00002942" calcext:value-type="float">
            <text:p>0.00002942</text:p>
          </table:table-cell>
          <table:table-cell office:value-type="float" office:value="0.00029849" calcext:value-type="float">
            <text:p>0.000298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53987" calcext:value-type="float">
            <text:p>0.00453987</text:p>
          </table:table-cell>
          <table:table-cell office:value-type="float" office:value="-9.8101880074" calcext:value-type="float">
            <text:p>-9.8101880074</text:p>
          </table:table-cell>
          <table:table-cell office:value-type="float" office:value="-0.1373063773" calcext:value-type="float">
            <text:p>-0.1373063773</text:p>
          </table:table-cell>
          <table:table-cell office:value-type="float" office:value="227" calcext:value-type="float">
            <text:p>227</text:p>
          </table:table-cell>
          <table:table-cell table:formula="of:=[.H228]/[.I228]" office:value-type="float" office:value="-0.000462770947567518" calcext:value-type="float">
            <text:p>-0.0004627709</text:p>
          </table:table-cell>
          <table:table-cell table:formula="of:=[.D228]/[.L228]" office:value-type="float" office:value="-0.0635735673439345" calcext:value-type="float">
            <text:p>-0.0635735673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-0.0001640476" calcext:value-type="float">
            <text:p>-0.0001640476</text:p>
          </table:table-cell>
          <table:table-cell office:value-type="float" office:value="0" calcext:value-type="float">
            <text:p>0</text:p>
          </table:table-cell>
          <table:table-cell office:value-type="float" office:value="0.00002942" calcext:value-type="float">
            <text:p>0.00002942</text:p>
          </table:table-cell>
          <table:table-cell office:value-type="float" office:value="-0.00004808" calcext:value-type="float">
            <text:p>-0.000048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731205" calcext:value-type="float">
            <text:p>-0.000731205</text:p>
          </table:table-cell>
          <table:table-cell office:value-type="float" office:value="-9.8090369225" calcext:value-type="float">
            <text:p>-9.8090369225</text:p>
          </table:table-cell>
          <table:table-cell office:value-type="float" office:value="-0.1373120844" calcext:value-type="float">
            <text:p>-0.1373120844</text:p>
          </table:table-cell>
          <table:table-cell office:value-type="float" office:value="228" calcext:value-type="float">
            <text:p>228</text:p>
          </table:table-cell>
          <table:table-cell table:formula="of:=[.H229]/[.I229]" office:value-type="float" office:value="0.0000745440154601477" calcext:value-type="float">
            <text:p>0.000074544</text:p>
          </table:table-cell>
          <table:table-cell table:formula="of:=[.D229]/[.L229]" office:value-type="float" office:value="0.394666155537708" calcext:value-type="float">
            <text:p>0.3946661555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-0.0001986359" calcext:value-type="float">
            <text:p>-0.0001986359</text:p>
          </table:table-cell>
          <table:table-cell office:value-type="float" office:value="0" calcext:value-type="float">
            <text:p>0</text:p>
          </table:table-cell>
          <table:table-cell office:value-type="float" office:value="0.00002942" calcext:value-type="float">
            <text:p>0.00002942</text:p>
          </table:table-cell>
          <table:table-cell office:value-type="float" office:value="0.00006713" calcext:value-type="float">
            <text:p>0.000067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213012" calcext:value-type="float">
            <text:p>0.0010213012</text:p>
          </table:table-cell>
          <table:table-cell office:value-type="float" office:value="-9.8124605179" calcext:value-type="float">
            <text:p>-9.8124605179</text:p>
          </table:table-cell>
          <table:table-cell office:value-type="float" office:value="-0.137304157" calcext:value-type="float">
            <text:p>-0.137304157</text:p>
          </table:table-cell>
          <table:table-cell office:value-type="float" office:value="229" calcext:value-type="float">
            <text:p>229</text:p>
          </table:table-cell>
          <table:table-cell table:formula="of:=[.H230]/[.I230]" office:value-type="float" office:value="-0.000104082069745599" calcext:value-type="float">
            <text:p>-0.0001040821</text:p>
          </table:table-cell>
          <table:table-cell table:formula="of:=[.D230]/[.L230]" office:value-type="float" office:value="-0.282661558056152" calcext:value-type="float">
            <text:p>-0.2826615581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-0.0001699468" calcext:value-type="float">
            <text:p>-0.0001699468</text:p>
          </table:table-cell>
          <table:table-cell office:value-type="float" office:value="0" calcext:value-type="float">
            <text:p>0</text:p>
          </table:table-cell>
          <table:table-cell office:value-type="float" office:value="0.00003201" calcext:value-type="float">
            <text:p>0.00003201</text:p>
          </table:table-cell>
          <table:table-cell office:value-type="float" office:value="-0.00014567" calcext:value-type="float">
            <text:p>-0.000145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2157671" calcext:value-type="float">
            <text:p>-0.0022157671</text:p>
          </table:table-cell>
          <table:table-cell office:value-type="float" office:value="-9.8109263992" calcext:value-type="float">
            <text:p>-9.8109263992</text:p>
          </table:table-cell>
          <table:table-cell office:value-type="float" office:value="-0.1373212039" calcext:value-type="float">
            <text:p>-0.1373212039</text:p>
          </table:table-cell>
          <table:table-cell office:value-type="float" office:value="230" calcext:value-type="float">
            <text:p>230</text:p>
          </table:table-cell>
          <table:table-cell table:formula="of:=[.H231]/[.I231]" office:value-type="float" office:value="0.000225846878250017" calcext:value-type="float">
            <text:p>0.0002258469</text:p>
          </table:table-cell>
          <table:table-cell table:formula="of:=[.D231]/[.L231]" office:value-type="float" office:value="0.141733196615471" calcext:value-type="float">
            <text:p>0.1417331966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-0.0001885718" calcext:value-type="float">
            <text:p>-0.0001885718</text:p>
          </table:table-cell>
          <table:table-cell office:value-type="float" office:value="0" calcext:value-type="float">
            <text:p>0</text:p>
          </table:table-cell>
          <table:table-cell office:value-type="float" office:value="0.00003201" calcext:value-type="float">
            <text:p>0.00003201</text:p>
          </table:table-cell>
          <table:table-cell office:value-type="float" office:value="-0.00033632" calcext:value-type="float">
            <text:p>-0.000336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1157626" calcext:value-type="float">
            <text:p>-0.0051157626</text:p>
          </table:table-cell>
          <table:table-cell office:value-type="float" office:value="-9.8110890198" calcext:value-type="float">
            <text:p>-9.8110890198</text:p>
          </table:table-cell>
          <table:table-cell office:value-type="float" office:value="-0.1373602599" calcext:value-type="float">
            <text:p>-0.1373602599</text:p>
          </table:table-cell>
          <table:table-cell office:value-type="float" office:value="231" calcext:value-type="float">
            <text:p>231</text:p>
          </table:table-cell>
          <table:table-cell table:formula="of:=[.H232]/[.I232]" office:value-type="float" office:value="0.000521426580645202" calcext:value-type="float">
            <text:p>0.0005214266</text:p>
          </table:table-cell>
          <table:table-cell table:formula="of:=[.D232]/[.L232]" office:value-type="float" office:value="0.0613892754765043" calcext:value-type="float">
            <text:p>0.0613892755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-0.0002093697" calcext:value-type="float">
            <text:p>-0.0002093697</text:p>
          </table:table-cell>
          <table:table-cell office:value-type="float" office:value="0" calcext:value-type="float">
            <text:p>0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0.00019344" calcext:value-type="float">
            <text:p>-0.000193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9424284" calcext:value-type="float">
            <text:p>-0.0029424284</text:p>
          </table:table-cell>
          <table:table-cell office:value-type="float" office:value="-9.8109057808" calcext:value-type="float">
            <text:p>-9.8109057808</text:p>
          </table:table-cell>
          <table:table-cell office:value-type="float" office:value="-0.137382552" calcext:value-type="float">
            <text:p>-0.137382552</text:p>
          </table:table-cell>
          <table:table-cell office:value-type="float" office:value="232" calcext:value-type="float">
            <text:p>232</text:p>
          </table:table-cell>
          <table:table-cell table:formula="of:=[.H233]/[.I233]" office:value-type="float" office:value="0.000299914041143719" calcext:value-type="float">
            <text:p>0.000299914</text:p>
          </table:table-cell>
          <table:table-cell table:formula="of:=[.D233]/[.L233]" office:value-type="float" office:value="0.115399732096621" calcext:value-type="float">
            <text:p>0.1153997321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-0.0001890144" calcext:value-type="float">
            <text:p>-0.0001890144</text:p>
          </table:table-cell>
          <table:table-cell office:value-type="float" office:value="0" calcext:value-type="float">
            <text:p>0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0.00016182" calcext:value-type="float">
            <text:p>-0.000161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4611592" calcext:value-type="float">
            <text:p>-0.0024611592</text:p>
          </table:table-cell>
          <table:table-cell office:value-type="float" office:value="-9.8096987724" calcext:value-type="float">
            <text:p>-9.8096987724</text:p>
          </table:table-cell>
          <table:table-cell office:value-type="float" office:value="-0.1374010593" calcext:value-type="float">
            <text:p>-0.1374010593</text:p>
          </table:table-cell>
          <table:table-cell office:value-type="float" office:value="233" calcext:value-type="float">
            <text:p>233</text:p>
          </table:table-cell>
          <table:table-cell table:formula="of:=[.H234]/[.I234]" office:value-type="float" office:value="0.000250890395016468" calcext:value-type="float">
            <text:p>0.0002508904</text:p>
          </table:table-cell>
          <table:table-cell table:formula="of:=[.D234]/[.L234]" office:value-type="float" office:value="0.137948684714408" calcext:value-type="float">
            <text:p>0.1379486847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0.0002347078" calcext:value-type="float">
            <text:p>-0.0002347078</text:p>
          </table:table-cell>
          <table:table-cell office:value-type="float" office:value="0" calcext:value-type="float">
            <text:p>0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0.00000342" calcext:value-type="float">
            <text:p>-0.000003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519985" calcext:value-type="float">
            <text:p>-5.19985E-05</text:p>
          </table:table-cell>
          <table:table-cell office:value-type="float" office:value="-9.811673851" calcext:value-type="float">
            <text:p>-9.811673851</text:p>
          </table:table-cell>
          <table:table-cell office:value-type="float" office:value="-0.1374014467" calcext:value-type="float">
            <text:p>-0.1374014467</text:p>
          </table:table-cell>
          <table:table-cell office:value-type="float" office:value="234" calcext:value-type="float">
            <text:p>234</text:p>
          </table:table-cell>
          <table:table-cell table:formula="of:=[.H235]/[.I235]" office:value-type="float" office:value="0.00000529965638785479" calcext:value-type="float">
            <text:p>5.29965638785479E-06</text:p>
          </table:table-cell>
          <table:table-cell table:formula="of:=[.D235]/[.L235]" office:value-type="float" office:value="6.53061207502351" calcext:value-type="float">
            <text:p>6.530612075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0.0001995963" calcext:value-type="float">
            <text:p>-0.0001995963</text:p>
          </table:table-cell>
          <table:table-cell office:value-type="float" office:value="0" calcext:value-type="float">
            <text:p>0</text:p>
          </table:table-cell>
          <table:table-cell office:value-type="float" office:value="0.00003427" calcext:value-type="float">
            <text:p>0.00003427</text:p>
          </table:table-cell>
          <table:table-cell office:value-type="float" office:value="0.00027847" calcext:value-type="float">
            <text:p>0.00027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236616" calcext:value-type="float">
            <text:p>0.004236616</text:p>
          </table:table-cell>
          <table:table-cell office:value-type="float" office:value="-9.8129390335" calcext:value-type="float">
            <text:p>-9.8129390335</text:p>
          </table:table-cell>
          <table:table-cell office:value-type="float" office:value="-0.13737005" calcext:value-type="float">
            <text:p>-0.13737005</text:p>
          </table:table-cell>
          <table:table-cell office:value-type="float" office:value="235" calcext:value-type="float">
            <text:p>235</text:p>
          </table:table-cell>
          <table:table-cell table:formula="of:=[.H236]/[.I236]" office:value-type="float" office:value="-0.00043173772766108" calcext:value-type="float">
            <text:p>-0.0004317377</text:p>
          </table:table-cell>
          <table:table-cell table:formula="of:=[.D236]/[.L236]" office:value-type="float" office:value="-0.0793768943605097" calcext:value-type="float">
            <text:p>-0.0793768944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-0.0002218635" calcext:value-type="float">
            <text:p>-0.0002218635</text:p>
          </table:table-cell>
          <table:table-cell office:value-type="float" office:value="0" calcext:value-type="float">
            <text:p>0</text:p>
          </table:table-cell>
          <table:table-cell office:value-type="float" office:value="0.00003427" calcext:value-type="float">
            <text:p>0.00003427</text:p>
          </table:table-cell>
          <table:table-cell office:value-type="float" office:value="0.00047806" calcext:value-type="float">
            <text:p>0.000478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275193" calcext:value-type="float">
            <text:p>0.007275193</text:p>
          </table:table-cell>
          <table:table-cell office:value-type="float" office:value="-9.8156665993" calcext:value-type="float">
            <text:p>-9.8156665993</text:p>
          </table:table-cell>
          <table:table-cell office:value-type="float" office:value="-0.1373165548" calcext:value-type="float">
            <text:p>-0.1373165548</text:p>
          </table:table-cell>
          <table:table-cell office:value-type="float" office:value="236" calcext:value-type="float">
            <text:p>236</text:p>
          </table:table-cell>
          <table:table-cell table:formula="of:=[.H237]/[.I237]" office:value-type="float" office:value="-0.000741181755350047" calcext:value-type="float">
            <text:p>-0.0007411818</text:p>
          </table:table-cell>
          <table:table-cell table:formula="of:=[.D237]/[.L237]" office:value-type="float" office:value="-0.0462369719068636" calcext:value-type="float">
            <text:p>-0.0462369719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-0.0002045307" calcext:value-type="float">
            <text:p>-0.0002045307</text:p>
          </table:table-cell>
          <table:table-cell office:value-type="float" office:value="0" calcext:value-type="float">
            <text:p>0</text:p>
          </table:table-cell>
          <table:table-cell office:value-type="float" office:value="0.00003055" calcext:value-type="float">
            <text:p>0.00003055</text:p>
          </table:table-cell>
          <table:table-cell office:value-type="float" office:value="0.00052856" calcext:value-type="float">
            <text:p>0.000528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0450309" calcext:value-type="float">
            <text:p>0.0080450309</text:p>
          </table:table-cell>
          <table:table-cell office:value-type="float" office:value="-9.8172366714" calcext:value-type="float">
            <text:p>-9.8172366714</text:p>
          </table:table-cell>
          <table:table-cell office:value-type="float" office:value="-0.1372578442" calcext:value-type="float">
            <text:p>-0.1372578442</text:p>
          </table:table-cell>
          <table:table-cell office:value-type="float" office:value="237" calcext:value-type="float">
            <text:p>237</text:p>
          </table:table-cell>
          <table:table-cell table:formula="of:=[.H238]/[.I238]" office:value-type="float" office:value="-0.000819480182589173" calcext:value-type="float">
            <text:p>-0.0008194802</text:p>
          </table:table-cell>
          <table:table-cell table:formula="of:=[.D238]/[.L238]" office:value-type="float" office:value="-0.0372797300643395" calcext:value-type="float">
            <text:p>-0.0372797301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-0.0002155683" calcext:value-type="float">
            <text:p>-0.0002155683</text:p>
          </table:table-cell>
          <table:table-cell office:value-type="float" office:value="0" calcext:value-type="float">
            <text:p>0</text:p>
          </table:table-cell>
          <table:table-cell office:value-type="float" office:value="0.00003055" calcext:value-type="float">
            <text:p>0.00003055</text:p>
          </table:table-cell>
          <table:table-cell office:value-type="float" office:value="0.00059698" calcext:value-type="float">
            <text:p>0.000596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90864944" calcext:value-type="float">
            <text:p>0.0090864944</text:p>
          </table:table-cell>
          <table:table-cell office:value-type="float" office:value="-9.8173572159" calcext:value-type="float">
            <text:p>-9.8173572159</text:p>
          </table:table-cell>
          <table:table-cell office:value-type="float" office:value="-0.137191996" calcext:value-type="float">
            <text:p>-0.137191996</text:p>
          </table:table-cell>
          <table:table-cell office:value-type="float" office:value="238" calcext:value-type="float">
            <text:p>238</text:p>
          </table:table-cell>
          <table:table-cell table:formula="of:=[.H239]/[.I239]" office:value-type="float" office:value="-0.000925554016236029" calcext:value-type="float">
            <text:p>-0.000925554</text:p>
          </table:table-cell>
          <table:table-cell table:formula="of:=[.D239]/[.L239]" office:value-type="float" office:value="-0.0330072577765244" calcext:value-type="float">
            <text:p>-0.0330072578</text:p>
          </table:table-cell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-0.0001633075" calcext:value-type="float">
            <text:p>-0.0001633075</text:p>
          </table:table-cell>
          <table:table-cell office:value-type="float" office:value="0" calcext:value-type="float">
            <text:p>0</text:p>
          </table:table-cell>
          <table:table-cell office:value-type="float" office:value="0.00003055" calcext:value-type="float">
            <text:p>0.00003055</text:p>
          </table:table-cell>
          <table:table-cell office:value-type="float" office:value="0.00052381" calcext:value-type="float">
            <text:p>0.000523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9732861" calcext:value-type="float">
            <text:p>0.0079732861</text:p>
          </table:table-cell>
          <table:table-cell office:value-type="float" office:value="-9.8179582214" calcext:value-type="float">
            <text:p>-9.8179582214</text:p>
          </table:table-cell>
          <table:table-cell office:value-type="float" office:value="-0.1371346265" calcext:value-type="float">
            <text:p>-0.1371346265</text:p>
          </table:table-cell>
          <table:table-cell office:value-type="float" office:value="239" calcext:value-type="float">
            <text:p>239</text:p>
          </table:table-cell>
          <table:table-cell table:formula="of:=[.H240]/[.I240]" office:value-type="float" office:value="-0.000812112449472518" calcext:value-type="float">
            <text:p>-0.0008121124</text:p>
          </table:table-cell>
          <table:table-cell table:formula="of:=[.D240]/[.L240]" office:value-type="float" office:value="-0.0376179432045929" calcext:value-type="float">
            <text:p>-0.0376179432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-0.0002053856" calcext:value-type="float">
            <text:p>-0.0002053856</text:p>
          </table:table-cell>
          <table:table-cell office:value-type="float" office:value="0" calcext:value-type="float">
            <text:p>0</text:p>
          </table:table-cell>
          <table:table-cell office:value-type="float" office:value="0.00003021" calcext:value-type="float">
            <text:p>0.00003021</text:p>
          </table:table-cell>
          <table:table-cell office:value-type="float" office:value="0.00066188" calcext:value-type="float">
            <text:p>0.000661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00746666" calcext:value-type="float">
            <text:p>0.0100746666</text:p>
          </table:table-cell>
          <table:table-cell office:value-type="float" office:value="-9.8177896118" calcext:value-type="float">
            <text:p>-9.8177896118</text:p>
          </table:table-cell>
          <table:table-cell office:value-type="float" office:value="-0.1370626688" calcext:value-type="float">
            <text:p>-0.1370626688</text:p>
          </table:table-cell>
          <table:table-cell office:value-type="float" office:value="240" calcext:value-type="float">
            <text:p>240</text:p>
          </table:table-cell>
          <table:table-cell table:formula="of:=[.H241]/[.I241]" office:value-type="float" office:value="-0.00102616444213586" calcext:value-type="float">
            <text:p>-0.0010261644</text:p>
          </table:table-cell>
          <table:table-cell table:formula="of:=[.D241]/[.L241]" office:value-type="float" office:value="-0.0294397259927666" calcext:value-type="float">
            <text:p>-0.029439726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-0.0001783084" calcext:value-type="float">
            <text:p>-0.0001783084</text:p>
          </table:table-cell>
          <table:table-cell office:value-type="float" office:value="0" calcext:value-type="float">
            <text:p>0</text:p>
          </table:table-cell>
          <table:table-cell office:value-type="float" office:value="0.00003021" calcext:value-type="float">
            <text:p>0.00003021</text:p>
          </table:table-cell>
          <table:table-cell office:value-type="float" office:value="0.00040638" calcext:value-type="float">
            <text:p>0.000406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1846379" calcext:value-type="float">
            <text:p>0.0061846379</text:p>
          </table:table-cell>
          <table:table-cell office:value-type="float" office:value="-9.8162285805" calcext:value-type="float">
            <text:p>-9.8162285805</text:p>
          </table:table-cell>
          <table:table-cell office:value-type="float" office:value="-0.1370188147" calcext:value-type="float">
            <text:p>-0.1370188147</text:p>
          </table:table-cell>
          <table:table-cell office:value-type="float" office:value="241" calcext:value-type="float">
            <text:p>241</text:p>
          </table:table-cell>
          <table:table-cell table:formula="of:=[.H242]/[.I242]" office:value-type="float" office:value="-0.000630042164287598" calcext:value-type="float">
            <text:p>-0.0006300422</text:p>
          </table:table-cell>
          <table:table-cell table:formula="of:=[.D242]/[.L242]" office:value-type="float" office:value="-0.0479491718370295" calcext:value-type="float">
            <text:p>-0.0479491718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-0.0001902431" calcext:value-type="float">
            <text:p>-0.0001902431</text:p>
          </table:table-cell>
          <table:table-cell office:value-type="float" office:value="0" calcext:value-type="float">
            <text:p>0</text:p>
          </table:table-cell>
          <table:table-cell office:value-type="float" office:value="0.00003021" calcext:value-type="float">
            <text:p>0.00003021</text:p>
          </table:table-cell>
          <table:table-cell office:value-type="float" office:value="0.00030631" calcext:value-type="float">
            <text:p>0.000306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608511" calcext:value-type="float">
            <text:p>0.0046608511</text:p>
          </table:table-cell>
          <table:table-cell office:value-type="float" office:value="-9.8143281174" calcext:value-type="float">
            <text:p>-9.8143281174</text:p>
          </table:table-cell>
          <table:table-cell office:value-type="float" office:value="-0.1369859725" calcext:value-type="float">
            <text:p>-0.1369859725</text:p>
          </table:table-cell>
          <table:table-cell office:value-type="float" office:value="242" calcext:value-type="float">
            <text:p>242</text:p>
          </table:table-cell>
          <table:table-cell table:formula="of:=[.H243]/[.I243]" office:value-type="float" office:value="-0.000474902718173513" calcext:value-type="float">
            <text:p>-0.0004749027</text:p>
          </table:table-cell>
          <table:table-cell table:formula="of:=[.D243]/[.L243]" office:value-type="float" office:value="-0.0636130281927809" calcext:value-type="float">
            <text:p>-0.0636130282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0.0001844849" calcext:value-type="float">
            <text:p>-0.0001844849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27675" calcext:value-type="float">
            <text:p>0.000276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2108663" calcext:value-type="float">
            <text:p>0.0042108663</text:p>
          </table:table-cell>
          <table:table-cell office:value-type="float" office:value="-9.8138951111" calcext:value-type="float">
            <text:p>-9.8138951111</text:p>
          </table:table-cell>
          <table:table-cell office:value-type="float" office:value="-0.1369565278" calcext:value-type="float">
            <text:p>-0.1369565278</text:p>
          </table:table-cell>
          <table:table-cell office:value-type="float" office:value="243" calcext:value-type="float">
            <text:p>243</text:p>
          </table:table-cell>
          <table:table-cell table:formula="of:=[.H244]/[.I244]" office:value-type="float" office:value="-0.00042907186721787" calcext:value-type="float">
            <text:p>-0.0004290719</text:p>
          </table:table-cell>
          <table:table-cell table:formula="of:=[.D244]/[.L244]" office:value-type="float" office:value="-0.0635790926515069" calcext:value-type="float">
            <text:p>-0.0635790927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-0.0001874402" calcext:value-type="float">
            <text:p>-0.0001874402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31259" calcext:value-type="float">
            <text:p>0.000312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7555558" calcext:value-type="float">
            <text:p>0.0047555558</text:p>
          </table:table-cell>
          <table:table-cell office:value-type="float" office:value="-9.8125297356" calcext:value-type="float">
            <text:p>-9.8125297356</text:p>
          </table:table-cell>
          <table:table-cell office:value-type="float" office:value="-0.1369235069" calcext:value-type="float">
            <text:p>-0.1369235069</text:p>
          </table:table-cell>
          <table:table-cell office:value-type="float" office:value="244" calcext:value-type="float">
            <text:p>244</text:p>
          </table:table-cell>
          <table:table-cell table:formula="of:=[.H245]/[.I245]" office:value-type="float" office:value="-0.000484641160652668" calcext:value-type="float">
            <text:p>-0.0004846412</text:p>
          </table:table-cell>
          <table:table-cell table:formula="of:=[.D245]/[.L245]" office:value-type="float" office:value="-0.0562890695525364" calcext:value-type="float">
            <text:p>-0.0562890696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-0.0001498184" calcext:value-type="float">
            <text:p>-0.0001498184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50224" calcext:value-type="float">
            <text:p>0.000502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6409926" calcext:value-type="float">
            <text:p>0.0076409926</text:p>
          </table:table-cell>
          <table:table-cell office:value-type="float" office:value="-9.8129473877" calcext:value-type="float">
            <text:p>-9.8129473877</text:p>
          </table:table-cell>
          <table:table-cell office:value-type="float" office:value="-0.1368708163" calcext:value-type="float">
            <text:p>-0.1368708163</text:p>
          </table:table-cell>
          <table:table-cell office:value-type="float" office:value="245" calcext:value-type="float">
            <text:p>245</text:p>
          </table:table-cell>
          <table:table-cell table:formula="of:=[.H246]/[.I246]" office:value-type="float" office:value="-0.000778664380650565" calcext:value-type="float">
            <text:p>-0.0007786644</text:p>
          </table:table-cell>
          <table:table-cell table:formula="of:=[.D246]/[.L246]" office:value-type="float" office:value="-0.035034349429478" calcext:value-type="float">
            <text:p>-0.0350343494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-0.0001808925" calcext:value-type="float">
            <text:p>-0.0001808925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77238" calcext:value-type="float">
            <text:p>0.000772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17528225" calcext:value-type="float">
            <text:p>0.0117528225</text:p>
          </table:table-cell>
          <table:table-cell office:value-type="float" office:value="-9.8145437431" calcext:value-type="float">
            <text:p>-9.8145437431</text:p>
          </table:table-cell>
          <table:table-cell office:value-type="float" office:value="-0.1367903203" calcext:value-type="float">
            <text:p>-0.1367903203</text:p>
          </table:table-cell>
          <table:table-cell office:value-type="float" office:value="246" calcext:value-type="float">
            <text:p>246</text:p>
          </table:table-cell>
          <table:table-cell table:formula="of:=[.H247]/[.I247]" office:value-type="float" office:value="-0.00119749045983545" calcext:value-type="float">
            <text:p>-0.0011974905</text:p>
          </table:table-cell>
          <table:table-cell table:formula="of:=[.D247]/[.L247]" office:value-type="float" office:value="-0.0227809748093931" calcext:value-type="float">
            <text:p>-0.0227809748</text:p>
          </table:table-cell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-0.0001607439" calcext:value-type="float">
            <text:p>-0.0001607439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74048" calcext:value-type="float">
            <text:p>0.000740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12664027" calcext:value-type="float">
            <text:p>0.0112664027</text:p>
          </table:table-cell>
          <table:table-cell office:value-type="float" office:value="-9.8136492729" calcext:value-type="float">
            <text:p>-9.8136492729</text:p>
          </table:table-cell>
          <table:table-cell office:value-type="float" office:value="-0.1367136687" calcext:value-type="float">
            <text:p>-0.1367136687</text:p>
          </table:table-cell>
          <table:table-cell office:value-type="float" office:value="247" calcext:value-type="float">
            <text:p>247</text:p>
          </table:table-cell>
          <table:table-cell table:formula="of:=[.H248]/[.I248]" office:value-type="float" office:value="-0.00114803396643812" calcext:value-type="float">
            <text:p>-0.001148034</text:p>
          </table:table-cell>
          <table:table-cell table:formula="of:=[.D248]/[.L248]" office:value-type="float" office:value="-0.0237623631334172" calcext:value-type="float">
            <text:p>-0.0237623631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-0.0001727607" calcext:value-type="float">
            <text:p>-0.0001727607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81669" calcext:value-type="float">
            <text:p>0.000816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24227809" calcext:value-type="float">
            <text:p>0.0124227809</text:p>
          </table:table-cell>
          <table:table-cell office:value-type="float" office:value="-9.8112131882" calcext:value-type="float">
            <text:p>-9.8112131882</text:p>
          </table:table-cell>
          <table:table-cell office:value-type="float" office:value="-0.1366297305" calcext:value-type="float">
            <text:p>-0.1366297305</text:p>
          </table:table-cell>
          <table:table-cell office:value-type="float" office:value="248" calcext:value-type="float">
            <text:p>248</text:p>
          </table:table-cell>
          <table:table-cell table:formula="of:=[.H249]/[.I249]" office:value-type="float" office:value="-0.00126618193506802" calcext:value-type="float">
            <text:p>-0.0012661819</text:p>
          </table:table-cell>
          <table:table-cell table:formula="of:=[.D249]/[.L249]" office:value-type="float" office:value="-0.0215450870403821" calcext:value-type="float">
            <text:p>-0.021545087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0001658471" calcext:value-type="float">
            <text:p>-0.0001658471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61843" calcext:value-type="float">
            <text:p>0.000618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94059437" calcext:value-type="float">
            <text:p>0.0094059437</text:p>
          </table:table-cell>
          <table:table-cell office:value-type="float" office:value="-9.8100803566" calcext:value-type="float">
            <text:p>-9.81008035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49" calcext:value-type="float">
            <text:p>249</text:p>
          </table:table-cell>
          <table:table-cell table:formula="of:=[.H250]/[.I250]" office:value-type="float" office:value="-0.00095880394024213" calcext:value-type="float">
            <text:p>-0.0009588039</text:p>
          </table:table-cell>
          <table:table-cell table:formula="of:=[.D250]/[.L250]" office:value-type="float" office:value="-0.0284521150310572" calcext:value-type="float">
            <text:p>-0.028452115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-0.0001697581" calcext:value-type="float">
            <text:p>-0.0001697581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75771" calcext:value-type="float">
            <text:p>0.000757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1527136" calcext:value-type="float">
            <text:p>0.011527136</text:p>
          </table:table-cell>
          <table:table-cell office:value-type="float" office:value="-9.8124958038" calcext:value-type="float">
            <text:p>-9.812495803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0" calcext:value-type="float">
            <text:p>250</text:p>
          </table:table-cell>
          <table:table-cell table:formula="of:=[.H251]/[.I251]" office:value-type="float" office:value="-0.00117474047688622" calcext:value-type="float">
            <text:p>-0.0011747405</text:p>
          </table:table-cell>
          <table:table-cell table:formula="of:=[.D251]/[.L251]" office:value-type="float" office:value="-0.0232221503700194" calcext:value-type="float">
            <text:p>-0.0232221504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-0.0001675638" calcext:value-type="float">
            <text:p>-0.0001675638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51924" calcext:value-type="float">
            <text:p>0.000519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899908" calcext:value-type="float">
            <text:p>0.007899908</text:p>
          </table:table-cell>
          <table:table-cell office:value-type="float" office:value="-9.8132334137" calcext:value-type="float">
            <text:p>-9.813233413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1" calcext:value-type="float">
            <text:p>251</text:p>
          </table:table-cell>
          <table:table-cell table:formula="of:=[.H252]/[.I252]" office:value-type="float" office:value="-0.000805025995710154" calcext:value-type="float">
            <text:p>-0.000805026</text:p>
          </table:table-cell>
          <table:table-cell table:formula="of:=[.D252]/[.L252]" office:value-type="float" office:value="-0.0338871044480184" calcext:value-type="float">
            <text:p>-0.033887104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-0.0001687899" calcext:value-type="float">
            <text:p>-0.0001687899</text:p>
          </table:table-cell>
          <table:table-cell office:value-type="float" office:value="0" calcext:value-type="float">
            <text:p>0</text:p>
          </table:table-cell>
          <table:table-cell office:value-type="float" office:value="0.00002728" calcext:value-type="float">
            <text:p>0.00002728</text:p>
          </table:table-cell>
          <table:table-cell office:value-type="float" office:value="0.00035632" calcext:value-type="float">
            <text:p>0.000356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4203446" calcext:value-type="float">
            <text:p>0.0054203446</text:p>
          </table:table-cell>
          <table:table-cell office:value-type="float" office:value="-9.8117079353" calcext:value-type="float">
            <text:p>-9.811707935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2" calcext:value-type="float">
            <text:p>252</text:p>
          </table:table-cell>
          <table:table-cell table:formula="of:=[.H253]/[.I253]" office:value-type="float" office:value="-0.000552436399018666" calcext:value-type="float">
            <text:p>-0.0005524364</text:p>
          </table:table-cell>
          <table:table-cell table:formula="of:=[.D253]/[.L253]" office:value-type="float" office:value="-0.0493812501284483" calcext:value-type="float">
            <text:p>-0.0493812501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-0.0001681062" calcext:value-type="float">
            <text:p>-0.0001681062</text:p>
          </table:table-cell>
          <table:table-cell office:value-type="float" office:value="0" calcext:value-type="float">
            <text:p>0</text:p>
          </table:table-cell>
          <table:table-cell office:value-type="float" office:value="0.00002357" calcext:value-type="float">
            <text:p>0.00002357</text:p>
          </table:table-cell>
          <table:table-cell office:value-type="float" office:value="0.0002201" calcext:value-type="float">
            <text:p>0.00022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3477602" calcext:value-type="float">
            <text:p>0.0033477602</text:p>
          </table:table-cell>
          <table:table-cell office:value-type="float" office:value="-9.8105955124" calcext:value-type="float">
            <text:p>-9.81059551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3" calcext:value-type="float">
            <text:p>253</text:p>
          </table:table-cell>
          <table:table-cell table:formula="of:=[.H254]/[.I254]" office:value-type="float" office:value="-0.000341239244423912" calcext:value-type="float">
            <text:p>-0.0003412392</text:p>
          </table:table-cell>
          <table:table-cell table:formula="of:=[.D254]/[.L254]" office:value-type="float" office:value="-0.0690717740856313" calcext:value-type="float">
            <text:p>-0.069071774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-0.0001684871" calcext:value-type="float">
            <text:p>-0.0001684871</text:p>
          </table:table-cell>
          <table:table-cell office:value-type="float" office:value="0" calcext:value-type="float">
            <text:p>0</text:p>
          </table:table-cell>
          <table:table-cell office:value-type="float" office:value="0.00002357" calcext:value-type="float">
            <text:p>0.00002357</text:p>
          </table:table-cell>
          <table:table-cell office:value-type="float" office:value="0.00004395" calcext:value-type="float">
            <text:p>0.000043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6684738" calcext:value-type="float">
            <text:p>0.0006684738</text:p>
          </table:table-cell>
          <table:table-cell office:value-type="float" office:value="-9.8100649452" calcext:value-type="float">
            <text:p>-9.810064945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4" calcext:value-type="float">
            <text:p>254</text:p>
          </table:table-cell>
          <table:table-cell table:formula="of:=[.H255]/[.I255]" office:value-type="float" office:value="-0.000068141628392285" calcext:value-type="float">
            <text:p>-6.8141628392285E-05</text:p>
          </table:table-cell>
          <table:table-cell table:formula="of:=[.D255]/[.L255]" office:value-type="float" office:value="-0.345897222536417" calcext:value-type="float">
            <text:p>-0.3458972225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-0.0001225342" calcext:value-type="float">
            <text:p>-0.0001225342</text:p>
          </table:table-cell>
          <table:table-cell office:value-type="float" office:value="0" calcext:value-type="float">
            <text:p>0</text:p>
          </table:table-cell>
          <table:table-cell office:value-type="float" office:value="0.00002616" calcext:value-type="float">
            <text:p>0.00002616</text:p>
          </table:table-cell>
          <table:table-cell office:value-type="float" office:value="-0.0000255" calcext:value-type="float">
            <text:p>-0.00002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3878976" calcext:value-type="float">
            <text:p>-0.0003878976</text:p>
          </table:table-cell>
          <table:table-cell office:value-type="float" office:value="-9.8100865555" calcext:value-type="float">
            <text:p>-9.810086555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5" calcext:value-type="float">
            <text:p>255</text:p>
          </table:table-cell>
          <table:table-cell table:formula="of:=[.H256]/[.I256]" office:value-type="float" office:value="0.0000395406908802987" calcext:value-type="float">
            <text:p>3.95406908802987E-05</text:p>
          </table:table-cell>
          <table:table-cell table:formula="of:=[.D256]/[.L256]" office:value-type="float" office:value="0.661596937676026" calcext:value-type="float">
            <text:p>0.6615969377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-0.0001609958" calcext:value-type="float">
            <text:p>-0.0001609958</text:p>
          </table:table-cell>
          <table:table-cell office:value-type="float" office:value="0" calcext:value-type="float">
            <text:p>0</text:p>
          </table:table-cell>
          <table:table-cell office:value-type="float" office:value="0.00002616" calcext:value-type="float">
            <text:p>0.00002616</text:p>
          </table:table-cell>
          <table:table-cell office:value-type="float" office:value="-0.00016883" calcext:value-type="float">
            <text:p>-0.000168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5668951" calcext:value-type="float">
            <text:p>-0.0025668951</text:p>
          </table:table-cell>
          <table:table-cell office:value-type="float" office:value="-9.8066635323" calcext:value-type="float">
            <text:p>-9.806663532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6" calcext:value-type="float">
            <text:p>256</text:p>
          </table:table-cell>
          <table:table-cell table:formula="of:=[.H257]/[.I257]" office:value-type="float" office:value="0.000261750093856639" calcext:value-type="float">
            <text:p>0.0002617501</text:p>
          </table:table-cell>
          <table:table-cell table:formula="of:=[.D257]/[.L257]" office:value-type="float" office:value="0.0999426575729441" calcext:value-type="float">
            <text:p>0.0999426576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-0.0001678411" calcext:value-type="float">
            <text:p>-0.0001678411</text:p>
          </table:table-cell>
          <table:table-cell office:value-type="float" office:value="0" calcext:value-type="float">
            <text:p>0</text:p>
          </table:table-cell>
          <table:table-cell office:value-type="float" office:value="0.00002616" calcext:value-type="float">
            <text:p>0.00002616</text:p>
          </table:table-cell>
          <table:table-cell office:value-type="float" office:value="-0.00024388" calcext:value-type="float">
            <text:p>-0.000243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7082375" calcext:value-type="float">
            <text:p>-0.0037082375</text:p>
          </table:table-cell>
          <table:table-cell office:value-type="float" office:value="-9.8074533463" calcext:value-type="float">
            <text:p>-9.807453346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7" calcext:value-type="float">
            <text:p>257</text:p>
          </table:table-cell>
          <table:table-cell table:formula="of:=[.H258]/[.I258]" office:value-type="float" office:value="0.000378104016309084" calcext:value-type="float">
            <text:p>0.000378104</text:p>
          </table:table-cell>
          <table:table-cell table:formula="of:=[.D258]/[.L258]" office:value-type="float" office:value="0.0691873105590481" calcext:value-type="float">
            <text:p>0.0691873106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-0.000156071" calcext:value-type="float">
            <text:p>-0.000156071</text:p>
          </table:table-cell>
          <table:table-cell office:value-type="float" office:value="0" calcext:value-type="float">
            <text:p>0</text:p>
          </table:table-cell>
          <table:table-cell office:value-type="float" office:value="0.0000265" calcext:value-type="float">
            <text:p>0.0000265</text:p>
          </table:table-cell>
          <table:table-cell office:value-type="float" office:value="-0.00026868" calcext:value-type="float">
            <text:p>-0.000268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0851403" calcext:value-type="float">
            <text:p>-0.0040851403</text:p>
          </table:table-cell>
          <table:table-cell office:value-type="float" office:value="-9.8068770981" calcext:value-type="float">
            <text:p>-9.80687709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8" calcext:value-type="float">
            <text:p>258</text:p>
          </table:table-cell>
          <table:table-cell table:formula="of:=[.H259]/[.I259]" office:value-type="float" office:value="0.000416558733135491" calcext:value-type="float">
            <text:p>0.0004165587</text:p>
          </table:table-cell>
          <table:table-cell table:formula="of:=[.D259]/[.L259]" office:value-type="float" office:value="0.0636164792429895" calcext:value-type="float">
            <text:p>0.0636164792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-0.0001648641" calcext:value-type="float">
            <text:p>-0.0001648641</text:p>
          </table:table-cell>
          <table:table-cell office:value-type="float" office:value="0" calcext:value-type="float">
            <text:p>0</text:p>
          </table:table-cell>
          <table:table-cell office:value-type="float" office:value="0.0000265" calcext:value-type="float">
            <text:p>0.0000265</text:p>
          </table:table-cell>
          <table:table-cell office:value-type="float" office:value="-0.00046941" calcext:value-type="float">
            <text:p>-0.000469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1363338" calcext:value-type="float">
            <text:p>-0.0071363338</text:p>
          </table:table-cell>
          <table:table-cell office:value-type="float" office:value="-9.8058920479" calcext:value-type="float">
            <text:p>-9.805892047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59" calcext:value-type="float">
            <text:p>259</text:p>
          </table:table-cell>
          <table:table-cell table:formula="of:=[.H260]/[.I260]" office:value-type="float" office:value="0.000727759775973497" calcext:value-type="float">
            <text:p>0.0007277598</text:p>
          </table:table-cell>
          <table:table-cell table:formula="of:=[.D260]/[.L260]" office:value-type="float" office:value="0.0364131144298982" calcext:value-type="float">
            <text:p>0.0364131144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-0.0001635005" calcext:value-type="float">
            <text:p>-0.0001635005</text:p>
          </table:table-cell>
          <table:table-cell office:value-type="float" office:value="0" calcext:value-type="float">
            <text:p>0</text:p>
          </table:table-cell>
          <table:table-cell office:value-type="float" office:value="0.0000265" calcext:value-type="float">
            <text:p>0.0000265</text:p>
          </table:table-cell>
          <table:table-cell office:value-type="float" office:value="-0.00060322" calcext:value-type="float">
            <text:p>-0.000603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690405" calcext:value-type="float">
            <text:p>-0.0091690405</text:p>
          </table:table-cell>
          <table:table-cell office:value-type="float" office:value="-9.8041555595" calcext:value-type="float">
            <text:p>-9.804155559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0" calcext:value-type="float">
            <text:p>260</text:p>
          </table:table-cell>
          <table:table-cell table:formula="of:=[.H261]/[.I261]" office:value-type="float" office:value="0.000935219810044264" calcext:value-type="float">
            <text:p>0.0009352198</text:p>
          </table:table-cell>
          <table:table-cell table:formula="of:=[.D261]/[.L261]" office:value-type="float" office:value="0.028335584549632" calcext:value-type="float">
            <text:p>0.0283355845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-0.0001632646" calcext:value-type="float">
            <text:p>-0.0001632646</text:p>
          </table:table-cell>
          <table:table-cell office:value-type="float" office:value="0" calcext:value-type="float">
            <text:p>0</text:p>
          </table:table-cell>
          <table:table-cell office:value-type="float" office:value="0.00002909" calcext:value-type="float">
            <text:p>0.00002909</text:p>
          </table:table-cell>
          <table:table-cell office:value-type="float" office:value="-0.00060697" calcext:value-type="float">
            <text:p>-0.000606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22477" calcext:value-type="float">
            <text:p>-0.00922477</text:p>
          </table:table-cell>
          <table:table-cell office:value-type="float" office:value="-9.8028085518" calcext:value-type="float">
            <text:p>-9.802808551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1" calcext:value-type="float">
            <text:p>261</text:p>
          </table:table-cell>
          <table:table-cell table:formula="of:=[.H262]/[.I262]" office:value-type="float" office:value="0.000941033373369935" calcext:value-type="float">
            <text:p>0.0009410334</text:p>
          </table:table-cell>
          <table:table-cell table:formula="of:=[.D262]/[.L262]" office:value-type="float" office:value="0.0309128250104731" calcext:value-type="float">
            <text:p>0.030912825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-0.0001636762" calcext:value-type="float">
            <text:p>-0.0001636762</text:p>
          </table:table-cell>
          <table:table-cell office:value-type="float" office:value="0" calcext:value-type="float">
            <text:p>0</text:p>
          </table:table-cell>
          <table:table-cell office:value-type="float" office:value="0.00002909" calcext:value-type="float">
            <text:p>0.00002909</text:p>
          </table:table-cell>
          <table:table-cell office:value-type="float" office:value="-0.00085016" calcext:value-type="float">
            <text:p>-0.000850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9189599" calcext:value-type="float">
            <text:p>-0.0129189599</text:p>
          </table:table-cell>
          <table:table-cell office:value-type="float" office:value="-9.8013364029" calcext:value-type="float">
            <text:p>-9.801336402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2" calcext:value-type="float">
            <text:p>262</text:p>
          </table:table-cell>
          <table:table-cell table:formula="of:=[.H263]/[.I263]" office:value-type="float" office:value="0.00131808147062247" calcext:value-type="float">
            <text:p>0.0013180815</text:p>
          </table:table-cell>
          <table:table-cell table:formula="of:=[.D263]/[.L263]" office:value-type="float" office:value="0.0220699559536802" calcext:value-type="float">
            <text:p>0.022069956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-0.000195274" calcext:value-type="float">
            <text:p>-0.000195274</text:p>
          </table:table-cell>
          <table:table-cell office:value-type="float" office:value="0" calcext:value-type="float">
            <text:p>0</text:p>
          </table:table-cell>
          <table:table-cell office:value-type="float" office:value="0.00002909" calcext:value-type="float">
            <text:p>0.00002909</text:p>
          </table:table-cell>
          <table:table-cell office:value-type="float" office:value="-0.00089126" calcext:value-type="float">
            <text:p>-0.000891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5438106" calcext:value-type="float">
            <text:p>-0.0135438106</text:p>
          </table:table-cell>
          <table:table-cell office:value-type="float" office:value="-9.8015427971" calcext:value-type="float">
            <text:p>-9.801542797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3" calcext:value-type="float">
            <text:p>263</text:p>
          </table:table-cell>
          <table:table-cell table:formula="of:=[.H264]/[.I264]" office:value-type="float" office:value="0.00138180395478222" calcext:value-type="float">
            <text:p>0.001381804</text:p>
          </table:table-cell>
          <table:table-cell table:formula="of:=[.D264]/[.L264]" office:value-type="float" office:value="0.021052190435064" calcext:value-type="float">
            <text:p>0.0210521904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-0.0001687217" calcext:value-type="float">
            <text:p>-0.0001687217</text:p>
          </table:table-cell>
          <table:table-cell office:value-type="float" office:value="0" calcext:value-type="float">
            <text:p>0</text:p>
          </table:table-cell>
          <table:table-cell office:value-type="float" office:value="0.00002909" calcext:value-type="float">
            <text:p>0.00002909</text:p>
          </table:table-cell>
          <table:table-cell office:value-type="float" office:value="-0.00097047" calcext:value-type="float">
            <text:p>-0.000970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7473138" calcext:value-type="float">
            <text:p>-0.0147473138</text:p>
          </table:table-cell>
          <table:table-cell office:value-type="float" office:value="-9.8014726067" calcext:value-type="float">
            <text:p>-9.80147260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4" calcext:value-type="float">
            <text:p>264</text:p>
          </table:table-cell>
          <table:table-cell table:formula="of:=[.H265]/[.I265]" office:value-type="float" office:value="0.00150460184828953" calcext:value-type="float">
            <text:p>0.0015046018</text:p>
          </table:table-cell>
          <table:table-cell table:formula="of:=[.D265]/[.L265]" office:value-type="float" office:value="0.0193340185199628" calcext:value-type="float">
            <text:p>0.0193340185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-0.0001860246" calcext:value-type="float">
            <text:p>-0.0001860246</text:p>
          </table:table-cell>
          <table:table-cell office:value-type="float" office:value="0" calcext:value-type="float">
            <text:p>0</text:p>
          </table:table-cell>
          <table:table-cell office:value-type="float" office:value="0.00002791" calcext:value-type="float">
            <text:p>0.00002791</text:p>
          </table:table-cell>
          <table:table-cell office:value-type="float" office:value="-0.00097419" calcext:value-type="float">
            <text:p>-0.000974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8025227" calcext:value-type="float">
            <text:p>-0.0148025227</text:p>
          </table:table-cell>
          <table:table-cell office:value-type="float" office:value="-9.8005600739" calcext:value-type="float">
            <text:p>-9.80056007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5" calcext:value-type="float">
            <text:p>265</text:p>
          </table:table-cell>
          <table:table-cell table:formula="of:=[.H266]/[.I266]" office:value-type="float" office:value="0.00151037518145731" calcext:value-type="float">
            <text:p>0.0015103752</text:p>
          </table:table-cell>
          <table:table-cell table:formula="of:=[.D266]/[.L266]" office:value-type="float" office:value="0.0184788523690323" calcext:value-type="float">
            <text:p>0.0184788524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-0.0001756841" calcext:value-type="float">
            <text:p>-0.0001756841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79158" calcext:value-type="float">
            <text:p>-0.000791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0274312" calcext:value-type="float">
            <text:p>-0.0120274312</text:p>
          </table:table-cell>
          <table:table-cell office:value-type="float" office:value="-9.8002675629" calcext:value-type="float">
            <text:p>-9.800267562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6" calcext:value-type="float">
            <text:p>266</text:p>
          </table:table-cell>
          <table:table-cell table:formula="of:=[.H267]/[.I267]" office:value-type="float" office:value="0.00122725539101924" calcext:value-type="float">
            <text:p>0.0012272554</text:p>
          </table:table-cell>
          <table:table-cell table:formula="of:=[.D267]/[.L267]" office:value-type="float" office:value="0.0251292438604709" calcext:value-type="float">
            <text:p>0.0251292439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-0.0001670873" calcext:value-type="float">
            <text:p>-0.0001670873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71557" calcext:value-type="float">
            <text:p>-0.000715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8734999" calcext:value-type="float">
            <text:p>-0.0108734999</text:p>
          </table:table-cell>
          <table:table-cell office:value-type="float" office:value="-9.8011126328" calcext:value-type="float">
            <text:p>-9.801112632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7" calcext:value-type="float">
            <text:p>267</text:p>
          </table:table-cell>
          <table:table-cell table:formula="of:=[.H268]/[.I268]" office:value-type="float" office:value="0.00110941484986217" calcext:value-type="float">
            <text:p>0.0011094148</text:p>
          </table:table-cell>
          <table:table-cell table:formula="of:=[.D268]/[.L268]" office:value-type="float" office:value="0.0277984380719544" calcext:value-type="float">
            <text:p>0.0277984381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-0.0002119888" calcext:value-type="float">
            <text:p>-0.0002119888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65102" calcext:value-type="float">
            <text:p>-0.000651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8950067" calcext:value-type="float">
            <text:p>-0.0098950067</text:p>
          </table:table-cell>
          <table:table-cell office:value-type="float" office:value="-9.8035457611" calcext:value-type="float">
            <text:p>-9.803545761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8" calcext:value-type="float">
            <text:p>268</text:p>
          </table:table-cell>
          <table:table-cell table:formula="of:=[.H269]/[.I269]" office:value-type="float" office:value="0.00100932937338477" calcext:value-type="float">
            <text:p>0.0010093294</text:p>
          </table:table-cell>
          <table:table-cell table:formula="of:=[.D269]/[.L269]" office:value-type="float" office:value="0.0305549415416085" calcext:value-type="float">
            <text:p>0.0305549415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-0.000175697" calcext:value-type="float">
            <text:p>-0.000175697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79017" calcext:value-type="float">
            <text:p>-0.000790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0088023" calcext:value-type="float">
            <text:p>-0.0120088023</text:p>
          </table:table-cell>
          <table:table-cell office:value-type="float" office:value="-9.8025751114" calcext:value-type="float">
            <text:p>-9.802575111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69" calcext:value-type="float">
            <text:p>269</text:p>
          </table:table-cell>
          <table:table-cell table:formula="of:=[.H270]/[.I270]" office:value-type="float" office:value="0.00122506608350639" calcext:value-type="float">
            <text:p>0.0012250661</text:p>
          </table:table-cell>
          <table:table-cell table:formula="of:=[.D270]/[.L270]" office:value-type="float" office:value="0.0251741521663302" calcext:value-type="float">
            <text:p>0.0251741522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-0.0001990778" calcext:value-type="float">
            <text:p>-0.0001990778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55687" calcext:value-type="float">
            <text:p>-0.000556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4630022" calcext:value-type="float">
            <text:p>-0.0084630022</text:p>
          </table:table-cell>
          <table:table-cell office:value-type="float" office:value="-9.8024103165" calcext:value-type="float">
            <text:p>-9.802410316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0" calcext:value-type="float">
            <text:p>270</text:p>
          </table:table-cell>
          <table:table-cell table:formula="of:=[.H271]/[.I271]" office:value-type="float" office:value="0.000863359309266474" calcext:value-type="float">
            <text:p>0.0008633593</text:p>
          </table:table-cell>
          <table:table-cell table:formula="of:=[.D271]/[.L271]" office:value-type="float" office:value="0.03572093295224" calcext:value-type="float">
            <text:p>0.035720933</text:p>
          </table:table-cell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-0.0001851698" calcext:value-type="float">
            <text:p>-0.0001851698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25995" calcext:value-type="float">
            <text:p>-0.000259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950959" calcext:value-type="float">
            <text:p>-0.003950959</text:p>
          </table:table-cell>
          <table:table-cell office:value-type="float" office:value="-9.8032368088" calcext:value-type="float">
            <text:p>-9.803236808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1" calcext:value-type="float">
            <text:p>271</text:p>
          </table:table-cell>
          <table:table-cell table:formula="of:=[.H272]/[.I272]" office:value-type="float" office:value="0.000403025967551184" calcext:value-type="float">
            <text:p>0.000403026</text:p>
          </table:table-cell>
          <table:table-cell table:formula="of:=[.D272]/[.L272]" office:value-type="float" office:value="0.0765211239052068" calcext:value-type="float">
            <text:p>0.0765211239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-0.0001931619" calcext:value-type="float">
            <text:p>-0.0001931619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21623" calcext:value-type="float">
            <text:p>-0.000216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2862306" calcext:value-type="float">
            <text:p>-0.0032862306</text:p>
          </table:table-cell>
          <table:table-cell office:value-type="float" office:value="-9.8024063492" calcext:value-type="float">
            <text:p>-9.802406349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2" calcext:value-type="float">
            <text:p>272</text:p>
          </table:table-cell>
          <table:table-cell table:formula="of:=[.H273]/[.I273]" office:value-type="float" office:value="0.000335247334473968" calcext:value-type="float">
            <text:p>0.0003352473</text:p>
          </table:table-cell>
          <table:table-cell table:formula="of:=[.D273]/[.L273]" office:value-type="float" office:value="0.091991782867985" calcext:value-type="float">
            <text:p>0.0919917829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0001886434" calcext:value-type="float">
            <text:p>-0.0001886434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13565" calcext:value-type="float">
            <text:p>-0.000135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0617892" calcext:value-type="float">
            <text:p>-0.0020617892</text:p>
          </table:table-cell>
          <table:table-cell office:value-type="float" office:value="-9.8033333969" calcext:value-type="float">
            <text:p>-9.803333396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3" calcext:value-type="float">
            <text:p>273</text:p>
          </table:table-cell>
          <table:table-cell table:formula="of:=[.H274]/[.I274]" office:value-type="float" office:value="0.000210315115943315" calcext:value-type="float">
            <text:p>0.0002103151</text:p>
          </table:table-cell>
          <table:table-cell table:formula="of:=[.D274]/[.L274]" office:value-type="float" office:value="0.146637106237823" calcext:value-type="float">
            <text:p>0.1466371062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-0.0001911778" calcext:value-type="float">
            <text:p>-0.0001911778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18604" calcext:value-type="float">
            <text:p>-0.000186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8276326" calcext:value-type="float">
            <text:p>-0.0028276326</text:p>
          </table:table-cell>
          <table:table-cell office:value-type="float" office:value="-9.8033476448" calcext:value-type="float">
            <text:p>-9.803347644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4" calcext:value-type="float">
            <text:p>274</text:p>
          </table:table-cell>
          <table:table-cell table:formula="of:=[.H275]/[.I275]" office:value-type="float" office:value="0.000288435410275373" calcext:value-type="float">
            <text:p>0.0002884354</text:p>
          </table:table-cell>
          <table:table-cell table:formula="of:=[.D275]/[.L275]" office:value-type="float" office:value="0.10692168472157" calcext:value-type="float">
            <text:p>0.1069216847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-0.0001897619" calcext:value-type="float">
            <text:p>-0.0001897619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09109" calcext:value-type="float">
            <text:p>-0.000091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38474" calcext:value-type="float">
            <text:p>-0.00138474</text:p>
          </table:table-cell>
          <table:table-cell office:value-type="float" office:value="-9.8048143196" calcext:value-type="float">
            <text:p>-9.80481431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5" calcext:value-type="float">
            <text:p>275</text:p>
          </table:table-cell>
          <table:table-cell table:formula="of:=[.H276]/[.I276]" office:value-type="float" office:value="0.000141230619455167" calcext:value-type="float">
            <text:p>0.0001412306</text:p>
          </table:table-cell>
          <table:table-cell table:formula="of:=[.D276]/[.L276]" office:value-type="float" office:value="0.218366244649872" calcext:value-type="float">
            <text:p>0.2183662446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-0.0001905513" calcext:value-type="float">
            <text:p>-0.0001905513</text:p>
          </table:table-cell>
          <table:table-cell office:value-type="float" office:value="0" calcext:value-type="float">
            <text:p>0</text:p>
          </table:table-cell>
          <table:table-cell office:value-type="float" office:value="0.00003084" calcext:value-type="float">
            <text:p>0.00003084</text:p>
          </table:table-cell>
          <table:table-cell office:value-type="float" office:value="-0.00021054" calcext:value-type="float">
            <text:p>-0.000210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2005993" calcext:value-type="float">
            <text:p>-0.0032005993</text:p>
          </table:table-cell>
          <table:table-cell office:value-type="float" office:value="-9.8054260254" calcext:value-type="float">
            <text:p>-9.805426025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6" calcext:value-type="float">
            <text:p>276</text:p>
          </table:table-cell>
          <table:table-cell table:formula="of:=[.H277]/[.I277]" office:value-type="float" office:value="0.000326411039327527" calcext:value-type="float">
            <text:p>0.000326411</text:p>
          </table:table-cell>
          <table:table-cell table:formula="of:=[.D277]/[.L277]" office:value-type="float" office:value="0.0944820985942651" calcext:value-type="float">
            <text:p>0.0944820986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-0.0001901116" calcext:value-type="float">
            <text:p>-0.0001901116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-0.000077" calcext:value-type="float">
            <text:p>-0.0000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1710142" calcext:value-type="float">
            <text:p>-0.0011710142</text:p>
          </table:table-cell>
          <table:table-cell office:value-type="float" office:value="-9.8085653877" calcext:value-type="float">
            <text:p>-9.808565387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7" calcext:value-type="float">
            <text:p>277</text:p>
          </table:table-cell>
          <table:table-cell table:formula="of:=[.H278]/[.I278]" office:value-type="float" office:value="0.000119386898462079" calcext:value-type="float">
            <text:p>0.0001193869</text:p>
          </table:table-cell>
          <table:table-cell table:formula="of:=[.D278]/[.L278]" office:value-type="float" office:value="0.255471918551329" calcext:value-type="float">
            <text:p>0.255471918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-0.0001903564" calcext:value-type="float">
            <text:p>-0.0001903564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0.00020349" calcext:value-type="float">
            <text:p>0.000203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0948057" calcext:value-type="float">
            <text:p>0.0030948057</text:p>
          </table:table-cell>
          <table:table-cell office:value-type="float" office:value="-9.8094971275" calcext:value-type="float">
            <text:p>-9.80949712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8" calcext:value-type="float">
            <text:p>278</text:p>
          </table:table-cell>
          <table:table-cell table:formula="of:=[.H279]/[.I279]" office:value-type="float" office:value="-0.000315490759595006" calcext:value-type="float">
            <text:p>-0.0003154908</text:p>
          </table:table-cell>
          <table:table-cell table:formula="of:=[.D279]/[.L279]" office:value-type="float" office:value="-0.0966747807103851" calcext:value-type="float">
            <text:p>-0.0966747807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-0.0001860528" calcext:value-type="float">
            <text:p>-0.0001860528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-0.00000205" calcext:value-type="float">
            <text:p>-0.000002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311846" calcext:value-type="float">
            <text:p>-3.11846E-05</text:p>
          </table:table-cell>
          <table:table-cell office:value-type="float" office:value="-9.8054374886" calcext:value-type="float">
            <text:p>-9.805437488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79" calcext:value-type="float">
            <text:p>279</text:p>
          </table:table-cell>
          <table:table-cell table:formula="of:=[.H280]/[.I280]" office:value-type="float" office:value="0.00000318033744402081" calcext:value-type="float">
            <text:p>3.18033744402081E-06</text:p>
          </table:table-cell>
          <table:table-cell table:formula="of:=[.D280]/[.L280]" office:value-type="float" office:value="9.59017731195205" calcext:value-type="float">
            <text:p>9.590177312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-0.000189622" calcext:value-type="float">
            <text:p>-0.000189622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0.00023883" calcext:value-type="float">
            <text:p>0.000238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6319684" calcext:value-type="float">
            <text:p>0.0036319684</text:p>
          </table:table-cell>
          <table:table-cell office:value-type="float" office:value="-9.8088327217" calcext:value-type="float">
            <text:p>-9.80883272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0" calcext:value-type="float">
            <text:p>280</text:p>
          </table:table-cell>
          <table:table-cell table:formula="of:=[.H281]/[.I281]" office:value-type="float" office:value="-0.000370275291978935" calcext:value-type="float">
            <text:p>-0.0003702753</text:p>
          </table:table-cell>
          <table:table-cell table:formula="of:=[.D281]/[.L281]" office:value-type="float" office:value="-0.0823711456332742" calcext:value-type="float">
            <text:p>-0.0823711456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-0.000187305" calcext:value-type="float">
            <text:p>-0.000187305</text:p>
          </table:table-cell>
          <table:table-cell office:value-type="float" office:value="0" calcext:value-type="float">
            <text:p>0</text:p>
          </table:table-cell>
          <table:table-cell office:value-type="float" office:value="0.0000305" calcext:value-type="float">
            <text:p>0.0000305</text:p>
          </table:table-cell>
          <table:table-cell office:value-type="float" office:value="0.0003813" calcext:value-type="float">
            <text:p>0.00038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7989143" calcext:value-type="float">
            <text:p>0.0057989143</text:p>
          </table:table-cell>
          <table:table-cell office:value-type="float" office:value="-9.8092678642" calcext:value-type="float">
            <text:p>-9.809267864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1" calcext:value-type="float">
            <text:p>281</text:p>
          </table:table-cell>
          <table:table-cell table:formula="of:=[.H282]/[.I282]" office:value-type="float" office:value="-0.000591166882205733" calcext:value-type="float">
            <text:p>-0.0005911669</text:p>
          </table:table-cell>
          <table:table-cell table:formula="of:=[.D282]/[.L282]" office:value-type="float" office:value="-0.0515928765938307" calcext:value-type="float">
            <text:p>-0.0515928766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-0.0001886875" calcext:value-type="float">
            <text:p>-0.0001886875</text:p>
          </table:table-cell>
          <table:table-cell office:value-type="float" office:value="0" calcext:value-type="float">
            <text:p>0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0.00029474" calcext:value-type="float">
            <text:p>0.000294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4830219" calcext:value-type="float">
            <text:p>0.0044830219</text:p>
          </table:table-cell>
          <table:table-cell office:value-type="float" office:value="-9.810630703" calcext:value-type="float">
            <text:p>-9.81063070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2" calcext:value-type="float">
            <text:p>282</text:p>
          </table:table-cell>
          <table:table-cell table:formula="of:=[.H283]/[.I283]" office:value-type="float" office:value="-0.000456955524646253" calcext:value-type="float">
            <text:p>-0.0004569555</text:p>
          </table:table-cell>
          <table:table-cell table:formula="of:=[.D283]/[.L283]" office:value-type="float" office:value="-0.0603340993006771" calcext:value-type="float">
            <text:p>-0.0603340993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-0.0001878919" calcext:value-type="float">
            <text:p>-0.0001878919</text:p>
          </table:table-cell>
          <table:table-cell office:value-type="float" office:value="0" calcext:value-type="float">
            <text:p>0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0.00006677" calcext:value-type="float">
            <text:p>0.000066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155099" calcext:value-type="float">
            <text:p>0.0010155099</text:p>
          </table:table-cell>
          <table:table-cell office:value-type="float" office:value="-9.8094033241" calcext:value-type="float">
            <text:p>-9.809403324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3" calcext:value-type="float">
            <text:p>283</text:p>
          </table:table-cell>
          <table:table-cell table:formula="of:=[.H284]/[.I284]" office:value-type="float" office:value="-0.000103524125418013" calcext:value-type="float">
            <text:p>-0.0001035241</text:p>
          </table:table-cell>
          <table:table-cell table:formula="of:=[.D284]/[.L284]" office:value-type="float" office:value="-0.266314734741076" calcext:value-type="float">
            <text:p>-0.2663147347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-0.0001522745" calcext:value-type="float">
            <text:p>-0.0001522745</text:p>
          </table:table-cell>
          <table:table-cell office:value-type="float" office:value="0" calcext:value-type="float">
            <text:p>0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-0.00014649" calcext:value-type="float">
            <text:p>-0.000146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2272372" calcext:value-type="float">
            <text:p>-0.0022272372</text:p>
          </table:table-cell>
          <table:table-cell office:value-type="float" office:value="-9.8067793465" calcext:value-type="float">
            <text:p>-9.806779346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4" calcext:value-type="float">
            <text:p>284</text:p>
          </table:table-cell>
          <table:table-cell table:formula="of:=[.H285]/[.I285]" office:value-type="float" office:value="0.000227111992765993" calcext:value-type="float">
            <text:p>0.000227112</text:p>
          </table:table-cell>
          <table:table-cell table:formula="of:=[.D285]/[.L285]" office:value-type="float" office:value="0.121393853597185" calcext:value-type="float">
            <text:p>0.1213938536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-0.0001822566" calcext:value-type="float">
            <text:p>-0.0001822566</text:p>
          </table:table-cell>
          <table:table-cell office:value-type="float" office:value="0" calcext:value-type="float">
            <text:p>0</text:p>
          </table:table-cell>
          <table:table-cell office:value-type="float" office:value="0.00002639" calcext:value-type="float">
            <text:p>0.00002639</text:p>
          </table:table-cell>
          <table:table-cell office:value-type="float" office:value="-0.00026586" calcext:value-type="float">
            <text:p>-0.000265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0417817" calcext:value-type="float">
            <text:p>-0.0040417817</text:p>
          </table:table-cell>
          <table:table-cell office:value-type="float" office:value="-9.8056511116" calcext:value-type="float">
            <text:p>-9.80565111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5" calcext:value-type="float">
            <text:p>285</text:p>
          </table:table-cell>
          <table:table-cell table:formula="of:=[.H286]/[.I286]" office:value-type="float" office:value="0.000412189017740862" calcext:value-type="float">
            <text:p>0.000412189</text:p>
          </table:table-cell>
          <table:table-cell table:formula="of:=[.D286]/[.L286]" office:value-type="float" office:value="0.0640240250568515" calcext:value-type="float">
            <text:p>0.0640240251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-0.000162709" calcext:value-type="float">
            <text:p>-0.000162709</text:p>
          </table:table-cell>
          <table:table-cell office:value-type="float" office:value="0" calcext:value-type="float">
            <text:p>0</text:p>
          </table:table-cell>
          <table:table-cell office:value-type="float" office:value="0.00002639" calcext:value-type="float">
            <text:p>0.00002639</text:p>
          </table:table-cell>
          <table:table-cell office:value-type="float" office:value="-0.00038005" calcext:value-type="float">
            <text:p>-0.000380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7772539" calcext:value-type="float">
            <text:p>-0.0057772539</text:p>
          </table:table-cell>
          <table:table-cell office:value-type="float" office:value="-9.8048210716" calcext:value-type="float">
            <text:p>-9.80482107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6" calcext:value-type="float">
            <text:p>286</text:p>
          </table:table-cell>
          <table:table-cell table:formula="of:=[.H287]/[.I287]" office:value-type="float" office:value="0.000589225836740052" calcext:value-type="float">
            <text:p>0.0005892258</text:p>
          </table:table-cell>
          <table:table-cell table:formula="of:=[.D287]/[.L287]" office:value-type="float" office:value="0.0447875811861971" calcext:value-type="float">
            <text:p>0.0447875812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-0.0001598218" calcext:value-type="float">
            <text:p>-0.0001598218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49777" calcext:value-type="float">
            <text:p>-0.000497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5665195" calcext:value-type="float">
            <text:p>-0.0075665195</text:p>
          </table:table-cell>
          <table:table-cell office:value-type="float" office:value="-9.8045752335" calcext:value-type="float">
            <text:p>-9.804575233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7" calcext:value-type="float">
            <text:p>287</text:p>
          </table:table-cell>
          <table:table-cell table:formula="of:=[.H288]/[.I288]" office:value-type="float" office:value="0.000771733534579543" calcext:value-type="float">
            <text:p>0.0007717335</text:p>
          </table:table-cell>
          <table:table-cell table:formula="of:=[.D288]/[.L288]" office:value-type="float" office:value="0.0337551743351319" calcext:value-type="float">
            <text:p>0.0337551743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0.0001653077" calcext:value-type="float">
            <text:p>-0.0001653077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60518" calcext:value-type="float">
            <text:p>-0.000605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992629" calcext:value-type="float">
            <text:p>-0.0091992629</text:p>
          </table:table-cell>
          <table:table-cell office:value-type="float" office:value="-9.8045121193" calcext:value-type="float">
            <text:p>-9.804512119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8" calcext:value-type="float">
            <text:p>288</text:p>
          </table:table-cell>
          <table:table-cell table:formula="of:=[.H289]/[.I289]" office:value-type="float" office:value="0.000938268298112603" calcext:value-type="float">
            <text:p>0.0009382683</text:p>
          </table:table-cell>
          <table:table-cell table:formula="of:=[.D289]/[.L289]" office:value-type="float" office:value="0.0277639136400553" calcext:value-type="float">
            <text:p>0.0277639136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-0.0001570002" calcext:value-type="float">
            <text:p>-0.0001570002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60176" calcext:value-type="float">
            <text:p>-0.000601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47498" calcext:value-type="float">
            <text:p>-0.009147498</text:p>
          </table:table-cell>
          <table:table-cell office:value-type="float" office:value="-9.8048470306" calcext:value-type="float">
            <text:p>-9.804847030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89" calcext:value-type="float">
            <text:p>289</text:p>
          </table:table-cell>
          <table:table-cell table:formula="of:=[.H290]/[.I290]" office:value-type="float" office:value="0.000932956727570713" calcext:value-type="float">
            <text:p>0.0009329567</text:p>
          </table:table-cell>
          <table:table-cell table:formula="of:=[.D290]/[.L290]" office:value-type="float" office:value="0.0279219809774356" calcext:value-type="float">
            <text:p>0.027921981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-0.0001631039" calcext:value-type="float">
            <text:p>-0.0001631039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71314" calcext:value-type="float">
            <text:p>-0.000713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8418831" calcext:value-type="float">
            <text:p>-0.0108418831</text:p>
          </table:table-cell>
          <table:table-cell office:value-type="float" office:value="-9.8059727478" calcext:value-type="float">
            <text:p>-9.805972747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0" calcext:value-type="float">
            <text:p>290</text:p>
          </table:table-cell>
          <table:table-cell table:formula="of:=[.H291]/[.I291]" office:value-type="float" office:value="0.00110564075373679" calcext:value-type="float">
            <text:p>0.0011056408</text:p>
          </table:table-cell>
          <table:table-cell table:formula="of:=[.D291]/[.L291]" office:value-type="float" office:value="0.0235609983730769" calcext:value-type="float">
            <text:p>0.023560998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0.0001592901" calcext:value-type="float">
            <text:p>-0.0001592901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5145" calcext:value-type="float">
            <text:p>-0.00051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8218424" calcext:value-type="float">
            <text:p>-0.0078218424</text:p>
          </table:table-cell>
          <table:table-cell office:value-type="float" office:value="-9.8058172989" calcext:value-type="float">
            <text:p>-9.805817298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1" calcext:value-type="float">
            <text:p>291</text:p>
          </table:table-cell>
          <table:table-cell table:formula="of:=[.H292]/[.I292]" office:value-type="float" office:value="0.000797673683036848" calcext:value-type="float">
            <text:p>0.0007976737</text:p>
          </table:table-cell>
          <table:table-cell table:formula="of:=[.D292]/[.L292]" office:value-type="float" office:value="0.0326574645170996" calcext:value-type="float">
            <text:p>0.0326574645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-0.0001615299" calcext:value-type="float">
            <text:p>-0.0001615299</text:p>
          </table:table-cell>
          <table:table-cell office:value-type="float" office:value="0" calcext:value-type="float">
            <text:p>0</text:p>
          </table:table-cell>
          <table:table-cell office:value-type="float" office:value="0.00002605" calcext:value-type="float">
            <text:p>0.00002605</text:p>
          </table:table-cell>
          <table:table-cell office:value-type="float" office:value="-0.00028336" calcext:value-type="float">
            <text:p>-0.000283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089734" calcext:value-type="float">
            <text:p>-0.0043089734</text:p>
          </table:table-cell>
          <table:table-cell office:value-type="float" office:value="-9.8081564331" calcext:value-type="float">
            <text:p>-9.808156433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2" calcext:value-type="float">
            <text:p>292</text:p>
          </table:table-cell>
          <table:table-cell table:formula="of:=[.H293]/[.I293]" office:value-type="float" office:value="0.000439325517429384" calcext:value-type="float">
            <text:p>0.0004393255</text:p>
          </table:table-cell>
          <table:table-cell table:formula="of:=[.D293]/[.L293]" office:value-type="float" office:value="0.0592954403204845" calcext:value-type="float">
            <text:p>0.0592954403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-0.0001602504" calcext:value-type="float">
            <text:p>-0.0001602504</text:p>
          </table:table-cell>
          <table:table-cell office:value-type="float" office:value="0" calcext:value-type="float">
            <text:p>0</text:p>
          </table:table-cell>
          <table:table-cell office:value-type="float" office:value="0.00002638" calcext:value-type="float">
            <text:p>0.00002638</text:p>
          </table:table-cell>
          <table:table-cell office:value-type="float" office:value="-0.00028371" calcext:value-type="float">
            <text:p>-0.000283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149833" calcext:value-type="float">
            <text:p>-0.0043149833</text:p>
          </table:table-cell>
          <table:table-cell office:value-type="float" office:value="-9.8098509216" calcext:value-type="float">
            <text:p>-9.80985092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3" calcext:value-type="float">
            <text:p>293</text:p>
          </table:table-cell>
          <table:table-cell table:formula="of:=[.H294]/[.I294]" office:value-type="float" office:value="0.000439862270536546" calcext:value-type="float">
            <text:p>0.0004398623</text:p>
          </table:table-cell>
          <table:table-cell table:formula="of:=[.D294]/[.L294]" office:value-type="float" office:value="0.0599733183930997" calcext:value-type="float">
            <text:p>0.059973318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-0.0001609717" calcext:value-type="float">
            <text:p>-0.0001609717</text:p>
          </table:table-cell>
          <table:table-cell office:value-type="float" office:value="0" calcext:value-type="float">
            <text:p>0</text:p>
          </table:table-cell>
          <table:table-cell office:value-type="float" office:value="0.00002638" calcext:value-type="float">
            <text:p>0.00002638</text:p>
          </table:table-cell>
          <table:table-cell office:value-type="float" office:value="-0.00027731" calcext:value-type="float">
            <text:p>-0.000277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177859" calcext:value-type="float">
            <text:p>-0.0042177859</text:p>
          </table:table-cell>
          <table:table-cell office:value-type="float" office:value="-9.8102347374" calcext:value-type="float">
            <text:p>-9.810234737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4" calcext:value-type="float">
            <text:p>294</text:p>
          </table:table-cell>
          <table:table-cell table:formula="of:=[.H295]/[.I295]" office:value-type="float" office:value="0.000429937306588633" calcext:value-type="float">
            <text:p>0.0004299373</text:p>
          </table:table-cell>
          <table:table-cell table:formula="of:=[.D295]/[.L295]" office:value-type="float" office:value="0.0613577830900834" calcext:value-type="float">
            <text:p>0.0613577831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-0.000164609" calcext:value-type="float">
            <text:p>-0.000164609</text:p>
          </table:table-cell>
          <table:table-cell office:value-type="float" office:value="0" calcext:value-type="float">
            <text:p>0</text:p>
          </table:table-cell>
          <table:table-cell office:value-type="float" office:value="0.00002638" calcext:value-type="float">
            <text:p>0.00002638</text:p>
          </table:table-cell>
          <table:table-cell office:value-type="float" office:value="-0.00034731" calcext:value-type="float">
            <text:p>-0.000347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2820041" calcext:value-type="float">
            <text:p>-0.0052820041</text:p>
          </table:table-cell>
          <table:table-cell office:value-type="float" office:value="-9.8092465973" calcext:value-type="float">
            <text:p>-9.809246597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5" calcext:value-type="float">
            <text:p>295</text:p>
          </table:table-cell>
          <table:table-cell table:formula="of:=[.H296]/[.I296]" office:value-type="float" office:value="0.000538471945587939" calcext:value-type="float">
            <text:p>0.0005384719</text:p>
          </table:table-cell>
          <table:table-cell table:formula="of:=[.D296]/[.L296]" office:value-type="float" office:value="0.0489904817068911" calcext:value-type="float">
            <text:p>0.0489904817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-0.0001614468" calcext:value-type="float">
            <text:p>-0.0001614468</text:p>
          </table:table-cell>
          <table:table-cell office:value-type="float" office:value="0" calcext:value-type="float">
            <text:p>0</text:p>
          </table:table-cell>
          <table:table-cell office:value-type="float" office:value="0.00002266" calcext:value-type="float">
            <text:p>0.00002266</text:p>
          </table:table-cell>
          <table:table-cell office:value-type="float" office:value="-0.00039613" calcext:value-type="float">
            <text:p>-0.000396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0228394" calcext:value-type="float">
            <text:p>-0.0060228394</text:p>
          </table:table-cell>
          <table:table-cell office:value-type="float" office:value="-9.8068100357" calcext:value-type="float">
            <text:p>-9.806810035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6" calcext:value-type="float">
            <text:p>296</text:p>
          </table:table-cell>
          <table:table-cell table:formula="of:=[.H297]/[.I297]" office:value-type="float" office:value="0.000614148676080692" calcext:value-type="float">
            <text:p>0.0006141487</text:p>
          </table:table-cell>
          <table:table-cell table:formula="of:=[.D297]/[.L297]" office:value-type="float" office:value="0.0368966031883503" calcext:value-type="float">
            <text:p>0.0368966032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-0.0001635272" calcext:value-type="float">
            <text:p>-0.0001635272</text:p>
          </table:table-cell>
          <table:table-cell office:value-type="float" office:value="0" calcext:value-type="float">
            <text:p>0</text:p>
          </table:table-cell>
          <table:table-cell office:value-type="float" office:value="0.00002525" calcext:value-type="float">
            <text:p>0.00002525</text:p>
          </table:table-cell>
          <table:table-cell office:value-type="float" office:value="-0.00054149" calcext:value-type="float">
            <text:p>-0.000541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2323296" calcext:value-type="float">
            <text:p>-0.0082323296</text:p>
          </table:table-cell>
          <table:table-cell office:value-type="float" office:value="-9.8060343933" calcext:value-type="float">
            <text:p>-9.806034393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7" calcext:value-type="float">
            <text:p>297</text:p>
          </table:table-cell>
          <table:table-cell table:formula="of:=[.H298]/[.I298]" office:value-type="float" office:value="0.000839516696537875" calcext:value-type="float">
            <text:p>0.0008395167</text:p>
          </table:table-cell>
          <table:table-cell table:formula="of:=[.D298]/[.L298]" office:value-type="float" office:value="0.0300768288518022" calcext:value-type="float">
            <text:p>0.0300768289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0.0001165384" calcext:value-type="float">
            <text:p>-0.0001165384</text:p>
          </table:table-cell>
          <table:table-cell office:value-type="float" office:value="0" calcext:value-type="float">
            <text:p>0</text:p>
          </table:table-cell>
          <table:table-cell office:value-type="float" office:value="0.00002525" calcext:value-type="float">
            <text:p>0.00002525</text:p>
          </table:table-cell>
          <table:table-cell office:value-type="float" office:value="-0.00060436" calcext:value-type="float">
            <text:p>-0.000604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893339" calcext:value-type="float">
            <text:p>-0.0091893339</text:p>
          </table:table-cell>
          <table:table-cell office:value-type="float" office:value="-9.8072597504" calcext:value-type="float">
            <text:p>-9.807259750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8" calcext:value-type="float">
            <text:p>298</text:p>
          </table:table-cell>
          <table:table-cell table:formula="of:=[.H299]/[.I299]" office:value-type="float" office:value="0.000936993016793014" calcext:value-type="float">
            <text:p>0.000936993</text:p>
          </table:table-cell>
          <table:table-cell table:formula="of:=[.D299]/[.L299]" office:value-type="float" office:value="0.026947906278343" calcext:value-type="float">
            <text:p>0.0269479063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-0.0001875049" calcext:value-type="float">
            <text:p>-0.0001875049</text:p>
          </table:table-cell>
          <table:table-cell office:value-type="float" office:value="0" calcext:value-type="float">
            <text:p>0</text:p>
          </table:table-cell>
          <table:table-cell office:value-type="float" office:value="0.00002525" calcext:value-type="float">
            <text:p>0.00002525</text:p>
          </table:table-cell>
          <table:table-cell office:value-type="float" office:value="-0.00025254" calcext:value-type="float">
            <text:p>-0.000252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408192" calcext:value-type="float">
            <text:p>-0.0038408192</text:p>
          </table:table-cell>
          <table:table-cell office:value-type="float" office:value="-9.8096031952" calcext:value-type="float">
            <text:p>-9.809603195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299" calcext:value-type="float">
            <text:p>299</text:p>
          </table:table-cell>
          <table:table-cell table:formula="of:=[.H300]/[.I300]" office:value-type="float" office:value="0.000391536652764851" calcext:value-type="float">
            <text:p>0.0003915367</text:p>
          </table:table-cell>
          <table:table-cell table:formula="of:=[.D300]/[.L300]" office:value-type="float" office:value="0.0644894924183882" calcext:value-type="float">
            <text:p>0.0644894924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0.0001353843" calcext:value-type="float">
            <text:p>-0.0001353843</text:p>
          </table:table-cell>
          <table:table-cell office:value-type="float" office:value="0" calcext:value-type="float">
            <text:p>0</text:p>
          </table:table-cell>
          <table:table-cell office:value-type="float" office:value="0.00002647" calcext:value-type="float">
            <text:p>0.00002647</text:p>
          </table:table-cell>
          <table:table-cell office:value-type="float" office:value="-0.00030934" calcext:value-type="float">
            <text:p>-0.000309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7043573" calcext:value-type="float">
            <text:p>-0.0047043573</text:p>
          </table:table-cell>
          <table:table-cell office:value-type="float" office:value="-9.8090889931" calcext:value-type="float">
            <text:p>-9.809088993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0" calcext:value-type="float">
            <text:p>300</text:p>
          </table:table-cell>
          <table:table-cell table:formula="of:=[.H301]/[.I301]" office:value-type="float" office:value="0.000479591662723132" calcext:value-type="float">
            <text:p>0.0004795917</text:p>
          </table:table-cell>
          <table:table-cell table:formula="of:=[.D301]/[.L301]" office:value-type="float" office:value="0.0551927859831899" calcext:value-type="float">
            <text:p>0.055192786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-0.1825600564" calcext:value-type="float">
            <text:p>-0.1825600564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0.00002647" calcext:value-type="float">
            <text:p>0.00002647</text:p>
          </table:table-cell>
          <table:table-cell office:value-type="float" office:value="-0.00039829" calcext:value-type="float">
            <text:p>-0.00039829</text:p>
          </table:table-cell>
          <table:table-cell office:value-type="float" office:value="9.9301309586" calcext:value-type="float">
            <text:p>9.9301309586</text:p>
          </table:table-cell>
          <table:table-cell office:value-type="float" office:value="43.3865852356" calcext:value-type="float">
            <text:p>43.3865852356</text:p>
          </table:table-cell>
          <table:table-cell office:value-type="float" office:value="-0.0060572257" calcext:value-type="float">
            <text:p>-0.0060572257</text:p>
          </table:table-cell>
          <table:table-cell office:value-type="float" office:value="-9.8093148232" calcext:value-type="float">
            <text:p>-9.809314823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1" calcext:value-type="float">
            <text:p>301</text:p>
          </table:table-cell>
          <table:table-cell table:formula="of:=[.H302]/[.I302]" office:value-type="float" office:value="0.000617497328730246" calcext:value-type="float">
            <text:p>0.0006174973</text:p>
          </table:table-cell>
          <table:table-cell table:formula="of:=[.D302]/[.L302]" office:value-type="float" office:value="0.0428665821995215" calcext:value-type="float">
            <text:p>0.0428665822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-0.3634397686" calcext:value-type="float">
            <text:p>-0.3634397686</text:p>
          </table:table-cell>
          <table:table-cell office:value-type="float" office:value="0.0046666665" calcext:value-type="float">
            <text:p>0.0046666665</text:p>
          </table:table-cell>
          <table:table-cell office:value-type="float" office:value="0.00002647" calcext:value-type="float">
            <text:p>0.00002647</text:p>
          </table:table-cell>
          <table:table-cell office:value-type="float" office:value="-0.0003562" calcext:value-type="float">
            <text:p>-0.0003562</text:p>
          </table:table-cell>
          <table:table-cell office:value-type="float" office:value="9.9430046082" calcext:value-type="float">
            <text:p>9.9430046082</text:p>
          </table:table-cell>
          <table:table-cell office:value-type="float" office:value="45.6521644592" calcext:value-type="float">
            <text:p>45.6521644592</text:p>
          </table:table-cell>
          <table:table-cell office:value-type="float" office:value="-0.0054181369" calcext:value-type="float">
            <text:p>-0.0054181369</text:p>
          </table:table-cell>
          <table:table-cell office:value-type="float" office:value="-9.811128788" calcext:value-type="float">
            <text:p>-9.81112878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2" calcext:value-type="float">
            <text:p>302</text:p>
          </table:table-cell>
          <table:table-cell table:formula="of:=[.H303]/[.I303]" office:value-type="float" office:value="0.000552243989155145" calcext:value-type="float">
            <text:p>0.000552244</text:p>
          </table:table-cell>
          <table:table-cell table:formula="of:=[.D303]/[.L303]" office:value-type="float" office:value="0.0479317122862584" calcext:value-type="float">
            <text:p>0.0479317123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0.5141267776" calcext:value-type="float">
            <text:p>-0.5141267776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051406" calcext:value-type="float">
            <text:p>-0.00051406</text:p>
          </table:table-cell>
          <table:table-cell office:value-type="float" office:value="9.9478797913" calcext:value-type="float">
            <text:p>9.9478797913</text:p>
          </table:table-cell>
          <table:table-cell office:value-type="float" office:value="46.4813041687" calcext:value-type="float">
            <text:p>46.4813041687</text:p>
          </table:table-cell>
          <table:table-cell office:value-type="float" office:value="-0.0078185778" calcext:value-type="float">
            <text:p>-0.0078185778</text:p>
          </table:table-cell>
          <table:table-cell office:value-type="float" office:value="-9.8101631546" calcext:value-type="float">
            <text:p>-9.810163154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3" calcext:value-type="float">
            <text:p>303</text:p>
          </table:table-cell>
          <table:table-cell table:formula="of:=[.H304]/[.I304]" office:value-type="float" office:value="0.000796987540042477" calcext:value-type="float">
            <text:p>0.0007969875</text:p>
          </table:table-cell>
          <table:table-cell table:formula="of:=[.D304]/[.L304]" office:value-type="float" office:value="0.0355965414446604" calcext:value-type="float">
            <text:p>0.0355965414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-0.6867781281" calcext:value-type="float">
            <text:p>-0.6867781281</text:p>
          </table:table-cell>
          <table:table-cell office:value-type="float" office:value="0.009333333" calcext:value-type="float">
            <text:p>0.009333333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091806" calcext:value-type="float">
            <text:p>-0.00091806</text:p>
          </table:table-cell>
          <table:table-cell office:value-type="float" office:value="9.9507570267" calcext:value-type="float">
            <text:p>9.9507570267</text:p>
          </table:table-cell>
          <table:table-cell office:value-type="float" office:value="46.9637794495" calcext:value-type="float">
            <text:p>46.9637794495</text:p>
          </table:table-cell>
          <table:table-cell office:value-type="float" office:value="-0.0139625283" calcext:value-type="float">
            <text:p>-0.0139625283</text:p>
          </table:table-cell>
          <table:table-cell office:value-type="float" office:value="-9.8096112061" calcext:value-type="float">
            <text:p>-9.809611206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4" calcext:value-type="float">
            <text:p>304</text:p>
          </table:table-cell>
          <table:table-cell table:formula="of:=[.H305]/[.I305]" office:value-type="float" office:value="0.00142335185428323" calcext:value-type="float">
            <text:p>0.0014233519</text:p>
          </table:table-cell>
          <table:table-cell table:formula="of:=[.D305]/[.L305]" office:value-type="float" office:value="0.0199318249487134" calcext:value-type="float">
            <text:p>0.019931824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0.8437932134" calcext:value-type="float">
            <text:p>-0.8437932134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118948" calcext:value-type="float">
            <text:p>-0.00118948</text:p>
          </table:table-cell>
          <table:table-cell office:value-type="float" office:value="9.952837944" calcext:value-type="float">
            <text:p>9.952837944</text:p>
          </table:table-cell>
          <table:table-cell office:value-type="float" office:value="47.3096580505" calcext:value-type="float">
            <text:p>47.3096580505</text:p>
          </table:table-cell>
          <table:table-cell office:value-type="float" office:value="-0.018087584" calcext:value-type="float">
            <text:p>-0.018087584</text:p>
          </table:table-cell>
          <table:table-cell office:value-type="float" office:value="-9.808050499" calcext:value-type="float">
            <text:p>-9.80805049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5" calcext:value-type="float">
            <text:p>305</text:p>
          </table:table-cell>
          <table:table-cell table:formula="of:=[.H306]/[.I306]" office:value-type="float" office:value="0.00184415689966565" calcext:value-type="float">
            <text:p>0.0018441569</text:p>
          </table:table-cell>
          <table:table-cell table:formula="of:=[.D306]/[.L306]" office:value-type="float" office:value="0.0153837235894318" calcext:value-type="float">
            <text:p>0.015383723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-1.0076817274" calcext:value-type="float">
            <text:p>-1.0076817274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176897" calcext:value-type="float">
            <text:p>-0.00176897</text:p>
          </table:table-cell>
          <table:table-cell office:value-type="float" office:value="9.9545192719" calcext:value-type="float">
            <text:p>9.9545192719</text:p>
          </table:table-cell>
          <table:table-cell office:value-type="float" office:value="47.5872802734" calcext:value-type="float">
            <text:p>47.5872802734</text:p>
          </table:table-cell>
          <table:table-cell office:value-type="float" office:value="-0.0269052239" calcext:value-type="float">
            <text:p>-0.0269052239</text:p>
          </table:table-cell>
          <table:table-cell office:value-type="float" office:value="-9.8101530266" calcext:value-type="float">
            <text:p>-9.81015302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6" calcext:value-type="float">
            <text:p>306</text:p>
          </table:table-cell>
          <table:table-cell table:formula="of:=[.H307]/[.I307]" office:value-type="float" office:value="0.00274258962393829" calcext:value-type="float">
            <text:p>0.0027425896</text:p>
          </table:table-cell>
          <table:table-cell table:formula="of:=[.D307]/[.L307]" office:value-type="float" office:value="0.0103442380706091" calcext:value-type="float">
            <text:p>0.010344238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1.165543437" calcext:value-type="float">
            <text:p>-1.165543437</text:p>
          </table:table-cell>
          <table:table-cell office:value-type="float" office:value="0.0163333341" calcext:value-type="float">
            <text:p>0.0163333341</text:p>
          </table:table-cell>
          <table:table-cell office:value-type="float" office:value="0.00002837" calcext:value-type="float">
            <text:p>0.00002837</text:p>
          </table:table-cell>
          <table:table-cell office:value-type="float" office:value="-0.00218281" calcext:value-type="float">
            <text:p>-0.00218281</text:p>
          </table:table-cell>
          <table:table-cell office:value-type="float" office:value="9.9559755325" calcext:value-type="float">
            <text:p>9.9559755325</text:p>
          </table:table-cell>
          <table:table-cell office:value-type="float" office:value="47.8264389038" calcext:value-type="float">
            <text:p>47.8264389038</text:p>
          </table:table-cell>
          <table:table-cell office:value-type="float" office:value="-0.0331944357" calcext:value-type="float">
            <text:p>-0.0331944357</text:p>
          </table:table-cell>
          <table:table-cell office:value-type="float" office:value="-9.8086385727" calcext:value-type="float">
            <text:p>-9.808638572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7" calcext:value-type="float">
            <text:p>307</text:p>
          </table:table-cell>
          <table:table-cell table:formula="of:=[.H308]/[.I308]" office:value-type="float" office:value="0.00338420418429819" calcext:value-type="float">
            <text:p>0.0033842042</text:p>
          </table:table-cell>
          <table:table-cell table:formula="of:=[.D308]/[.L308]" office:value-type="float" office:value="0.00838306392138786" calcext:value-type="float">
            <text:p>0.0083830639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-1.3246842623" calcext:value-type="float">
            <text:p>-1.3246842623</text:p>
          </table:table-cell>
          <table:table-cell office:value-type="float" office:value="0.018666666" calcext:value-type="float">
            <text:p>0.018666666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230578" calcext:value-type="float">
            <text:p>-0.00230578</text:p>
          </table:table-cell>
          <table:table-cell office:value-type="float" office:value="9.9572916031" calcext:value-type="float">
            <text:p>9.9572916031</text:p>
          </table:table-cell>
          <table:table-cell office:value-type="float" office:value="48.0415496826" calcext:value-type="float">
            <text:p>48.0415496826</text:p>
          </table:table-cell>
          <table:table-cell office:value-type="float" office:value="-0.0350709932" calcext:value-type="float">
            <text:p>-0.0350709932</text:p>
          </table:table-cell>
          <table:table-cell office:value-type="float" office:value="-9.8104667091" calcext:value-type="float">
            <text:p>-9.810466709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8" calcext:value-type="float">
            <text:p>308</text:p>
          </table:table-cell>
          <table:table-cell table:formula="of:=[.H309]/[.I309]" office:value-type="float" office:value="0.00357485471791763" calcext:value-type="float">
            <text:p>0.0035748547</text:p>
          </table:table-cell>
          <table:table-cell table:formula="of:=[.D309]/[.L309]" office:value-type="float" office:value="0.00875560056835887" calcext:value-type="float">
            <text:p>0.008755600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.4810236692" calcext:value-type="float">
            <text:p>-1.4810236692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199823" calcext:value-type="float">
            <text:p>-0.00199823</text:p>
          </table:table-cell>
          <table:table-cell office:value-type="float" office:value="9.9585132599" calcext:value-type="float">
            <text:p>9.9585132599</text:p>
          </table:table-cell>
          <table:table-cell office:value-type="float" office:value="48.2403717041" calcext:value-type="float">
            <text:p>48.2403717041</text:p>
          </table:table-cell>
          <table:table-cell office:value-type="float" office:value="-0.0303997493" calcext:value-type="float">
            <text:p>-0.0303997493</text:p>
          </table:table-cell>
          <table:table-cell office:value-type="float" office:value="-9.8125854111" calcext:value-type="float">
            <text:p>-9.812585411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09" calcext:value-type="float">
            <text:p>309</text:p>
          </table:table-cell>
          <table:table-cell table:formula="of:=[.H310]/[.I310]" office:value-type="float" office:value="0.00309803665664013" calcext:value-type="float">
            <text:p>0.0030980367</text:p>
          </table:table-cell>
          <table:table-cell table:formula="of:=[.D310]/[.L310]" office:value-type="float" office:value="0.0101031729023973" calcext:value-type="float">
            <text:p>0.010103172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1.6369105577" calcext:value-type="float">
            <text:p>-1.6369105577</text:p>
          </table:table-cell>
          <table:table-cell office:value-type="float" office:value="0.0233333334" calcext:value-type="float">
            <text:p>0.0233333334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-0.00200748" calcext:value-type="float">
            <text:p>-0.00200748</text:p>
          </table:table-cell>
          <table:table-cell office:value-type="float" office:value="9.9596710205" calcext:value-type="float">
            <text:p>9.9596710205</text:p>
          </table:table-cell>
          <table:table-cell office:value-type="float" office:value="48.4280357361" calcext:value-type="float">
            <text:p>48.4280357361</text:p>
          </table:table-cell>
          <table:table-cell office:value-type="float" office:value="-0.0305405608" calcext:value-type="float">
            <text:p>-0.0305405608</text:p>
          </table:table-cell>
          <table:table-cell office:value-type="float" office:value="-9.812634697" calcext:value-type="float">
            <text:p>-9.81263469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0" calcext:value-type="float">
            <text:p>310</text:p>
          </table:table-cell>
          <table:table-cell table:formula="of:=[.H311]/[.I311]" office:value-type="float" office:value="0.00311237111571443" calcext:value-type="float">
            <text:p>0.0031123711</text:p>
          </table:table-cell>
          <table:table-cell table:formula="of:=[.D311]/[.L311]" office:value-type="float" office:value="0.010056641331095" calcext:value-type="float">
            <text:p>0.010056641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1.7909530401" calcext:value-type="float">
            <text:p>-1.7909530401</text:p>
          </table:table-cell>
          <table:table-cell office:value-type="float" office:value="0.0256666671" calcext:value-type="float">
            <text:p>0.0256666671</text:p>
          </table:table-cell>
          <table:table-cell office:value-type="float" office:value="0.00002979" calcext:value-type="float">
            <text:p>0.00002979</text:p>
          </table:table-cell>
          <table:table-cell office:value-type="float" office:value="-0.00185244" calcext:value-type="float">
            <text:p>-0.00185244</text:p>
          </table:table-cell>
          <table:table-cell office:value-type="float" office:value="9.9607839584" calcext:value-type="float">
            <text:p>9.9607839584</text:p>
          </table:table-cell>
          <table:table-cell office:value-type="float" office:value="48.6077575684" calcext:value-type="float">
            <text:p>48.6077575684</text:p>
          </table:table-cell>
          <table:table-cell office:value-type="float" office:value="-0.0281778451" calcext:value-type="float">
            <text:p>-0.0281778451</text:p>
          </table:table-cell>
          <table:table-cell office:value-type="float" office:value="-9.8112077522" calcext:value-type="float">
            <text:p>-9.811207752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1" calcext:value-type="float">
            <text:p>311</text:p>
          </table:table-cell>
          <table:table-cell table:formula="of:=[.H312]/[.I312]" office:value-type="float" office:value="0.00287200575216457" calcext:value-type="float">
            <text:p>0.0028720058</text:p>
          </table:table-cell>
          <table:table-cell table:formula="of:=[.D312]/[.L312]" office:value-type="float" office:value="0.0103725418995237" calcext:value-type="float">
            <text:p>0.0103725419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1.944047451" calcext:value-type="float">
            <text:p>-1.944047451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0.00002979" calcext:value-type="float">
            <text:p>0.00002979</text:p>
          </table:table-cell>
          <table:table-cell office:value-type="float" office:value="-0.00114839" calcext:value-type="float">
            <text:p>-0.00114839</text:p>
          </table:table-cell>
          <table:table-cell office:value-type="float" office:value="9.9618606567" calcext:value-type="float">
            <text:p>9.9618606567</text:p>
          </table:table-cell>
          <table:table-cell office:value-type="float" office:value="48.7809944153" calcext:value-type="float">
            <text:p>48.7809944153</text:p>
          </table:table-cell>
          <table:table-cell office:value-type="float" office:value="-0.0174690636" calcext:value-type="float">
            <text:p>-0.0174690636</text:p>
          </table:table-cell>
          <table:table-cell office:value-type="float" office:value="-9.8115678024" calcext:value-type="float">
            <text:p>-9.81156780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2" calcext:value-type="float">
            <text:p>312</text:p>
          </table:table-cell>
          <table:table-cell table:formula="of:=[.H313]/[.I313]" office:value-type="float" office:value="0.00178045588144709" calcext:value-type="float">
            <text:p>0.0017804559</text:p>
          </table:table-cell>
          <table:table-cell table:formula="of:=[.D313]/[.L313]" office:value-type="float" office:value="0.0167316698551316" calcext:value-type="float">
            <text:p>0.016731669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2.095651865" calcext:value-type="float">
            <text:p>-2.095651865</text:p>
          </table:table-cell>
          <table:table-cell office:value-type="float" office:value="0.0303333327" calcext:value-type="float">
            <text:p>0.0303333327</text:p>
          </table:table-cell>
          <table:table-cell office:value-type="float" office:value="0.00002853" calcext:value-type="float">
            <text:p>0.00002853</text:p>
          </table:table-cell>
          <table:table-cell office:value-type="float" office:value="-0.00039199" calcext:value-type="float">
            <text:p>-0.00039199</text:p>
          </table:table-cell>
          <table:table-cell office:value-type="float" office:value="9.9629125595" calcext:value-type="float">
            <text:p>9.9629125595</text:p>
          </table:table-cell>
          <table:table-cell office:value-type="float" office:value="48.9496498108" calcext:value-type="float">
            <text:p>48.9496498108</text:p>
          </table:table-cell>
          <table:table-cell office:value-type="float" office:value="-0.0059623339" calcext:value-type="float">
            <text:p>-0.0059623339</text:p>
          </table:table-cell>
          <table:table-cell office:value-type="float" office:value="-9.8108313179" calcext:value-type="float">
            <text:p>-9.810831317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3" calcext:value-type="float">
            <text:p>313</text:p>
          </table:table-cell>
          <table:table-cell table:formula="of:=[.H314]/[.I314]" office:value-type="float" office:value="0.000607729733271597" calcext:value-type="float">
            <text:p>0.0006077297</text:p>
          </table:table-cell>
          <table:table-cell table:formula="of:=[.D314]/[.L314]" office:value-type="float" office:value="0.0469452100795105" calcext:value-type="float">
            <text:p>0.0469452101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-2.2461442947" calcext:value-type="float">
            <text:p>-2.2461442947</text:p>
          </table:table-cell>
          <table:table-cell office:value-type="float" office:value="0.0326666683" calcext:value-type="float">
            <text:p>0.0326666683</text:p>
          </table:table-cell>
          <table:table-cell office:value-type="float" office:value="0.00002853" calcext:value-type="float">
            <text:p>0.00002853</text:p>
          </table:table-cell>
          <table:table-cell office:value-type="float" office:value="0.00001627" calcext:value-type="float">
            <text:p>0.00001627</text:p>
          </table:table-cell>
          <table:table-cell office:value-type="float" office:value="9.9639453888" calcext:value-type="float">
            <text:p>9.9639453888</text:p>
          </table:table-cell>
          <table:table-cell office:value-type="float" office:value="49.1146850586" calcext:value-type="float">
            <text:p>49.1146850586</text:p>
          </table:table-cell>
          <table:table-cell office:value-type="float" office:value="0.0002473656" calcext:value-type="float">
            <text:p>0.0002473656</text:p>
          </table:table-cell>
          <table:table-cell office:value-type="float" office:value="-9.808617878" calcext:value-type="float">
            <text:p>-9.80861787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4" calcext:value-type="float">
            <text:p>314</text:p>
          </table:table-cell>
          <table:table-cell table:formula="of:=[.H315]/[.I315]" office:value-type="float" office:value="-0.0000252192106040569" calcext:value-type="float">
            <text:p>-2.52192106040569E-05</text:p>
          </table:table-cell>
          <table:table-cell table:formula="of:=[.D315]/[.L315]" office:value-type="float" office:value="-1.13128045314037" calcext:value-type="float">
            <text:p>-1.131280453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2.3953089714" calcext:value-type="float">
            <text:p>-2.3953089714</text:p>
          </table:table-cell>
          <table:table-cell office:value-type="float" office:value="0.0350000001" calcext:value-type="float">
            <text:p>0.0350000001</text:p>
          </table:table-cell>
          <table:table-cell office:value-type="float" office:value="0.00002594" calcext:value-type="float">
            <text:p>0.00002594</text:p>
          </table:table-cell>
          <table:table-cell office:value-type="float" office:value="0.00087875" calcext:value-type="float">
            <text:p>0.00087875</text:p>
          </table:table-cell>
          <table:table-cell office:value-type="float" office:value="9.9649620056" calcext:value-type="float">
            <text:p>9.9649620056</text:p>
          </table:table-cell>
          <table:table-cell office:value-type="float" office:value="49.2765884399" calcext:value-type="float">
            <text:p>49.2765884399</text:p>
          </table:table-cell>
          <table:table-cell office:value-type="float" office:value="0.0133627556" calcext:value-type="float">
            <text:p>0.0133627556</text:p>
          </table:table-cell>
          <table:table-cell office:value-type="float" office:value="-9.8082006645" calcext:value-type="float">
            <text:p>-9.808200664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5" calcext:value-type="float">
            <text:p>315</text:p>
          </table:table-cell>
          <table:table-cell table:formula="of:=[.H316]/[.I316]" office:value-type="float" office:value="-0.00136240642469372" calcext:value-type="float">
            <text:p>-0.0013624064</text:p>
          </table:table-cell>
          <table:table-cell table:formula="of:=[.D316]/[.L316]" office:value-type="float" office:value="-0.0190398397496045" calcext:value-type="float">
            <text:p>-0.019039839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2.5433154106" calcext:value-type="float">
            <text:p>-2.5433154106</text:p>
          </table:table-cell>
          <table:table-cell office:value-type="float" office:value="0.037333332" calcext:value-type="float">
            <text:p>0.037333332</text:p>
          </table:table-cell>
          <table:table-cell office:value-type="float" office:value="0.00001159" calcext:value-type="float">
            <text:p>0.00001159</text:p>
          </table:table-cell>
          <table:table-cell office:value-type="float" office:value="0.00159874" calcext:value-type="float">
            <text:p>0.00159874</text:p>
          </table:table-cell>
          <table:table-cell office:value-type="float" office:value="9.9659671783" calcext:value-type="float">
            <text:p>9.9659671783</text:p>
          </table:table-cell>
          <table:table-cell office:value-type="float" office:value="49.4361457825" calcext:value-type="float">
            <text:p>49.4361457825</text:p>
          </table:table-cell>
          <table:table-cell office:value-type="float" office:value="0.0243054167" calcext:value-type="float">
            <text:p>0.0243054167</text:p>
          </table:table-cell>
          <table:table-cell office:value-type="float" office:value="-9.8058542252" calcext:value-type="float">
            <text:p>-9.805854225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6" calcext:value-type="float">
            <text:p>316</text:p>
          </table:table-cell>
          <table:table-cell table:formula="of:=[.H317]/[.I317]" office:value-type="float" office:value="-0.00247866388198365" calcext:value-type="float">
            <text:p>-0.0024786639</text:p>
          </table:table-cell>
          <table:table-cell table:formula="of:=[.D317]/[.L317]" office:value-type="float" office:value="-0.00467590627524884" calcext:value-type="float">
            <text:p>-0.004675906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2.6900243759" calcext:value-type="float">
            <text:p>-2.6900243759</text:p>
          </table:table-cell>
          <table:table-cell office:value-type="float" office:value="0.0396666676" calcext:value-type="float">
            <text:p>0.0396666676</text:p>
          </table:table-cell>
          <table:table-cell office:value-type="float" office:value="0.00001159" calcext:value-type="float">
            <text:p>0.00001159</text:p>
          </table:table-cell>
          <table:table-cell office:value-type="float" office:value="0.00255307" calcext:value-type="float">
            <text:p>0.00255307</text:p>
          </table:table-cell>
          <table:table-cell office:value-type="float" office:value="9.9669628143" calcext:value-type="float">
            <text:p>9.9669628143</text:p>
          </table:table-cell>
          <table:table-cell office:value-type="float" office:value="49.5936851501" calcext:value-type="float">
            <text:p>49.5936851501</text:p>
          </table:table-cell>
          <table:table-cell office:value-type="float" office:value="0.0388128231" calcext:value-type="float">
            <text:p>0.0388128231</text:p>
          </table:table-cell>
          <table:table-cell office:value-type="float" office:value="-9.8055537415" calcext:value-type="float">
            <text:p>-9.805553741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7" calcext:value-type="float">
            <text:p>317</text:p>
          </table:table-cell>
          <table:table-cell table:formula="of:=[.H318]/[.I318]" office:value-type="float" office:value="-0.00395824898044591" calcext:value-type="float">
            <text:p>-0.003958249</text:p>
          </table:table-cell>
          <table:table-cell table:formula="of:=[.D318]/[.L318]" office:value-type="float" office:value="-0.00292806239760449" calcext:value-type="float">
            <text:p>-0.0029280624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-2.8354744911" calcext:value-type="float">
            <text:p>-2.8354744911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0.00000745" calcext:value-type="float">
            <text:p>0.00000745</text:p>
          </table:table-cell>
          <table:table-cell office:value-type="float" office:value="0.00319932" calcext:value-type="float">
            <text:p>0.00319932</text:p>
          </table:table-cell>
          <table:table-cell office:value-type="float" office:value="9.9679498672" calcext:value-type="float">
            <text:p>9.9679498672</text:p>
          </table:table-cell>
          <table:table-cell office:value-type="float" office:value="49.7493782043" calcext:value-type="float">
            <text:p>49.7493782043</text:p>
          </table:table-cell>
          <table:table-cell office:value-type="float" office:value="0.0486153357" calcext:value-type="float">
            <text:p>0.0486153357</text:p>
          </table:table-cell>
          <table:table-cell office:value-type="float" office:value="-9.8011259842" calcext:value-type="float">
            <text:p>-9.801125984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8" calcext:value-type="float">
            <text:p>318</text:p>
          </table:table-cell>
          <table:table-cell table:formula="of:=[.H319]/[.I319]" office:value-type="float" office:value="-0.00496017863441107" calcext:value-type="float">
            <text:p>-0.0049601786</text:p>
          </table:table-cell>
          <table:table-cell table:formula="of:=[.D319]/[.L319]" office:value-type="float" office:value="-0.00150196203586618" calcext:value-type="float">
            <text:p>-0.00150196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2.9799890518" calcext:value-type="float">
            <text:p>-2.9799890518</text:p>
          </table:table-cell>
          <table:table-cell office:value-type="float" office:value="0.044333335" calcext:value-type="float">
            <text:p>0.044333335</text:p>
          </table:table-cell>
          <table:table-cell office:value-type="float" office:value="-0.00003151" calcext:value-type="float">
            <text:p>-0.00003151</text:p>
          </table:table-cell>
          <table:table-cell office:value-type="float" office:value="0.00433473" calcext:value-type="float">
            <text:p>0.00433473</text:p>
          </table:table-cell>
          <table:table-cell office:value-type="float" office:value="9.9689321518" calcext:value-type="float">
            <text:p>9.9689321518</text:p>
          </table:table-cell>
          <table:table-cell office:value-type="float" office:value="49.9038314819" calcext:value-type="float">
            <text:p>49.9038314819</text:p>
          </table:table-cell>
          <table:table-cell office:value-type="float" office:value="0.0658612316" calcext:value-type="float">
            <text:p>0.0658612316</text:p>
          </table:table-cell>
          <table:table-cell office:value-type="float" office:value="-9.8000238037" calcext:value-type="float">
            <text:p>-9.800023803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19" calcext:value-type="float">
            <text:p>319</text:p>
          </table:table-cell>
          <table:table-cell table:formula="of:=[.H320]/[.I320]" office:value-type="float" office:value="-0.00672051751294054" calcext:value-type="float">
            <text:p>-0.0067205175</text:p>
          </table:table-cell>
          <table:table-cell table:formula="of:=[.D320]/[.L320]" office:value-type="float" office:value="0.00468862702006604" calcext:value-type="float">
            <text:p>0.00468862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3.1230630875" calcext:value-type="float">
            <text:p>-3.1230630875</text:p>
          </table:table-cell>
          <table:table-cell office:value-type="float" office:value="0.0466666669" calcext:value-type="float">
            <text:p>0.0466666669</text:p>
          </table:table-cell>
          <table:table-cell office:value-type="float" office:value="-0.00003151" calcext:value-type="float">
            <text:p>-0.00003151</text:p>
          </table:table-cell>
          <table:table-cell office:value-type="float" office:value="0.0048468" calcext:value-type="float">
            <text:p>0.0048468</text:p>
          </table:table-cell>
          <table:table-cell office:value-type="float" office:value="9.969909668" calcext:value-type="float">
            <text:p>9.969909668</text:p>
          </table:table-cell>
          <table:table-cell office:value-type="float" office:value="50.0570640564" calcext:value-type="float">
            <text:p>50.0570640564</text:p>
          </table:table-cell>
          <table:table-cell office:value-type="float" office:value="0.0736214828" calcext:value-type="float">
            <text:p>0.0736214828</text:p>
          </table:table-cell>
          <table:table-cell office:value-type="float" office:value="-9.7973637962" calcext:value-type="float">
            <text:p>-9.797363796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0" calcext:value-type="float">
            <text:p>320</text:p>
          </table:table-cell>
          <table:table-cell table:formula="of:=[.H321]/[.I321]" office:value-type="float" office:value="-0.00751441758532584" calcext:value-type="float">
            <text:p>-0.0075144176</text:p>
          </table:table-cell>
          <table:table-cell table:formula="of:=[.D321]/[.L321]" office:value-type="float" office:value="0.00419327241828199" calcext:value-type="float">
            <text:p>0.00419327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264772892" calcext:value-type="float">
            <text:p>-3.264772892</text:p>
          </table:table-cell>
          <table:table-cell office:value-type="float" office:value="0.0489999987" calcext:value-type="float">
            <text:p>0.0489999987</text:p>
          </table:table-cell>
          <table:table-cell office:value-type="float" office:value="-0.00011424" calcext:value-type="float">
            <text:p>-0.00011424</text:p>
          </table:table-cell>
          <table:table-cell office:value-type="float" office:value="0.00485899" calcext:value-type="float">
            <text:p>0.00485899</text:p>
          </table:table-cell>
          <table:table-cell office:value-type="float" office:value="9.9708824158" calcext:value-type="float">
            <text:p>9.9708824158</text:p>
          </table:table-cell>
          <table:table-cell office:value-type="float" office:value="50.2090873718" calcext:value-type="float">
            <text:p>50.2090873718</text:p>
          </table:table-cell>
          <table:table-cell office:value-type="float" office:value="0.0737874604" calcext:value-type="float">
            <text:p>0.0737874604</text:p>
          </table:table-cell>
          <table:table-cell office:value-type="float" office:value="-9.7948152924" calcext:value-type="float">
            <text:p>-9.79481529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1" calcext:value-type="float">
            <text:p>321</text:p>
          </table:table-cell>
          <table:table-cell table:formula="of:=[.H322]/[.I322]" office:value-type="float" office:value="-0.00753331820940546" calcext:value-type="float">
            <text:p>-0.0075333182</text:p>
          </table:table-cell>
          <table:table-cell table:formula="of:=[.D322]/[.L322]" office:value-type="float" office:value="0.015164632214443" calcext:value-type="float">
            <text:p>0.0151646322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-3.4060575962" calcext:value-type="float">
            <text:p>-3.4060575962</text:p>
          </table:table-cell>
          <table:table-cell office:value-type="float" office:value="0.0513333343" calcext:value-type="float">
            <text:p>0.0513333343</text:p>
          </table:table-cell>
          <table:table-cell office:value-type="float" office:value="-0.00011424" calcext:value-type="float">
            <text:p>-0.00011424</text:p>
          </table:table-cell>
          <table:table-cell office:value-type="float" office:value="0.00572888" calcext:value-type="float">
            <text:p>0.00572888</text:p>
          </table:table-cell>
          <table:table-cell office:value-type="float" office:value="9.9718532562" calcext:value-type="float">
            <text:p>9.9718532562</text:p>
          </table:table-cell>
          <table:table-cell office:value-type="float" office:value="50.3603477478" calcext:value-type="float">
            <text:p>50.3603477478</text:p>
          </table:table-cell>
          <table:table-cell office:value-type="float" office:value="0.0870035043" calcext:value-type="float">
            <text:p>0.0870035043</text:p>
          </table:table-cell>
          <table:table-cell office:value-type="float" office:value="-9.7955044365" calcext:value-type="float">
            <text:p>-9.795504436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2" calcext:value-type="float">
            <text:p>322</text:p>
          </table:table-cell>
          <table:table-cell table:formula="of:=[.H323]/[.I323]" office:value-type="float" office:value="-0.0088819830427321" calcext:value-type="float">
            <text:p>-0.008881983</text:p>
          </table:table-cell>
          <table:table-cell table:formula="of:=[.D323]/[.L323]" office:value-type="float" office:value="0.0128619925809788" calcext:value-type="float">
            <text:p>0.012861992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3.5445768833" calcext:value-type="float">
            <text:p>-3.5445768833</text:p>
          </table:table-cell>
          <table:table-cell office:value-type="float" office:value="0.0536666662" calcext:value-type="float">
            <text:p>0.0536666662</text:p>
          </table:table-cell>
          <table:table-cell office:value-type="float" office:value="-0.0001106" calcext:value-type="float">
            <text:p>-0.0001106</text:p>
          </table:table-cell>
          <table:table-cell office:value-type="float" office:value="0.00617958" calcext:value-type="float">
            <text:p>0.00617958</text:p>
          </table:table-cell>
          <table:table-cell office:value-type="float" office:value="9.9728221893" calcext:value-type="float">
            <text:p>9.9728221893</text:p>
          </table:table-cell>
          <table:table-cell office:value-type="float" office:value="50.5108642578" calcext:value-type="float">
            <text:p>50.5108642578</text:p>
          </table:table-cell>
          <table:table-cell office:value-type="float" office:value="0.0938600291" calcext:value-type="float">
            <text:p>0.0938600291</text:p>
          </table:table-cell>
          <table:table-cell office:value-type="float" office:value="-9.7967428017" calcext:value-type="float">
            <text:p>-9.79674280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3" calcext:value-type="float">
            <text:p>323</text:p>
          </table:table-cell>
          <table:table-cell table:formula="of:=[.H324]/[.I324]" office:value-type="float" office:value="-0.00958073831270866" calcext:value-type="float">
            <text:p>-0.0095807383</text:p>
          </table:table-cell>
          <table:table-cell table:formula="of:=[.D324]/[.L324]" office:value-type="float" office:value="0.0115439955032788" calcext:value-type="float">
            <text:p>0.011543995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-3.6843674183" calcext:value-type="float">
            <text:p>-3.6843674183</text:p>
          </table:table-cell>
          <table:table-cell office:value-type="float" office:value="0.0560000017" calcext:value-type="float">
            <text:p>0.0560000017</text:p>
          </table:table-cell>
          <table:table-cell office:value-type="float" office:value="-0.00024819" calcext:value-type="float">
            <text:p>-0.00024819</text:p>
          </table:table-cell>
          <table:table-cell office:value-type="float" office:value="0.00665188" calcext:value-type="float">
            <text:p>0.00665188</text:p>
          </table:table-cell>
          <table:table-cell office:value-type="float" office:value="9.9737882614" calcext:value-type="float">
            <text:p>9.9737882614</text:p>
          </table:table-cell>
          <table:table-cell office:value-type="float" office:value="50.6604919434" calcext:value-type="float">
            <text:p>50.6604919434</text:p>
          </table:table-cell>
          <table:table-cell office:value-type="float" office:value="0.1010073919" calcext:value-type="float">
            <text:p>0.1010073919</text:p>
          </table:table-cell>
          <table:table-cell office:value-type="float" office:value="-9.7941853142" calcext:value-type="float">
            <text:p>-9.794185314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4" calcext:value-type="float">
            <text:p>324</text:p>
          </table:table-cell>
          <table:table-cell table:formula="of:=[.H325]/[.I325]" office:value-type="float" office:value="-0.0103129957887927" calcext:value-type="float">
            <text:p>-0.0103129958</text:p>
          </table:table-cell>
          <table:table-cell table:formula="of:=[.D325]/[.L325]" office:value-type="float" office:value="0.0240657520940435" calcext:value-type="float">
            <text:p>0.024065752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3.8212485313" calcext:value-type="float">
            <text:p>-3.8212485313</text:p>
          </table:table-cell>
          <table:table-cell office:value-type="float" office:value="0.0583333336" calcext:value-type="float">
            <text:p>0.0583333336</text:p>
          </table:table-cell>
          <table:table-cell office:value-type="float" office:value="-0.00024819" calcext:value-type="float">
            <text:p>-0.00024819</text:p>
          </table:table-cell>
          <table:table-cell office:value-type="float" office:value="0.0074487" calcext:value-type="float">
            <text:p>0.0074487</text:p>
          </table:table-cell>
          <table:table-cell office:value-type="float" office:value="9.9747543335" calcext:value-type="float">
            <text:p>9.9747543335</text:p>
          </table:table-cell>
          <table:table-cell office:value-type="float" office:value="50.809677124" calcext:value-type="float">
            <text:p>50.809677124</text:p>
          </table:table-cell>
          <table:table-cell office:value-type="float" office:value="0.1130913783" calcext:value-type="float">
            <text:p>0.1130913783</text:p>
          </table:table-cell>
          <table:table-cell office:value-type="float" office:value="-9.7928365326" calcext:value-type="float">
            <text:p>-9.792836532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5" calcext:value-type="float">
            <text:p>325</text:p>
          </table:table-cell>
          <table:table-cell table:formula="of:=[.H326]/[.I326]" office:value-type="float" office:value="-0.0115483780336293" calcext:value-type="float">
            <text:p>-0.011548378</text:p>
          </table:table-cell>
          <table:table-cell table:formula="of:=[.D326]/[.L326]" office:value-type="float" office:value="0.0214913297155031" calcext:value-type="float">
            <text:p>0.021491329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-3.9564819336" calcext:value-type="float">
            <text:p>-3.9564819336</text:p>
          </table:table-cell>
          <table:table-cell office:value-type="float" office:value="0.0606666654" calcext:value-type="float">
            <text:p>0.0606666654</text:p>
          </table:table-cell>
          <table:table-cell office:value-type="float" office:value="-0.00042691" calcext:value-type="float">
            <text:p>-0.00042691</text:p>
          </table:table-cell>
          <table:table-cell office:value-type="float" office:value="0.00868133" calcext:value-type="float">
            <text:p>0.00868133</text:p>
          </table:table-cell>
          <table:table-cell office:value-type="float" office:value="9.9757184982" calcext:value-type="float">
            <text:p>9.9757184982</text:p>
          </table:table-cell>
          <table:table-cell office:value-type="float" office:value="50.9581336975" calcext:value-type="float">
            <text:p>50.9581336975</text:p>
          </table:table-cell>
          <table:table-cell office:value-type="float" office:value="0.1318118802" calcext:value-type="float">
            <text:p>0.1318118802</text:p>
          </table:table-cell>
          <table:table-cell office:value-type="float" office:value="-9.7932784081" calcext:value-type="float">
            <text:p>-9.79327840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6" calcext:value-type="float">
            <text:p>326</text:p>
          </table:table-cell>
          <table:table-cell table:formula="of:=[.H327]/[.I327]" office:value-type="float" office:value="-0.0134594233623521" calcext:value-type="float">
            <text:p>-0.0134594234</text:p>
          </table:table-cell>
          <table:table-cell table:formula="of:=[.D327]/[.L327]" office:value-type="float" office:value="0.03171829791714" calcext:value-type="float">
            <text:p>0.031718297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4.0932002068" calcext:value-type="float">
            <text:p>-4.0932002068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-0.00042691" calcext:value-type="float">
            <text:p>-0.00042691</text:p>
          </table:table-cell>
          <table:table-cell office:value-type="float" office:value="0.00946681" calcext:value-type="float">
            <text:p>0.00946681</text:p>
          </table:table-cell>
          <table:table-cell office:value-type="float" office:value="9.976682663" calcext:value-type="float">
            <text:p>9.976682663</text:p>
          </table:table-cell>
          <table:table-cell office:value-type="float" office:value="51.1061553955" calcext:value-type="float">
            <text:p>51.1061553955</text:p>
          </table:table-cell>
          <table:table-cell office:value-type="float" office:value="0.1436620738" calcext:value-type="float">
            <text:p>0.1436620738</text:p>
          </table:table-cell>
          <table:table-cell office:value-type="float" office:value="-9.78809412" calcext:value-type="float">
            <text:p>-9.7880941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7" calcext:value-type="float">
            <text:p>327</text:p>
          </table:table-cell>
          <table:table-cell table:formula="of:=[.H328]/[.I328]" office:value-type="float" office:value="-0.0146772264384397" calcext:value-type="float">
            <text:p>-0.0146772264</text:p>
          </table:table-cell>
          <table:table-cell table:formula="of:=[.D328]/[.L328]" office:value-type="float" office:value="0.0290865581307598" calcext:value-type="float">
            <text:p>0.0290865581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-4.2244281769" calcext:value-type="float">
            <text:p>-4.2244281769</text:p>
          </table:table-cell>
          <table:table-cell office:value-type="float" office:value="0.0653333366" calcext:value-type="float">
            <text:p>0.0653333366</text:p>
          </table:table-cell>
          <table:table-cell office:value-type="float" office:value="-0.00042691" calcext:value-type="float">
            <text:p>-0.00042691</text:p>
          </table:table-cell>
          <table:table-cell office:value-type="float" office:value="0.01071083" calcext:value-type="float">
            <text:p>0.01071083</text:p>
          </table:table-cell>
          <table:table-cell office:value-type="float" office:value="9.9776468277" calcext:value-type="float">
            <text:p>9.9776468277</text:p>
          </table:table-cell>
          <table:table-cell office:value-type="float" office:value="51.2537536621" calcext:value-type="float">
            <text:p>51.2537536621</text:p>
          </table:table-cell>
          <table:table-cell office:value-type="float" office:value="0.1625284739" calcext:value-type="float">
            <text:p>0.1625284739</text:p>
          </table:table-cell>
          <table:table-cell office:value-type="float" office:value="-9.7873724937" calcext:value-type="float">
            <text:p>-9.787372493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8" calcext:value-type="float">
            <text:p>328</text:p>
          </table:table-cell>
          <table:table-cell table:formula="of:=[.H329]/[.I329]" office:value-type="float" office:value="-0.016605935250203" calcext:value-type="float">
            <text:p>-0.0166059353</text:p>
          </table:table-cell>
          <table:table-cell table:formula="of:=[.D329]/[.L329]" office:value-type="float" office:value="0.0257082780082971" calcext:value-type="float">
            <text:p>0.02570827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4.3603520393" calcext:value-type="float">
            <text:p>-4.3603520393</text:p>
          </table:table-cell>
          <table:table-cell office:value-type="float" office:value="0.0676666647" calcext:value-type="float">
            <text:p>0.0676666647</text:p>
          </table:table-cell>
          <table:table-cell office:value-type="float" office:value="-0.00062134" calcext:value-type="float">
            <text:p>-0.00062134</text:p>
          </table:table-cell>
          <table:table-cell office:value-type="float" office:value="0.01202899" calcext:value-type="float">
            <text:p>0.01202899</text:p>
          </table:table-cell>
          <table:table-cell office:value-type="float" office:value="9.9786109924" calcext:value-type="float">
            <text:p>9.9786109924</text:p>
          </table:table-cell>
          <table:table-cell office:value-type="float" office:value="51.4009284973" calcext:value-type="float">
            <text:p>51.4009284973</text:p>
          </table:table-cell>
          <table:table-cell office:value-type="float" office:value="0.1824977238" calcext:value-type="float">
            <text:p>0.1824977238</text:p>
          </table:table-cell>
          <table:table-cell office:value-type="float" office:value="-9.7856147003" calcext:value-type="float">
            <text:p>-9.785614700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29" calcext:value-type="float">
            <text:p>329</text:p>
          </table:table-cell>
          <table:table-cell table:formula="of:=[.H330]/[.I330]" office:value-type="float" office:value="-0.0186495922217748" calcext:value-type="float">
            <text:p>-0.0186495922</text:p>
          </table:table-cell>
          <table:table-cell table:formula="of:=[.D330]/[.L330]" office:value-type="float" office:value="0.0333165461534617" calcext:value-type="float">
            <text:p>0.0333165462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-4.4908337593" calcext:value-type="float">
            <text:p>-4.49083375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62134" calcext:value-type="float">
            <text:p>-0.00062134</text:p>
          </table:table-cell>
          <table:table-cell office:value-type="float" office:value="0.0133004" calcext:value-type="float">
            <text:p>0.013300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2017937736" calcext:value-type="float">
            <text:p>0.2017937736</text:p>
          </table:table-cell>
          <table:table-cell office:value-type="float" office:value="-9.7859485626" calcext:value-type="float">
            <text:p>-9.785948562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0" calcext:value-type="float">
            <text:p>330</text:p>
          </table:table-cell>
          <table:table-cell table:formula="of:=[.H331]/[.I331]" office:value-type="float" office:value="-0.0206207678600741" calcext:value-type="float">
            <text:p>-0.0206207679</text:p>
          </table:table-cell>
          <table:table-cell table:formula="of:=[.D331]/[.L331]" office:value-type="float" office:value="0.0301317586336365" calcext:value-type="float">
            <text:p>0.030131758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4.4766812325" calcext:value-type="float">
            <text:p>-4.47668123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207" calcext:value-type="float">
            <text:p>-0.00077207</text:p>
          </table:table-cell>
          <table:table-cell office:value-type="float" office:value="0.0148892" calcext:value-type="float">
            <text:p>0.014889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225823472" calcext:value-type="float">
            <text:p>0.225823472</text:p>
          </table:table-cell>
          <table:table-cell office:value-type="float" office:value="-9.7826707268" calcext:value-type="float">
            <text:p>-9.782670726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1" calcext:value-type="float">
            <text:p>331</text:p>
          </table:table-cell>
          <table:table-cell table:formula="of:=[.H332]/[.I332]" office:value-type="float" office:value="-0.023084030762821" calcext:value-type="float">
            <text:p>-0.0230840308</text:p>
          </table:table-cell>
          <table:table-cell table:formula="of:=[.D332]/[.L332]" office:value-type="float" office:value="0.0334460652878478" calcext:value-type="float">
            <text:p>0.0334460653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-4.4652643204" calcext:value-type="float">
            <text:p>-4.46526432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207" calcext:value-type="float">
            <text:p>-0.00077207</text:p>
          </table:table-cell>
          <table:table-cell office:value-type="float" office:value="0.01639603" calcext:value-type="float">
            <text:p>0.0163960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248657317" calcext:value-type="float">
            <text:p>0.248657317</text:p>
          </table:table-cell>
          <table:table-cell office:value-type="float" office:value="-9.7818784714" calcext:value-type="float">
            <text:p>-9.781878471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2" calcext:value-type="float">
            <text:p>332</text:p>
          </table:table-cell>
          <table:table-cell table:formula="of:=[.H333]/[.I333]" office:value-type="float" office:value="-0.0254202010101657" calcext:value-type="float">
            <text:p>-0.025420201</text:p>
          </table:table-cell>
          <table:table-cell table:formula="of:=[.D333]/[.L333]" office:value-type="float" office:value="0.0303723011352761" calcext:value-type="float">
            <text:p>0.030372301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4.4766302109" calcext:value-type="float">
            <text:p>-4.47663021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207" calcext:value-type="float">
            <text:p>-0.00077207</text:p>
          </table:table-cell>
          <table:table-cell office:value-type="float" office:value="0.0178797" calcext:value-type="float">
            <text:p>0.01787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2711109959" calcext:value-type="float">
            <text:p>0.2711109959</text:p>
          </table:table-cell>
          <table:table-cell office:value-type="float" office:value="-9.7801737785" calcext:value-type="float">
            <text:p>-9.780173778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3" calcext:value-type="float">
            <text:p>333</text:p>
          </table:table-cell>
          <table:table-cell table:formula="of:=[.H334]/[.I334]" office:value-type="float" office:value="-0.0277204681675483" calcext:value-type="float">
            <text:p>-0.0277204682</text:p>
          </table:table-cell>
          <table:table-cell table:formula="of:=[.D334]/[.L334]" office:value-type="float" office:value="0.0278519827058276" calcext:value-type="float">
            <text:p>0.0278519827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4.4683127403" calcext:value-type="float">
            <text:p>-4.46831274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439" calcext:value-type="float">
            <text:p>-0.00077439</text:p>
          </table:table-cell>
          <table:table-cell office:value-type="float" office:value="0.01958103" calcext:value-type="float">
            <text:p>0.0195810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2969508643" calcext:value-type="float">
            <text:p>0.2969508643</text:p>
          </table:table-cell>
          <table:table-cell office:value-type="float" office:value="-9.7815735817" calcext:value-type="float">
            <text:p>-9.78157358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4" calcext:value-type="float">
            <text:p>334</text:p>
          </table:table-cell>
          <table:table-cell table:formula="of:=[.H335]/[.I335]" office:value-type="float" office:value="-0.0303581894896292" calcext:value-type="float">
            <text:p>-0.0303581895</text:p>
          </table:table-cell>
          <table:table-cell table:formula="of:=[.D335]/[.L335]" office:value-type="float" office:value="0.0255084381848444" calcext:value-type="float">
            <text:p>0.025508438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4.4738273621" calcext:value-type="float">
            <text:p>-4.47382736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77439" calcext:value-type="float">
            <text:p>-0.00077439</text:p>
          </table:table-cell>
          <table:table-cell office:value-type="float" office:value="0.02096464" calcext:value-type="float">
            <text:p>0.0209646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3179563037" calcext:value-type="float">
            <text:p>0.3179563037</text:p>
          </table:table-cell>
          <table:table-cell office:value-type="float" office:value="-9.7822702217" calcext:value-type="float">
            <text:p>-9.78227022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5" calcext:value-type="float">
            <text:p>335</text:p>
          </table:table-cell>
          <table:table-cell table:formula="of:=[.H336]/[.I336]" office:value-type="float" office:value="-0.0325033245344908" calcext:value-type="float">
            <text:p>-0.0325033245</text:p>
          </table:table-cell>
          <table:table-cell table:formula="of:=[.D336]/[.L336]" office:value-type="float" office:value="0.0238249474812418" calcext:value-type="float">
            <text:p>0.023824947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-4.4702911377" calcext:value-type="float">
            <text:p>-4.470291137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4974" calcext:value-type="float">
            <text:p>-0.0004974</text:p>
          </table:table-cell>
          <table:table-cell office:value-type="float" office:value="0.02240889" calcext:value-type="float">
            <text:p>0.0224088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3398513687" calcext:value-type="float">
            <text:p>0.3398513687</text:p>
          </table:table-cell>
          <table:table-cell office:value-type="float" office:value="-9.7820159149" calcext:value-type="float">
            <text:p>-9.782015914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6" calcext:value-type="float">
            <text:p>336</text:p>
          </table:table-cell>
          <table:table-cell table:formula="of:=[.H337]/[.I337]" office:value-type="float" office:value="-0.0347424673662959" calcext:value-type="float">
            <text:p>-0.0347424674</text:p>
          </table:table-cell>
          <table:table-cell table:formula="of:=[.D337]/[.L337]" office:value-type="float" office:value="0.0143167724605114" calcext:value-type="float">
            <text:p>0.014316772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4.4725060463" calcext:value-type="float">
            <text:p>-4.47250604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4974" calcext:value-type="float">
            <text:p>-0.0004974</text:p>
          </table:table-cell>
          <table:table-cell office:value-type="float" office:value="0.02410897" calcext:value-type="float">
            <text:p>0.024108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3655860886" calcext:value-type="float">
            <text:p>0.3655860886</text:p>
          </table:table-cell>
          <table:table-cell office:value-type="float" office:value="-9.7807178688" calcext:value-type="float">
            <text:p>-9.780717868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7" calcext:value-type="float">
            <text:p>337</text:p>
          </table:table-cell>
          <table:table-cell table:formula="of:=[.H338]/[.I338]" office:value-type="float" office:value="-0.0373782470268569" calcext:value-type="float">
            <text:p>-0.037378247</text:p>
          </table:table-cell>
          <table:table-cell table:formula="of:=[.D338]/[.L338]" office:value-type="float" office:value="0.0133072051143171" calcext:value-type="float">
            <text:p>0.0133072051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-4.4745440483" calcext:value-type="float">
            <text:p>-4.474544048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-0.0004974" calcext:value-type="float">
            <text:p>-0.0004974</text:p>
          </table:table-cell>
          <table:table-cell office:value-type="float" office:value="0.02574897" calcext:value-type="float">
            <text:p>0.025748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3903538983" calcext:value-type="float">
            <text:p>0.3903538983</text:p>
          </table:table-cell>
          <table:table-cell office:value-type="float" office:value="-9.7781874275" calcext:value-type="float">
            <text:p>-9.77818742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8" calcext:value-type="float">
            <text:p>338</text:p>
          </table:table-cell>
          <table:table-cell table:formula="of:=[.H339]/[.I339]" office:value-type="float" office:value="-0.0399208852555" calcext:value-type="float">
            <text:p>-0.0399208853</text:p>
          </table:table-cell>
          <table:table-cell table:formula="of:=[.D339]/[.L339]" office:value-type="float" office:value="0.0124596435378765" calcext:value-type="float">
            <text:p>0.012459643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-4.472243309" calcext:value-type="float">
            <text:p>-4.4722433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021736" calcext:value-type="float">
            <text:p>0.00021736</text:p>
          </table:table-cell>
          <table:table-cell office:value-type="float" office:value="0.02725553" calcext:value-type="float">
            <text:p>0.0272555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4131712939" calcext:value-type="float">
            <text:p>0.4131712939</text:p>
          </table:table-cell>
          <table:table-cell office:value-type="float" office:value="-9.7776668549" calcext:value-type="float">
            <text:p>-9.777666854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39" calcext:value-type="float">
            <text:p>339</text:p>
          </table:table-cell>
          <table:table-cell table:formula="of:=[.H340]/[.I340]" office:value-type="float" office:value="-0.042256634433494" calcext:value-type="float">
            <text:p>-0.0422566344</text:p>
          </table:table-cell>
          <table:table-cell table:formula="of:=[.D340]/[.L340]" office:value-type="float" office:value="-0.00514380766272558" calcext:value-type="float">
            <text:p>-0.0051438077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4.4739785194" calcext:value-type="float">
            <text:p>-4.473978519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021736" calcext:value-type="float">
            <text:p>0.00021736</text:p>
          </table:table-cell>
          <table:table-cell office:value-type="float" office:value="0.02851367" calcext:value-type="float">
            <text:p>0.0285136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4321837957" calcext:value-type="float">
            <text:p>0.4321837957</text:p>
          </table:table-cell>
          <table:table-cell office:value-type="float" office:value="-9.7763129997" calcext:value-type="float">
            <text:p>-9.776312999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0" calcext:value-type="float">
            <text:p>340</text:p>
          </table:table-cell>
          <table:table-cell table:formula="of:=[.H341]/[.I341]" office:value-type="float" office:value="-0.0442072380163424" calcext:value-type="float">
            <text:p>-0.044207238</text:p>
          </table:table-cell>
          <table:table-cell table:formula="of:=[.D341]/[.L341]" office:value-type="float" office:value="-0.00491684189633487" calcext:value-type="float">
            <text:p>-0.0049168419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-4.4816131592" calcext:value-type="float">
            <text:p>-4.48161315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154568" calcext:value-type="float">
            <text:p>0.00154568</text:p>
          </table:table-cell>
          <table:table-cell office:value-type="float" office:value="0.02999809" calcext:value-type="float">
            <text:p>0.0299980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454652928" calcext:value-type="float">
            <text:p>0.454652928</text:p>
          </table:table-cell>
          <table:table-cell office:value-type="float" office:value="-9.7756617355" calcext:value-type="float">
            <text:p>-9.775661735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1" calcext:value-type="float">
            <text:p>341</text:p>
          </table:table-cell>
          <table:table-cell table:formula="of:=[.H342]/[.I342]" office:value-type="float" office:value="-0.0465086600070195" calcext:value-type="float">
            <text:p>-0.04650866</text:p>
          </table:table-cell>
          <table:table-cell table:formula="of:=[.D342]/[.L342]" office:value-type="float" office:value="-0.0332342406718816" calcext:value-type="float">
            <text:p>-0.0332342407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-4.474240303" calcext:value-type="float">
            <text:p>-4.4742403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154568" calcext:value-type="float">
            <text:p>0.00154568</text:p>
          </table:table-cell>
          <table:table-cell office:value-type="float" office:value="0.03101553" calcext:value-type="float">
            <text:p>0.0310155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4699654644" calcext:value-type="float">
            <text:p>0.4699654644</text:p>
          </table:table-cell>
          <table:table-cell office:value-type="float" office:value="-9.7734189606" calcext:value-type="float">
            <text:p>-9.773418960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2" calcext:value-type="float">
            <text:p>342</text:p>
          </table:table-cell>
          <table:table-cell table:formula="of:=[.H343]/[.I343]" office:value-type="float" office:value="-0.0480860859740682" calcext:value-type="float">
            <text:p>-0.048086086</text:p>
          </table:table-cell>
          <table:table-cell table:formula="of:=[.D343]/[.L343]" office:value-type="float" office:value="-0.032144017727572" calcext:value-type="float">
            <text:p>-0.032144017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4.4959435463" calcext:value-type="float">
            <text:p>-4.49594354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154568" calcext:value-type="float">
            <text:p>0.00154568</text:p>
          </table:table-cell>
          <table:table-cell office:value-type="float" office:value="0.03210073" calcext:value-type="float">
            <text:p>0.0321007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4863875529" calcext:value-type="float">
            <text:p>0.4863875529</text:p>
          </table:table-cell>
          <table:table-cell office:value-type="float" office:value="-9.7729862213" calcext:value-type="float">
            <text:p>-9.772986221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3" calcext:value-type="float">
            <text:p>343</text:p>
          </table:table-cell>
          <table:table-cell table:formula="of:=[.H344]/[.I344]" office:value-type="float" office:value="-0.0497685704129951" calcext:value-type="float">
            <text:p>-0.0497685704</text:p>
          </table:table-cell>
          <table:table-cell table:formula="of:=[.D344]/[.L344]" office:value-type="float" office:value="-0.0310573518020201" calcext:value-type="float">
            <text:p>-0.0310573518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-4.4773211479" calcext:value-type="float">
            <text:p>-4.47732114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365874" calcext:value-type="float">
            <text:p>0.00365874</text:p>
          </table:table-cell>
          <table:table-cell office:value-type="float" office:value="0.03289797" calcext:value-type="float">
            <text:p>0.032897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4984374971" calcext:value-type="float">
            <text:p>0.4984374971</text:p>
          </table:table-cell>
          <table:table-cell office:value-type="float" office:value="-9.7724028778" calcext:value-type="float">
            <text:p>-9.772402877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4" calcext:value-type="float">
            <text:p>344</text:p>
          </table:table-cell>
          <table:table-cell table:formula="of:=[.H345]/[.I345]" office:value-type="float" office:value="-0.051004599721559" calcext:value-type="float">
            <text:p>-0.0510045997</text:p>
          </table:table-cell>
          <table:table-cell table:formula="of:=[.D345]/[.L345]" office:value-type="float" office:value="-0.0717335303085125" calcext:value-type="float">
            <text:p>-0.071733530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4.4903793335" calcext:value-type="float">
            <text:p>-4.490379333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365874" calcext:value-type="float">
            <text:p>0.00365874</text:p>
          </table:table-cell>
          <table:table-cell office:value-type="float" office:value="0.03383079" calcext:value-type="float">
            <text:p>0.033830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5125285345" calcext:value-type="float">
            <text:p>0.5125285345</text:p>
          </table:table-cell>
          <table:table-cell office:value-type="float" office:value="-9.7715984344" calcext:value-type="float">
            <text:p>-9.771598434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5" calcext:value-type="float">
            <text:p>345</text:p>
          </table:table-cell>
          <table:table-cell table:formula="of:=[.H346]/[.I346]" office:value-type="float" office:value="-0.0524508388203604" calcext:value-type="float">
            <text:p>-0.0524508388</text:p>
          </table:table-cell>
          <table:table-cell table:formula="of:=[.D346]/[.L346]" office:value-type="float" office:value="-0.0697556051015861" calcext:value-type="float">
            <text:p>-0.069755605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4.5078811646" calcext:value-type="float">
            <text:p>-4.50788116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365874" calcext:value-type="float">
            <text:p>0.00365874</text:p>
          </table:table-cell>
          <table:table-cell office:value-type="float" office:value="0.03502212" calcext:value-type="float">
            <text:p>0.0350221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5306353822" calcext:value-type="float">
            <text:p>0.5306353822</text:p>
          </table:table-cell>
          <table:table-cell office:value-type="float" office:value="-9.772674675" calcext:value-type="float">
            <text:p>-9.7726746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6" calcext:value-type="float">
            <text:p>346</text:p>
          </table:table-cell>
          <table:table-cell table:formula="of:=[.H347]/[.I347]" office:value-type="float" office:value="-0.0542978662287252" calcext:value-type="float">
            <text:p>-0.0542978662</text:p>
          </table:table-cell>
          <table:table-cell table:formula="of:=[.D347]/[.L347]" office:value-type="float" office:value="-0.0673827583682178" calcext:value-type="float">
            <text:p>-0.0673827584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-4.489253521" calcext:value-type="float">
            <text:p>-4.4892535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668646" calcext:value-type="float">
            <text:p>0.00668646</text:p>
          </table:table-cell>
          <table:table-cell office:value-type="float" office:value="0.03624292" calcext:value-type="float">
            <text:p>0.0362429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5491758147" calcext:value-type="float">
            <text:p>0.5491758147</text:p>
          </table:table-cell>
          <table:table-cell office:value-type="float" office:value="-9.7734513474" calcext:value-type="float">
            <text:p>-9.773451347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7" calcext:value-type="float">
            <text:p>347</text:p>
          </table:table-cell>
          <table:table-cell table:formula="of:=[.H348]/[.I348]" office:value-type="float" office:value="-0.0561905712914912" calcext:value-type="float">
            <text:p>-0.0561905713</text:p>
          </table:table-cell>
          <table:table-cell table:formula="of:=[.D348]/[.L348]" office:value-type="float" office:value="-0.118996120635857" calcext:value-type="float">
            <text:p>-0.1189961206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-4.5031147003" calcext:value-type="float">
            <text:p>-4.50311470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0668646" calcext:value-type="float">
            <text:p>0.00668646</text:p>
          </table:table-cell>
          <table:table-cell office:value-type="float" office:value="0.03741765" calcext:value-type="float">
            <text:p>0.0374176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5670497122" calcext:value-type="float">
            <text:p>0.5670497122</text:p>
          </table:table-cell>
          <table:table-cell office:value-type="float" office:value="-9.7747214317" calcext:value-type="float">
            <text:p>-9.77472143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8" calcext:value-type="float">
            <text:p>348</text:p>
          </table:table-cell>
          <table:table-cell table:formula="of:=[.H349]/[.I349]" office:value-type="float" office:value="-0.0580118539604642" calcext:value-type="float">
            <text:p>-0.058011854</text:p>
          </table:table-cell>
          <table:table-cell table:formula="of:=[.D349]/[.L349]" office:value-type="float" office:value="-0.115260236374395" calcext:value-type="float">
            <text:p>-0.1152602364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-4.5311365128" calcext:value-type="float">
            <text:p>-4.531136512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073311" calcext:value-type="float">
            <text:p>0.01073311</text:p>
          </table:table-cell>
          <table:table-cell office:value-type="float" office:value="0.03838073" calcext:value-type="float">
            <text:p>0.0383807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5816067247" calcext:value-type="float">
            <text:p>0.5816067247</text:p>
          </table:table-cell>
          <table:table-cell office:value-type="float" office:value="-9.7740808487" calcext:value-type="float">
            <text:p>-9.774080848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49" calcext:value-type="float">
            <text:p>349</text:p>
          </table:table-cell>
          <table:table-cell table:formula="of:=[.H350]/[.I350]" office:value-type="float" office:value="-0.0595050044810461" calcext:value-type="float">
            <text:p>-0.0595050045</text:p>
          </table:table-cell>
          <table:table-cell table:formula="of:=[.D350]/[.L350]" office:value-type="float" office:value="-0.180373232362646" calcext:value-type="float">
            <text:p>-0.1803732324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-4.5026512146" calcext:value-type="float">
            <text:p>-4.50265121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073311" calcext:value-type="float">
            <text:p>0.01073311</text:p>
          </table:table-cell>
          <table:table-cell office:value-type="float" office:value="0.03962716" calcext:value-type="float">
            <text:p>0.0396271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6004797954" calcext:value-type="float">
            <text:p>0.6004797954</text:p>
          </table:table-cell>
          <table:table-cell office:value-type="float" office:value="-9.7738382721" calcext:value-type="float">
            <text:p>-9.773838272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0" calcext:value-type="float">
            <text:p>350</text:p>
          </table:table-cell>
          <table:table-cell table:formula="of:=[.H351]/[.I351]" office:value-type="float" office:value="-0.0614374597453802" calcext:value-type="float">
            <text:p>-0.0614374597</text:p>
          </table:table-cell>
          <table:table-cell table:formula="of:=[.D351]/[.L351]" office:value-type="float" office:value="-0.174699768585518" calcext:value-type="float">
            <text:p>-0.1746997686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-4.5734224319" calcext:value-type="float">
            <text:p>-4.573422431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073311" calcext:value-type="float">
            <text:p>0.01073311</text:p>
          </table:table-cell>
          <table:table-cell office:value-type="float" office:value="0.04104746" calcext:value-type="float">
            <text:p>0.0410474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6218940878" calcext:value-type="float">
            <text:p>0.6218940878</text:p>
          </table:table-cell>
          <table:table-cell office:value-type="float" office:value="-9.7721448898" calcext:value-type="float">
            <text:p>-9.772144889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1" calcext:value-type="float">
            <text:p>351</text:p>
          </table:table-cell>
          <table:table-cell table:formula="of:=[.H352]/[.I352]" office:value-type="float" office:value="-0.0636394665462976" calcext:value-type="float">
            <text:p>-0.0636394665</text:p>
          </table:table-cell>
          <table:table-cell table:formula="of:=[.D352]/[.L352]" office:value-type="float" office:value="-0.168654933526064" calcext:value-type="float">
            <text:p>-0.1686549335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-4.5135412216" calcext:value-type="float">
            <text:p>-4.51354122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58426" calcext:value-type="float">
            <text:p>0.0158426</text:p>
          </table:table-cell>
          <table:table-cell office:value-type="float" office:value="0.04238679" calcext:value-type="float">
            <text:p>0.042386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6419498405" calcext:value-type="float">
            <text:p>0.6419498405</text:p>
          </table:table-cell>
          <table:table-cell office:value-type="float" office:value="-9.7685551453" calcext:value-type="float">
            <text:p>-9.768555145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2" calcext:value-type="float">
            <text:p>352</text:p>
          </table:table-cell>
          <table:table-cell table:formula="of:=[.H353]/[.I353]" office:value-type="float" office:value="-0.0657159458027797" calcext:value-type="float">
            <text:p>-0.0657159458</text:p>
          </table:table-cell>
          <table:table-cell table:formula="of:=[.D353]/[.L353]" office:value-type="float" office:value="-0.241076953340142" calcext:value-type="float">
            <text:p>-0.2410769533</text:p>
          </table:table-cell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-4.5553431511" calcext:value-type="float">
            <text:p>-4.555343151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58426" calcext:value-type="float">
            <text:p>0.0158426</text:p>
          </table:table-cell>
          <table:table-cell office:value-type="float" office:value="0.04395769" calcext:value-type="float">
            <text:p>0.0439576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6657483027" calcext:value-type="float">
            <text:p>0.6657483027</text:p>
          </table:table-cell>
          <table:table-cell office:value-type="float" office:value="-9.7686585236" calcext:value-type="float">
            <text:p>-9.768658523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3" calcext:value-type="float">
            <text:p>353</text:p>
          </table:table-cell>
          <table:table-cell table:formula="of:=[.H354]/[.I354]" office:value-type="float" office:value="-0.0681514561177081" calcext:value-type="float">
            <text:p>-0.0681514561</text:p>
          </table:table-cell>
          <table:table-cell table:formula="of:=[.D354]/[.L354]" office:value-type="float" office:value="-0.232461650894698" calcext:value-type="float">
            <text:p>-0.2324616509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-4.591050148" calcext:value-type="float">
            <text:p>-4.59105014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1831413" calcext:value-type="float">
            <text:p>0.01831413</text:p>
          </table:table-cell>
          <table:table-cell office:value-type="float" office:value="0.04570425" calcext:value-type="float">
            <text:p>0.0457042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6922097013" calcext:value-type="float">
            <text:p>0.6922097013</text:p>
          </table:table-cell>
          <table:table-cell office:value-type="float" office:value="-9.7687911415" calcext:value-type="float">
            <text:p>-9.768791141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4" calcext:value-type="float">
            <text:p>354</text:p>
          </table:table-cell>
          <table:table-cell table:formula="of:=[.H355]/[.I355]" office:value-type="float" office:value="-0.0708592999147396" calcext:value-type="float">
            <text:p>-0.0708592999</text:p>
          </table:table-cell>
          <table:table-cell table:formula="of:=[.D355]/[.L355]" office:value-type="float" office:value="-0.258457676297059" calcext:value-type="float">
            <text:p>-0.2584576763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-4.5501670837" calcext:value-type="float">
            <text:p>-4.55016708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195851" calcext:value-type="float">
            <text:p>0.02195851</text:p>
          </table:table-cell>
          <table:table-cell office:value-type="float" office:value="0.04766818" calcext:value-type="float">
            <text:p>0.0476681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7220700673" calcext:value-type="float">
            <text:p>0.7220700673</text:p>
          </table:table-cell>
          <table:table-cell office:value-type="float" office:value="-9.7703578186" calcext:value-type="float">
            <text:p>-9.770357818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5" calcext:value-type="float">
            <text:p>355</text:p>
          </table:table-cell>
          <table:table-cell table:formula="of:=[.H356]/[.I356]" office:value-type="float" office:value="-0.0739041579342552" calcext:value-type="float">
            <text:p>-0.0739041579</text:p>
          </table:table-cell>
          <table:table-cell table:formula="of:=[.D356]/[.L356]" office:value-type="float" office:value="-0.297121442335277" calcext:value-type="float">
            <text:p>-0.2971214423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-4.6115264893" calcext:value-type="float">
            <text:p>-4.61152648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195851" calcext:value-type="float">
            <text:p>0.02195851</text:p>
          </table:table-cell>
          <table:table-cell office:value-type="float" office:value="0.0496436" calcext:value-type="float">
            <text:p>0.049643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7520281557" calcext:value-type="float">
            <text:p>0.7520281557</text:p>
          </table:table-cell>
          <table:table-cell office:value-type="float" office:value="-9.7708103943" calcext:value-type="float">
            <text:p>-9.770810394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6" calcext:value-type="float">
            <text:p>356</text:p>
          </table:table-cell>
          <table:table-cell table:formula="of:=[.H357]/[.I357]" office:value-type="float" office:value="-0.0769668149674372" calcext:value-type="float">
            <text:p>-0.076966815</text:p>
          </table:table-cell>
          <table:table-cell table:formula="of:=[.D357]/[.L357]" office:value-type="float" office:value="-0.285298410870842" calcext:value-type="float">
            <text:p>-0.2852984109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-4.6075453758" calcext:value-type="float">
            <text:p>-4.607545375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895127" calcext:value-type="float">
            <text:p>0.02895127</text:p>
          </table:table-cell>
          <table:table-cell office:value-type="float" office:value="0.05127064" calcext:value-type="float">
            <text:p>0.0512706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7766658602" calcext:value-type="float">
            <text:p>0.7766658602</text:p>
          </table:table-cell>
          <table:table-cell office:value-type="float" office:value="-9.7706899071" calcext:value-type="float">
            <text:p>-9.770689907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7" calcext:value-type="float">
            <text:p>357</text:p>
          </table:table-cell>
          <table:table-cell table:formula="of:=[.H358]/[.I358]" office:value-type="float" office:value="-0.0794893572086067" calcext:value-type="float">
            <text:p>-0.0794893572</text:p>
          </table:table-cell>
          <table:table-cell table:formula="of:=[.D358]/[.L358]" office:value-type="float" office:value="-0.364215676370639" calcext:value-type="float">
            <text:p>-0.3642156764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-4.599562645" calcext:value-type="float">
            <text:p>-4.59956264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2895127" calcext:value-type="float">
            <text:p>0.02895127</text:p>
          </table:table-cell>
          <table:table-cell office:value-type="float" office:value="0.05237971" calcext:value-type="float">
            <text:p>0.0523797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7933572105" calcext:value-type="float">
            <text:p>0.7933572105</text:p>
          </table:table-cell>
          <table:table-cell office:value-type="float" office:value="-9.7693448067" calcext:value-type="float">
            <text:p>-9.76934480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8" calcext:value-type="float">
            <text:p>358</text:p>
          </table:table-cell>
          <table:table-cell table:formula="of:=[.H359]/[.I359]" office:value-type="float" office:value="-0.081208845239642" calcext:value-type="float">
            <text:p>-0.0812088452</text:p>
          </table:table-cell>
          <table:table-cell table:formula="of:=[.D359]/[.L359]" office:value-type="float" office:value="-0.356503899477535" calcext:value-type="float">
            <text:p>-0.3565038995</text:p>
          </table:table-cell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-4.6937646866" calcext:value-type="float">
            <text:p>-4.693764686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3251759" calcext:value-type="float">
            <text:p>0.03251759</text:p>
          </table:table-cell>
          <table:table-cell office:value-type="float" office:value="0.05336641" calcext:value-type="float">
            <text:p>0.0533664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082372268" calcext:value-type="float">
            <text:p>0.8082372268</text:p>
          </table:table-cell>
          <table:table-cell office:value-type="float" office:value="-9.7685603714" calcext:value-type="float">
            <text:p>-9.768560371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59" calcext:value-type="float">
            <text:p>359</text:p>
          </table:table-cell>
          <table:table-cell table:formula="of:=[.H360]/[.I360]" office:value-type="float" office:value="-0.0827386222811628" calcext:value-type="float">
            <text:p>-0.0827386223</text:p>
          </table:table-cell>
          <table:table-cell table:formula="of:=[.D360]/[.L360]" office:value-type="float" office:value="-0.393015850439213" calcext:value-type="float">
            <text:p>-0.3930158504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-4.6083722115" calcext:value-type="float">
            <text:p>-4.608372211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3658826" calcext:value-type="float">
            <text:p>0.03658826</text:p>
          </table:table-cell>
          <table:table-cell office:value-type="float" office:value="0.05445026" calcext:value-type="float">
            <text:p>0.0544502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247169738" calcext:value-type="float">
            <text:p>0.8247169738</text:p>
          </table:table-cell>
          <table:table-cell office:value-type="float" office:value="-9.7693285179" calcext:value-type="float">
            <text:p>-9.769328517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0" calcext:value-type="float">
            <text:p>360</text:p>
          </table:table-cell>
          <table:table-cell table:formula="of:=[.H361]/[.I361]" office:value-type="float" office:value="-0.0844190030347428" calcext:value-type="float">
            <text:p>-0.084419003</text:p>
          </table:table-cell>
          <table:table-cell table:formula="of:=[.D361]/[.L361]" office:value-type="float" office:value="-0.433412604801102" calcext:value-type="float">
            <text:p>-0.4334126048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-4.7131605148" calcext:value-type="float">
            <text:p>-4.713160514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3658826" calcext:value-type="float">
            <text:p>0.03658826</text:p>
          </table:table-cell>
          <table:table-cell office:value-type="float" office:value="0.05540272" calcext:value-type="float">
            <text:p>0.0554027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392788577" calcext:value-type="float">
            <text:p>0.8392788577</text:p>
          </table:table-cell>
          <table:table-cell office:value-type="float" office:value="-9.7709072113" calcext:value-type="float">
            <text:p>-9.770907211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1" calcext:value-type="float">
            <text:p>361</text:p>
          </table:table-cell>
          <table:table-cell table:formula="of:=[.H362]/[.I362]" office:value-type="float" office:value="-0.0858956941817418" calcext:value-type="float">
            <text:p>-0.0858956942</text:p>
          </table:table-cell>
          <table:table-cell table:formula="of:=[.D362]/[.L362]" office:value-type="float" office:value="-0.425961514701598" calcext:value-type="float">
            <text:p>-0.4259615147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-4.6828155518" calcext:value-type="float">
            <text:p>-4.682815551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4052566" calcext:value-type="float">
            <text:p>0.04052566</text:p>
          </table:table-cell>
          <table:table-cell office:value-type="float" office:value="0.05619831" calcext:value-type="float">
            <text:p>0.0561983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513625276" calcext:value-type="float">
            <text:p>0.8513625276</text:p>
          </table:table-cell>
          <table:table-cell office:value-type="float" office:value="-9.7712695885" calcext:value-type="float">
            <text:p>-9.771269588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2" calcext:value-type="float">
            <text:p>362</text:p>
          </table:table-cell>
          <table:table-cell table:formula="of:=[.H363]/[.I363]" office:value-type="float" office:value="-0.0871291616600145" calcext:value-type="float">
            <text:p>-0.0871291617</text:p>
          </table:table-cell>
          <table:table-cell table:formula="of:=[.D363]/[.L363]" office:value-type="float" office:value="-0.465121656491252" calcext:value-type="float">
            <text:p>-0.4651216565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-4.6909060478" calcext:value-type="float">
            <text:p>-4.690906047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4455904" calcext:value-type="float">
            <text:p>0.04455904</text:p>
          </table:table-cell>
          <table:table-cell office:value-type="float" office:value="0.05642184" calcext:value-type="float">
            <text:p>0.0564218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548997456" calcext:value-type="float">
            <text:p>0.8548997456</text:p>
          </table:table-cell>
          <table:table-cell office:value-type="float" office:value="-9.7729940796" calcext:value-type="float">
            <text:p>-9.77299407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3" calcext:value-type="float">
            <text:p>363</text:p>
          </table:table-cell>
          <table:table-cell table:formula="of:=[.H364]/[.I364]" office:value-type="float" office:value="-0.0874757253137506" calcext:value-type="float">
            <text:p>-0.0874757253</text:p>
          </table:table-cell>
          <table:table-cell table:formula="of:=[.D364]/[.L364]" office:value-type="float" office:value="-0.509387488245218" calcext:value-type="float">
            <text:p>-0.5093874882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-4.7376756668" calcext:value-type="float">
            <text:p>-4.73767566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4867261" calcext:value-type="float">
            <text:p>0.04867261</text:p>
          </table:table-cell>
          <table:table-cell office:value-type="float" office:value="0.05712199" calcext:value-type="float">
            <text:p>0.0571219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656313911" calcext:value-type="float">
            <text:p>0.8656313911</text:p>
          </table:table-cell>
          <table:table-cell office:value-type="float" office:value="-9.7743829155" calcext:value-type="float">
            <text:p>-9.774382915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4" calcext:value-type="float">
            <text:p>364</text:p>
          </table:table-cell>
          <table:table-cell table:formula="of:=[.H365]/[.I365]" office:value-type="float" office:value="-0.088561231801887" calcext:value-type="float">
            <text:p>-0.0885612318</text:p>
          </table:table-cell>
          <table:table-cell table:formula="of:=[.D365]/[.L365]" office:value-type="float" office:value="-0.549592739505718" calcext:value-type="float">
            <text:p>-0.5495927395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-4.7426409721" calcext:value-type="float">
            <text:p>-4.74264097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246783" calcext:value-type="float">
            <text:p>0.05246783</text:p>
          </table:table-cell>
          <table:table-cell office:value-type="float" office:value="0.05720955" calcext:value-type="float">
            <text:p>0.0572095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670242671" calcext:value-type="float">
            <text:p>0.8670242671</text:p>
          </table:table-cell>
          <table:table-cell office:value-type="float" office:value="-9.7751271439" calcext:value-type="float">
            <text:p>-9.77512714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5" calcext:value-type="float">
            <text:p>365</text:p>
          </table:table-cell>
          <table:table-cell table:formula="of:=[.H366]/[.I366]" office:value-type="float" office:value="-0.0886969810557453" calcext:value-type="float">
            <text:p>-0.0886969811</text:p>
          </table:table-cell>
          <table:table-cell table:formula="of:=[.D366]/[.L366]" office:value-type="float" office:value="-0.591540200979607" calcext:value-type="float">
            <text:p>-0.591540201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-4.7798137665" calcext:value-type="float">
            <text:p>-4.779813766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246783" calcext:value-type="float">
            <text:p>0.05246783</text:p>
          </table:table-cell>
          <table:table-cell office:value-type="float" office:value="0.05804348" calcext:value-type="float">
            <text:p>0.0580434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796672622" calcext:value-type="float">
            <text:p>0.8796672622</text:p>
          </table:table-cell>
          <table:table-cell office:value-type="float" office:value="-9.7751779938" calcext:value-type="float">
            <text:p>-9.775177993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6" calcext:value-type="float">
            <text:p>366</text:p>
          </table:table-cell>
          <table:table-cell table:formula="of:=[.H367]/[.I367]" office:value-type="float" office:value="-0.089989897141304" calcext:value-type="float">
            <text:p>-0.0899898971</text:p>
          </table:table-cell>
          <table:table-cell table:formula="of:=[.D367]/[.L367]" office:value-type="float" office:value="-0.583041337602753" calcext:value-type="float">
            <text:p>-0.5830413376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-4.7912950516" calcext:value-type="float">
            <text:p>-4.79129505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651388" calcext:value-type="float">
            <text:p>0.05651388</text:p>
          </table:table-cell>
          <table:table-cell office:value-type="float" office:value="0.05834476" calcext:value-type="float">
            <text:p>0.0583447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841646174" calcext:value-type="float">
            <text:p>0.8841646174</text:p>
          </table:table-cell>
          <table:table-cell office:value-type="float" office:value="-9.7744191933" calcext:value-type="float">
            <text:p>-9.774419193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7" calcext:value-type="float">
            <text:p>367</text:p>
          </table:table-cell>
          <table:table-cell table:formula="of:=[.H368]/[.I368]" office:value-type="float" office:value="-0.090456997998005" calcext:value-type="float">
            <text:p>-0.090456998</text:p>
          </table:table-cell>
          <table:table-cell table:formula="of:=[.D368]/[.L368]" office:value-type="float" office:value="-0.624759623365418" calcext:value-type="float">
            <text:p>-0.624759623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-4.7736415863" calcext:value-type="float">
            <text:p>-4.77364158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5986248" calcext:value-type="float">
            <text:p>0.05986248</text:p>
          </table:table-cell>
          <table:table-cell office:value-type="float" office:value="0.0589973" calcext:value-type="float">
            <text:p>0.058997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940651802" calcext:value-type="float">
            <text:p>0.8940651802</text:p>
          </table:table-cell>
          <table:table-cell office:value-type="float" office:value="-9.7745495033" calcext:value-type="float">
            <text:p>-9.774549503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8" calcext:value-type="float">
            <text:p>368</text:p>
          </table:table-cell>
          <table:table-cell table:formula="of:=[.H369]/[.I369]" office:value-type="float" office:value="-0.0914686840450451" calcext:value-type="float">
            <text:p>-0.091468684</text:p>
          </table:table-cell>
          <table:table-cell table:formula="of:=[.D369]/[.L369]" office:value-type="float" office:value="-0.654458743175094" calcext:value-type="float">
            <text:p>-0.6544587432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-4.837553978" calcext:value-type="float">
            <text:p>-4.83755397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57758" calcext:value-type="float">
            <text:p>0.06357758</text:p>
          </table:table-cell>
          <table:table-cell office:value-type="float" office:value="0.05926308" calcext:value-type="float">
            <text:p>0.0592630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8980432931" calcext:value-type="float">
            <text:p>0.8980432931</text:p>
          </table:table-cell>
          <table:table-cell office:value-type="float" office:value="-9.7740094566" calcext:value-type="float">
            <text:p>-9.77400945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69" calcext:value-type="float">
            <text:p>369</text:p>
          </table:table-cell>
          <table:table-cell table:formula="of:=[.H370]/[.I370]" office:value-type="float" office:value="-0.0918807473112876" calcext:value-type="float">
            <text:p>-0.0918807473</text:p>
          </table:table-cell>
          <table:table-cell table:formula="of:=[.D370]/[.L370]" office:value-type="float" office:value="-0.691957584809385" calcext:value-type="float">
            <text:p>-0.6919575848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-4.823164463" calcext:value-type="float">
            <text:p>-4.8231644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2865" calcext:value-type="float">
            <text:p>0.0662865</text:p>
          </table:table-cell>
          <table:table-cell office:value-type="float" office:value="0.05996124" calcext:value-type="float">
            <text:p>0.0599612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088424763" calcext:value-type="float">
            <text:p>0.9088424763</text:p>
          </table:table-cell>
          <table:table-cell office:value-type="float" office:value="-9.7763718033" calcext:value-type="float">
            <text:p>-9.776371803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0" calcext:value-type="float">
            <text:p>370</text:p>
          </table:table-cell>
          <table:table-cell table:formula="of:=[.H371]/[.I371]" office:value-type="float" office:value="-0.0929631661505776" calcext:value-type="float">
            <text:p>-0.0929631662</text:p>
          </table:table-cell>
          <table:table-cell table:formula="of:=[.D371]/[.L371]" office:value-type="float" office:value="-0.713040473391709" calcext:value-type="float">
            <text:p>-0.7130404734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-4.8700323105" calcext:value-type="float">
            <text:p>-4.870032310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2865" calcext:value-type="float">
            <text:p>0.0662865</text:p>
          </table:table-cell>
          <table:table-cell office:value-type="float" office:value="0.06107112" calcext:value-type="float">
            <text:p>0.0610711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256136155" calcext:value-type="float">
            <text:p>0.9256136155</text:p>
          </table:table-cell>
          <table:table-cell office:value-type="float" office:value="-9.775827713" calcext:value-type="float">
            <text:p>-9.77582771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1" calcext:value-type="float">
            <text:p>371</text:p>
          </table:table-cell>
          <table:table-cell table:formula="of:=[.H372]/[.I372]" office:value-type="float" office:value="-0.0946839124700519" calcext:value-type="float">
            <text:p>-0.0946839125</text:p>
          </table:table-cell>
          <table:table-cell table:formula="of:=[.D372]/[.L372]" office:value-type="float" office:value="-0.700081970323798" calcext:value-type="float">
            <text:p>-0.700081970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-4.8628730774" calcext:value-type="float">
            <text:p>-4.862873077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44193" calcext:value-type="float">
            <text:p>0.06944193</text:p>
          </table:table-cell>
          <table:table-cell office:value-type="float" office:value="0.06149866" calcext:value-type="float">
            <text:p>0.0614986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320156574" calcext:value-type="float">
            <text:p>0.9320156574</text:p>
          </table:table-cell>
          <table:table-cell office:value-type="float" office:value="-9.775011158" calcext:value-type="float">
            <text:p>-9.77501115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2" calcext:value-type="float">
            <text:p>372</text:p>
          </table:table-cell>
          <table:table-cell table:formula="of:=[.H373]/[.I373]" office:value-type="float" office:value="-0.0953467614855075" calcext:value-type="float">
            <text:p>-0.0953467615</text:p>
          </table:table-cell>
          <table:table-cell table:formula="of:=[.D373]/[.L373]" office:value-type="float" office:value="-0.728309267332117" calcext:value-type="float">
            <text:p>-0.7283092673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-4.8605751991" calcext:value-type="float">
            <text:p>-4.860575199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146" calcext:value-type="float">
            <text:p>0.07138146</text:p>
          </table:table-cell>
          <table:table-cell office:value-type="float" office:value="0.06222582" calcext:value-type="float">
            <text:p>0.0622258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427658609" calcext:value-type="float">
            <text:p>0.9427658609</text:p>
          </table:table-cell>
          <table:table-cell office:value-type="float" office:value="-9.7722139549" calcext:value-type="float">
            <text:p>-9.772213954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3" calcext:value-type="float">
            <text:p>373</text:p>
          </table:table-cell>
          <table:table-cell table:formula="of:=[.H374]/[.I374]" office:value-type="float" office:value="-0.0964741321926621" calcext:value-type="float">
            <text:p>-0.0964741322</text:p>
          </table:table-cell>
          <table:table-cell table:formula="of:=[.D374]/[.L374]" office:value-type="float" office:value="-0.739902587125104" calcext:value-type="float">
            <text:p>-0.7399025871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-4.9028983116" calcext:value-type="float">
            <text:p>-4.902898311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146" calcext:value-type="float">
            <text:p>0.07138146</text:p>
          </table:table-cell>
          <table:table-cell office:value-type="float" office:value="0.06292765" calcext:value-type="float">
            <text:p>0.0629276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533982855" calcext:value-type="float">
            <text:p>0.9533982855</text:p>
          </table:table-cell>
          <table:table-cell office:value-type="float" office:value="-9.7722057152" calcext:value-type="float">
            <text:p>-9.772205715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4" calcext:value-type="float">
            <text:p>374</text:p>
          </table:table-cell>
          <table:table-cell table:formula="of:=[.H375]/[.I375]" office:value-type="float" office:value="-0.0975622406328444" calcext:value-type="float">
            <text:p>-0.0975622406</text:p>
          </table:table-cell>
          <table:table-cell table:formula="of:=[.D375]/[.L375]" office:value-type="float" office:value="-0.73165047806384" calcext:value-type="float">
            <text:p>-0.7316504781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-4.8881640434" calcext:value-type="float">
            <text:p>-4.888164043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8492" calcext:value-type="float">
            <text:p>0.0748492</text:p>
          </table:table-cell>
          <table:table-cell office:value-type="float" office:value="0.06361777" calcext:value-type="float">
            <text:p>0.0636177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39409244" calcext:value-type="float">
            <text:p>0.9639409244</text:p>
          </table:table-cell>
          <table:table-cell office:value-type="float" office:value="-9.7730853653" calcext:value-type="float">
            <text:p>-9.773085365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5" calcext:value-type="float">
            <text:p>375</text:p>
          </table:table-cell>
          <table:table-cell table:formula="of:=[.H376]/[.I376]" office:value-type="float" office:value="-0.0986322014358472" calcext:value-type="float">
            <text:p>-0.0986322014</text:p>
          </table:table-cell>
          <table:table-cell table:formula="of:=[.D376]/[.L376]" office:value-type="float" office:value="-0.758871838105365" calcext:value-type="float">
            <text:p>-0.7588718381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-4.8937182426" calcext:value-type="float">
            <text:p>-4.893718242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8492" calcext:value-type="float">
            <text:p>0.0748492</text:p>
          </table:table-cell>
          <table:table-cell office:value-type="float" office:value="0.06394593" calcext:value-type="float">
            <text:p>0.0639459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8452009" calcext:value-type="float">
            <text:p>0.968452009</text:p>
          </table:table-cell>
          <table:table-cell office:value-type="float" office:value="-9.7684332848" calcext:value-type="float">
            <text:p>-9.768433284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6" calcext:value-type="float">
            <text:p>376</text:p>
          </table:table-cell>
          <table:table-cell table:formula="of:=[.H377]/[.I377]" office:value-type="float" office:value="-0.0991409759133988" calcext:value-type="float">
            <text:p>-0.0991409759</text:p>
          </table:table-cell>
          <table:table-cell table:formula="of:=[.D377]/[.L377]" office:value-type="float" office:value="-0.754977438041178" calcext:value-type="float">
            <text:p>-0.754977438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-4.9340806007" calcext:value-type="float">
            <text:p>-4.934080600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38357" calcext:value-type="float">
            <text:p>0.07638357</text:p>
          </table:table-cell>
          <table:table-cell office:value-type="float" office:value="0.0642643" calcext:value-type="float">
            <text:p>0.064264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36794233" calcext:value-type="float">
            <text:p>0.9736794233</text:p>
          </table:table-cell>
          <table:table-cell office:value-type="float" office:value="-9.7725048828" calcext:value-type="float">
            <text:p>-9.772504882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7" calcext:value-type="float">
            <text:p>377</text:p>
          </table:table-cell>
          <table:table-cell table:formula="of:=[.H378]/[.I378]" office:value-type="float" office:value="-0.0996345803841669" calcext:value-type="float">
            <text:p>-0.0996345804</text:p>
          </table:table-cell>
          <table:table-cell table:formula="of:=[.D378]/[.L378]" office:value-type="float" office:value="-0.766637142500961" calcext:value-type="float">
            <text:p>-0.7666371425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-4.8957877159" calcext:value-type="float">
            <text:p>-4.89578771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60067" calcext:value-type="float">
            <text:p>0.07660067</text:p>
          </table:table-cell>
          <table:table-cell office:value-type="float" office:value="0.06411095" calcext:value-type="float">
            <text:p>0.0641109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12746263" calcext:value-type="float">
            <text:p>0.9712746263</text:p>
          </table:table-cell>
          <table:table-cell office:value-type="float" office:value="-9.771686821" calcext:value-type="float">
            <text:p>-9.77168682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8" calcext:value-type="float">
            <text:p>378</text:p>
          </table:table-cell>
          <table:table-cell table:formula="of:=[.H379]/[.I379]" office:value-type="float" office:value="-0.0993968230963631" calcext:value-type="float">
            <text:p>-0.0993968231</text:p>
          </table:table-cell>
          <table:table-cell table:formula="of:=[.D379]/[.L379]" office:value-type="float" office:value="-0.770655113652247" calcext:value-type="float">
            <text:p>-0.7706551137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-4.9423370361" calcext:value-type="float">
            <text:p>-4.94233703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5891" calcext:value-type="float">
            <text:p>0.07725891</text:p>
          </table:table-cell>
          <table:table-cell office:value-type="float" office:value="0.06422584" calcext:value-type="float">
            <text:p>0.0642258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32077563" calcext:value-type="float">
            <text:p>0.9732077563</text:p>
          </table:table-cell>
          <table:table-cell office:value-type="float" office:value="-9.7736206818" calcext:value-type="float">
            <text:p>-9.773620681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79" calcext:value-type="float">
            <text:p>379</text:p>
          </table:table-cell>
          <table:table-cell table:formula="of:=[.H380]/[.I380]" office:value-type="float" office:value="-0.0995749464793803" calcext:value-type="float">
            <text:p>-0.0995749465</text:p>
          </table:table-cell>
          <table:table-cell table:formula="of:=[.D380]/[.L380]" office:value-type="float" office:value="-0.775887035158975" calcext:value-type="float">
            <text:p>-0.7758870352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-4.9093379974" calcext:value-type="float">
            <text:p>-4.909337997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725891" calcext:value-type="float">
            <text:p>0.07725891</text:p>
          </table:table-cell>
          <table:table-cell office:value-type="float" office:value="0.06418008" calcext:value-type="float">
            <text:p>0.0641800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4662995" calcext:value-type="float">
            <text:p>0.9724662995</text:p>
          </table:table-cell>
          <table:table-cell office:value-type="float" office:value="-9.7731370163" calcext:value-type="float">
            <text:p>-9.773137016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0" calcext:value-type="float">
            <text:p>380</text:p>
          </table:table-cell>
          <table:table-cell table:formula="of:=[.H381]/[.I381]" office:value-type="float" office:value="-0.0995040075543896" calcext:value-type="float">
            <text:p>-0.0995040076</text:p>
          </table:table-cell>
          <table:table-cell table:formula="of:=[.D381]/[.L381]" office:value-type="float" office:value="-0.7764401846606" calcext:value-type="float">
            <text:p>-0.7764401847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-4.939043045" calcext:value-type="float">
            <text:p>-4.93904304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68584" calcext:value-type="float">
            <text:p>0.07668584</text:p>
          </table:table-cell>
          <table:table-cell office:value-type="float" office:value="0.06401921" calcext:value-type="float">
            <text:p>0.0640192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0367744" calcext:value-type="float">
            <text:p>0.970367744</text:p>
          </table:table-cell>
          <table:table-cell office:value-type="float" office:value="-9.7765533066" calcext:value-type="float">
            <text:p>-9.77655330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1" calcext:value-type="float">
            <text:p>381</text:p>
          </table:table-cell>
          <table:table-cell table:formula="of:=[.H382]/[.I382]" office:value-type="float" office:value="-0.0992545852887561" calcext:value-type="float">
            <text:p>-0.0992545853</text:p>
          </table:table-cell>
          <table:table-cell table:formula="of:=[.D382]/[.L382]" office:value-type="float" office:value="-0.772617605291503" calcext:value-type="float">
            <text:p>-0.7726176053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-4.9179062843" calcext:value-type="float">
            <text:p>-4.91790628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654971" calcext:value-type="float">
            <text:p>0.07654971</text:p>
          </table:table-cell>
          <table:table-cell office:value-type="float" office:value="0.06383352" calcext:value-type="float">
            <text:p>0.0638335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72782564" calcext:value-type="float">
            <text:p>0.9672782564</text:p>
          </table:table-cell>
          <table:table-cell office:value-type="float" office:value="-9.7737758636" calcext:value-type="float">
            <text:p>-9.773775863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2" calcext:value-type="float">
            <text:p>382</text:p>
          </table:table-cell>
          <table:table-cell table:formula="of:=[.H383]/[.I383]" office:value-type="float" office:value="-0.0989666910617817" calcext:value-type="float">
            <text:p>-0.0989666911</text:p>
          </table:table-cell>
          <table:table-cell table:formula="of:=[.D383]/[.L383]" office:value-type="float" office:value="-0.773489637561111" calcext:value-type="float">
            <text:p>-0.7734896376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-4.9247093201" calcext:value-type="float">
            <text:p>-4.924709320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37494" calcext:value-type="float">
            <text:p>0.07537494</text:p>
          </table:table-cell>
          <table:table-cell office:value-type="float" office:value="0.06395772" calcext:value-type="float">
            <text:p>0.0639577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93177462" calcext:value-type="float">
            <text:p>0.9693177462</text:p>
          </table:table-cell>
          <table:table-cell office:value-type="float" office:value="-9.7753633118" calcext:value-type="float">
            <text:p>-9.775363311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3" calcext:value-type="float">
            <text:p>383</text:p>
          </table:table-cell>
          <table:table-cell table:formula="of:=[.H384]/[.I384]" office:value-type="float" office:value="-0.0991592552913016" calcext:value-type="float">
            <text:p>-0.0991592553</text:p>
          </table:table-cell>
          <table:table-cell table:formula="of:=[.D384]/[.L384]" office:value-type="float" office:value="-0.760140238836707" calcext:value-type="float">
            <text:p>-0.7601402388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-4.9207720757" calcext:value-type="float">
            <text:p>-4.920772075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37494" calcext:value-type="float">
            <text:p>0.07537494</text:p>
          </table:table-cell>
          <table:table-cell office:value-type="float" office:value="0.0641627" calcext:value-type="float">
            <text:p>0.064162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4372411" calcext:value-type="float">
            <text:p>0.9724372411</text:p>
          </table:table-cell>
          <table:table-cell office:value-type="float" office:value="-9.77549366" calcext:value-type="float">
            <text:p>-9.775493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4" calcext:value-type="float">
            <text:p>384</text:p>
          </table:table-cell>
          <table:table-cell table:formula="of:=[.H385]/[.I385]" office:value-type="float" office:value="-0.0994770468809245" calcext:value-type="float">
            <text:p>-0.0994770469</text:p>
          </table:table-cell>
          <table:table-cell table:formula="of:=[.D385]/[.L385]" office:value-type="float" office:value="-0.757711877899079" calcext:value-type="float">
            <text:p>-0.7577118779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-4.9086508751" calcext:value-type="float">
            <text:p>-4.908650875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60279" calcext:value-type="float">
            <text:p>0.07460279</text:p>
          </table:table-cell>
          <table:table-cell office:value-type="float" office:value="0.06420979" calcext:value-type="float">
            <text:p>0.064209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32478142" calcext:value-type="float">
            <text:p>0.9732478142</text:p>
          </table:table-cell>
          <table:table-cell office:value-type="float" office:value="-9.7764667702" calcext:value-type="float">
            <text:p>-9.776466770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5" calcext:value-type="float">
            <text:p>385</text:p>
          </table:table-cell>
          <table:table-cell table:formula="of:=[.H386]/[.I386]" office:value-type="float" office:value="-0.0995500559738608" calcext:value-type="float">
            <text:p>-0.099550056</text:p>
          </table:table-cell>
          <table:table-cell table:formula="of:=[.D386]/[.L386]" office:value-type="float" office:value="-0.74939977953994" calcext:value-type="float">
            <text:p>-0.7493997795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-4.9205818176" calcext:value-type="float">
            <text:p>-4.92058181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103" calcext:value-type="float">
            <text:p>0.07303103</text:p>
          </table:table-cell>
          <table:table-cell office:value-type="float" office:value="0.06419082" calcext:value-type="float">
            <text:p>0.0641908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990768" calcext:value-type="float">
            <text:p>0.972990768</text:p>
          </table:table-cell>
          <table:table-cell office:value-type="float" office:value="-9.7767718506" calcext:value-type="float">
            <text:p>-9.776771850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6" calcext:value-type="float">
            <text:p>386</text:p>
          </table:table-cell>
          <table:table-cell table:formula="of:=[.H387]/[.I387]" office:value-type="float" office:value="-0.0995206580319544" calcext:value-type="float">
            <text:p>-0.099520658</text:p>
          </table:table-cell>
          <table:table-cell table:formula="of:=[.D387]/[.L387]" office:value-type="float" office:value="-0.733827844833492" calcext:value-type="float">
            <text:p>-0.7338278448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-4.9023718834" calcext:value-type="float">
            <text:p>-4.902371883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483" calcext:value-type="float">
            <text:p>0.07183483</text:p>
          </table:table-cell>
          <table:table-cell office:value-type="float" office:value="0.06410177" calcext:value-type="float">
            <text:p>0.0641017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15297842" calcext:value-type="float">
            <text:p>0.9715297842</text:p>
          </table:table-cell>
          <table:table-cell office:value-type="float" office:value="-9.775654335" calcext:value-type="float">
            <text:p>-9.77565433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7" calcext:value-type="float">
            <text:p>387</text:p>
          </table:table-cell>
          <table:table-cell table:formula="of:=[.H388]/[.I388]" office:value-type="float" office:value="-0.0993825836007324" calcext:value-type="float">
            <text:p>-0.0993825836</text:p>
          </table:table-cell>
          <table:table-cell table:formula="of:=[.D388]/[.L388]" office:value-type="float" office:value="-0.72281105398301" calcext:value-type="float">
            <text:p>-0.722811054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-4.8975572586" calcext:value-type="float">
            <text:p>-4.897557258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483" calcext:value-type="float">
            <text:p>0.07183483</text:p>
          </table:table-cell>
          <table:table-cell office:value-type="float" office:value="0.06384528" calcext:value-type="float">
            <text:p>0.0638452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78975284" calcext:value-type="float">
            <text:p>0.9678975284</text:p>
          </table:table-cell>
          <table:table-cell office:value-type="float" office:value="-9.7782307434" calcext:value-type="float">
            <text:p>-9.778230743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8" calcext:value-type="float">
            <text:p>388</text:p>
          </table:table-cell>
          <table:table-cell table:formula="of:=[.H389]/[.I389]" office:value-type="float" office:value="-0.0989849343710058" calcext:value-type="float">
            <text:p>-0.0989849344</text:p>
          </table:table-cell>
          <table:table-cell table:formula="of:=[.D389]/[.L389]" office:value-type="float" office:value="-0.725714781309604" calcext:value-type="float">
            <text:p>-0.7257147813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-4.890733242" calcext:value-type="float">
            <text:p>-4.8907332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0609" calcext:value-type="float">
            <text:p>0.07010609</text:p>
          </table:table-cell>
          <table:table-cell office:value-type="float" office:value="0.06348354" calcext:value-type="float">
            <text:p>0.0634835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2510488" calcext:value-type="float">
            <text:p>0.962510488</text:p>
          </table:table-cell>
          <table:table-cell office:value-type="float" office:value="-9.779215889" calcext:value-type="float">
            <text:p>-9.77921588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89" calcext:value-type="float">
            <text:p>389</text:p>
          </table:table-cell>
          <table:table-cell table:formula="of:=[.H390]/[.I390]" office:value-type="float" office:value="-0.0984240964638755" calcext:value-type="float">
            <text:p>-0.0984240965</text:p>
          </table:table-cell>
          <table:table-cell table:formula="of:=[.D390]/[.L390]" office:value-type="float" office:value="-0.712285837703686" calcext:value-type="float">
            <text:p>-0.7122858377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-4.8979434967" calcext:value-type="float">
            <text:p>-4.89794349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6967" calcext:value-type="float">
            <text:p>0.0686967</text:p>
          </table:table-cell>
          <table:table-cell office:value-type="float" office:value="0.06371699" calcext:value-type="float">
            <text:p>0.0637169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61752486" calcext:value-type="float">
            <text:p>0.9661752486</text:p>
          </table:table-cell>
          <table:table-cell office:value-type="float" office:value="-9.7804845238" calcext:value-type="float">
            <text:p>-9.780484523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0" calcext:value-type="float">
            <text:p>390</text:p>
          </table:table-cell>
          <table:table-cell table:formula="of:=[.H391]/[.I391]" office:value-type="float" office:value="-0.0987860311264634" calcext:value-type="float">
            <text:p>-0.0987860311</text:p>
          </table:table-cell>
          <table:table-cell table:formula="of:=[.D391]/[.L391]" office:value-type="float" office:value="-0.695409049403516" calcext:value-type="float">
            <text:p>-0.6954090494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-4.8713068962" calcext:value-type="float">
            <text:p>-4.87130689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04805" calcext:value-type="float">
            <text:p>0.06704805</text:p>
          </table:table-cell>
          <table:table-cell office:value-type="float" office:value="0.06331972" calcext:value-type="float">
            <text:p>0.0633197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00601959" calcext:value-type="float">
            <text:p>0.9600601959</text:p>
          </table:table-cell>
          <table:table-cell office:value-type="float" office:value="-9.7795567322" calcext:value-type="float">
            <text:p>-9.779556732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1" calcext:value-type="float">
            <text:p>391</text:p>
          </table:table-cell>
          <table:table-cell table:formula="of:=[.H392]/[.I392]" office:value-type="float" office:value="-0.0981701136554505" calcext:value-type="float">
            <text:p>-0.0981701137</text:p>
          </table:table-cell>
          <table:table-cell table:formula="of:=[.D392]/[.L392]" office:value-type="float" office:value="-0.682978225280657" calcext:value-type="float">
            <text:p>-0.682978225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-4.8771619797" calcext:value-type="float">
            <text:p>-4.87716197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63917" calcext:value-type="float">
            <text:p>0.06563917</text:p>
          </table:table-cell>
          <table:table-cell office:value-type="float" office:value="0.06332186" calcext:value-type="float">
            <text:p>0.0633218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0154177" calcext:value-type="float">
            <text:p>0.960154177</text:p>
          </table:table-cell>
          <table:table-cell office:value-type="float" office:value="-9.780184021" calcext:value-type="float">
            <text:p>-9.78018402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2" calcext:value-type="float">
            <text:p>392</text:p>
          </table:table-cell>
          <table:table-cell table:formula="of:=[.H393]/[.I393]" office:value-type="float" office:value="-0.0981734264854688" calcext:value-type="float">
            <text:p>-0.0981734265</text:p>
          </table:table-cell>
          <table:table-cell table:formula="of:=[.D393]/[.L393]" office:value-type="float" office:value="-0.668604248113064" calcext:value-type="float">
            <text:p>-0.6686042481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-4.8565249443" calcext:value-type="float">
            <text:p>-4.85652494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63917" calcext:value-type="float">
            <text:p>0.06563917</text:p>
          </table:table-cell>
          <table:table-cell office:value-type="float" office:value="0.0634238" calcext:value-type="float">
            <text:p>0.063423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13848865" calcext:value-type="float">
            <text:p>0.9613848865</text:p>
          </table:table-cell>
          <table:table-cell office:value-type="float" office:value="-9.7769808006" calcext:value-type="float">
            <text:p>-9.776980800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3" calcext:value-type="float">
            <text:p>393</text:p>
          </table:table-cell>
          <table:table-cell table:formula="of:=[.H394]/[.I394]" office:value-type="float" office:value="-0.0983314692037649" calcext:value-type="float">
            <text:p>-0.0983314692</text:p>
          </table:table-cell>
          <table:table-cell table:formula="of:=[.D394]/[.L394]" office:value-type="float" office:value="-0.667529637576968" calcext:value-type="float">
            <text:p>-0.6675296376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-4.857108593" calcext:value-type="float">
            <text:p>-4.85710859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425654" calcext:value-type="float">
            <text:p>0.06425654</text:p>
          </table:table-cell>
          <table:table-cell office:value-type="float" office:value="0.06372926" calcext:value-type="float">
            <text:p>0.0637292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60122776" calcext:value-type="float">
            <text:p>0.9660122776</text:p>
          </table:table-cell>
          <table:table-cell office:value-type="float" office:value="-9.7769522095" calcext:value-type="float">
            <text:p>-9.776952209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4" calcext:value-type="float">
            <text:p>394</text:p>
          </table:table-cell>
          <table:table-cell table:formula="of:=[.H395]/[.I395]" office:value-type="float" office:value="-0.0988050526278887" calcext:value-type="float">
            <text:p>-0.0988050526</text:p>
          </table:table-cell>
          <table:table-cell table:formula="of:=[.D395]/[.L395]" office:value-type="float" office:value="-0.650336579871048" calcext:value-type="float">
            <text:p>-0.6503365799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-4.8604903221" calcext:value-type="float">
            <text:p>-4.86049032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039" calcext:value-type="float">
            <text:p>0.063039</text:p>
          </table:table-cell>
          <table:table-cell office:value-type="float" office:value="0.06413021" calcext:value-type="float">
            <text:p>0.0641302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0858669" calcext:value-type="float">
            <text:p>0.9720858669</text:p>
          </table:table-cell>
          <table:table-cell office:value-type="float" office:value="-9.77691082" calcext:value-type="float">
            <text:p>-9.7769108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5" calcext:value-type="float">
            <text:p>395</text:p>
          </table:table-cell>
          <table:table-cell table:formula="of:=[.H396]/[.I396]" office:value-type="float" office:value="-0.0994266885314599" calcext:value-type="float">
            <text:p>-0.0994266885</text:p>
          </table:table-cell>
          <table:table-cell table:formula="of:=[.D396]/[.L396]" office:value-type="float" office:value="-0.63402493768113" calcext:value-type="float">
            <text:p>-0.6340249377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-4.8402395248" calcext:value-type="float">
            <text:p>-4.840239524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207294" calcext:value-type="float">
            <text:p>0.06207294</text:p>
          </table:table-cell>
          <table:table-cell office:value-type="float" office:value="0.06411824" calcext:value-type="float">
            <text:p>0.0641182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0434642" calcext:value-type="float">
            <text:p>0.9720434642</text:p>
          </table:table-cell>
          <table:table-cell office:value-type="float" office:value="-9.7783093834" calcext:value-type="float">
            <text:p>-9.778309383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6" calcext:value-type="float">
            <text:p>396</text:p>
          </table:table-cell>
          <table:table-cell table:formula="of:=[.H397]/[.I397]" office:value-type="float" office:value="-0.099408131414841" calcext:value-type="float">
            <text:p>-0.0994081314</text:p>
          </table:table-cell>
          <table:table-cell table:formula="of:=[.D397]/[.L397]" office:value-type="float" office:value="-0.624425176457274" calcext:value-type="float">
            <text:p>-0.6244251765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-4.8432922363" calcext:value-type="float">
            <text:p>-4.84329223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17786" calcext:value-type="float">
            <text:p>0.06117786</text:p>
          </table:table-cell>
          <table:table-cell office:value-type="float" office:value="0.06443938" calcext:value-type="float">
            <text:p>0.0644393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69451034" calcext:value-type="float">
            <text:p>0.9769451034</text:p>
          </table:table-cell>
          <table:table-cell office:value-type="float" office:value="-9.7786416054" calcext:value-type="float">
            <text:p>-9.778641605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7" calcext:value-type="float">
            <text:p>397</text:p>
          </table:table-cell>
          <table:table-cell table:formula="of:=[.H398]/[.I398]" office:value-type="float" office:value="-0.0999060138230762" calcext:value-type="float">
            <text:p>-0.0999060138</text:p>
          </table:table-cell>
          <table:table-cell table:formula="of:=[.D398]/[.L398]" office:value-type="float" office:value="-0.612354128234363" calcext:value-type="float">
            <text:p>-0.6123541282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-4.8324303627" calcext:value-type="float">
            <text:p>-4.83243036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17786" calcext:value-type="float">
            <text:p>0.06117786</text:p>
          </table:table-cell>
          <table:table-cell office:value-type="float" office:value="0.06464791" calcext:value-type="float">
            <text:p>0.0646479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0179541" calcext:value-type="float">
            <text:p>0.9800179541</text:p>
          </table:table-cell>
          <table:table-cell office:value-type="float" office:value="-9.7777576065" calcext:value-type="float">
            <text:p>-9.777757606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8" calcext:value-type="float">
            <text:p>398</text:p>
          </table:table-cell>
          <table:table-cell table:formula="of:=[.H399]/[.I399]" office:value-type="float" office:value="-0.100229315712276" calcext:value-type="float">
            <text:p>-0.1002293157</text:p>
          </table:table-cell>
          <table:table-cell table:formula="of:=[.D399]/[.L399]" office:value-type="float" office:value="-0.610378905265805" calcext:value-type="float">
            <text:p>-0.6103789053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-4.8308529854" calcext:value-type="float">
            <text:p>-4.830852985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71785" calcext:value-type="float">
            <text:p>0.06071785</text:p>
          </table:table-cell>
          <table:table-cell office:value-type="float" office:value="0.06474271" calcext:value-type="float">
            <text:p>0.0647427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14479423" calcext:value-type="float">
            <text:p>0.9814479423</text:p>
          </table:table-cell>
          <table:table-cell office:value-type="float" office:value="-9.7776862144" calcext:value-type="float">
            <text:p>-9.777686214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399" calcext:value-type="float">
            <text:p>399</text:p>
          </table:table-cell>
          <table:table-cell table:formula="of:=[.H400]/[.I400]" office:value-type="float" office:value="-0.10037629770268" calcext:value-type="float">
            <text:p>-0.1003762977</text:p>
          </table:table-cell>
          <table:table-cell table:formula="of:=[.D400]/[.L400]" office:value-type="float" office:value="-0.604902266667075" calcext:value-type="float">
            <text:p>-0.6049022667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-4.8343715668" calcext:value-type="float">
            <text:p>-4.83437156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24569" calcext:value-type="float">
            <text:p>0.06024569</text:p>
          </table:table-cell>
          <table:table-cell office:value-type="float" office:value="0.06503537" calcext:value-type="float">
            <text:p>0.0650353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58169472" calcext:value-type="float">
            <text:p>0.9858169472</text:p>
          </table:table-cell>
          <table:table-cell office:value-type="float" office:value="-9.7770174408" calcext:value-type="float">
            <text:p>-9.777017440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0" calcext:value-type="float">
            <text:p>400</text:p>
          </table:table-cell>
          <table:table-cell table:formula="of:=[.H401]/[.I401]" office:value-type="float" office:value="-0.100830028499912" calcext:value-type="float">
            <text:p>-0.1008300285</text:p>
          </table:table-cell>
          <table:table-cell table:formula="of:=[.D401]/[.L401]" office:value-type="float" office:value="-0.597497500459921" calcext:value-type="float">
            <text:p>-0.5974975005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-4.8257622719" calcext:value-type="float">
            <text:p>-4.825762271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312" calcext:value-type="float">
            <text:p>0.060312</text:p>
          </table:table-cell>
          <table:table-cell office:value-type="float" office:value="0.06542406" calcext:value-type="float">
            <text:p>0.0654240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18631625" calcext:value-type="float">
            <text:p>0.9918631625</text:p>
          </table:table-cell>
          <table:table-cell office:value-type="float" office:value="-9.7785385704" calcext:value-type="float">
            <text:p>-9.778538570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1" calcext:value-type="float">
            <text:p>401</text:p>
          </table:table-cell>
          <table:table-cell table:formula="of:=[.H402]/[.I402]" office:value-type="float" office:value="-0.101432658403824" calcext:value-type="float">
            <text:p>-0.1014326584</text:p>
          </table:table-cell>
          <table:table-cell table:formula="of:=[.D402]/[.L402]" office:value-type="float" office:value="-0.594601393171475" calcext:value-type="float">
            <text:p>-0.5946013932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-4.8272242546" calcext:value-type="float">
            <text:p>-4.82722425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312" calcext:value-type="float">
            <text:p>0.060312</text:p>
          </table:table-cell>
          <table:table-cell office:value-type="float" office:value="0.06534687" calcext:value-type="float">
            <text:p>0.0653468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812223" calcext:value-type="float">
            <text:p>0.990812223</text:p>
          </table:table-cell>
          <table:table-cell office:value-type="float" office:value="-9.77971632" calcext:value-type="float">
            <text:p>-9.7797163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2" calcext:value-type="float">
            <text:p>402</text:p>
          </table:table-cell>
          <table:table-cell table:formula="of:=[.H403]/[.I403]" office:value-type="float" office:value="-0.101312981949562" calcext:value-type="float">
            <text:p>-0.1013129819</text:p>
          </table:table-cell>
          <table:table-cell table:formula="of:=[.D403]/[.L403]" office:value-type="float" office:value="-0.595303768968381" calcext:value-type="float">
            <text:p>-0.595303769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-4.828327179" calcext:value-type="float">
            <text:p>-4.8283271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29728" calcext:value-type="float">
            <text:p>0.06029728</text:p>
          </table:table-cell>
          <table:table-cell office:value-type="float" office:value="0.06526047" calcext:value-type="float">
            <text:p>0.0652604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94797015" calcext:value-type="float">
            <text:p>0.9894797015</text:p>
          </table:table-cell>
          <table:table-cell office:value-type="float" office:value="-9.7794950104" calcext:value-type="float">
            <text:p>-9.779495010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3" calcext:value-type="float">
            <text:p>403</text:p>
          </table:table-cell>
          <table:table-cell table:formula="of:=[.H404]/[.I404]" office:value-type="float" office:value="-0.101179017980759" calcext:value-type="float">
            <text:p>-0.101179018</text:p>
          </table:table-cell>
          <table:table-cell table:formula="of:=[.D404]/[.L404]" office:value-type="float" office:value="-0.595946483800296" calcext:value-type="float">
            <text:p>-0.5959464838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-4.8270320892" calcext:value-type="float">
            <text:p>-4.82703208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084292" calcext:value-type="float">
            <text:p>0.06084292</text:p>
          </table:table-cell>
          <table:table-cell office:value-type="float" office:value="0.06531912" calcext:value-type="float">
            <text:p>0.0653191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4311931" calcext:value-type="float">
            <text:p>0.9904311931</text:p>
          </table:table-cell>
          <table:table-cell office:value-type="float" office:value="-9.780108757" calcext:value-type="float">
            <text:p>-9.78010875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4" calcext:value-type="float">
            <text:p>404</text:p>
          </table:table-cell>
          <table:table-cell table:formula="of:=[.H405]/[.I405]" office:value-type="float" office:value="-0.101269956981931" calcext:value-type="float">
            <text:p>-0.101269957</text:p>
          </table:table-cell>
          <table:table-cell table:formula="of:=[.D405]/[.L405]" office:value-type="float" office:value="-0.600799307250181" calcext:value-type="float">
            <text:p>-0.6007993073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-4.8278360367" calcext:value-type="float">
            <text:p>-4.82783603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26877" calcext:value-type="float">
            <text:p>0.06126877</text:p>
          </table:table-cell>
          <table:table-cell office:value-type="float" office:value="0.06499302" calcext:value-type="float">
            <text:p>0.0649930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52349675" calcext:value-type="float">
            <text:p>0.9852349675</text:p>
          </table:table-cell>
          <table:table-cell office:value-type="float" office:value="-9.7776124382" calcext:value-type="float">
            <text:p>-9.777612438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5" calcext:value-type="float">
            <text:p>405</text:p>
          </table:table-cell>
          <table:table-cell table:formula="of:=[.H406]/[.I406]" office:value-type="float" office:value="-0.100764371028944" calcext:value-type="float">
            <text:p>-0.100764371</text:p>
          </table:table-cell>
          <table:table-cell table:formula="of:=[.D406]/[.L406]" office:value-type="float" office:value="-0.608040018256066" calcext:value-type="float">
            <text:p>-0.6080400183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-4.8340568542" calcext:value-type="float">
            <text:p>-4.83405685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126877" calcext:value-type="float">
            <text:p>0.06126877</text:p>
          </table:table-cell>
          <table:table-cell office:value-type="float" office:value="0.06475293" calcext:value-type="float">
            <text:p>0.0647529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16895545" calcext:value-type="float">
            <text:p>0.9816895545</text:p>
          </table:table-cell>
          <table:table-cell office:value-type="float" office:value="-9.7785499382" calcext:value-type="float">
            <text:p>-9.778549938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6" calcext:value-type="float">
            <text:p>406</text:p>
          </table:table-cell>
          <table:table-cell table:formula="of:=[.H407]/[.I407]" office:value-type="float" office:value="-0.100392140010966" calcext:value-type="float">
            <text:p>-0.10039214</text:p>
          </table:table-cell>
          <table:table-cell table:formula="of:=[.D407]/[.L407]" office:value-type="float" office:value="-0.610294491115613" calcext:value-type="float">
            <text:p>-0.6102944911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-4.833407402" calcext:value-type="float">
            <text:p>-4.8334074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03163" calcext:value-type="float">
            <text:p>0.06303163</text:p>
          </table:table-cell>
          <table:table-cell office:value-type="float" office:value="0.06473959" calcext:value-type="float">
            <text:p>0.0647395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1421591" calcext:value-type="float">
            <text:p>0.981421591</text:p>
          </table:table-cell>
          <table:table-cell office:value-type="float" office:value="-9.7778954315" calcext:value-type="float">
            <text:p>-9.777895431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7" calcext:value-type="float">
            <text:p>407</text:p>
          </table:table-cell>
          <table:table-cell table:formula="of:=[.H408]/[.I408]" office:value-type="float" office:value="-0.100371454969573" calcext:value-type="float">
            <text:p>-0.100371455</text:p>
          </table:table-cell>
          <table:table-cell table:formula="of:=[.D408]/[.L408]" office:value-type="float" office:value="-0.627983623621949" calcext:value-type="float">
            <text:p>-0.6279836236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-4.8328251839" calcext:value-type="float">
            <text:p>-4.83282518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303163" calcext:value-type="float">
            <text:p>0.06303163</text:p>
          </table:table-cell>
          <table:table-cell office:value-type="float" office:value="0.06533483" calcext:value-type="float">
            <text:p>0.0653348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4250121" calcext:value-type="float">
            <text:p>0.9904250121</text:p>
          </table:table-cell>
          <table:table-cell office:value-type="float" office:value="-9.7776970291" calcext:value-type="float">
            <text:p>-9.777697029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8" calcext:value-type="float">
            <text:p>408</text:p>
          </table:table-cell>
          <table:table-cell table:formula="of:=[.H409]/[.I409]" office:value-type="float" office:value="-0.101294303674202" calcext:value-type="float">
            <text:p>-0.1012943037</text:p>
          </table:table-cell>
          <table:table-cell table:formula="of:=[.D409]/[.L409]" office:value-type="float" office:value="-0.622262335725528" calcext:value-type="float">
            <text:p>-0.6222623357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-4.8551864624" calcext:value-type="float">
            <text:p>-4.855186462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425224" calcext:value-type="float">
            <text:p>0.06425224</text:p>
          </table:table-cell>
          <table:table-cell office:value-type="float" office:value="0.06539807" calcext:value-type="float">
            <text:p>0.0653980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11911881" calcext:value-type="float">
            <text:p>0.9911911881</text:p>
          </table:table-cell>
          <table:table-cell office:value-type="float" office:value="-9.7757984924" calcext:value-type="float">
            <text:p>-9.77579849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09" calcext:value-type="float">
            <text:p>409</text:p>
          </table:table-cell>
          <table:table-cell table:formula="of:=[.H410]/[.I410]" office:value-type="float" office:value="-0.101392350596279" calcext:value-type="float">
            <text:p>-0.1013923506</text:p>
          </table:table-cell>
          <table:table-cell table:formula="of:=[.D410]/[.L410]" office:value-type="float" office:value="-0.633699086983765" calcext:value-type="float">
            <text:p>-0.633699087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-4.834666729" calcext:value-type="float">
            <text:p>-4.83466672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33692" calcext:value-type="float">
            <text:p>0.06533692</text:p>
          </table:table-cell>
          <table:table-cell office:value-type="float" office:value="0.06542651" calcext:value-type="float">
            <text:p>0.0654265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15283644" calcext:value-type="float">
            <text:p>0.9915283644</text:p>
          </table:table-cell>
          <table:table-cell office:value-type="float" office:value="-9.7748731041" calcext:value-type="float">
            <text:p>-9.774873104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0" calcext:value-type="float">
            <text:p>410</text:p>
          </table:table-cell>
          <table:table-cell table:formula="of:=[.H411]/[.I411]" office:value-type="float" office:value="-0.101436443608062" calcext:value-type="float">
            <text:p>-0.1014364436</text:p>
          </table:table-cell>
          <table:table-cell table:formula="of:=[.D411]/[.L411]" office:value-type="float" office:value="-0.644116825038287" calcext:value-type="float">
            <text:p>-0.644116825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-4.8643760681" calcext:value-type="float">
            <text:p>-4.864376068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533692" calcext:value-type="float">
            <text:p>0.06533692</text:p>
          </table:table-cell>
          <table:table-cell office:value-type="float" office:value="0.06559313" calcext:value-type="float">
            <text:p>0.0655931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39841306" calcext:value-type="float">
            <text:p>0.9939841306</text:p>
          </table:table-cell>
          <table:table-cell office:value-type="float" office:value="-9.7741908073" calcext:value-type="float">
            <text:p>-9.774190807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1" calcext:value-type="float">
            <text:p>411</text:p>
          </table:table-cell>
          <table:table-cell table:formula="of:=[.H412]/[.I412]" office:value-type="float" office:value="-0.101694774554394" calcext:value-type="float">
            <text:p>-0.1016947746</text:p>
          </table:table-cell>
          <table:table-cell table:formula="of:=[.D412]/[.L412]" office:value-type="float" office:value="-0.642480602236383" calcext:value-type="float">
            <text:p>-0.6424806022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-4.8542170525" calcext:value-type="float">
            <text:p>-4.85421705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67235" calcext:value-type="float">
            <text:p>0.06667235</text:p>
          </table:table-cell>
          <table:table-cell office:value-type="float" office:value="0.06578387" calcext:value-type="float">
            <text:p>0.0657838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71444046" calcext:value-type="float">
            <text:p>0.9971444046</text:p>
          </table:table-cell>
          <table:table-cell office:value-type="float" office:value="-9.7768367004" calcext:value-type="float">
            <text:p>-9.776836700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2" calcext:value-type="float">
            <text:p>412</text:p>
          </table:table-cell>
          <table:table-cell table:formula="of:=[.H413]/[.I413]" office:value-type="float" office:value="-0.10199049397636" calcext:value-type="float">
            <text:p>-0.101990494</text:p>
          </table:table-cell>
          <table:table-cell table:formula="of:=[.D413]/[.L413]" office:value-type="float" office:value="-0.653711413687768" calcext:value-type="float">
            <text:p>-0.6537114137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-4.857945919" calcext:value-type="float">
            <text:p>-4.85794591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8572" calcext:value-type="float">
            <text:p>0.06788572</text:p>
          </table:table-cell>
          <table:table-cell office:value-type="float" office:value="0.06642725" calcext:value-type="float">
            <text:p>0.0664272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68415225" calcext:value-type="float">
            <text:p>1.0068415225</text:p>
          </table:table-cell>
          <table:table-cell office:value-type="float" office:value="-9.7763015175" calcext:value-type="float">
            <text:p>-9.77630151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3" calcext:value-type="float">
            <text:p>413</text:p>
          </table:table-cell>
          <table:table-cell table:formula="of:=[.H414]/[.I414]" office:value-type="float" office:value="-0.102987977682328" calcext:value-type="float">
            <text:p>-0.1029879777</text:p>
          </table:table-cell>
          <table:table-cell table:formula="of:=[.D414]/[.L414]" office:value-type="float" office:value="-0.659161598544998" calcext:value-type="float">
            <text:p>-0.6591615985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-4.8728747368" calcext:value-type="float">
            <text:p>-4.87287473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8572" calcext:value-type="float">
            <text:p>0.06788572</text:p>
          </table:table-cell>
          <table:table-cell office:value-type="float" office:value="0.06675241" calcext:value-type="float">
            <text:p>0.0667524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15405333" calcext:value-type="float">
            <text:p>1.0115405333</text:p>
          </table:table-cell>
          <table:table-cell office:value-type="float" office:value="-9.7740836716" calcext:value-type="float">
            <text:p>-9.77408367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4" calcext:value-type="float">
            <text:p>414</text:p>
          </table:table-cell>
          <table:table-cell table:formula="of:=[.H415]/[.I415]" office:value-type="float" office:value="-0.103492109059714" calcext:value-type="float">
            <text:p>-0.1034921091</text:p>
          </table:table-cell>
          <table:table-cell table:formula="of:=[.D415]/[.L415]" office:value-type="float" office:value="-0.655950686644431" calcext:value-type="float">
            <text:p>-0.6559506866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-4.8733301163" calcext:value-type="float">
            <text:p>-4.873330116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8655" calcext:value-type="float">
            <text:p>0.07038655</text:p>
          </table:table-cell>
          <table:table-cell office:value-type="float" office:value="0.06706301" calcext:value-type="float">
            <text:p>0.0670630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62877727" calcext:value-type="float">
            <text:p>1.0162877727</text:p>
          </table:table-cell>
          <table:table-cell office:value-type="float" office:value="-9.7744734383" calcext:value-type="float">
            <text:p>-9.774473438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5" calcext:value-type="float">
            <text:p>415</text:p>
          </table:table-cell>
          <table:table-cell table:formula="of:=[.H416]/[.I416]" office:value-type="float" office:value="-0.103973659462597" calcext:value-type="float">
            <text:p>-0.1039736595</text:p>
          </table:table-cell>
          <table:table-cell table:formula="of:=[.D416]/[.L416]" office:value-type="float" office:value="-0.676965207955586" calcext:value-type="float">
            <text:p>-0.676965208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-4.8700742722" calcext:value-type="float">
            <text:p>-4.87007427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8655" calcext:value-type="float">
            <text:p>0.07038655</text:p>
          </table:table-cell>
          <table:table-cell office:value-type="float" office:value="0.06662877" calcext:value-type="float">
            <text:p>0.0666287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96801758" calcext:value-type="float">
            <text:p>1.0096801758</text:p>
          </table:table-cell>
          <table:table-cell office:value-type="float" office:value="-9.7742111397" calcext:value-type="float">
            <text:p>-9.774211139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6" calcext:value-type="float">
            <text:p>416</text:p>
          </table:table-cell>
          <table:table-cell table:formula="of:=[.H417]/[.I417]" office:value-type="float" office:value="-0.103300426128404" calcext:value-type="float">
            <text:p>-0.1033004261</text:p>
          </table:table-cell>
          <table:table-cell table:formula="of:=[.D417]/[.L417]" office:value-type="float" office:value="-0.681377150492184" calcext:value-type="float">
            <text:p>-0.6813771505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-4.9037766457" calcext:value-type="float">
            <text:p>-4.903776645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1247" calcext:value-type="float">
            <text:p>0.07151247</text:p>
          </table:table-cell>
          <table:table-cell office:value-type="float" office:value="0.06666274" calcext:value-type="float">
            <text:p>0.0666627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0371964" calcext:value-type="float">
            <text:p>1.010371964</text:p>
          </table:table-cell>
          <table:table-cell office:value-type="float" office:value="-9.7759246635" calcext:value-type="float">
            <text:p>-9.775924663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7" calcext:value-type="float">
            <text:p>417</text:p>
          </table:table-cell>
          <table:table-cell table:formula="of:=[.H418]/[.I418]" office:value-type="float" office:value="-0.103353084110027" calcext:value-type="float">
            <text:p>-0.1033530841</text:p>
          </table:table-cell>
          <table:table-cell table:formula="of:=[.D418]/[.L418]" office:value-type="float" office:value="-0.691923909342366" calcext:value-type="float">
            <text:p>-0.6919239093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-4.8733019829" calcext:value-type="float">
            <text:p>-4.873301982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4872" calcext:value-type="float">
            <text:p>0.07254872</text:p>
          </table:table-cell>
          <table:table-cell office:value-type="float" office:value="0.06636454" calcext:value-type="float">
            <text:p>0.0663645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60737455" calcext:value-type="float">
            <text:p>1.0060737455</text:p>
          </table:table-cell>
          <table:table-cell office:value-type="float" office:value="-9.7780762291" calcext:value-type="float">
            <text:p>-9.778076229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8" calcext:value-type="float">
            <text:p>418</text:p>
          </table:table-cell>
          <table:table-cell table:formula="of:=[.H419]/[.I419]" office:value-type="float" office:value="-0.102890765210633" calcext:value-type="float">
            <text:p>-0.1028907652</text:p>
          </table:table-cell>
          <table:table-cell table:formula="of:=[.D419]/[.L419]" office:value-type="float" office:value="-0.705104290472345" calcext:value-type="float">
            <text:p>-0.7051042905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-4.9088754654" calcext:value-type="float">
            <text:p>-4.908875465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4872" calcext:value-type="float">
            <text:p>0.07254872</text:p>
          </table:table-cell>
          <table:table-cell office:value-type="float" office:value="0.0664055" calcext:value-type="float">
            <text:p>0.066405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69319284" calcext:value-type="float">
            <text:p>1.0069319284</text:p>
          </table:table-cell>
          <table:table-cell office:value-type="float" office:value="-9.7803811264" calcext:value-type="float">
            <text:p>-9.780381126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19" calcext:value-type="float">
            <text:p>419</text:p>
          </table:table-cell>
          <table:table-cell table:formula="of:=[.H420]/[.I420]" office:value-type="float" office:value="-0.102954262762011" calcext:value-type="float">
            <text:p>-0.1029542628</text:p>
          </table:table-cell>
          <table:table-cell table:formula="of:=[.D420]/[.L420]" office:value-type="float" office:value="-0.704669413909587" calcext:value-type="float">
            <text:p>-0.7046694139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-4.8946008682" calcext:value-type="float">
            <text:p>-4.894600868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12995" calcext:value-type="float">
            <text:p>0.07412995</text:p>
          </table:table-cell>
          <table:table-cell office:value-type="float" office:value="0.0662634" calcext:value-type="float">
            <text:p>0.066263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45059526" calcext:value-type="float">
            <text:p>1.0045059526</text:p>
          </table:table-cell>
          <table:table-cell office:value-type="float" office:value="-9.7777401543" calcext:value-type="float">
            <text:p>-9.777740154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0" calcext:value-type="float">
            <text:p>420</text:p>
          </table:table-cell>
          <table:table-cell table:formula="of:=[.H421]/[.I421]" office:value-type="float" office:value="-0.102733958639537" calcext:value-type="float">
            <text:p>-0.1027339586</text:p>
          </table:table-cell>
          <table:table-cell table:formula="of:=[.D421]/[.L421]" office:value-type="float" office:value="-0.721572019434195" calcext:value-type="float">
            <text:p>-0.7215720194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-4.9010128975" calcext:value-type="float">
            <text:p>-4.901012897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12995" calcext:value-type="float">
            <text:p>0.07412995</text:p>
          </table:table-cell>
          <table:table-cell office:value-type="float" office:value="0.06616047" calcext:value-type="float">
            <text:p>0.0661604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29593909" calcext:value-type="float">
            <text:p>1.0029593909</text:p>
          </table:table-cell>
          <table:table-cell office:value-type="float" office:value="-9.7778742981" calcext:value-type="float">
            <text:p>-9.77787429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1" calcext:value-type="float">
            <text:p>421</text:p>
          </table:table-cell>
          <table:table-cell table:formula="of:=[.H422]/[.I422]" office:value-type="float" office:value="-0.102574379698754" calcext:value-type="float">
            <text:p>-0.1025743797</text:p>
          </table:table-cell>
          <table:table-cell table:formula="of:=[.D422]/[.L422]" office:value-type="float" office:value="-0.722694597010566" calcext:value-type="float">
            <text:p>-0.722694597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-4.9172739983" calcext:value-type="float">
            <text:p>-4.917273998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9787" calcext:value-type="float">
            <text:p>0.07459787</text:p>
          </table:table-cell>
          <table:table-cell office:value-type="float" office:value="0.06609895" calcext:value-type="float">
            <text:p>0.0660989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20789504" calcext:value-type="float">
            <text:p>1.0020789504</text:p>
          </table:table-cell>
          <table:table-cell office:value-type="float" office:value="-9.7783848572" calcext:value-type="float">
            <text:p>-9.778384857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2" calcext:value-type="float">
            <text:p>422</text:p>
          </table:table-cell>
          <table:table-cell table:formula="of:=[.H423]/[.I423]" office:value-type="float" office:value="-0.102478984518814" calcext:value-type="float">
            <text:p>-0.1024789845</text:p>
          </table:table-cell>
          <table:table-cell table:formula="of:=[.D423]/[.L423]" office:value-type="float" office:value="-0.727933345068471" calcext:value-type="float">
            <text:p>-0.7279333451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-4.9010539055" calcext:value-type="float">
            <text:p>-4.901053905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00965" calcext:value-type="float">
            <text:p>0.07500965</text:p>
          </table:table-cell>
          <table:table-cell office:value-type="float" office:value="0.06618299" calcext:value-type="float">
            <text:p>0.0661829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2717073" calcext:value-type="float">
            <text:p>1.0032717073</text:p>
          </table:table-cell>
          <table:table-cell office:value-type="float" office:value="-9.7775920105" calcext:value-type="float">
            <text:p>-9.777592010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3" calcext:value-type="float">
            <text:p>423</text:p>
          </table:table-cell>
          <table:table-cell table:formula="of:=[.H424]/[.I424]" office:value-type="float" office:value="-0.102609283167328" calcext:value-type="float">
            <text:p>-0.1026092832</text:p>
          </table:table-cell>
          <table:table-cell table:formula="of:=[.D424]/[.L424]" office:value-type="float" office:value="-0.731022064326085" calcext:value-type="float">
            <text:p>-0.7310220643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-4.9186892509" calcext:value-type="float">
            <text:p>-4.91868925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00965" calcext:value-type="float">
            <text:p>0.07500965</text:p>
          </table:table-cell>
          <table:table-cell office:value-type="float" office:value="0.06653929" calcext:value-type="float">
            <text:p>0.0665392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89136612" calcext:value-type="float">
            <text:p>1.0089136612</text:p>
          </table:table-cell>
          <table:table-cell office:value-type="float" office:value="-9.7799263191" calcext:value-type="float">
            <text:p>-9.779926319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4" calcext:value-type="float">
            <text:p>424</text:p>
          </table:table-cell>
          <table:table-cell table:formula="of:=[.H425]/[.I425]" office:value-type="float" office:value="-0.103161683256203" calcext:value-type="float">
            <text:p>-0.1031616833</text:p>
          </table:table-cell>
          <table:table-cell table:formula="of:=[.D425]/[.L425]" office:value-type="float" office:value="-0.727107658894171" calcext:value-type="float">
            <text:p>-0.7271076589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-4.910569191" calcext:value-type="float">
            <text:p>-4.91056919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3039" calcext:value-type="float">
            <text:p>0.07513039</text:p>
          </table:table-cell>
          <table:table-cell office:value-type="float" office:value="0.06663934" calcext:value-type="float">
            <text:p>0.0666393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02440786" calcext:value-type="float">
            <text:p>1.0102440786</text:p>
          </table:table-cell>
          <table:table-cell office:value-type="float" office:value="-9.7781198883" calcext:value-type="float">
            <text:p>-9.778119888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5" calcext:value-type="float">
            <text:p>425</text:p>
          </table:table-cell>
          <table:table-cell table:formula="of:=[.H426]/[.I426]" office:value-type="float" office:value="-0.103316802221745" calcext:value-type="float">
            <text:p>-0.1033168022</text:p>
          </table:table-cell>
          <table:table-cell table:formula="of:=[.D426]/[.L426]" office:value-type="float" office:value="-0.727184624227438" calcext:value-type="float">
            <text:p>-0.7271846242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-4.9147105217" calcext:value-type="float">
            <text:p>-4.914710521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513039" calcext:value-type="float">
            <text:p>0.07513039</text:p>
          </table:table-cell>
          <table:table-cell office:value-type="float" office:value="0.06620139" calcext:value-type="float">
            <text:p>0.0662013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7949407" calcext:value-type="float">
            <text:p>1.0037949407</text:p>
          </table:table-cell>
          <table:table-cell office:value-type="float" office:value="-9.7799715233" calcext:value-type="float">
            <text:p>-9.779971523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6" calcext:value-type="float">
            <text:p>426</text:p>
          </table:table-cell>
          <table:table-cell table:formula="of:=[.H427]/[.I427]" office:value-type="float" office:value="-0.102637818352389" calcext:value-type="float">
            <text:p>-0.1026378184</text:p>
          </table:table-cell>
          <table:table-cell table:formula="of:=[.D427]/[.L427]" office:value-type="float" office:value="-0.731995196371508" calcext:value-type="float">
            <text:p>-0.7319951964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-4.9139184952" calcext:value-type="float">
            <text:p>-4.913918495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86325" calcext:value-type="float">
            <text:p>0.07486325</text:p>
          </table:table-cell>
          <table:table-cell office:value-type="float" office:value="0.06620616" calcext:value-type="float">
            <text:p>0.0662061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8070261" calcext:value-type="float">
            <text:p>1.0038070261</text:p>
          </table:table-cell>
          <table:table-cell office:value-type="float" office:value="-9.7793844795" calcext:value-type="float">
            <text:p>-9.779384479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7" calcext:value-type="float">
            <text:p>427</text:p>
          </table:table-cell>
          <table:table-cell table:formula="of:=[.H428]/[.I428]" office:value-type="float" office:value="-0.102645215371604" calcext:value-type="float">
            <text:p>-0.1026452154</text:p>
          </table:table-cell>
          <table:table-cell table:formula="of:=[.D428]/[.L428]" office:value-type="float" office:value="-0.729339889141197" calcext:value-type="float">
            <text:p>-0.7293398891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-4.9138627052" calcext:value-type="float">
            <text:p>-4.913862705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8541" calcext:value-type="float">
            <text:p>0.07458541</text:p>
          </table:table-cell>
          <table:table-cell office:value-type="float" office:value="0.0661881" calcext:value-type="float">
            <text:p>0.066188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6716592" calcext:value-type="float">
            <text:p>1.0036716592</text:p>
          </table:table-cell>
          <table:table-cell office:value-type="float" office:value="-9.7807348251" calcext:value-type="float">
            <text:p>-9.780734825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8" calcext:value-type="float">
            <text:p>428</text:p>
          </table:table-cell>
          <table:table-cell table:formula="of:=[.H429]/[.I429]" office:value-type="float" office:value="-0.102617203834655" calcext:value-type="float">
            <text:p>-0.1026172038</text:p>
          </table:table-cell>
          <table:table-cell table:formula="of:=[.D429]/[.L429]" office:value-type="float" office:value="-0.726831439688979" calcext:value-type="float">
            <text:p>-0.7268314397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-4.9107761383" calcext:value-type="float">
            <text:p>-4.910776138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458541" calcext:value-type="float">
            <text:p>0.07458541</text:p>
          </table:table-cell>
          <table:table-cell office:value-type="float" office:value="0.06627306" calcext:value-type="float">
            <text:p>0.0662730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50213587" calcext:value-type="float">
            <text:p>1.0050213587</text:p>
          </table:table-cell>
          <table:table-cell office:value-type="float" office:value="-9.7813321686" calcext:value-type="float">
            <text:p>-9.781332168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29" calcext:value-type="float">
            <text:p>429</text:p>
          </table:table-cell>
          <table:table-cell table:formula="of:=[.H430]/[.I430]" office:value-type="float" office:value="-0.102748924315884" calcext:value-type="float">
            <text:p>-0.1027489243</text:p>
          </table:table-cell>
          <table:table-cell table:formula="of:=[.D430]/[.L430]" office:value-type="float" office:value="-0.72589966753034" calcext:value-type="float">
            <text:p>-0.7258996675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-4.9102139473" calcext:value-type="float">
            <text:p>-4.910213947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49447" calcext:value-type="float">
            <text:p>0.07349447</text:p>
          </table:table-cell>
          <table:table-cell office:value-type="float" office:value="0.0663217" calcext:value-type="float">
            <text:p>0.066321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54530787" calcext:value-type="float">
            <text:p>1.0054530787</text:p>
          </table:table-cell>
          <table:table-cell office:value-type="float" office:value="-9.7783565712" calcext:value-type="float">
            <text:p>-9.778356571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0" calcext:value-type="float">
            <text:p>430</text:p>
          </table:table-cell>
          <table:table-cell table:formula="of:=[.H431]/[.I431]" office:value-type="float" office:value="-0.102824341838928" calcext:value-type="float">
            <text:p>-0.1028243418</text:p>
          </table:table-cell>
          <table:table-cell table:formula="of:=[.D431]/[.L431]" office:value-type="float" office:value="-0.714757504746563" calcext:value-type="float">
            <text:p>-0.7147575047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-4.9113192558" calcext:value-type="float">
            <text:p>-4.911319255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49447" calcext:value-type="float">
            <text:p>0.07349447</text:p>
          </table:table-cell>
          <table:table-cell office:value-type="float" office:value="0.06625042" calcext:value-type="float">
            <text:p>0.066250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42202091" calcext:value-type="float">
            <text:p>1.0042202091</text:p>
          </table:table-cell>
          <table:table-cell office:value-type="float" office:value="-9.7768750572" calcext:value-type="float">
            <text:p>-9.776875057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1" calcext:value-type="float">
            <text:p>431</text:p>
          </table:table-cell>
          <table:table-cell table:formula="of:=[.H432]/[.I432]" office:value-type="float" office:value="-0.102713822486712" calcext:value-type="float">
            <text:p>-0.1027138225</text:p>
          </table:table-cell>
          <table:table-cell table:formula="of:=[.D432]/[.L432]" office:value-type="float" office:value="-0.715526578805965" calcext:value-type="float">
            <text:p>-0.7155265788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-4.8969769478" calcext:value-type="float">
            <text:p>-4.896976947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49447" calcext:value-type="float">
            <text:p>0.07349447</text:p>
          </table:table-cell>
          <table:table-cell office:value-type="float" office:value="0.06644707" calcext:value-type="float">
            <text:p>0.0664470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73932004" calcext:value-type="float">
            <text:p>1.0073932004</text:p>
          </table:table-cell>
          <table:table-cell office:value-type="float" office:value="-9.7787402534" calcext:value-type="float">
            <text:p>-9.778740253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2" calcext:value-type="float">
            <text:p>432</text:p>
          </table:table-cell>
          <table:table-cell table:formula="of:=[.H433]/[.I433]" office:value-type="float" office:value="-0.103018709393548" calcext:value-type="float">
            <text:p>-0.1030187094</text:p>
          </table:table-cell>
          <table:table-cell table:formula="of:=[.D433]/[.L433]" office:value-type="float" office:value="-0.713408956806474" calcext:value-type="float">
            <text:p>-0.7134089568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-4.9099988937" calcext:value-type="float">
            <text:p>-4.90999889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6716" calcext:value-type="float">
            <text:p>0.07206716</text:p>
          </table:table-cell>
          <table:table-cell office:value-type="float" office:value="0.06632339" calcext:value-type="float">
            <text:p>0.0663233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54538667" calcext:value-type="float">
            <text:p>1.0054538667</text:p>
          </table:table-cell>
          <table:table-cell office:value-type="float" office:value="-9.7781145287" calcext:value-type="float">
            <text:p>-9.778114528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3" calcext:value-type="float">
            <text:p>433</text:p>
          </table:table-cell>
          <table:table-cell table:formula="of:=[.H434]/[.I434]" office:value-type="float" office:value="-0.102826967688798" calcext:value-type="float">
            <text:p>-0.1028269677</text:p>
          </table:table-cell>
          <table:table-cell table:formula="of:=[.D434]/[.L434]" office:value-type="float" office:value="-0.700858555103061" calcext:value-type="float">
            <text:p>-0.7008585551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-4.9007096291" calcext:value-type="float">
            <text:p>-4.900709629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6716" calcext:value-type="float">
            <text:p>0.07206716</text:p>
          </table:table-cell>
          <table:table-cell office:value-type="float" office:value="0.06586379" calcext:value-type="float">
            <text:p>0.065863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82943356" calcext:value-type="float">
            <text:p>0.9982943356</text:p>
          </table:table-cell>
          <table:table-cell office:value-type="float" office:value="-9.7762349319" calcext:value-type="float">
            <text:p>-9.776234931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4" calcext:value-type="float">
            <text:p>434</text:p>
          </table:table-cell>
          <table:table-cell table:formula="of:=[.H435]/[.I435]" office:value-type="float" office:value="-0.10211439706124" calcext:value-type="float">
            <text:p>-0.1021143971</text:p>
          </table:table-cell>
          <table:table-cell table:formula="of:=[.D435]/[.L435]" office:value-type="float" office:value="-0.70574925842024" calcext:value-type="float">
            <text:p>-0.7057492584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-4.8892359734" calcext:value-type="float">
            <text:p>-4.889235973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3382" calcext:value-type="float">
            <text:p>0.07053382</text:p>
          </table:table-cell>
          <table:table-cell office:value-type="float" office:value="0.06573492" calcext:value-type="float">
            <text:p>0.0657349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60523236" calcext:value-type="float">
            <text:p>0.9960523236</text:p>
          </table:table-cell>
          <table:table-cell office:value-type="float" office:value="-9.7734017181" calcext:value-type="float">
            <text:p>-9.77340171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5" calcext:value-type="float">
            <text:p>435</text:p>
          </table:table-cell>
          <table:table-cell table:formula="of:=[.H436]/[.I436]" office:value-type="float" office:value="-0.101914599678774" calcext:value-type="float">
            <text:p>-0.1019145997</text:p>
          </table:table-cell>
          <table:table-cell table:formula="of:=[.D436]/[.L436]" office:value-type="float" office:value="-0.692087495043073" calcext:value-type="float">
            <text:p>-0.692087495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-4.9015855789" calcext:value-type="float">
            <text:p>-4.901585578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3382" calcext:value-type="float">
            <text:p>0.07053382</text:p>
          </table:table-cell>
          <table:table-cell office:value-type="float" office:value="0.06567172" calcext:value-type="float">
            <text:p>0.0656717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51057434" calcext:value-type="float">
            <text:p>0.9951057434</text:p>
          </table:table-cell>
          <table:table-cell office:value-type="float" office:value="-9.7735096169" calcext:value-type="float">
            <text:p>-9.773509616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6" calcext:value-type="float">
            <text:p>436</text:p>
          </table:table-cell>
          <table:table-cell table:formula="of:=[.H437]/[.I437]" office:value-type="float" office:value="-0.101816622933414" calcext:value-type="float">
            <text:p>-0.1018166229</text:p>
          </table:table-cell>
          <table:table-cell table:formula="of:=[.D437]/[.L437]" office:value-type="float" office:value="-0.692753481385136" calcext:value-type="float">
            <text:p>-0.6927534814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-4.8734960556" calcext:value-type="float">
            <text:p>-4.873496055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3382" calcext:value-type="float">
            <text:p>0.07053382</text:p>
          </table:table-cell>
          <table:table-cell office:value-type="float" office:value="0.06526699" calcext:value-type="float">
            <text:p>0.0652669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90815783" calcext:value-type="float">
            <text:p>0.9890815783</text:p>
          </table:table-cell>
          <table:table-cell office:value-type="float" office:value="-9.7745837975" calcext:value-type="float">
            <text:p>-9.77458379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7" calcext:value-type="float">
            <text:p>437</text:p>
          </table:table-cell>
          <table:table-cell table:formula="of:=[.H438]/[.I438]" office:value-type="float" office:value="-0.10118912465132" calcext:value-type="float">
            <text:p>-0.1011891247</text:p>
          </table:table-cell>
          <table:table-cell table:formula="of:=[.D438]/[.L438]" office:value-type="float" office:value="-0.697049413591107" calcext:value-type="float">
            <text:p>-0.6970494136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-4.8970651627" calcext:value-type="float">
            <text:p>-4.89706516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8681" calcext:value-type="float">
            <text:p>0.06908681</text:p>
          </table:table-cell>
          <table:table-cell office:value-type="float" office:value="0.06518605" calcext:value-type="float">
            <text:p>0.0651860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8193581" calcext:value-type="float">
            <text:p>0.9878193581</text:p>
          </table:table-cell>
          <table:table-cell office:value-type="float" office:value="-9.7742312241" calcext:value-type="float">
            <text:p>-9.774231224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8" calcext:value-type="float">
            <text:p>438</text:p>
          </table:table-cell>
          <table:table-cell table:formula="of:=[.H439]/[.I439]" office:value-type="float" office:value="-0.101063637175307" calcext:value-type="float">
            <text:p>-0.1010636372</text:p>
          </table:table-cell>
          <table:table-cell table:formula="of:=[.D439]/[.L439]" office:value-type="float" office:value="-0.683597107040197" calcext:value-type="float">
            <text:p>-0.683597107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-4.8806567192" calcext:value-type="float">
            <text:p>-4.88065671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8681" calcext:value-type="float">
            <text:p>0.06908681</text:p>
          </table:table-cell>
          <table:table-cell office:value-type="float" office:value="0.065319" calcext:value-type="float">
            <text:p>0.06531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97419035" calcext:value-type="float">
            <text:p>0.9897419035</text:p>
          </table:table-cell>
          <table:table-cell office:value-type="float" office:value="-9.773321209" calcext:value-type="float">
            <text:p>-9.77332120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39" calcext:value-type="float">
            <text:p>439</text:p>
          </table:table-cell>
          <table:table-cell table:formula="of:=[.H440]/[.I440]" office:value-type="float" office:value="-0.101269761049967" calcext:value-type="float">
            <text:p>-0.101269761</text:p>
          </table:table-cell>
          <table:table-cell table:formula="of:=[.D440]/[.L440]" office:value-type="float" office:value="-0.682205717518308" calcext:value-type="float">
            <text:p>-0.6822057175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-4.8735051155" calcext:value-type="float">
            <text:p>-4.873505115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8681" calcext:value-type="float">
            <text:p>0.06908681</text:p>
          </table:table-cell>
          <table:table-cell office:value-type="float" office:value="0.06514985" calcext:value-type="float">
            <text:p>0.0651498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1665812" calcext:value-type="float">
            <text:p>0.9871665812</text:p>
          </table:table-cell>
          <table:table-cell office:value-type="float" office:value="-9.7731984901" calcext:value-type="float">
            <text:p>-9.773198490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0" calcext:value-type="float">
            <text:p>440</text:p>
          </table:table-cell>
          <table:table-cell table:formula="of:=[.H441]/[.I441]" office:value-type="float" office:value="-0.101007524015804" calcext:value-type="float">
            <text:p>-0.101007524</text:p>
          </table:table-cell>
          <table:table-cell table:formula="of:=[.D441]/[.L441]" office:value-type="float" office:value="-0.683976868784449" calcext:value-type="float">
            <text:p>-0.6839768688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-4.8832197189" calcext:value-type="float">
            <text:p>-4.883219718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91926" calcext:value-type="float">
            <text:p>0.06791926</text:p>
          </table:table-cell>
          <table:table-cell office:value-type="float" office:value="0.06505251" calcext:value-type="float">
            <text:p>0.0650525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56452084" calcext:value-type="float">
            <text:p>0.9856452084</text:p>
          </table:table-cell>
          <table:table-cell office:value-type="float" office:value="-9.7727376175" calcext:value-type="float">
            <text:p>-9.77273761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1" calcext:value-type="float">
            <text:p>441</text:p>
          </table:table-cell>
          <table:table-cell table:formula="of:=[.H442]/[.I442]" office:value-type="float" office:value="-0.100856612238827" calcext:value-type="float">
            <text:p>-0.1008566122</text:p>
          </table:table-cell>
          <table:table-cell table:formula="of:=[.D442]/[.L442]" office:value-type="float" office:value="-0.673423967872011" calcext:value-type="float">
            <text:p>-0.6734239679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-4.8756155968" calcext:value-type="float">
            <text:p>-4.87561559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91926" calcext:value-type="float">
            <text:p>0.06791926</text:p>
          </table:table-cell>
          <table:table-cell office:value-type="float" office:value="0.0649984" calcext:value-type="float">
            <text:p>0.064998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7556114" calcext:value-type="float">
            <text:p>0.9847556114</text:p>
          </table:table-cell>
          <table:table-cell office:value-type="float" office:value="-9.7720460129" calcext:value-type="float">
            <text:p>-9.772046012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2" calcext:value-type="float">
            <text:p>442</text:p>
          </table:table-cell>
          <table:table-cell table:formula="of:=[.H443]/[.I443]" office:value-type="float" office:value="-0.100772715365854" calcext:value-type="float">
            <text:p>-0.1007727154</text:p>
          </table:table-cell>
          <table:table-cell table:formula="of:=[.D443]/[.L443]" office:value-type="float" office:value="-0.673984617298641" calcext:value-type="float">
            <text:p>-0.6739846173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-4.8664131165" calcext:value-type="float">
            <text:p>-4.866413116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13577" calcext:value-type="float">
            <text:p>0.06713577</text:p>
          </table:table-cell>
          <table:table-cell office:value-type="float" office:value="0.06525337" calcext:value-type="float">
            <text:p>0.0652533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89205778" calcext:value-type="float">
            <text:p>0.9889205778</text:p>
          </table:table-cell>
          <table:table-cell office:value-type="float" office:value="-9.7750317955" calcext:value-type="float">
            <text:p>-9.775031795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3" calcext:value-type="float">
            <text:p>443</text:p>
          </table:table-cell>
          <table:table-cell table:formula="of:=[.H444]/[.I444]" office:value-type="float" office:value="-0.10116801648208" calcext:value-type="float">
            <text:p>-0.1011680165</text:p>
          </table:table-cell>
          <table:table-cell table:formula="of:=[.D444]/[.L444]" office:value-type="float" office:value="-0.663606664779198" calcext:value-type="float">
            <text:p>-0.6636066648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-4.8763475418" calcext:value-type="float">
            <text:p>-4.876347541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13577" calcext:value-type="float">
            <text:p>0.06713577</text:p>
          </table:table-cell>
          <table:table-cell office:value-type="float" office:value="0.06524942" calcext:value-type="float">
            <text:p>0.065249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8956244" calcext:value-type="float">
            <text:p>0.988956244</text:p>
          </table:table-cell>
          <table:table-cell office:value-type="float" office:value="-9.7759763336" calcext:value-type="float">
            <text:p>-9.775976333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4" calcext:value-type="float">
            <text:p>444</text:p>
          </table:table-cell>
          <table:table-cell table:formula="of:=[.H445]/[.I445]" office:value-type="float" office:value="-0.101161890153208" calcext:value-type="float">
            <text:p>-0.1011618902</text:p>
          </table:table-cell>
          <table:table-cell table:formula="of:=[.D445]/[.L445]" office:value-type="float" office:value="-0.663646852567941" calcext:value-type="float">
            <text:p>-0.6636468526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-4.8592858315" calcext:value-type="float">
            <text:p>-4.859285831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13577" calcext:value-type="float">
            <text:p>0.06713577</text:p>
          </table:table-cell>
          <table:table-cell office:value-type="float" office:value="0.06501924" calcext:value-type="float">
            <text:p>0.0650192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51938772" calcext:value-type="float">
            <text:p>0.9851938772</text:p>
          </table:table-cell>
          <table:table-cell office:value-type="float" office:value="-9.7732613373" calcext:value-type="float">
            <text:p>-9.773261337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5" calcext:value-type="float">
            <text:p>445</text:p>
          </table:table-cell>
          <table:table-cell table:formula="of:=[.H446]/[.I446]" office:value-type="float" office:value="-0.100805027431321" calcext:value-type="float">
            <text:p>-0.1008050274</text:p>
          </table:table-cell>
          <table:table-cell table:formula="of:=[.D446]/[.L446]" office:value-type="float" office:value="-0.665996247515925" calcext:value-type="float">
            <text:p>-0.6659962475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-4.8731398582" calcext:value-type="float">
            <text:p>-4.873139858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80459" calcext:value-type="float">
            <text:p>0.06680459</text:p>
          </table:table-cell>
          <table:table-cell office:value-type="float" office:value="0.06511039" calcext:value-type="float">
            <text:p>0.0651103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63435102" calcext:value-type="float">
            <text:p>0.9863435102</text:p>
          </table:table-cell>
          <table:table-cell office:value-type="float" office:value="-9.770968895" calcext:value-type="float">
            <text:p>-9.77096889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6" calcext:value-type="float">
            <text:p>446</text:p>
          </table:table-cell>
          <table:table-cell table:formula="of:=[.H447]/[.I447]" office:value-type="float" office:value="-0.100946336110509" calcext:value-type="float">
            <text:p>-0.1009463361</text:p>
          </table:table-cell>
          <table:table-cell table:formula="of:=[.D447]/[.L447]" office:value-type="float" office:value="-0.661783206543196" calcext:value-type="float">
            <text:p>-0.6617832065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-4.8635993004" calcext:value-type="float">
            <text:p>-4.86359930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80459" calcext:value-type="float">
            <text:p>0.06680459</text:p>
          </table:table-cell>
          <table:table-cell office:value-type="float" office:value="0.06506257" calcext:value-type="float">
            <text:p>0.0650625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56739056" calcext:value-type="float">
            <text:p>0.9856739056</text:p>
          </table:table-cell>
          <table:table-cell office:value-type="float" office:value="-9.7715124512" calcext:value-type="float">
            <text:p>-9.771512451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7" calcext:value-type="float">
            <text:p>447</text:p>
          </table:table-cell>
          <table:table-cell table:formula="of:=[.H448]/[.I448]" office:value-type="float" office:value="-0.100872194608825" calcext:value-type="float">
            <text:p>-0.1008721946</text:p>
          </table:table-cell>
          <table:table-cell table:formula="of:=[.D448]/[.L448]" office:value-type="float" office:value="-0.662269620077798" calcext:value-type="float">
            <text:p>-0.6622696201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-4.8656926155" calcext:value-type="float">
            <text:p>-4.865692615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0787" calcext:value-type="float">
            <text:p>0.06690787</text:p>
          </table:table-cell>
          <table:table-cell office:value-type="float" office:value="0.0651146" calcext:value-type="float">
            <text:p>0.065114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6529206" calcext:value-type="float">
            <text:p>0.986529206</text:p>
          </table:table-cell>
          <table:table-cell office:value-type="float" office:value="-9.7721765709" calcext:value-type="float">
            <text:p>-9.772176570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8" calcext:value-type="float">
            <text:p>448</text:p>
          </table:table-cell>
          <table:table-cell table:formula="of:=[.H449]/[.I449]" office:value-type="float" office:value="-0.1009528633506" calcext:value-type="float">
            <text:p>-0.1009528634</text:p>
          </table:table-cell>
          <table:table-cell table:formula="of:=[.D449]/[.L449]" office:value-type="float" office:value="-0.662763469795159" calcext:value-type="float">
            <text:p>-0.6627634698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-4.8655734062" calcext:value-type="float">
            <text:p>-4.86557340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0787" calcext:value-type="float">
            <text:p>0.06690787</text:p>
          </table:table-cell>
          <table:table-cell office:value-type="float" office:value="0.06497832" calcext:value-type="float">
            <text:p>0.0649783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4199824" calcext:value-type="float">
            <text:p>0.9844199824</text:p>
          </table:table-cell>
          <table:table-cell office:value-type="float" office:value="-9.7717345428" calcext:value-type="float">
            <text:p>-9.771734542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49" calcext:value-type="float">
            <text:p>449</text:p>
          </table:table-cell>
          <table:table-cell table:formula="of:=[.H450]/[.I450]" office:value-type="float" office:value="-0.100741580533964" calcext:value-type="float">
            <text:p>-0.1007415805</text:p>
          </table:table-cell>
          <table:table-cell table:formula="of:=[.D450]/[.L450]" office:value-type="float" office:value="-0.66415346717181" calcext:value-type="float">
            <text:p>-0.6641534672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-4.8665571213" calcext:value-type="float">
            <text:p>-4.86655712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690787" calcext:value-type="float">
            <text:p>0.06690787</text:p>
          </table:table-cell>
          <table:table-cell office:value-type="float" office:value="0.0646488" calcext:value-type="float">
            <text:p>0.064648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93571138" calcext:value-type="float">
            <text:p>0.9793571138</text:p>
          </table:table-cell>
          <table:table-cell office:value-type="float" office:value="-9.7710292244" calcext:value-type="float">
            <text:p>-9.771029224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0" calcext:value-type="float">
            <text:p>450</text:p>
          </table:table-cell>
          <table:table-cell table:formula="of:=[.H451]/[.I451]" office:value-type="float" office:value="-0.100230701526751" calcext:value-type="float">
            <text:p>-0.1002307015</text:p>
          </table:table-cell>
          <table:table-cell table:formula="of:=[.D451]/[.L451]" office:value-type="float" office:value="-0.667538678078019" calcext:value-type="float">
            <text:p>-0.6675386781</text:p>
          </table:table-cell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-4.8656721115" calcext:value-type="float">
            <text:p>-4.865672111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41922" calcext:value-type="float">
            <text:p>0.06741922</text:p>
          </table:table-cell>
          <table:table-cell office:value-type="float" office:value="0.06421916" calcext:value-type="float">
            <text:p>0.0642191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832619" calcext:value-type="float">
            <text:p>0.972832619</text:p>
          </table:table-cell>
          <table:table-cell office:value-type="float" office:value="-9.7708694267" calcext:value-type="float">
            <text:p>-9.77086942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1" calcext:value-type="float">
            <text:p>451</text:p>
          </table:table-cell>
          <table:table-cell table:formula="of:=[.H452]/[.I452]" office:value-type="float" office:value="-0.0995645910835351" calcext:value-type="float">
            <text:p>-0.0995645911</text:p>
          </table:table-cell>
          <table:table-cell table:formula="of:=[.D452]/[.L452]" office:value-type="float" office:value="-0.677140530245688" calcext:value-type="float">
            <text:p>-0.6771405302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-4.8663015366" calcext:value-type="float">
            <text:p>-4.866301536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41922" calcext:value-type="float">
            <text:p>0.06741922</text:p>
          </table:table-cell>
          <table:table-cell office:value-type="float" office:value="0.06417896" calcext:value-type="float">
            <text:p>0.0641789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21488345" calcext:value-type="float">
            <text:p>0.9721488345</text:p>
          </table:table-cell>
          <table:table-cell office:value-type="float" office:value="-9.7701172447" calcext:value-type="float">
            <text:p>-9.770117244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2" calcext:value-type="float">
            <text:p>452</text:p>
          </table:table-cell>
          <table:table-cell table:formula="of:=[.H453]/[.I453]" office:value-type="float" office:value="-0.0995022690262353" calcext:value-type="float">
            <text:p>-0.099502269</text:p>
          </table:table-cell>
          <table:table-cell table:formula="of:=[.D453]/[.L453]" office:value-type="float" office:value="-0.67756464912598" calcext:value-type="float">
            <text:p>-0.6775646491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-4.8721837997" calcext:value-type="float">
            <text:p>-4.87218379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782674" calcext:value-type="float">
            <text:p>0.06782674</text:p>
          </table:table-cell>
          <table:table-cell office:value-type="float" office:value="0.06415854" calcext:value-type="float">
            <text:p>0.0641585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19643104" calcext:value-type="float">
            <text:p>0.9719643104</text:p>
          </table:table-cell>
          <table:table-cell office:value-type="float" office:value="-9.7713726616" calcext:value-type="float">
            <text:p>-9.77137266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3" calcext:value-type="float">
            <text:p>453</text:p>
          </table:table-cell>
          <table:table-cell table:formula="of:=[.H454]/[.I454]" office:value-type="float" office:value="-0.0994706009135923" calcext:value-type="float">
            <text:p>-0.0994706009</text:p>
          </table:table-cell>
          <table:table-cell table:formula="of:=[.D454]/[.L454]" office:value-type="float" office:value="-0.681877251942204" calcext:value-type="float">
            <text:p>-0.6818772519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-4.8666377068" calcext:value-type="float">
            <text:p>-4.86663770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22608" calcext:value-type="float">
            <text:p>0.06822608</text:p>
          </table:table-cell>
          <table:table-cell office:value-type="float" office:value="0.06393639" calcext:value-type="float">
            <text:p>0.0639363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685144615" calcext:value-type="float">
            <text:p>0.9685144615</text:p>
          </table:table-cell>
          <table:table-cell office:value-type="float" office:value="-9.7705210304" calcext:value-type="float">
            <text:p>-9.770521030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4" calcext:value-type="float">
            <text:p>454</text:p>
          </table:table-cell>
          <table:table-cell table:formula="of:=[.H455]/[.I455]" office:value-type="float" office:value="-0.0991261835972272" calcext:value-type="float">
            <text:p>-0.0991261836</text:p>
          </table:table-cell>
          <table:table-cell table:formula="of:=[.D455]/[.L455]" office:value-type="float" office:value="-0.68827506037374" calcext:value-type="float">
            <text:p>-0.688275060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-4.8756537437" calcext:value-type="float">
            <text:p>-4.87565374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22608" calcext:value-type="float">
            <text:p>0.06822608</text:p>
          </table:table-cell>
          <table:table-cell office:value-type="float" office:value="0.06423937" calcext:value-type="float">
            <text:p>0.0642393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33156824" calcext:value-type="float">
            <text:p>0.9733156824</text:p>
          </table:table-cell>
          <table:table-cell office:value-type="float" office:value="-9.77264534" calcext:value-type="float">
            <text:p>-9.7726453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5" calcext:value-type="float">
            <text:p>455</text:p>
          </table:table-cell>
          <table:table-cell table:formula="of:=[.H456]/[.I456]" office:value-type="float" office:value="-0.0995959280765222" calcext:value-type="float">
            <text:p>-0.0995959281</text:p>
          </table:table-cell>
          <table:table-cell table:formula="of:=[.D456]/[.L456]" office:value-type="float" office:value="-0.685028809085248" calcext:value-type="float">
            <text:p>-0.6850288091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-4.8733048439" calcext:value-type="float">
            <text:p>-4.87330484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0162" calcext:value-type="float">
            <text:p>0.06920162</text:p>
          </table:table-cell>
          <table:table-cell office:value-type="float" office:value="0.0644042" calcext:value-type="float">
            <text:p>0.06440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57692027" calcext:value-type="float">
            <text:p>0.9757692027</text:p>
          </table:table-cell>
          <table:table-cell office:value-type="float" office:value="-9.7722059441" calcext:value-type="float">
            <text:p>-9.772205944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6" calcext:value-type="float">
            <text:p>456</text:p>
          </table:table-cell>
          <table:table-cell table:formula="of:=[.H457]/[.I457]" office:value-type="float" office:value="-0.0998514775764753" calcext:value-type="float">
            <text:p>-0.0998514776</text:p>
          </table:table-cell>
          <table:table-cell table:formula="of:=[.D457]/[.L457]" office:value-type="float" office:value="-0.693045528014336" calcext:value-type="float">
            <text:p>-0.693045528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-4.8737592697" calcext:value-type="float">
            <text:p>-4.87375926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20162" calcext:value-type="float">
            <text:p>0.06920162</text:p>
          </table:table-cell>
          <table:table-cell office:value-type="float" office:value="0.06480903" calcext:value-type="float">
            <text:p>0.0648090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20202386" calcext:value-type="float">
            <text:p>0.9820202386</text:p>
          </table:table-cell>
          <table:table-cell office:value-type="float" office:value="-9.7733772469" calcext:value-type="float">
            <text:p>-9.773377246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7" calcext:value-type="float">
            <text:p>457</text:p>
          </table:table-cell>
          <table:table-cell table:formula="of:=[.H458]/[.I458]" office:value-type="float" office:value="-0.100479109093173" calcext:value-type="float">
            <text:p>-0.1004791091</text:p>
          </table:table-cell>
          <table:table-cell table:formula="of:=[.D458]/[.L458]" office:value-type="float" office:value="-0.688716496638423" calcext:value-type="float">
            <text:p>-0.6887164966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-4.8857951164" calcext:value-type="float">
            <text:p>-4.885795116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69805" calcext:value-type="float">
            <text:p>0.06969805</text:p>
          </table:table-cell>
          <table:table-cell office:value-type="float" office:value="0.06458385" calcext:value-type="float">
            <text:p>0.0645838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84519732" calcext:value-type="float">
            <text:p>0.9784519732</text:p>
          </table:table-cell>
          <table:table-cell office:value-type="float" office:value="-9.7718165207" calcext:value-type="float">
            <text:p>-9.771816520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8" calcext:value-type="float">
            <text:p>458</text:p>
          </table:table-cell>
          <table:table-cell table:formula="of:=[.H459]/[.I459]" office:value-type="float" office:value="-0.100129998463163" calcext:value-type="float">
            <text:p>-0.1001299985</text:p>
          </table:table-cell>
          <table:table-cell table:formula="of:=[.D459]/[.L459]" office:value-type="float" office:value="-0.696075612401427" calcext:value-type="float">
            <text:p>-0.696075612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-4.874604702" calcext:value-type="float">
            <text:p>-4.8746047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1696" calcext:value-type="float">
            <text:p>0.07021696</text:p>
          </table:table-cell>
          <table:table-cell office:value-type="float" office:value="0.06464522" calcext:value-type="float">
            <text:p>0.0646452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94136322" calcext:value-type="float">
            <text:p>0.9794136322</text:p>
          </table:table-cell>
          <table:table-cell office:value-type="float" office:value="-9.7721342468" calcext:value-type="float">
            <text:p>-9.772134246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59" calcext:value-type="float">
            <text:p>459</text:p>
          </table:table-cell>
          <table:table-cell table:formula="of:=[.H460]/[.I460]" office:value-type="float" office:value="-0.100225151176236" calcext:value-type="float">
            <text:p>-0.1002251512</text:p>
          </table:table-cell>
          <table:table-cell table:formula="of:=[.D460]/[.L460]" office:value-type="float" office:value="-0.700592208402167" calcext:value-type="float">
            <text:p>-0.7005922084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-4.8887534142" calcext:value-type="float">
            <text:p>-4.88875341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1696" calcext:value-type="float">
            <text:p>0.07021696</text:p>
          </table:table-cell>
          <table:table-cell office:value-type="float" office:value="0.06493111" calcext:value-type="float">
            <text:p>0.0649311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35722017" calcext:value-type="float">
            <text:p>0.9835722017</text:p>
          </table:table-cell>
          <table:table-cell office:value-type="float" office:value="-9.7704177284" calcext:value-type="float">
            <text:p>-9.770417728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0" calcext:value-type="float">
            <text:p>460</text:p>
          </table:table-cell>
          <table:table-cell table:formula="of:=[.H461]/[.I461]" office:value-type="float" office:value="-0.100668387886939" calcext:value-type="float">
            <text:p>-0.1006683879</text:p>
          </table:table-cell>
          <table:table-cell table:formula="of:=[.D461]/[.L461]" office:value-type="float" office:value="-0.697507544064981" calcext:value-type="float">
            <text:p>-0.6975075441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-4.8842134476" calcext:value-type="float">
            <text:p>-4.88421344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092" calcext:value-type="float">
            <text:p>0.07113092</text:p>
          </table:table-cell>
          <table:table-cell office:value-type="float" office:value="0.06491567" calcext:value-type="float">
            <text:p>0.0649156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33915007" calcext:value-type="float">
            <text:p>0.9833915007</text:p>
          </table:table-cell>
          <table:table-cell office:value-type="float" office:value="-9.7709461594" calcext:value-type="float">
            <text:p>-9.770946159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1" calcext:value-type="float">
            <text:p>461</text:p>
          </table:table-cell>
          <table:table-cell table:formula="of:=[.H462]/[.I462]" office:value-type="float" office:value="-0.100644449847259" calcext:value-type="float">
            <text:p>-0.1006444498</text:p>
          </table:table-cell>
          <table:table-cell table:formula="of:=[.D462]/[.L462]" office:value-type="float" office:value="-0.706754521565277" calcext:value-type="float">
            <text:p>-0.7067545216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-4.8857145309" calcext:value-type="float">
            <text:p>-4.88571453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092" calcext:value-type="float">
            <text:p>0.07113092</text:p>
          </table:table-cell>
          <table:table-cell office:value-type="float" office:value="0.0647419" calcext:value-type="float">
            <text:p>0.064741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4898822" calcext:value-type="float">
            <text:p>0.9804898822</text:p>
          </table:table-cell>
          <table:table-cell office:value-type="float" office:value="-9.7682639503" calcext:value-type="float">
            <text:p>-9.768263950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2" calcext:value-type="float">
            <text:p>462</text:p>
          </table:table-cell>
          <table:table-cell table:formula="of:=[.H463]/[.I463]" office:value-type="float" office:value="-0.100375039739778" calcext:value-type="float">
            <text:p>-0.1003750397</text:p>
          </table:table-cell>
          <table:table-cell table:formula="of:=[.D463]/[.L463]" office:value-type="float" office:value="-0.708651475350913" calcext:value-type="float">
            <text:p>-0.7086514754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-4.8964428902" calcext:value-type="float">
            <text:p>-4.896442890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955" calcext:value-type="float">
            <text:p>0.07146955</text:p>
          </table:table-cell>
          <table:table-cell office:value-type="float" office:value="0.0649307" calcext:value-type="float">
            <text:p>0.064930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32662237" calcext:value-type="float">
            <text:p>0.9832662237</text:p>
          </table:table-cell>
          <table:table-cell office:value-type="float" office:value="-9.7674392509" calcext:value-type="float">
            <text:p>-9.767439250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3" calcext:value-type="float">
            <text:p>463</text:p>
          </table:table-cell>
          <table:table-cell table:formula="of:=[.H464]/[.I464]" office:value-type="float" office:value="-0.10066775932181" calcext:value-type="float">
            <text:p>-0.1006677593</text:p>
          </table:table-cell>
          <table:table-cell table:formula="of:=[.D464]/[.L464]" office:value-type="float" office:value="-0.709954711235099" calcext:value-type="float">
            <text:p>-0.7099547112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-4.8862600327" calcext:value-type="float">
            <text:p>-4.886260032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01" calcext:value-type="float">
            <text:p>0.0718401</text:p>
          </table:table-cell>
          <table:table-cell office:value-type="float" office:value="0.06510894" calcext:value-type="float">
            <text:p>0.0651089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6056782" calcext:value-type="float">
            <text:p>0.986056782</text:p>
          </table:table-cell>
          <table:table-cell office:value-type="float" office:value="-9.7683450699" calcext:value-type="float">
            <text:p>-9.768345069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4" calcext:value-type="float">
            <text:p>464</text:p>
          </table:table-cell>
          <table:table-cell table:formula="of:=[.H465]/[.I465]" office:value-type="float" office:value="-0.10094409799654" calcext:value-type="float">
            <text:p>-0.100944098</text:p>
          </table:table-cell>
          <table:table-cell table:formula="of:=[.D465]/[.L465]" office:value-type="float" office:value="-0.711682024267161" calcext:value-type="float">
            <text:p>-0.7116820243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-4.8977851868" calcext:value-type="float">
            <text:p>-4.89778518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01" calcext:value-type="float">
            <text:p>0.0718401</text:p>
          </table:table-cell>
          <table:table-cell office:value-type="float" office:value="0.06518987" calcext:value-type="float">
            <text:p>0.0651898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3575068" calcext:value-type="float">
            <text:p>0.9873575068</text:p>
          </table:table-cell>
          <table:table-cell office:value-type="float" office:value="-9.7690889168" calcext:value-type="float">
            <text:p>-9.769088916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5" calcext:value-type="float">
            <text:p>465</text:p>
          </table:table-cell>
          <table:table-cell table:formula="of:=[.H466]/[.I466]" office:value-type="float" office:value="-0.101069558810344" calcext:value-type="float">
            <text:p>-0.1010695588</text:p>
          </table:table-cell>
          <table:table-cell table:formula="of:=[.D466]/[.L466]" office:value-type="float" office:value="-0.710798591045668" calcext:value-type="float">
            <text:p>-0.710798591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-4.8936481476" calcext:value-type="float">
            <text:p>-4.89364814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4092" calcext:value-type="float">
            <text:p>0.07204092</text:p>
          </table:table-cell>
          <table:table-cell office:value-type="float" office:value="0.06549558" calcext:value-type="float">
            <text:p>0.0654955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20661426" calcext:value-type="float">
            <text:p>0.9920661426</text:p>
          </table:table-cell>
          <table:table-cell office:value-type="float" office:value="-9.7698604202" calcext:value-type="float">
            <text:p>-9.769860420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6" calcext:value-type="float">
            <text:p>466</text:p>
          </table:table-cell>
          <table:table-cell table:formula="of:=[.H467]/[.I467]" office:value-type="float" office:value="-0.101543532858343" calcext:value-type="float">
            <text:p>-0.1015435329</text:p>
          </table:table-cell>
          <table:table-cell table:formula="of:=[.D467]/[.L467]" office:value-type="float" office:value="-0.709458475317183" calcext:value-type="float">
            <text:p>-0.7094584753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-4.8952755928" calcext:value-type="float">
            <text:p>-4.895275592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7572" calcext:value-type="float">
            <text:p>0.07227572</text:p>
          </table:table-cell>
          <table:table-cell office:value-type="float" office:value="0.06545042" calcext:value-type="float">
            <text:p>0.065450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11793518" calcext:value-type="float">
            <text:p>0.9911793518</text:p>
          </table:table-cell>
          <table:table-cell office:value-type="float" office:value="-9.7678627396" calcext:value-type="float">
            <text:p>-9.76786273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7" calcext:value-type="float">
            <text:p>467</text:p>
          </table:table-cell>
          <table:table-cell table:formula="of:=[.H468]/[.I468]" office:value-type="float" office:value="-0.101473513523245" calcext:value-type="float">
            <text:p>-0.1014735135</text:p>
          </table:table-cell>
          <table:table-cell table:formula="of:=[.D468]/[.L468]" office:value-type="float" office:value="-0.712261924225612" calcext:value-type="float">
            <text:p>-0.7122619242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-4.8970322609" calcext:value-type="float">
            <text:p>-4.89703226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7572" calcext:value-type="float">
            <text:p>0.07227572</text:p>
          </table:table-cell>
          <table:table-cell office:value-type="float" office:value="0.06564011" calcext:value-type="float">
            <text:p>0.0656401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38602221" calcext:value-type="float">
            <text:p>0.9938602221</text:p>
          </table:table-cell>
          <table:table-cell office:value-type="float" office:value="-9.7659768677" calcext:value-type="float">
            <text:p>-9.765976867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8" calcext:value-type="float">
            <text:p>468</text:p>
          </table:table-cell>
          <table:table-cell table:formula="of:=[.H469]/[.I469]" office:value-type="float" office:value="-0.101767619928232" calcext:value-type="float">
            <text:p>-0.1017676199</text:p>
          </table:table-cell>
          <table:table-cell table:formula="of:=[.D469]/[.L469]" office:value-type="float" office:value="-0.710203501378629" calcext:value-type="float">
            <text:p>-0.7102035014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-4.8979926109" calcext:value-type="float">
            <text:p>-4.89799261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0091" calcext:value-type="float">
            <text:p>0.07240091</text:p>
          </table:table-cell>
          <table:table-cell office:value-type="float" office:value="0.06544121" calcext:value-type="float">
            <text:p>0.0654412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8353055" calcext:value-type="float">
            <text:p>0.9908353055</text:p>
          </table:table-cell>
          <table:table-cell office:value-type="float" office:value="-9.7658454132" calcext:value-type="float">
            <text:p>-9.765845413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69" calcext:value-type="float">
            <text:p>469</text:p>
          </table:table-cell>
          <table:table-cell table:formula="of:=[.H470]/[.I470]" office:value-type="float" office:value="-0.10145924531641" calcext:value-type="float">
            <text:p>-0.1014592453</text:p>
          </table:table-cell>
          <table:table-cell table:formula="of:=[.D470]/[.L470]" office:value-type="float" office:value="-0.713595984025022" calcext:value-type="float">
            <text:p>-0.713595984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-4.8967728615" calcext:value-type="float">
            <text:p>-4.896772861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40091" calcext:value-type="float">
            <text:p>0.07240091</text:p>
          </table:table-cell>
          <table:table-cell office:value-type="float" office:value="0.06565708" calcext:value-type="float">
            <text:p>0.0656570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4302392" calcext:value-type="float">
            <text:p>0.994302392</text:p>
          </table:table-cell>
          <table:table-cell office:value-type="float" office:value="-9.767797699" calcext:value-type="float">
            <text:p>-9.76779769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0" calcext:value-type="float">
            <text:p>470</text:p>
          </table:table-cell>
          <table:table-cell table:formula="of:=[.H471]/[.I471]" office:value-type="float" office:value="-0.101793917384447" calcext:value-type="float">
            <text:p>-0.1017939174</text:p>
          </table:table-cell>
          <table:table-cell table:formula="of:=[.D471]/[.L471]" office:value-type="float" office:value="-0.711249865024468" calcext:value-type="float">
            <text:p>-0.711249865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-4.8992571831" calcext:value-type="float">
            <text:p>-4.899257183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30651" calcext:value-type="float">
            <text:p>0.07230651</text:p>
          </table:table-cell>
          <table:table-cell office:value-type="float" office:value="0.06564602" calcext:value-type="float">
            <text:p>0.0656460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41735792" calcext:value-type="float">
            <text:p>0.9941735792</text:p>
          </table:table-cell>
          <table:table-cell office:value-type="float" office:value="-9.7681778717" calcext:value-type="float">
            <text:p>-9.76817787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1" calcext:value-type="float">
            <text:p>471</text:p>
          </table:table-cell>
          <table:table-cell table:formula="of:=[.H472]/[.I472]" office:value-type="float" office:value="-0.101776768631567" calcext:value-type="float">
            <text:p>-0.1017767686</text:p>
          </table:table-cell>
          <table:table-cell table:formula="of:=[.D472]/[.L472]" office:value-type="float" office:value="-0.710442186092099" calcext:value-type="float">
            <text:p>-0.7104421861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-4.8971967697" calcext:value-type="float">
            <text:p>-4.89719676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3971" calcext:value-type="float">
            <text:p>0.07223971</text:p>
          </table:table-cell>
          <table:table-cell office:value-type="float" office:value="0.06570585" calcext:value-type="float">
            <text:p>0.0657058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5024575" calcext:value-type="float">
            <text:p>0.995024575</text:p>
          </table:table-cell>
          <table:table-cell office:value-type="float" office:value="-9.7676368713" calcext:value-type="float">
            <text:p>-9.767636871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2" calcext:value-type="float">
            <text:p>472</text:p>
          </table:table-cell>
          <table:table-cell table:formula="of:=[.H473]/[.I473]" office:value-type="float" office:value="-0.101869529765552" calcext:value-type="float">
            <text:p>-0.1018695298</text:p>
          </table:table-cell>
          <table:table-cell table:formula="of:=[.D473]/[.L473]" office:value-type="float" office:value="-0.709139525491638" calcext:value-type="float">
            <text:p>-0.7091395255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-4.8974633217" calcext:value-type="float">
            <text:p>-4.897463321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2164" calcext:value-type="float">
            <text:p>0.07202164</text:p>
          </table:table-cell>
          <table:table-cell office:value-type="float" office:value="0.06600078" calcext:value-type="float">
            <text:p>0.0660007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95406353" calcext:value-type="float">
            <text:p>0.9995406353</text:p>
          </table:table-cell>
          <table:table-cell office:value-type="float" office:value="-9.7681227493" calcext:value-type="float">
            <text:p>-9.768122749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3" calcext:value-type="float">
            <text:p>473</text:p>
          </table:table-cell>
          <table:table-cell table:formula="of:=[.H474]/[.I474]" office:value-type="float" office:value="-0.102326788980168" calcext:value-type="float">
            <text:p>-0.102326789</text:p>
          </table:table-cell>
          <table:table-cell table:formula="of:=[.D474]/[.L474]" office:value-type="float" office:value="-0.703839539164651" calcext:value-type="float">
            <text:p>-0.7038395392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-4.8967866898" calcext:value-type="float">
            <text:p>-4.89678668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2164" calcext:value-type="float">
            <text:p>0.07202164</text:p>
          </table:table-cell>
          <table:table-cell office:value-type="float" office:value="0.06579666" calcext:value-type="float">
            <text:p>0.0657966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63675678" calcext:value-type="float">
            <text:p>0.9963675678</text:p>
          </table:table-cell>
          <table:table-cell office:value-type="float" office:value="-9.7673204041" calcext:value-type="float">
            <text:p>-9.767320404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4" calcext:value-type="float">
            <text:p>474</text:p>
          </table:table-cell>
          <table:table-cell table:formula="of:=[.H475]/[.I475]" office:value-type="float" office:value="-0.102010328992766" calcext:value-type="float">
            <text:p>-0.102010329</text:p>
          </table:table-cell>
          <table:table-cell table:formula="of:=[.D475]/[.L475]" office:value-type="float" office:value="-0.706023014641068" calcext:value-type="float">
            <text:p>-0.7060230146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-4.8946757317" calcext:value-type="float">
            <text:p>-4.894675731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556" calcext:value-type="float">
            <text:p>0.07182556</text:p>
          </table:table-cell>
          <table:table-cell office:value-type="float" office:value="0.06576923" calcext:value-type="float">
            <text:p>0.0657692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5919534" calcext:value-type="float">
            <text:p>0.995919534</text:p>
          </table:table-cell>
          <table:table-cell office:value-type="float" office:value="-9.7670007324" calcext:value-type="float">
            <text:p>-9.76700073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5" calcext:value-type="float">
            <text:p>475</text:p>
          </table:table-cell>
          <table:table-cell table:formula="of:=[.H476]/[.I476]" office:value-type="float" office:value="-0.101967795568628" calcext:value-type="float">
            <text:p>-0.1019677956</text:p>
          </table:table-cell>
          <table:table-cell table:formula="of:=[.D476]/[.L476]" office:value-type="float" office:value="-0.704394555157947" calcext:value-type="float">
            <text:p>-0.7043945552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-4.8967518806" calcext:value-type="float">
            <text:p>-4.896751880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937" calcext:value-type="float">
            <text:p>0.07152937</text:p>
          </table:table-cell>
          <table:table-cell office:value-type="float" office:value="0.06631927" calcext:value-type="float">
            <text:p>0.0663192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43793583" calcext:value-type="float">
            <text:p>1.0043793583</text:p>
          </table:table-cell>
          <table:table-cell office:value-type="float" office:value="-9.7682717705" calcext:value-type="float">
            <text:p>-9.768271770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6" calcext:value-type="float">
            <text:p>476</text:p>
          </table:table-cell>
          <table:table-cell table:formula="of:=[.H477]/[.I477]" office:value-type="float" office:value="-0.102820578900477" calcext:value-type="float">
            <text:p>-0.1028205789</text:p>
          </table:table-cell>
          <table:table-cell table:formula="of:=[.D477]/[.L477]" office:value-type="float" office:value="-0.695671729967939" calcext:value-type="float">
            <text:p>-0.69567173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-4.8928236961" calcext:value-type="float">
            <text:p>-4.89282369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663" calcext:value-type="float">
            <text:p>0.07124663</text:p>
          </table:table-cell>
          <table:table-cell office:value-type="float" office:value="0.06604525" calcext:value-type="float">
            <text:p>0.0660452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01447392" calcext:value-type="float">
            <text:p>1.0001447392</text:p>
          </table:table-cell>
          <table:table-cell office:value-type="float" office:value="-9.7674458694" calcext:value-type="float">
            <text:p>-9.767445869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7" calcext:value-type="float">
            <text:p>477</text:p>
          </table:table-cell>
          <table:table-cell table:formula="of:=[.H478]/[.I478]" office:value-type="float" office:value="-0.102395728890939" calcext:value-type="float">
            <text:p>-0.1023957289</text:p>
          </table:table-cell>
          <table:table-cell table:formula="of:=[.D478]/[.L478]" office:value-type="float" office:value="-0.695796892816541" calcext:value-type="float">
            <text:p>-0.6957968928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-4.8924074173" calcext:value-type="float">
            <text:p>-4.892407417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663" calcext:value-type="float">
            <text:p>0.07124663</text:p>
          </table:table-cell>
          <table:table-cell office:value-type="float" office:value="0.06612647" calcext:value-type="float">
            <text:p>0.0661264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12440097" calcext:value-type="float">
            <text:p>1.0012440097</text:p>
          </table:table-cell>
          <table:table-cell office:value-type="float" office:value="-9.7661703491" calcext:value-type="float">
            <text:p>-9.766170349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8" calcext:value-type="float">
            <text:p>478</text:p>
          </table:table-cell>
          <table:table-cell table:formula="of:=[.H479]/[.I479]" office:value-type="float" office:value="-0.102521661399473" calcext:value-type="float">
            <text:p>-0.1025216614</text:p>
          </table:table-cell>
          <table:table-cell table:formula="of:=[.D479]/[.L479]" office:value-type="float" office:value="-0.694942210528462" calcext:value-type="float">
            <text:p>-0.6949422105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-4.8900570869" calcext:value-type="float">
            <text:p>-4.890057086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161" calcext:value-type="float">
            <text:p>0.07092161</text:p>
          </table:table-cell>
          <table:table-cell office:value-type="float" office:value="0.06620051" calcext:value-type="float">
            <text:p>0.0662005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23925555" calcext:value-type="float">
            <text:p>1.0023925555</text:p>
          </table:table-cell>
          <table:table-cell office:value-type="float" office:value="-9.7664389801" calcext:value-type="float">
            <text:p>-9.766438980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79" calcext:value-type="float">
            <text:p>479</text:p>
          </table:table-cell>
          <table:table-cell table:formula="of:=[.H480]/[.I480]" office:value-type="float" office:value="-0.102636442775352" calcext:value-type="float">
            <text:p>-0.1026364428</text:p>
          </table:table-cell>
          <table:table-cell table:formula="of:=[.D480]/[.L480]" office:value-type="float" office:value="-0.690998324593453" calcext:value-type="float">
            <text:p>-0.6909983246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-4.8923044205" calcext:value-type="float">
            <text:p>-4.892304420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0935" calcext:value-type="float">
            <text:p>0.07060935</text:p>
          </table:table-cell>
          <table:table-cell office:value-type="float" office:value="0.06630043" calcext:value-type="float">
            <text:p>0.0663004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9320314" calcext:value-type="float">
            <text:p>1.0039320314</text:p>
          </table:table-cell>
          <table:table-cell office:value-type="float" office:value="-9.7666956139" calcext:value-type="float">
            <text:p>-9.76669561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0" calcext:value-type="float">
            <text:p>480</text:p>
          </table:table-cell>
          <table:table-cell table:formula="of:=[.H481]/[.I481]" office:value-type="float" office:value="-0.102791370908621" calcext:value-type="float">
            <text:p>-0.1027913709</text:p>
          </table:table-cell>
          <table:table-cell table:formula="of:=[.D481]/[.L481]" office:value-type="float" office:value="-0.686919041704092" calcext:value-type="float">
            <text:p>-0.6869190417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-4.8866767883" calcext:value-type="float">
            <text:p>-4.886676788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0269" calcext:value-type="float">
            <text:p>0.07030269</text:p>
          </table:table-cell>
          <table:table-cell office:value-type="float" office:value="0.06665094" calcext:value-type="float">
            <text:p>0.0666509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93530214" calcext:value-type="float">
            <text:p>1.0093530214</text:p>
          </table:table-cell>
          <table:table-cell office:value-type="float" office:value="-9.7677953339" calcext:value-type="float">
            <text:p>-9.76779533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1" calcext:value-type="float">
            <text:p>481</text:p>
          </table:table-cell>
          <table:table-cell table:formula="of:=[.H482]/[.I482]" office:value-type="float" office:value="-0.103334784042511" calcext:value-type="float">
            <text:p>-0.103334784</text:p>
          </table:table-cell>
          <table:table-cell table:formula="of:=[.D482]/[.L482]" office:value-type="float" office:value="-0.680339061540771" calcext:value-type="float">
            <text:p>-0.6803390615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-4.8875980377" calcext:value-type="float">
            <text:p>-4.887598037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9744" calcext:value-type="float">
            <text:p>0.06999744</text:p>
          </table:table-cell>
          <table:table-cell office:value-type="float" office:value="0.06669395" calcext:value-type="float">
            <text:p>0.0666939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00184751" calcext:value-type="float">
            <text:p>1.0100184751</text:p>
          </table:table-cell>
          <table:table-cell office:value-type="float" office:value="-9.7679306221" calcext:value-type="float">
            <text:p>-9.767930622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2" calcext:value-type="float">
            <text:p>482</text:p>
          </table:table-cell>
          <table:table-cell table:formula="of:=[.H483]/[.I483]" office:value-type="float" office:value="-0.103401479205312" calcext:value-type="float">
            <text:p>-0.1034014792</text:p>
          </table:table-cell>
          <table:table-cell table:formula="of:=[.D483]/[.L483]" office:value-type="float" office:value="-0.676948149465199" calcext:value-type="float">
            <text:p>-0.6769481495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-4.8840417862" calcext:value-type="float">
            <text:p>-4.88404178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9744" calcext:value-type="float">
            <text:p>0.06999744</text:p>
          </table:table-cell>
          <table:table-cell office:value-type="float" office:value="0.06695898" calcext:value-type="float">
            <text:p>0.0669589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2672849" calcext:value-type="float">
            <text:p>1.0142672849</text:p>
          </table:table-cell>
          <table:table-cell office:value-type="float" office:value="-9.7701972008" calcext:value-type="float">
            <text:p>-9.770197200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3" calcext:value-type="float">
            <text:p>483</text:p>
          </table:table-cell>
          <table:table-cell table:formula="of:=[.H484]/[.I484]" office:value-type="float" office:value="-0.103812365713248" calcext:value-type="float">
            <text:p>-0.1038123657</text:p>
          </table:table-cell>
          <table:table-cell table:formula="of:=[.D484]/[.L484]" office:value-type="float" office:value="-0.674268807179947" calcext:value-type="float">
            <text:p>-0.6742688072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-4.8833899498" calcext:value-type="float">
            <text:p>-4.88338994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4279" calcext:value-type="float">
            <text:p>0.06974279</text:p>
          </table:table-cell>
          <table:table-cell office:value-type="float" office:value="0.06670937" calcext:value-type="float">
            <text:p>0.0667093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06687438" calcext:value-type="float">
            <text:p>1.0106687438</text:p>
          </table:table-cell>
          <table:table-cell office:value-type="float" office:value="-9.7719600677" calcext:value-type="float">
            <text:p>-9.771960067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4" calcext:value-type="float">
            <text:p>484</text:p>
          </table:table-cell>
          <table:table-cell table:formula="of:=[.H485]/[.I485]" office:value-type="float" office:value="-0.103425386186405" calcext:value-type="float">
            <text:p>-0.1034253862</text:p>
          </table:table-cell>
          <table:table-cell table:formula="of:=[.D485]/[.L485]" office:value-type="float" office:value="-0.674329510109846" calcext:value-type="float">
            <text:p>-0.6743295101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-4.8846669197" calcext:value-type="float">
            <text:p>-4.88466691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48807" calcext:value-type="float">
            <text:p>0.06948807</text:p>
          </table:table-cell>
          <table:table-cell office:value-type="float" office:value="0.06648097" calcext:value-type="float">
            <text:p>0.066480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73099017" calcext:value-type="float">
            <text:p>1.0073099017</text:p>
          </table:table-cell>
          <table:table-cell office:value-type="float" office:value="-9.7729452896" calcext:value-type="float">
            <text:p>-9.77294528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5" calcext:value-type="float">
            <text:p>485</text:p>
          </table:table-cell>
          <table:table-cell table:formula="of:=[.H486]/[.I486]" office:value-type="float" office:value="-0.103071271950324" calcext:value-type="float">
            <text:p>-0.103071272</text:p>
          </table:table-cell>
          <table:table-cell table:formula="of:=[.D486]/[.L486]" office:value-type="float" office:value="-0.674174953749385" calcext:value-type="float">
            <text:p>-0.6741749537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-4.8804779053" calcext:value-type="float">
            <text:p>-4.880477905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31176" calcext:value-type="float">
            <text:p>0.06931176</text:p>
          </table:table-cell>
          <table:table-cell office:value-type="float" office:value="0.06661897" calcext:value-type="float">
            <text:p>0.066618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9281739" calcext:value-type="float">
            <text:p>1.009281739</text:p>
          </table:table-cell>
          <table:table-cell office:value-type="float" office:value="-9.7717919922" calcext:value-type="float">
            <text:p>-9.771791992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6" calcext:value-type="float">
            <text:p>486</text:p>
          </table:table-cell>
          <table:table-cell table:formula="of:=[.H487]/[.I487]" office:value-type="float" office:value="-0.103285225453594" calcext:value-type="float">
            <text:p>-0.1032852255</text:p>
          </table:table-cell>
          <table:table-cell table:formula="of:=[.D487]/[.L487]" office:value-type="float" office:value="-0.671071391824011" calcext:value-type="float">
            <text:p>-0.6710713918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-4.8809642792" calcext:value-type="float">
            <text:p>-4.88096427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3122" calcext:value-type="float">
            <text:p>0.06913122</text:p>
          </table:table-cell>
          <table:table-cell office:value-type="float" office:value="0.06678044" calcext:value-type="float">
            <text:p>0.0667804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1682874" calcext:value-type="float">
            <text:p>1.011682874</text:p>
          </table:table-cell>
          <table:table-cell office:value-type="float" office:value="-9.7713562393" calcext:value-type="float">
            <text:p>-9.771356239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7" calcext:value-type="float">
            <text:p>487</text:p>
          </table:table-cell>
          <table:table-cell table:formula="of:=[.H488]/[.I488]" office:value-type="float" office:value="-0.103535563459559" calcext:value-type="float">
            <text:p>-0.1035355635</text:p>
          </table:table-cell>
          <table:table-cell table:formula="of:=[.D488]/[.L488]" office:value-type="float" office:value="-0.667705063748485" calcext:value-type="float">
            <text:p>-0.6677050637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-4.8791408539" calcext:value-type="float">
            <text:p>-4.87914085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3122" calcext:value-type="float">
            <text:p>0.06913122</text:p>
          </table:table-cell>
          <table:table-cell office:value-type="float" office:value="0.06661478" calcext:value-type="float">
            <text:p>0.0666147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91030061" calcext:value-type="float">
            <text:p>1.0091030061</text:p>
          </table:table-cell>
          <table:table-cell office:value-type="float" office:value="-9.7706767273" calcext:value-type="float">
            <text:p>-9.770676727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8" calcext:value-type="float">
            <text:p>488</text:p>
          </table:table-cell>
          <table:table-cell table:formula="of:=[.H489]/[.I489]" office:value-type="float" office:value="-0.103278722064408" calcext:value-type="float">
            <text:p>-0.1032787221</text:p>
          </table:table-cell>
          <table:table-cell table:formula="of:=[.D489]/[.L489]" office:value-type="float" office:value="-0.669365563575499" calcext:value-type="float">
            <text:p>-0.6693655636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-4.8785085678" calcext:value-type="float">
            <text:p>-4.878508567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4543" calcext:value-type="float">
            <text:p>0.06904543</text:p>
          </table:table-cell>
          <table:table-cell office:value-type="float" office:value="0.06660442" calcext:value-type="float">
            <text:p>0.066604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89115584" calcext:value-type="float">
            <text:p>1.0089115584</text:p>
          </table:table-cell>
          <table:table-cell office:value-type="float" office:value="-9.7703421211" calcext:value-type="float">
            <text:p>-9.770342121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89" calcext:value-type="float">
            <text:p>489</text:p>
          </table:table-cell>
          <table:table-cell table:formula="of:=[.H490]/[.I490]" office:value-type="float" office:value="-0.103262664284924" calcext:value-type="float">
            <text:p>-0.1032626643</text:p>
          </table:table-cell>
          <table:table-cell table:formula="of:=[.D490]/[.L490]" office:value-type="float" office:value="-0.668638858760112" calcext:value-type="float">
            <text:p>-0.6686388588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-4.8794384003" calcext:value-type="float">
            <text:p>-4.87943840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6167" calcext:value-type="float">
            <text:p>0.06896167</text:p>
          </table:table-cell>
          <table:table-cell office:value-type="float" office:value="0.06663157" calcext:value-type="float">
            <text:p>0.0666315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91479468" calcext:value-type="float">
            <text:p>1.0091479468</text:p>
          </table:table-cell>
          <table:table-cell office:value-type="float" office:value="-9.7686486244" calcext:value-type="float">
            <text:p>-9.768648624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0" calcext:value-type="float">
            <text:p>490</text:p>
          </table:table-cell>
          <table:table-cell table:formula="of:=[.H491]/[.I491]" office:value-type="float" office:value="-0.103304764620089" calcext:value-type="float">
            <text:p>-0.1033047646</text:p>
          </table:table-cell>
          <table:table-cell table:formula="of:=[.D491]/[.L491]" office:value-type="float" office:value="-0.667555560032604" calcext:value-type="float">
            <text:p>-0.66755556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-4.8776445389" calcext:value-type="float">
            <text:p>-4.877644538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7967" calcext:value-type="float">
            <text:p>0.06897967</text:p>
          </table:table-cell>
          <table:table-cell office:value-type="float" office:value="0.0668787" calcext:value-type="float">
            <text:p>0.066878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3092289" calcext:value-type="float">
            <text:p>1.013092289</text:p>
          </table:table-cell>
          <table:table-cell office:value-type="float" office:value="-9.7705928612" calcext:value-type="float">
            <text:p>-9.770592861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1" calcext:value-type="float">
            <text:p>491</text:p>
          </table:table-cell>
          <table:table-cell table:formula="of:=[.H492]/[.I492]" office:value-type="float" office:value="-0.103687903425297" calcext:value-type="float">
            <text:p>-0.1036879034</text:p>
          </table:table-cell>
          <table:table-cell table:formula="of:=[.D492]/[.L492]" office:value-type="float" office:value="-0.665262462845507" calcext:value-type="float">
            <text:p>-0.6652624628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-4.8780918121" calcext:value-type="float">
            <text:p>-4.87809181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7967" calcext:value-type="float">
            <text:p>0.06897967</text:p>
          </table:table-cell>
          <table:table-cell office:value-type="float" office:value="0.06700875" calcext:value-type="float">
            <text:p>0.0670087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51271701" calcext:value-type="float">
            <text:p>1.0151271701</text:p>
          </table:table-cell>
          <table:table-cell office:value-type="float" office:value="-9.7712169075" calcext:value-type="float">
            <text:p>-9.77121690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2" calcext:value-type="float">
            <text:p>492</text:p>
          </table:table-cell>
          <table:table-cell table:formula="of:=[.H493]/[.I493]" office:value-type="float" office:value="-0.103889533894272" calcext:value-type="float">
            <text:p>-0.1038895339</text:p>
          </table:table-cell>
          <table:table-cell table:formula="of:=[.D493]/[.L493]" office:value-type="float" office:value="-0.663971310817514" calcext:value-type="float">
            <text:p>-0.6639713108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-4.878241539" calcext:value-type="float">
            <text:p>-4.8782415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899374" calcext:value-type="float">
            <text:p>0.06899374</text:p>
          </table:table-cell>
          <table:table-cell office:value-type="float" office:value="0.06695392" calcext:value-type="float">
            <text:p>0.0669539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1398549" calcext:value-type="float">
            <text:p>1.0141398549</text:p>
          </table:table-cell>
          <table:table-cell office:value-type="float" office:value="-9.7697070313" calcext:value-type="float">
            <text:p>-9.769707031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3" calcext:value-type="float">
            <text:p>493</text:p>
          </table:table-cell>
          <table:table-cell table:formula="of:=[.H494]/[.I494]" office:value-type="float" office:value="-0.103804530847334" calcext:value-type="float">
            <text:p>-0.1038045308</text:p>
          </table:table-cell>
          <table:table-cell table:formula="of:=[.D494]/[.L494]" office:value-type="float" office:value="-0.664650564255902" calcext:value-type="float">
            <text:p>-0.6646505643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-4.8780183792" calcext:value-type="float">
            <text:p>-4.87801837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09033" calcext:value-type="float">
            <text:p>0.06909033</text:p>
          </table:table-cell>
          <table:table-cell office:value-type="float" office:value="0.06723133" calcext:value-type="float">
            <text:p>0.0672313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82627809" calcext:value-type="float">
            <text:p>1.0182627809</text:p>
          </table:table-cell>
          <table:table-cell office:value-type="float" office:value="-9.7689501762" calcext:value-type="float">
            <text:p>-9.768950176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4" calcext:value-type="float">
            <text:p>494</text:p>
          </table:table-cell>
          <table:table-cell table:formula="of:=[.H495]/[.I495]" office:value-type="float" office:value="-0.104234617081044" calcext:value-type="float">
            <text:p>-0.1042346171</text:p>
          </table:table-cell>
          <table:table-cell table:formula="of:=[.D495]/[.L495]" office:value-type="float" office:value="-0.662834784976296" calcext:value-type="float">
            <text:p>-0.662834785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-4.8783688545" calcext:value-type="float">
            <text:p>-4.878368854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9896" calcext:value-type="float">
            <text:p>0.06919896</text:p>
          </table:table-cell>
          <table:table-cell office:value-type="float" office:value="0.06752085" calcext:value-type="float">
            <text:p>0.0675208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29903853" calcext:value-type="float">
            <text:p>1.0229903853</text:p>
          </table:table-cell>
          <table:table-cell office:value-type="float" office:value="-9.772222271" calcext:value-type="float">
            <text:p>-9.77222227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5" calcext:value-type="float">
            <text:p>495</text:p>
          </table:table-cell>
          <table:table-cell table:formula="of:=[.H496]/[.I496]" office:value-type="float" office:value="-0.10468349541494" calcext:value-type="float">
            <text:p>-0.1046834954</text:p>
          </table:table-cell>
          <table:table-cell table:formula="of:=[.D496]/[.L496]" office:value-type="float" office:value="-0.661030277272576" calcext:value-type="float">
            <text:p>-0.6610302773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-4.8792767525" calcext:value-type="float">
            <text:p>-4.879276752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19896" calcext:value-type="float">
            <text:p>0.06919896</text:p>
          </table:table-cell>
          <table:table-cell office:value-type="float" office:value="0.06749945" calcext:value-type="float">
            <text:p>0.0674994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27021492" calcext:value-type="float">
            <text:p>1.0227021492</text:p>
          </table:table-cell>
          <table:table-cell office:value-type="float" office:value="-9.7725664139" calcext:value-type="float">
            <text:p>-9.77256641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6" calcext:value-type="float">
            <text:p>496</text:p>
          </table:table-cell>
          <table:table-cell table:formula="of:=[.H497]/[.I497]" office:value-type="float" office:value="-0.104650314552517" calcext:value-type="float">
            <text:p>-0.1046503146</text:p>
          </table:table-cell>
          <table:table-cell table:formula="of:=[.D497]/[.L497]" office:value-type="float" office:value="-0.661239866271721" calcext:value-type="float">
            <text:p>-0.6612398663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-4.8797097206" calcext:value-type="float">
            <text:p>-4.879709720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35744" calcext:value-type="float">
            <text:p>0.06935744</text:p>
          </table:table-cell>
          <table:table-cell office:value-type="float" office:value="0.06749442" calcext:value-type="float">
            <text:p>0.067494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25460649" calcext:value-type="float">
            <text:p>1.0225460649</text:p>
          </table:table-cell>
          <table:table-cell office:value-type="float" office:value="-9.7718037224" calcext:value-type="float">
            <text:p>-9.77180372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7" calcext:value-type="float">
            <text:p>497</text:p>
          </table:table-cell>
          <table:table-cell table:formula="of:=[.H498]/[.I498]" office:value-type="float" office:value="-0.104642509607106" calcext:value-type="float">
            <text:p>-0.1046425096</text:p>
          </table:table-cell>
          <table:table-cell table:formula="of:=[.D498]/[.L498]" office:value-type="float" office:value="-0.662803675680288" calcext:value-type="float">
            <text:p>-0.6628036757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-4.8791379929" calcext:value-type="float">
            <text:p>-4.879137992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52995" calcext:value-type="float">
            <text:p>0.06952995</text:p>
          </table:table-cell>
          <table:table-cell office:value-type="float" office:value="0.06742342" calcext:value-type="float">
            <text:p>0.0674234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14567089" calcext:value-type="float">
            <text:p>1.0214567089</text:p>
          </table:table-cell>
          <table:table-cell office:value-type="float" office:value="-9.7716722679" calcext:value-type="float">
            <text:p>-9.771672267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8" calcext:value-type="float">
            <text:p>498</text:p>
          </table:table-cell>
          <table:table-cell table:formula="of:=[.H499]/[.I499]" office:value-type="float" office:value="-0.104532436301153" calcext:value-type="float">
            <text:p>-0.1045324363</text:p>
          </table:table-cell>
          <table:table-cell table:formula="of:=[.D499]/[.L499]" office:value-type="float" office:value="-0.665151913227082" calcext:value-type="float">
            <text:p>-0.6651519132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-4.8815340996" calcext:value-type="float">
            <text:p>-4.881534099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2358" calcext:value-type="float">
            <text:p>0.06972358</text:p>
          </table:table-cell>
          <table:table-cell office:value-type="float" office:value="0.06774778" calcext:value-type="float">
            <text:p>0.0677477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63550746" calcext:value-type="float">
            <text:p>1.0263550746</text:p>
          </table:table-cell>
          <table:table-cell office:value-type="float" office:value="-9.7715233803" calcext:value-type="float">
            <text:p>-9.771523380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499" calcext:value-type="float">
            <text:p>499</text:p>
          </table:table-cell>
          <table:table-cell table:formula="of:=[.H500]/[.I500]" office:value-type="float" office:value="-0.105035318921633" calcext:value-type="float">
            <text:p>-0.1050353189</text:p>
          </table:table-cell>
          <table:table-cell table:formula="of:=[.D500]/[.L500]" office:value-type="float" office:value="-0.663810808743496" calcext:value-type="float">
            <text:p>-0.6638108087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-4.8815555573" calcext:value-type="float">
            <text:p>-4.881555557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72358" calcext:value-type="float">
            <text:p>0.06972358</text:p>
          </table:table-cell>
          <table:table-cell office:value-type="float" office:value="0.06783445" calcext:value-type="float">
            <text:p>0.0678344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76044369" calcext:value-type="float">
            <text:p>1.0276044369</text:p>
          </table:table-cell>
          <table:table-cell office:value-type="float" office:value="-9.7709175491" calcext:value-type="float">
            <text:p>-9.770917549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0" calcext:value-type="float">
            <text:p>500</text:p>
          </table:table-cell>
          <table:table-cell table:formula="of:=[.H501]/[.I501]" office:value-type="float" office:value="-0.105169696882219" calcext:value-type="float">
            <text:p>-0.1051696969</text:p>
          </table:table-cell>
          <table:table-cell table:formula="of:=[.D501]/[.L501]" office:value-type="float" office:value="-0.662962641017065" calcext:value-type="float">
            <text:p>-0.662962641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-4.8834643364" calcext:value-type="float">
            <text:p>-4.883464336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4681" calcext:value-type="float">
            <text:p>0.07014681</text:p>
          </table:table-cell>
          <table:table-cell office:value-type="float" office:value="0.0677659" calcext:value-type="float">
            <text:p>0.067765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65383363" calcext:value-type="float">
            <text:p>1.0265383363</text:p>
          </table:table-cell>
          <table:table-cell office:value-type="float" office:value="-9.7706552124" calcext:value-type="float">
            <text:p>-9.770655212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1" calcext:value-type="float">
            <text:p>501</text:p>
          </table:table-cell>
          <table:table-cell table:formula="of:=[.H502]/[.I502]" office:value-type="float" office:value="-0.105063408132263" calcext:value-type="float">
            <text:p>-0.1050634081</text:p>
          </table:table-cell>
          <table:table-cell table:formula="of:=[.D502]/[.L502]" office:value-type="float" office:value="-0.667661664960396" calcext:value-type="float">
            <text:p>-0.667661665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-4.8816995621" calcext:value-type="float">
            <text:p>-4.88169956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4681" calcext:value-type="float">
            <text:p>0.07014681</text:p>
          </table:table-cell>
          <table:table-cell office:value-type="float" office:value="0.06801719" calcext:value-type="float">
            <text:p>0.0680171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303967178" calcext:value-type="float">
            <text:p>1.0303967178</text:p>
          </table:table-cell>
          <table:table-cell office:value-type="float" office:value="-9.7711459923" calcext:value-type="float">
            <text:p>-9.771145992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2" calcext:value-type="float">
            <text:p>502</text:p>
          </table:table-cell>
          <table:table-cell table:formula="of:=[.H503]/[.I503]" office:value-type="float" office:value="-0.105453006086695" calcext:value-type="float">
            <text:p>-0.1054530061</text:p>
          </table:table-cell>
          <table:table-cell table:formula="of:=[.D503]/[.L503]" office:value-type="float" office:value="-0.665194977394298" calcext:value-type="float">
            <text:p>-0.6651949774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-4.8881750107" calcext:value-type="float">
            <text:p>-4.888175010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6638" calcext:value-type="float">
            <text:p>0.07036638</text:p>
          </table:table-cell>
          <table:table-cell office:value-type="float" office:value="0.06766679" calcext:value-type="float">
            <text:p>0.067666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50142312" calcext:value-type="float">
            <text:p>1.0250142312</text:p>
          </table:table-cell>
          <table:table-cell office:value-type="float" office:value="-9.7704375267" calcext:value-type="float">
            <text:p>-9.77043752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3" calcext:value-type="float">
            <text:p>503</text:p>
          </table:table-cell>
          <table:table-cell table:formula="of:=[.H504]/[.I504]" office:value-type="float" office:value="-0.104909757459572" calcext:value-type="float">
            <text:p>-0.1049097575</text:p>
          </table:table-cell>
          <table:table-cell table:formula="of:=[.D504]/[.L504]" office:value-type="float" office:value="-0.670732462870446" calcext:value-type="float">
            <text:p>-0.6707324629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-4.8825359344" calcext:value-type="float">
            <text:p>-4.88253593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058" calcext:value-type="float">
            <text:p>0.07055058</text:p>
          </table:table-cell>
          <table:table-cell office:value-type="float" office:value="0.06795248" calcext:value-type="float">
            <text:p>0.0679524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92820323" calcext:value-type="float">
            <text:p>1.0292820323</text:p>
          </table:table-cell>
          <table:table-cell office:value-type="float" office:value="-9.769870472" calcext:value-type="float">
            <text:p>-9.76987047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4" calcext:value-type="float">
            <text:p>504</text:p>
          </table:table-cell>
          <table:table-cell table:formula="of:=[.H505]/[.I505]" office:value-type="float" office:value="-0.105352679469997" calcext:value-type="float">
            <text:p>-0.1053526795</text:p>
          </table:table-cell>
          <table:table-cell table:formula="of:=[.D505]/[.L505]" office:value-type="float" office:value="-0.669660993483247" calcext:value-type="float">
            <text:p>-0.6696609935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-4.8892111778" calcext:value-type="float">
            <text:p>-4.889211177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058" calcext:value-type="float">
            <text:p>0.07055058</text:p>
          </table:table-cell>
          <table:table-cell office:value-type="float" office:value="0.0674894" calcext:value-type="float">
            <text:p>0.067489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21909928" calcext:value-type="float">
            <text:p>1.0221909928</text:p>
          </table:table-cell>
          <table:table-cell office:value-type="float" office:value="-9.7691368866" calcext:value-type="float">
            <text:p>-9.76913688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5" calcext:value-type="float">
            <text:p>505</text:p>
          </table:table-cell>
          <table:table-cell table:formula="of:=[.H506]/[.I506]" office:value-type="float" office:value="-0.104634729215649" calcext:value-type="float">
            <text:p>-0.1046347292</text:p>
          </table:table-cell>
          <table:table-cell table:formula="of:=[.D506]/[.L506]" office:value-type="float" office:value="-0.674255866372984" calcext:value-type="float">
            <text:p>-0.6742558664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-4.8863916397" calcext:value-type="float">
            <text:p>-4.88639163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5705" calcext:value-type="float">
            <text:p>0.07075705</text:p>
          </table:table-cell>
          <table:table-cell office:value-type="float" office:value="0.06734738" calcext:value-type="float">
            <text:p>0.0673473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200748765" calcext:value-type="float">
            <text:p>1.0200748765</text:p>
          </table:table-cell>
          <table:table-cell office:value-type="float" office:value="-9.7694720078" calcext:value-type="float">
            <text:p>-9.769472007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6" calcext:value-type="float">
            <text:p>506</text:p>
          </table:table-cell>
          <table:table-cell table:formula="of:=[.H507]/[.I507]" office:value-type="float" office:value="-0.104414534960085" calcext:value-type="float">
            <text:p>-0.104414535</text:p>
          </table:table-cell>
          <table:table-cell table:formula="of:=[.D507]/[.L507]" office:value-type="float" office:value="-0.67765517537428" calcext:value-type="float">
            <text:p>-0.6776551754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-4.8877248764" calcext:value-type="float">
            <text:p>-4.887724876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9512" calcext:value-type="float">
            <text:p>0.07089512</text:p>
          </table:table-cell>
          <table:table-cell office:value-type="float" office:value="0.0669744" calcext:value-type="float">
            <text:p>0.066974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3124294" calcext:value-type="float">
            <text:p>1.0143124294</text:p>
          </table:table-cell>
          <table:table-cell office:value-type="float" office:value="-9.7683823967" calcext:value-type="float">
            <text:p>-9.76838239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7" calcext:value-type="float">
            <text:p>507</text:p>
          </table:table-cell>
          <table:table-cell table:formula="of:=[.H508]/[.I508]" office:value-type="float" office:value="-0.103836273827964" calcext:value-type="float">
            <text:p>-0.1038362738</text:p>
          </table:table-cell>
          <table:table-cell table:formula="of:=[.D508]/[.L508]" office:value-type="float" office:value="-0.682758706436822" calcext:value-type="float">
            <text:p>-0.6827587064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-4.8895721436" calcext:value-type="float">
            <text:p>-4.889572143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06055" calcext:value-type="float">
            <text:p>0.07106055</text:p>
          </table:table-cell>
          <table:table-cell office:value-type="float" office:value="0.06724389" calcext:value-type="float">
            <text:p>0.0672438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84547162" calcext:value-type="float">
            <text:p>1.0184547162</text:p>
          </table:table-cell>
          <table:table-cell office:value-type="float" office:value="-9.768966465" calcext:value-type="float">
            <text:p>-9.76896646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8" calcext:value-type="float">
            <text:p>508</text:p>
          </table:table-cell>
          <table:table-cell table:formula="of:=[.H509]/[.I509]" office:value-type="float" office:value="-0.104254090732003" calcext:value-type="float">
            <text:p>-0.1042540907</text:p>
          </table:table-cell>
          <table:table-cell table:formula="of:=[.D509]/[.L509]" office:value-type="float" office:value="-0.681609225125463" calcext:value-type="float">
            <text:p>-0.6816092251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-4.8893141747" calcext:value-type="float">
            <text:p>-4.88931417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4013" calcext:value-type="float">
            <text:p>0.07114013</text:p>
          </table:table-cell>
          <table:table-cell office:value-type="float" office:value="0.06724804" calcext:value-type="float">
            <text:p>0.0672480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85478616" calcext:value-type="float">
            <text:p>1.0185478616</text:p>
          </table:table-cell>
          <table:table-cell office:value-type="float" office:value="-9.769256115" calcext:value-type="float">
            <text:p>-9.76925611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09" calcext:value-type="float">
            <text:p>509</text:p>
          </table:table-cell>
          <table:table-cell table:formula="of:=[.H510]/[.I510]" office:value-type="float" office:value="-0.104260534232089" calcext:value-type="float">
            <text:p>-0.1042605342</text:p>
          </table:table-cell>
          <table:table-cell table:formula="of:=[.D510]/[.L510]" office:value-type="float" office:value="-0.682330380560287" calcext:value-type="float">
            <text:p>-0.6823303806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-4.8912377357" calcext:value-type="float">
            <text:p>-4.891237735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4013" calcext:value-type="float">
            <text:p>0.07114013</text:p>
          </table:table-cell>
          <table:table-cell office:value-type="float" office:value="0.06721565" calcext:value-type="float">
            <text:p>0.0672156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82686603" calcext:value-type="float">
            <text:p>1.0182686603</text:p>
          </table:table-cell>
          <table:table-cell office:value-type="float" office:value="-9.7712856102" calcext:value-type="float">
            <text:p>-9.771285610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0" calcext:value-type="float">
            <text:p>510</text:p>
          </table:table-cell>
          <table:table-cell table:formula="of:=[.H511]/[.I511]" office:value-type="float" office:value="-0.104210305677388" calcext:value-type="float">
            <text:p>-0.1042103057</text:p>
          </table:table-cell>
          <table:table-cell table:formula="of:=[.D511]/[.L511]" office:value-type="float" office:value="-0.682659258482884" calcext:value-type="float">
            <text:p>-0.6826592585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-4.8904919624" calcext:value-type="float">
            <text:p>-4.890491962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157" calcext:value-type="float">
            <text:p>0.07124157</text:p>
          </table:table-cell>
          <table:table-cell office:value-type="float" office:value="0.06725119" calcext:value-type="float">
            <text:p>0.0672511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88460267" calcext:value-type="float">
            <text:p>1.0188460267</text:p>
          </table:table-cell>
          <table:table-cell office:value-type="float" office:value="-9.771659584" calcext:value-type="float">
            <text:p>-9.77165958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1" calcext:value-type="float">
            <text:p>511</text:p>
          </table:table-cell>
          <table:table-cell table:formula="of:=[.H512]/[.I512]" office:value-type="float" office:value="-0.104265403224673" calcext:value-type="float">
            <text:p>-0.1042654032</text:p>
          </table:table-cell>
          <table:table-cell table:formula="of:=[.D512]/[.L512]" office:value-type="float" office:value="-0.683271418866404" calcext:value-type="float">
            <text:p>-0.6832714189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-4.8908147812" calcext:value-type="float">
            <text:p>-4.890814781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6354" calcext:value-type="float">
            <text:p>0.07126354</text:p>
          </table:table-cell>
          <table:table-cell office:value-type="float" office:value="0.06692277" calcext:value-type="float">
            <text:p>0.0669227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39058077" calcext:value-type="float">
            <text:p>1.0139058077</text:p>
          </table:table-cell>
          <table:table-cell office:value-type="float" office:value="-9.7719989586" calcext:value-type="float">
            <text:p>-9.771998958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2" calcext:value-type="float">
            <text:p>512</text:p>
          </table:table-cell>
          <table:table-cell table:formula="of:=[.H513]/[.I513]" office:value-type="float" office:value="-0.103756233703617" calcext:value-type="float">
            <text:p>-0.1037562337</text:p>
          </table:table-cell>
          <table:table-cell table:formula="of:=[.D513]/[.L513]" office:value-type="float" office:value="-0.686836226183449" calcext:value-type="float">
            <text:p>-0.6868362262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-4.8919072151" calcext:value-type="float">
            <text:p>-4.891907215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9266" calcext:value-type="float">
            <text:p>0.07129266</text:p>
          </table:table-cell>
          <table:table-cell office:value-type="float" office:value="0.06653063" calcext:value-type="float">
            <text:p>0.0665306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78979743" calcext:value-type="float">
            <text:p>1.0078979743</text:p>
          </table:table-cell>
          <table:table-cell office:value-type="float" office:value="-9.771352272" calcext:value-type="float">
            <text:p>-9.77135227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3" calcext:value-type="float">
            <text:p>513</text:p>
          </table:table-cell>
          <table:table-cell table:formula="of:=[.H514]/[.I514]" office:value-type="float" office:value="-0.103148258935271" calcext:value-type="float">
            <text:p>-0.1031482589</text:p>
          </table:table-cell>
          <table:table-cell table:formula="of:=[.D514]/[.L514]" office:value-type="float" office:value="-0.691166877036081" calcext:value-type="float">
            <text:p>-0.691166877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-4.891108036" calcext:value-type="float">
            <text:p>-4.89110803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5046" calcext:value-type="float">
            <text:p>0.07125046</text:p>
          </table:table-cell>
          <table:table-cell office:value-type="float" office:value="0.06625936" calcext:value-type="float">
            <text:p>0.0662593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8262677" calcext:value-type="float">
            <text:p>1.0038262677</text:p>
          </table:table-cell>
          <table:table-cell office:value-type="float" office:value="-9.7717197227" calcext:value-type="float">
            <text:p>-9.771719722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4" calcext:value-type="float">
            <text:p>514</text:p>
          </table:table-cell>
          <table:table-cell table:formula="of:=[.H515]/[.I515]" office:value-type="float" office:value="-0.102727697497103" calcext:value-type="float">
            <text:p>-0.1027276975</text:p>
          </table:table-cell>
          <table:table-cell table:formula="of:=[.D515]/[.L515]" office:value-type="float" office:value="-0.693585680746026" calcext:value-type="float">
            <text:p>-0.6935856807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-4.8919963837" calcext:value-type="float">
            <text:p>-4.89199638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5046" calcext:value-type="float">
            <text:p>0.07125046</text:p>
          </table:table-cell>
          <table:table-cell office:value-type="float" office:value="0.06619156" calcext:value-type="float">
            <text:p>0.0661915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26726282" calcext:value-type="float">
            <text:p>1.0026726282</text:p>
          </table:table-cell>
          <table:table-cell office:value-type="float" office:value="-9.7704879951" calcext:value-type="float">
            <text:p>-9.770487995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5" calcext:value-type="float">
            <text:p>515</text:p>
          </table:table-cell>
          <table:table-cell table:formula="of:=[.H516]/[.I516]" office:value-type="float" office:value="-0.102622574092804" calcext:value-type="float">
            <text:p>-0.1026225741</text:p>
          </table:table-cell>
          <table:table-cell table:formula="of:=[.D516]/[.L516]" office:value-type="float" office:value="-0.694296168556118" calcext:value-type="float">
            <text:p>-0.6942961686</text:p>
          </table:table-cell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-4.8908090591" calcext:value-type="float">
            <text:p>-4.890809059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1912" calcext:value-type="float">
            <text:p>0.07121912</text:p>
          </table:table-cell>
          <table:table-cell office:value-type="float" office:value="0.06625631" calcext:value-type="float">
            <text:p>0.0662563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6316574" calcext:value-type="float">
            <text:p>1.0036316574</text:p>
          </table:table-cell>
          <table:table-cell office:value-type="float" office:value="-9.7702759171" calcext:value-type="float">
            <text:p>-9.770275917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6" calcext:value-type="float">
            <text:p>516</text:p>
          </table:table-cell>
          <table:table-cell table:formula="of:=[.H517]/[.I517]" office:value-type="float" office:value="-0.102722959506541" calcext:value-type="float">
            <text:p>-0.1027229595</text:p>
          </table:table-cell>
          <table:table-cell table:formula="of:=[.D517]/[.L517]" office:value-type="float" office:value="-0.693312579214238" calcext:value-type="float">
            <text:p>-0.6933125792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-4.8917355537" calcext:value-type="float">
            <text:p>-4.891735553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115" calcext:value-type="float">
            <text:p>0.07113115</text:p>
          </table:table-cell>
          <table:table-cell office:value-type="float" office:value="0.066411" calcext:value-type="float">
            <text:p>0.06641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60296357" calcext:value-type="float">
            <text:p>1.0060296357</text:p>
          </table:table-cell>
          <table:table-cell office:value-type="float" office:value="-9.7708082581" calcext:value-type="float">
            <text:p>-9.77080825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7" calcext:value-type="float">
            <text:p>517</text:p>
          </table:table-cell>
          <table:table-cell table:formula="of:=[.H518]/[.I518]" office:value-type="float" office:value="-0.102962785587978" calcext:value-type="float">
            <text:p>-0.1029627856</text:p>
          </table:table-cell>
          <table:table-cell table:formula="of:=[.D518]/[.L518]" office:value-type="float" office:value="-0.690843294436908" calcext:value-type="float">
            <text:p>-0.6908432944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-4.8907208443" calcext:value-type="float">
            <text:p>-4.89072084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3115" calcext:value-type="float">
            <text:p>0.07113115</text:p>
          </table:table-cell>
          <table:table-cell office:value-type="float" office:value="0.06648101" calcext:value-type="float">
            <text:p>0.0664810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72769296" calcext:value-type="float">
            <text:p>1.0072769296</text:p>
          </table:table-cell>
          <table:table-cell office:value-type="float" office:value="-9.7726191902" calcext:value-type="float">
            <text:p>-9.772619190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8" calcext:value-type="float">
            <text:p>518</text:p>
          </table:table-cell>
          <table:table-cell table:formula="of:=[.H519]/[.I519]" office:value-type="float" office:value="-0.103071337375972" calcext:value-type="float">
            <text:p>-0.1030713374</text:p>
          </table:table-cell>
          <table:table-cell table:formula="of:=[.D519]/[.L519]" office:value-type="float" office:value="-0.690115718015145" calcext:value-type="float">
            <text:p>-0.690115718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-4.8903985023" calcext:value-type="float">
            <text:p>-4.890398502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967" calcext:value-type="float">
            <text:p>0.07092967</text:p>
          </table:table-cell>
          <table:table-cell office:value-type="float" office:value="0.06675793" calcext:value-type="float">
            <text:p>0.0667579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14631331" calcext:value-type="float">
            <text:p>1.0114631331</text:p>
          </table:table-cell>
          <table:table-cell office:value-type="float" office:value="-9.7725284386" calcext:value-type="float">
            <text:p>-9.772528438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19" calcext:value-type="float">
            <text:p>519</text:p>
          </table:table-cell>
          <table:table-cell table:formula="of:=[.H520]/[.I520]" office:value-type="float" office:value="-0.103500658959955" calcext:value-type="float">
            <text:p>-0.103500659</text:p>
          </table:table-cell>
          <table:table-cell table:formula="of:=[.D520]/[.L520]" office:value-type="float" office:value="-0.685306458072341" calcext:value-type="float">
            <text:p>-0.6853064581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-4.8908886909" calcext:value-type="float">
            <text:p>-4.89088869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2967" calcext:value-type="float">
            <text:p>0.07092967</text:p>
          </table:table-cell>
          <table:table-cell office:value-type="float" office:value="0.06665069" calcext:value-type="float">
            <text:p>0.0666506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98130643" calcext:value-type="float">
            <text:p>1.0098130643</text:p>
          </table:table-cell>
          <table:table-cell office:value-type="float" office:value="-9.7722826004" calcext:value-type="float">
            <text:p>-9.772282600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0" calcext:value-type="float">
            <text:p>520</text:p>
          </table:table-cell>
          <table:table-cell table:formula="of:=[.H521]/[.I521]" office:value-type="float" office:value="-0.103334410760764" calcext:value-type="float">
            <text:p>-0.1033344108</text:p>
          </table:table-cell>
          <table:table-cell table:formula="of:=[.D521]/[.L521]" office:value-type="float" office:value="-0.68640900429784" calcext:value-type="float">
            <text:p>-0.6864090043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-4.8880171776" calcext:value-type="float">
            <text:p>-4.88801717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0232" calcext:value-type="float">
            <text:p>0.07080232</text:p>
          </table:table-cell>
          <table:table-cell office:value-type="float" office:value="0.06676904" calcext:value-type="float">
            <text:p>0.0667690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17912877" calcext:value-type="float">
            <text:p>1.0117912877</text:p>
          </table:table-cell>
          <table:table-cell office:value-type="float" office:value="-9.7740723038" calcext:value-type="float">
            <text:p>-9.774072303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1" calcext:value-type="float">
            <text:p>521</text:p>
          </table:table-cell>
          <table:table-cell table:formula="of:=[.H522]/[.I522]" office:value-type="float" office:value="-0.103517884485736" calcext:value-type="float">
            <text:p>-0.1035178845</text:p>
          </table:table-cell>
          <table:table-cell table:formula="of:=[.D522]/[.L522]" office:value-type="float" office:value="-0.683962199882051" calcext:value-type="float">
            <text:p>-0.6839621999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-4.8905730247" calcext:value-type="float">
            <text:p>-4.890573024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037" calcext:value-type="float">
            <text:p>0.07067037</text:p>
          </table:table-cell>
          <table:table-cell office:value-type="float" office:value="0.06679034" calcext:value-type="float">
            <text:p>0.0667903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21377778" calcext:value-type="float">
            <text:p>1.0121377778</text:p>
          </table:table-cell>
          <table:table-cell office:value-type="float" office:value="-9.7743006706" calcext:value-type="float">
            <text:p>-9.774300670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2" calcext:value-type="float">
            <text:p>522</text:p>
          </table:table-cell>
          <table:table-cell table:formula="of:=[.H523]/[.I523]" office:value-type="float" office:value="-0.103550914987135" calcext:value-type="float">
            <text:p>-0.103550915</text:p>
          </table:table-cell>
          <table:table-cell table:formula="of:=[.D523]/[.L523]" office:value-type="float" office:value="-0.68246977835763" calcext:value-type="float">
            <text:p>-0.6824697784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-4.8871927261" calcext:value-type="float">
            <text:p>-4.887192726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037" calcext:value-type="float">
            <text:p>0.07067037</text:p>
          </table:table-cell>
          <table:table-cell office:value-type="float" office:value="0.066565" calcext:value-type="float">
            <text:p>0.06656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8879056" calcext:value-type="float">
            <text:p>1.008879056</text:p>
          </table:table-cell>
          <table:table-cell office:value-type="float" office:value="-9.7758128548" calcext:value-type="float">
            <text:p>-9.775812854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3" calcext:value-type="float">
            <text:p>523</text:p>
          </table:table-cell>
          <table:table-cell table:formula="of:=[.H524]/[.I524]" office:value-type="float" office:value="-0.10320155172617" calcext:value-type="float">
            <text:p>-0.1032015517</text:p>
          </table:table-cell>
          <table:table-cell table:formula="of:=[.D524]/[.L524]" office:value-type="float" office:value="-0.684780110550211" calcext:value-type="float">
            <text:p>-0.6847801106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-4.8882017136" calcext:value-type="float">
            <text:p>-4.888201713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0257" calcext:value-type="float">
            <text:p>0.07040257</text:p>
          </table:table-cell>
          <table:table-cell office:value-type="float" office:value="0.06638397" calcext:value-type="float">
            <text:p>0.066383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59972835" calcext:value-type="float">
            <text:p>1.0059972835</text:p>
          </table:table-cell>
          <table:table-cell office:value-type="float" office:value="-9.7744712639" calcext:value-type="float">
            <text:p>-9.77447126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4" calcext:value-type="float">
            <text:p>524</text:p>
          </table:table-cell>
          <table:table-cell table:formula="of:=[.H525]/[.I525]" office:value-type="float" office:value="-0.102920890178013" calcext:value-type="float">
            <text:p>-0.1029208902</text:p>
          </table:table-cell>
          <table:table-cell table:formula="of:=[.D525]/[.L525]" office:value-type="float" office:value="-0.684045482683163" calcext:value-type="float">
            <text:p>-0.6840454827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-4.8879132271" calcext:value-type="float">
            <text:p>-4.887913227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0257" calcext:value-type="float">
            <text:p>0.07040257</text:p>
          </table:table-cell>
          <table:table-cell office:value-type="float" office:value="0.06643282" calcext:value-type="float">
            <text:p>0.0664328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68788481" calcext:value-type="float">
            <text:p>1.0068788481</text:p>
          </table:table-cell>
          <table:table-cell office:value-type="float" office:value="-9.7758440781" calcext:value-type="float">
            <text:p>-9.77584407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5" calcext:value-type="float">
            <text:p>525</text:p>
          </table:table-cell>
          <table:table-cell table:formula="of:=[.H526]/[.I526]" office:value-type="float" office:value="-0.102996614927158" calcext:value-type="float">
            <text:p>-0.1029966149</text:p>
          </table:table-cell>
          <table:table-cell table:formula="of:=[.D526]/[.L526]" office:value-type="float" office:value="-0.683542561566619" calcext:value-type="float">
            <text:p>-0.6835425616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-4.8846912384" calcext:value-type="float">
            <text:p>-4.884691238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0257" calcext:value-type="float">
            <text:p>0.07040257</text:p>
          </table:table-cell>
          <table:table-cell office:value-type="float" office:value="0.06623498" calcext:value-type="float">
            <text:p>0.0662349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37532771" calcext:value-type="float">
            <text:p>1.0037532771</text:p>
          </table:table-cell>
          <table:table-cell office:value-type="float" office:value="-9.7746062851" calcext:value-type="float">
            <text:p>-9.774606285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6" calcext:value-type="float">
            <text:p>526</text:p>
          </table:table-cell>
          <table:table-cell table:formula="of:=[.H527]/[.I527]" office:value-type="float" office:value="-0.102689893364818" calcext:value-type="float">
            <text:p>-0.1026898934</text:p>
          </table:table-cell>
          <table:table-cell table:formula="of:=[.D527]/[.L527]" office:value-type="float" office:value="-0.685584215672388" calcext:value-type="float">
            <text:p>-0.6855842157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-4.8877182007" calcext:value-type="float">
            <text:p>-4.887718200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208" calcext:value-type="float">
            <text:p>0.07017208</text:p>
          </table:table-cell>
          <table:table-cell office:value-type="float" office:value="0.06642428" calcext:value-type="float">
            <text:p>0.0664242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64917588" calcext:value-type="float">
            <text:p>1.0064917588</text:p>
          </table:table-cell>
          <table:table-cell office:value-type="float" office:value="-9.7733416367" calcext:value-type="float">
            <text:p>-9.77334163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7" calcext:value-type="float">
            <text:p>527</text:p>
          </table:table-cell>
          <table:table-cell table:formula="of:=[.H528]/[.I528]" office:value-type="float" office:value="-0.102983380323114" calcext:value-type="float">
            <text:p>-0.1029833803</text:p>
          </table:table-cell>
          <table:table-cell table:formula="of:=[.D528]/[.L528]" office:value-type="float" office:value="-0.681392276888103" calcext:value-type="float">
            <text:p>-0.6813922769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-4.8855376244" calcext:value-type="float">
            <text:p>-4.88553762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7208" calcext:value-type="float">
            <text:p>0.07017208</text:p>
          </table:table-cell>
          <table:table-cell office:value-type="float" office:value="0.06616166" calcext:value-type="float">
            <text:p>0.0661616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24565113" calcext:value-type="float">
            <text:p>1.0024565113</text:p>
          </table:table-cell>
          <table:table-cell office:value-type="float" office:value="-9.7727972221" calcext:value-type="float">
            <text:p>-9.772797222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8" calcext:value-type="float">
            <text:p>528</text:p>
          </table:table-cell>
          <table:table-cell table:formula="of:=[.H529]/[.I529]" office:value-type="float" office:value="-0.102576211141787" calcext:value-type="float">
            <text:p>-0.1025762111</text:p>
          </table:table-cell>
          <table:table-cell table:formula="of:=[.D529]/[.L529]" office:value-type="float" office:value="-0.684097016441793" calcext:value-type="float">
            <text:p>-0.6840970164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-4.8841371536" calcext:value-type="float">
            <text:p>-4.884137153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8355" calcext:value-type="float">
            <text:p>0.06998355</text:p>
          </table:table-cell>
          <table:table-cell office:value-type="float" office:value="0.06595528" calcext:value-type="float">
            <text:p>0.0659552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93593752" calcext:value-type="float">
            <text:p>0.9993593752</text:p>
          </table:table-cell>
          <table:table-cell office:value-type="float" office:value="-9.7730880547" calcext:value-type="float">
            <text:p>-9.773088054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29" calcext:value-type="float">
            <text:p>529</text:p>
          </table:table-cell>
          <table:table-cell table:formula="of:=[.H530]/[.I530]" office:value-type="float" office:value="-0.102256254073081" calcext:value-type="float">
            <text:p>-0.1022562541</text:p>
          </table:table-cell>
          <table:table-cell table:formula="of:=[.D530]/[.L530]" office:value-type="float" office:value="-0.684393836194934" calcext:value-type="float">
            <text:p>-0.6843938362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-4.885843277" calcext:value-type="float">
            <text:p>-4.88584327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8355" calcext:value-type="float">
            <text:p>0.06998355</text:p>
          </table:table-cell>
          <table:table-cell office:value-type="float" office:value="0.06573647" calcext:value-type="float">
            <text:p>0.0657364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60458827" calcext:value-type="float">
            <text:p>0.9960458827</text:p>
          </table:table-cell>
          <table:table-cell office:value-type="float" office:value="-9.7731077194" calcext:value-type="float">
            <text:p>-9.773107719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0" calcext:value-type="float">
            <text:p>530</text:p>
          </table:table-cell>
          <table:table-cell table:formula="of:=[.H531]/[.I531]" office:value-type="float" office:value="-0.10191700647306" calcext:value-type="float">
            <text:p>-0.1019170065</text:p>
          </table:table-cell>
          <table:table-cell table:formula="of:=[.D531]/[.L531]" office:value-type="float" office:value="-0.686671954189501" calcext:value-type="float">
            <text:p>-0.6866719542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-4.8822145462" calcext:value-type="float">
            <text:p>-4.88221454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8355" calcext:value-type="float">
            <text:p>0.06998355</text:p>
          </table:table-cell>
          <table:table-cell office:value-type="float" office:value="0.06547697" calcext:value-type="float">
            <text:p>0.065476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2053957" calcext:value-type="float">
            <text:p>0.992053957</text:p>
          </table:table-cell>
          <table:table-cell office:value-type="float" office:value="-9.77251688" calcext:value-type="float">
            <text:p>-9.7725168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1" calcext:value-type="float">
            <text:p>531</text:p>
          </table:table-cell>
          <table:table-cell table:formula="of:=[.H532]/[.I532]" office:value-type="float" office:value="-0.101514683390345" calcext:value-type="float">
            <text:p>-0.1015146834</text:p>
          </table:table-cell>
          <table:table-cell table:formula="of:=[.D532]/[.L532]" office:value-type="float" office:value="-0.689393373083763" calcext:value-type="float">
            <text:p>-0.6893933731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-4.8852381706" calcext:value-type="float">
            <text:p>-4.885238170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7777" calcext:value-type="float">
            <text:p>0.06987777</text:p>
          </table:table-cell>
          <table:table-cell office:value-type="float" office:value="0.06533094" calcext:value-type="float">
            <text:p>0.0653309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99086154" calcext:value-type="float">
            <text:p>0.9899086154</text:p>
          </table:table-cell>
          <table:table-cell office:value-type="float" office:value="-9.77317976" calcext:value-type="float">
            <text:p>-9.7731797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2" calcext:value-type="float">
            <text:p>532</text:p>
          </table:table-cell>
          <table:table-cell table:formula="of:=[.H533]/[.I533]" office:value-type="float" office:value="-0.101288284847838" calcext:value-type="float">
            <text:p>-0.1012882848</text:p>
          </table:table-cell>
          <table:table-cell table:formula="of:=[.D533]/[.L533]" office:value-type="float" office:value="-0.689889952278049" calcext:value-type="float">
            <text:p>-0.6898899523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-4.8831377029" calcext:value-type="float">
            <text:p>-4.883137702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7777" calcext:value-type="float">
            <text:p>0.06987777</text:p>
          </table:table-cell>
          <table:table-cell office:value-type="float" office:value="0.06474204" calcext:value-type="float">
            <text:p>0.0647420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8871722" calcext:value-type="float">
            <text:p>0.9808871722</text:p>
          </table:table-cell>
          <table:table-cell office:value-type="float" office:value="-9.772201519" calcext:value-type="float">
            <text:p>-9.77220151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3" calcext:value-type="float">
            <text:p>533</text:p>
          </table:table-cell>
          <table:table-cell table:formula="of:=[.H534]/[.I534]" office:value-type="float" office:value="-0.100375250171916" calcext:value-type="float">
            <text:p>-0.1003752502</text:p>
          </table:table-cell>
          <table:table-cell table:formula="of:=[.D534]/[.L534]" office:value-type="float" office:value="-0.696165338370945" calcext:value-type="float">
            <text:p>-0.6961653384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-4.8831992149" calcext:value-type="float">
            <text:p>-4.883199214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4387" calcext:value-type="float">
            <text:p>0.06984387</text:p>
          </table:table-cell>
          <table:table-cell office:value-type="float" office:value="0.06499816" calcext:value-type="float">
            <text:p>0.0649981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7835147" calcext:value-type="float">
            <text:p>0.9847835147</text:p>
          </table:table-cell>
          <table:table-cell office:value-type="float" office:value="-9.7723592567" calcext:value-type="float">
            <text:p>-9.772359256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4" calcext:value-type="float">
            <text:p>534</text:p>
          </table:table-cell>
          <table:table-cell table:formula="of:=[.H535]/[.I535]" office:value-type="float" office:value="-0.100772340520005" calcext:value-type="float">
            <text:p>-0.1007723405</text:p>
          </table:table-cell>
          <table:table-cell table:formula="of:=[.D535]/[.L535]" office:value-type="float" office:value="-0.693085718160277" calcext:value-type="float">
            <text:p>-0.6930857182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-4.883541584" calcext:value-type="float">
            <text:p>-4.88354158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5995" calcext:value-type="float">
            <text:p>0.06985995</text:p>
          </table:table-cell>
          <table:table-cell office:value-type="float" office:value="0.06501702" calcext:value-type="float">
            <text:p>0.0650170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50733984" calcext:value-type="float">
            <text:p>0.9850733984</text:p>
          </table:table-cell>
          <table:table-cell office:value-type="float" office:value="-9.772400589" calcext:value-type="float">
            <text:p>-9.77240058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5" calcext:value-type="float">
            <text:p>535</text:p>
          </table:table-cell>
          <table:table-cell table:formula="of:=[.H536]/[.I536]" office:value-type="float" office:value="-0.10080157781383" calcext:value-type="float">
            <text:p>-0.1008015778</text:p>
          </table:table-cell>
          <table:table-cell table:formula="of:=[.D536]/[.L536]" office:value-type="float" office:value="-0.693044211361693" calcext:value-type="float">
            <text:p>-0.6930442114</text:p>
          </table:table-cell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-4.8827967644" calcext:value-type="float">
            <text:p>-4.88279676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85995" calcext:value-type="float">
            <text:p>0.06985995</text:p>
          </table:table-cell>
          <table:table-cell office:value-type="float" office:value="0.06458527" calcext:value-type="float">
            <text:p>0.0645852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84924555" calcext:value-type="float">
            <text:p>0.9784924555</text:p>
          </table:table-cell>
          <table:table-cell office:value-type="float" office:value="-9.7720053482" calcext:value-type="float">
            <text:p>-9.772005348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6" calcext:value-type="float">
            <text:p>536</text:p>
          </table:table-cell>
          <table:table-cell table:formula="of:=[.H537]/[.I537]" office:value-type="float" office:value="-0.100132206300955" calcext:value-type="float">
            <text:p>-0.1001322063</text:p>
          </table:table-cell>
          <table:table-cell table:formula="of:=[.D537]/[.L537]" office:value-type="float" office:value="-0.697677126877944" calcext:value-type="float">
            <text:p>-0.6976771269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-4.8836169243" calcext:value-type="float">
            <text:p>-4.88361692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143" calcext:value-type="float">
            <text:p>0.0699143</text:p>
          </table:table-cell>
          <table:table-cell office:value-type="float" office:value="0.06459602" calcext:value-type="float">
            <text:p>0.0645960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86793673" calcext:value-type="float">
            <text:p>0.9786793673</text:p>
          </table:table-cell>
          <table:table-cell office:value-type="float" office:value="-9.7722460938" calcext:value-type="float">
            <text:p>-9.772246093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7" calcext:value-type="float">
            <text:p>537</text:p>
          </table:table-cell>
          <table:table-cell table:formula="of:=[.H538]/[.I538]" office:value-type="float" office:value="-0.10014886627967" calcext:value-type="float">
            <text:p>-0.1001488663</text:p>
          </table:table-cell>
          <table:table-cell table:formula="of:=[.D538]/[.L538]" office:value-type="float" office:value="-0.698103758905883" calcext:value-type="float">
            <text:p>-0.6981037589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-4.8830018044" calcext:value-type="float">
            <text:p>-4.883001804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143" calcext:value-type="float">
            <text:p>0.0699143</text:p>
          </table:table-cell>
          <table:table-cell office:value-type="float" office:value="0.06491386" calcext:value-type="float">
            <text:p>0.0649138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35634017" calcext:value-type="float">
            <text:p>0.9835634017</text:p>
          </table:table-cell>
          <table:table-cell office:value-type="float" office:value="-9.7729271698" calcext:value-type="float">
            <text:p>-9.772927169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8" calcext:value-type="float">
            <text:p>538</text:p>
          </table:table-cell>
          <table:table-cell table:formula="of:=[.H539]/[.I539]" office:value-type="float" office:value="-0.100641638335276" calcext:value-type="float">
            <text:p>-0.1006416383</text:p>
          </table:table-cell>
          <table:table-cell table:formula="of:=[.D539]/[.L539]" office:value-type="float" office:value="-0.694685630683881" calcext:value-type="float">
            <text:p>-0.6946856307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-4.8840823174" calcext:value-type="float">
            <text:p>-4.884082317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6996235" calcext:value-type="float">
            <text:p>0.06996235</text:p>
          </table:table-cell>
          <table:table-cell office:value-type="float" office:value="0.0649526" calcext:value-type="float">
            <text:p>0.064952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1441298" calcext:value-type="float">
            <text:p>0.9841441298</text:p>
          </table:table-cell>
          <table:table-cell office:value-type="float" office:value="-9.7728643227" calcext:value-type="float">
            <text:p>-9.772864322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39" calcext:value-type="float">
            <text:p>539</text:p>
          </table:table-cell>
          <table:table-cell table:formula="of:=[.H540]/[.I540]" office:value-type="float" office:value="-0.100701708046235" calcext:value-type="float">
            <text:p>-0.100701708</text:p>
          </table:table-cell>
          <table:table-cell table:formula="of:=[.D540]/[.L540]" office:value-type="float" office:value="-0.694748394613907" calcext:value-type="float">
            <text:p>-0.6947483946</text:p>
          </table:table-cell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-4.883202076" calcext:value-type="float">
            <text:p>-4.88320207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03533" calcext:value-type="float">
            <text:p>0.07003533</text:p>
          </table:table-cell>
          <table:table-cell office:value-type="float" office:value="0.06498273" calcext:value-type="float">
            <text:p>0.0649827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6770692" calcext:value-type="float">
            <text:p>0.9846770692</text:p>
          </table:table-cell>
          <table:table-cell office:value-type="float" office:value="-9.7736235809" calcext:value-type="float">
            <text:p>-9.773623580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0" calcext:value-type="float">
            <text:p>540</text:p>
          </table:table-cell>
          <table:table-cell table:formula="of:=[.H541]/[.I541]" office:value-type="float" office:value="-0.100748413426142" calcext:value-type="float">
            <text:p>-0.1007484134</text:p>
          </table:table-cell>
          <table:table-cell table:formula="of:=[.D541]/[.L541]" office:value-type="float" office:value="-0.695150698837979" calcext:value-type="float">
            <text:p>-0.6951506988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-4.8844003677" calcext:value-type="float">
            <text:p>-4.884400367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03533" calcext:value-type="float">
            <text:p>0.07003533</text:p>
          </table:table-cell>
          <table:table-cell office:value-type="float" office:value="0.06496022" calcext:value-type="float">
            <text:p>0.0649602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1867495" calcext:value-type="float">
            <text:p>0.9841867495</text:p>
          </table:table-cell>
          <table:table-cell office:value-type="float" office:value="-9.7721419716" calcext:value-type="float">
            <text:p>-9.77214197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1" calcext:value-type="float">
            <text:p>541</text:p>
          </table:table-cell>
          <table:table-cell table:formula="of:=[.H542]/[.I542]" office:value-type="float" office:value="-0.100713513205218" calcext:value-type="float">
            <text:p>-0.1007135132</text:p>
          </table:table-cell>
          <table:table-cell table:formula="of:=[.D542]/[.L542]" office:value-type="float" office:value="-0.695391589183204" calcext:value-type="float">
            <text:p>-0.6953915892</text:p>
          </table:table-cell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-4.8843607903" calcext:value-type="float">
            <text:p>-4.884360790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9836" calcext:value-type="float">
            <text:p>0.07019836</text:p>
          </table:table-cell>
          <table:table-cell office:value-type="float" office:value="0.06483636" calcext:value-type="float">
            <text:p>0.0648363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22657108" calcext:value-type="float">
            <text:p>0.9822657108</text:p>
          </table:table-cell>
          <table:table-cell office:value-type="float" office:value="-9.7716983986" calcext:value-type="float">
            <text:p>-9.771698398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2" calcext:value-type="float">
            <text:p>542</text:p>
          </table:table-cell>
          <table:table-cell table:formula="of:=[.H543]/[.I543]" office:value-type="float" office:value="-0.100521492859494" calcext:value-type="float">
            <text:p>-0.1005214929</text:p>
          </table:table-cell>
          <table:table-cell table:formula="of:=[.D543]/[.L543]" office:value-type="float" office:value="-0.698341797391739" calcext:value-type="float">
            <text:p>-0.6983417974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-4.8841695786" calcext:value-type="float">
            <text:p>-4.884169578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9836" calcext:value-type="float">
            <text:p>0.07019836</text:p>
          </table:table-cell>
          <table:table-cell office:value-type="float" office:value="0.06478579" calcext:value-type="float">
            <text:p>0.064785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15539122" calcext:value-type="float">
            <text:p>0.9815539122</text:p>
          </table:table-cell>
          <table:table-cell office:value-type="float" office:value="-9.772239399" calcext:value-type="float">
            <text:p>-9.77223939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3" calcext:value-type="float">
            <text:p>543</text:p>
          </table:table-cell>
          <table:table-cell table:formula="of:=[.H544]/[.I544]" office:value-type="float" office:value="-0.100443089052898" calcext:value-type="float">
            <text:p>-0.1004430891</text:p>
          </table:table-cell>
          <table:table-cell table:formula="of:=[.D544]/[.L544]" office:value-type="float" office:value="-0.698886908615783" calcext:value-type="float">
            <text:p>-0.6988869086</text:p>
          </table:table-cell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-4.8863601685" calcext:value-type="float">
            <text:p>-4.886360168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19836" calcext:value-type="float">
            <text:p>0.07019836</text:p>
          </table:table-cell>
          <table:table-cell office:value-type="float" office:value="0.06477097" calcext:value-type="float">
            <text:p>0.0647709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13105774" calcext:value-type="float">
            <text:p>0.9813105774</text:p>
          </table:table-cell>
          <table:table-cell office:value-type="float" office:value="-9.772053051" calcext:value-type="float">
            <text:p>-9.77205305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4" calcext:value-type="float">
            <text:p>544</text:p>
          </table:table-cell>
          <table:table-cell table:formula="of:=[.H545]/[.I545]" office:value-type="float" office:value="-0.100420103357869" calcext:value-type="float">
            <text:p>-0.1004201034</text:p>
          </table:table-cell>
          <table:table-cell table:formula="of:=[.D545]/[.L545]" office:value-type="float" office:value="-0.699046880581598" calcext:value-type="float">
            <text:p>-0.6990468806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-4.8843755722" calcext:value-type="float">
            <text:p>-4.88437557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7587" calcext:value-type="float">
            <text:p>0.07037587</text:p>
          </table:table-cell>
          <table:table-cell office:value-type="float" office:value="0.06468078" calcext:value-type="float">
            <text:p>0.0646807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98513901" calcext:value-type="float">
            <text:p>0.9798513901</text:p>
          </table:table-cell>
          <table:table-cell office:value-type="float" office:value="-9.7711276627" calcext:value-type="float">
            <text:p>-9.771127662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5" calcext:value-type="float">
            <text:p>545</text:p>
          </table:table-cell>
          <table:table-cell table:formula="of:=[.H546]/[.I546]" office:value-type="float" office:value="-0.10028027715168" calcext:value-type="float">
            <text:p>-0.1002802772</text:p>
          </table:table-cell>
          <table:table-cell table:formula="of:=[.D546]/[.L546]" office:value-type="float" office:value="-0.701791738105714" calcext:value-type="float">
            <text:p>-0.7017917381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-4.8857908249" calcext:value-type="float">
            <text:p>-4.885790824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7587" calcext:value-type="float">
            <text:p>0.07037587</text:p>
          </table:table-cell>
          <table:table-cell office:value-type="float" office:value="0.06469599" calcext:value-type="float">
            <text:p>0.0646959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0380838" calcext:value-type="float">
            <text:p>0.9800380838</text:p>
          </table:table-cell>
          <table:table-cell office:value-type="float" office:value="-9.7706921959" calcext:value-type="float">
            <text:p>-9.770692195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6" calcext:value-type="float">
            <text:p>546</text:p>
          </table:table-cell>
          <table:table-cell table:formula="of:=[.H547]/[.I547]" office:value-type="float" office:value="-0.100303854031063" calcext:value-type="float">
            <text:p>-0.100303854</text:p>
          </table:table-cell>
          <table:table-cell table:formula="of:=[.D547]/[.L547]" office:value-type="float" office:value="-0.701626778749752" calcext:value-type="float">
            <text:p>-0.7016267787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-4.8870472908" calcext:value-type="float">
            <text:p>-4.887047290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7587" calcext:value-type="float">
            <text:p>0.07037587</text:p>
          </table:table-cell>
          <table:table-cell office:value-type="float" office:value="0.06467925" calcext:value-type="float">
            <text:p>0.0646792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97074032" calcext:value-type="float">
            <text:p>0.9797074032</text:p>
          </table:table-cell>
          <table:table-cell office:value-type="float" office:value="-9.7699228096" calcext:value-type="float">
            <text:p>-9.76992280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7" calcext:value-type="float">
            <text:p>547</text:p>
          </table:table-cell>
          <table:table-cell table:formula="of:=[.H548]/[.I548]" office:value-type="float" office:value="-0.100277906212046" calcext:value-type="float">
            <text:p>-0.1002779062</text:p>
          </table:table-cell>
          <table:table-cell table:formula="of:=[.D548]/[.L548]" office:value-type="float" office:value="-0.70180833105135" calcext:value-type="float">
            <text:p>-0.7018083311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-4.8856191635" calcext:value-type="float">
            <text:p>-4.885619163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4678" calcext:value-type="float">
            <text:p>0.07054678</text:p>
          </table:table-cell>
          <table:table-cell office:value-type="float" office:value="0.06473536" calcext:value-type="float">
            <text:p>0.0647353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5171883" calcext:value-type="float">
            <text:p>0.9805171883</text:p>
          </table:table-cell>
          <table:table-cell office:value-type="float" office:value="-9.7695235825" calcext:value-type="float">
            <text:p>-9.769523582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8" calcext:value-type="float">
            <text:p>548</text:p>
          </table:table-cell>
          <table:table-cell table:formula="of:=[.H549]/[.I549]" office:value-type="float" office:value="-0.100364892926446" calcext:value-type="float">
            <text:p>-0.1003648929</text:p>
          </table:table-cell>
          <table:table-cell table:formula="of:=[.D549]/[.L549]" office:value-type="float" office:value="-0.702902956830746" calcext:value-type="float">
            <text:p>-0.7029029568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-4.8866977692" calcext:value-type="float">
            <text:p>-4.88669776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4678" calcext:value-type="float">
            <text:p>0.07054678</text:p>
          </table:table-cell>
          <table:table-cell office:value-type="float" office:value="0.06472731" calcext:value-type="float">
            <text:p>0.0647273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419879" calcext:value-type="float">
            <text:p>0.980419879</text:p>
          </table:table-cell>
          <table:table-cell office:value-type="float" office:value="-9.7697678757" calcext:value-type="float">
            <text:p>-9.769767875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49" calcext:value-type="float">
            <text:p>549</text:p>
          </table:table-cell>
          <table:table-cell table:formula="of:=[.H550]/[.I550]" office:value-type="float" office:value="-0.100352423053834" calcext:value-type="float">
            <text:p>-0.1003524231</text:p>
          </table:table-cell>
          <table:table-cell table:formula="of:=[.D550]/[.L550]" office:value-type="float" office:value="-0.702990300116176" calcext:value-type="float">
            <text:p>-0.7029903001</text:p>
          </table:table-cell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-4.8880777359" calcext:value-type="float">
            <text:p>-4.88807773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9524" calcext:value-type="float">
            <text:p>0.07069524</text:p>
          </table:table-cell>
          <table:table-cell office:value-type="float" office:value="0.06454488" calcext:value-type="float">
            <text:p>0.0645448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77780735" calcext:value-type="float">
            <text:p>0.9777780735</text:p>
          </table:table-cell>
          <table:table-cell office:value-type="float" office:value="-9.7709818649" calcext:value-type="float">
            <text:p>-9.770981864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0" calcext:value-type="float">
            <text:p>550</text:p>
          </table:table-cell>
          <table:table-cell table:formula="of:=[.H551]/[.I551]" office:value-type="float" office:value="-0.100069582260964" calcext:value-type="float">
            <text:p>-0.1000695823</text:p>
          </table:table-cell>
          <table:table-cell table:formula="of:=[.D551]/[.L551]" office:value-type="float" office:value="-0.706460828582646" calcext:value-type="float">
            <text:p>-0.7064608286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-4.8866000175" calcext:value-type="float">
            <text:p>-4.886600017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9524" calcext:value-type="float">
            <text:p>0.07069524</text:p>
          </table:table-cell>
          <table:table-cell office:value-type="float" office:value="0.06472274" calcext:value-type="float">
            <text:p>0.0647227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03702605" calcext:value-type="float">
            <text:p>0.9803702605</text:p>
          </table:table-cell>
          <table:table-cell office:value-type="float" office:value="-9.7699630737" calcext:value-type="float">
            <text:p>-9.769963073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1" calcext:value-type="float">
            <text:p>551</text:p>
          </table:table-cell>
          <table:table-cell table:formula="of:=[.H552]/[.I552]" office:value-type="float" office:value="-0.100345339394279" calcext:value-type="float">
            <text:p>-0.1003453394</text:p>
          </table:table-cell>
          <table:table-cell table:formula="of:=[.D552]/[.L552]" office:value-type="float" office:value="-0.704519416913054" calcext:value-type="float">
            <text:p>-0.7045194169</text:p>
          </table:table-cell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-4.8895287514" calcext:value-type="float">
            <text:p>-4.889528751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3002" calcext:value-type="float">
            <text:p>0.07073002</text:p>
          </table:table-cell>
          <table:table-cell office:value-type="float" office:value="0.06454065" calcext:value-type="float">
            <text:p>0.0645406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775703609" calcext:value-type="float">
            <text:p>0.9775703609</text:p>
          </table:table-cell>
          <table:table-cell office:value-type="float" office:value="-9.7695460129" calcext:value-type="float">
            <text:p>-9.769546012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2" calcext:value-type="float">
            <text:p>552</text:p>
          </table:table-cell>
          <table:table-cell table:formula="of:=[.H553]/[.I553]" office:value-type="float" office:value="-0.100063028477392" calcext:value-type="float">
            <text:p>-0.1000630285</text:p>
          </table:table-cell>
          <table:table-cell table:formula="of:=[.D553]/[.L553]" office:value-type="float" office:value="-0.706854680257663" calcext:value-type="float">
            <text:p>-0.7068546803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-4.8871073723" calcext:value-type="float">
            <text:p>-4.887107372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372" calcext:value-type="float">
            <text:p>0.07079372</text:p>
          </table:table-cell>
          <table:table-cell office:value-type="float" office:value="0.06485012" calcext:value-type="float">
            <text:p>0.0648501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22817039" calcext:value-type="float">
            <text:p>0.9822817039</text:p>
          </table:table-cell>
          <table:table-cell office:value-type="float" office:value="-9.7697844696" calcext:value-type="float">
            <text:p>-9.76978446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3" calcext:value-type="float">
            <text:p>553</text:p>
          </table:table-cell>
          <table:table-cell table:formula="of:=[.H554]/[.I554]" office:value-type="float" office:value="-0.100542822306521" calcext:value-type="float">
            <text:p>-0.1005428223</text:p>
          </table:table-cell>
          <table:table-cell table:formula="of:=[.D554]/[.L554]" office:value-type="float" office:value="-0.704115106140288" calcext:value-type="float">
            <text:p>-0.7041151061</text:p>
          </table:table-cell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-4.8892130852" calcext:value-type="float">
            <text:p>-4.889213085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372" calcext:value-type="float">
            <text:p>0.07079372</text:p>
          </table:table-cell>
          <table:table-cell office:value-type="float" office:value="0.06497048" calcext:value-type="float">
            <text:p>0.0649704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2954957" calcext:value-type="float">
            <text:p>0.9842954957</text:p>
          </table:table-cell>
          <table:table-cell office:value-type="float" office:value="-9.7716773796" calcext:value-type="float">
            <text:p>-9.771677379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4" calcext:value-type="float">
            <text:p>554</text:p>
          </table:table-cell>
          <table:table-cell table:formula="of:=[.H555]/[.I555]" office:value-type="float" office:value="-0.100729430318164" calcext:value-type="float">
            <text:p>-0.1007294303</text:p>
          </table:table-cell>
          <table:table-cell table:formula="of:=[.D555]/[.L555]" office:value-type="float" office:value="-0.702810685778633" calcext:value-type="float">
            <text:p>-0.7028106858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-4.8885145187" calcext:value-type="float">
            <text:p>-4.888514518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986" calcext:value-type="float">
            <text:p>0.07079986</text:p>
          </table:table-cell>
          <table:table-cell office:value-type="float" office:value="0.06502087" calcext:value-type="float">
            <text:p>0.0650208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49513078" calcext:value-type="float">
            <text:p>0.9849513078</text:p>
          </table:table-cell>
          <table:table-cell office:value-type="float" office:value="-9.7706107712" calcext:value-type="float">
            <text:p>-9.770610771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5" calcext:value-type="float">
            <text:p>555</text:p>
          </table:table-cell>
          <table:table-cell table:formula="of:=[.H556]/[.I556]" office:value-type="float" office:value="-0.100807547334017" calcext:value-type="float">
            <text:p>-0.1008075473</text:p>
          </table:table-cell>
          <table:table-cell table:formula="of:=[.D556]/[.L556]" office:value-type="float" office:value="-0.702326977219383" calcext:value-type="float">
            <text:p>-0.7023269772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-4.8887591362" calcext:value-type="float">
            <text:p>-4.888759136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369" calcext:value-type="float">
            <text:p>0.0708369</text:p>
          </table:table-cell>
          <table:table-cell office:value-type="float" office:value="0.06511006" calcext:value-type="float">
            <text:p>0.0651100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6188333" calcext:value-type="float">
            <text:p>0.986188333</text:p>
          </table:table-cell>
          <table:table-cell office:value-type="float" office:value="-9.7694810295" calcext:value-type="float">
            <text:p>-9.769481029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6" calcext:value-type="float">
            <text:p>556</text:p>
          </table:table-cell>
          <table:table-cell table:formula="of:=[.H557]/[.I557]" office:value-type="float" office:value="-0.100945826090669" calcext:value-type="float">
            <text:p>-0.1009458261</text:p>
          </table:table-cell>
          <table:table-cell table:formula="of:=[.D557]/[.L557]" office:value-type="float" office:value="-0.701731837197255" calcext:value-type="float">
            <text:p>-0.7017318372</text:p>
          </table:table-cell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-4.8887419701" calcext:value-type="float">
            <text:p>-4.888741970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369" calcext:value-type="float">
            <text:p>0.0708369</text:p>
          </table:table-cell>
          <table:table-cell office:value-type="float" office:value="0.06516767" calcext:value-type="float">
            <text:p>0.0651676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2534347" calcext:value-type="float">
            <text:p>0.9872534347</text:p>
          </table:table-cell>
          <table:table-cell office:value-type="float" office:value="-9.7713865089" calcext:value-type="float">
            <text:p>-9.771386508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7" calcext:value-type="float">
            <text:p>557</text:p>
          </table:table-cell>
          <table:table-cell table:formula="of:=[.H558]/[.I558]" office:value-type="float" office:value="-0.101035143149929" calcext:value-type="float">
            <text:p>-0.1010351431</text:p>
          </table:table-cell>
          <table:table-cell table:formula="of:=[.D558]/[.L558]" office:value-type="float" office:value="-0.70111149241292" calcext:value-type="float">
            <text:p>-0.7011114924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-4.8891673088" calcext:value-type="float">
            <text:p>-4.88916730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271" calcext:value-type="float">
            <text:p>0.0708271</text:p>
          </table:table-cell>
          <table:table-cell office:value-type="float" office:value="0.06485594" calcext:value-type="float">
            <text:p>0.0648559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2545681" calcext:value-type="float">
            <text:p>0.982545681</text:p>
          </table:table-cell>
          <table:table-cell office:value-type="float" office:value="-9.7715323448" calcext:value-type="float">
            <text:p>-9.771532344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8" calcext:value-type="float">
            <text:p>558</text:p>
          </table:table-cell>
          <table:table-cell table:formula="of:=[.H559]/[.I559]" office:value-type="float" office:value="-0.100551852701267" calcext:value-type="float">
            <text:p>-0.1005518527</text:p>
          </table:table-cell>
          <table:table-cell table:formula="of:=[.D559]/[.L559]" office:value-type="float" office:value="-0.70438383875852" calcext:value-type="float">
            <text:p>-0.7043838388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-4.8887782097" calcext:value-type="float">
            <text:p>-4.888778209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8271" calcext:value-type="float">
            <text:p>0.0708271</text:p>
          </table:table-cell>
          <table:table-cell office:value-type="float" office:value="0.06509343" calcext:value-type="float">
            <text:p>0.0650934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61155772" calcext:value-type="float">
            <text:p>0.9861155772</text:p>
          </table:table-cell>
          <table:table-cell office:value-type="float" office:value="-9.7712563133" calcext:value-type="float">
            <text:p>-9.771256313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59" calcext:value-type="float">
            <text:p>559</text:p>
          </table:table-cell>
          <table:table-cell table:formula="of:=[.H560]/[.I560]" office:value-type="float" office:value="-0.100920039919305" calcext:value-type="float">
            <text:p>-0.1009200399</text:p>
          </table:table-cell>
          <table:table-cell table:formula="of:=[.D560]/[.L560]" office:value-type="float" office:value="-0.701814030757743" calcext:value-type="float">
            <text:p>-0.7018140308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-4.8889355659" calcext:value-type="float">
            <text:p>-4.888935565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9149" calcext:value-type="float">
            <text:p>0.07079149</text:p>
          </table:table-cell>
          <table:table-cell office:value-type="float" office:value="0.06518195" calcext:value-type="float">
            <text:p>0.0651819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4542272" calcext:value-type="float">
            <text:p>0.9874542272</text:p>
          </table:table-cell>
          <table:table-cell office:value-type="float" office:value="-9.771232338" calcext:value-type="float">
            <text:p>-9.77123233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0" calcext:value-type="float">
            <text:p>560</text:p>
          </table:table-cell>
          <table:table-cell table:formula="of:=[.H561]/[.I561]" office:value-type="float" office:value="-0.101057286639253" calcext:value-type="float">
            <text:p>-0.1010572866</text:p>
          </table:table-cell>
          <table:table-cell table:formula="of:=[.D561]/[.L561]" office:value-type="float" office:value="-0.700508517042483" calcext:value-type="float">
            <text:p>-0.700508517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-4.8888640404" calcext:value-type="float">
            <text:p>-4.888864040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6588" calcext:value-type="float">
            <text:p>0.07076588</text:p>
          </table:table-cell>
          <table:table-cell office:value-type="float" office:value="0.06535113" calcext:value-type="float">
            <text:p>0.0653511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0507283" calcext:value-type="float">
            <text:p>0.9900507283</text:p>
          </table:table-cell>
          <table:table-cell office:value-type="float" office:value="-9.7715636063" calcext:value-type="float">
            <text:p>-9.771563606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1" calcext:value-type="float">
            <text:p>561</text:p>
          </table:table-cell>
          <table:table-cell table:formula="of:=[.H562]/[.I562]" office:value-type="float" office:value="-0.101319580794796" calcext:value-type="float">
            <text:p>-0.1013195808</text:p>
          </table:table-cell>
          <table:table-cell table:formula="of:=[.D562]/[.L562]" office:value-type="float" office:value="-0.698442289682615" calcext:value-type="float">
            <text:p>-0.6984422897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-4.8884615898" calcext:value-type="float">
            <text:p>-4.88846158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6588" calcext:value-type="float">
            <text:p>0.07076588</text:p>
          </table:table-cell>
          <table:table-cell office:value-type="float" office:value="0.06558283" calcext:value-type="float">
            <text:p>0.0655828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36517489" calcext:value-type="float">
            <text:p>0.9936517489</text:p>
          </table:table-cell>
          <table:table-cell office:value-type="float" office:value="-9.7724562645" calcext:value-type="float">
            <text:p>-9.772456264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2" calcext:value-type="float">
            <text:p>562</text:p>
          </table:table-cell>
          <table:table-cell table:formula="of:=[.H563]/[.I563]" office:value-type="float" office:value="-0.101678812573416" calcext:value-type="float">
            <text:p>-0.1016788126</text:p>
          </table:table-cell>
          <table:table-cell table:formula="of:=[.D563]/[.L563]" office:value-type="float" office:value="-0.695974689406452" calcext:value-type="float">
            <text:p>-0.6959746894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-4.888531208" calcext:value-type="float">
            <text:p>-4.88853120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187" calcext:value-type="float">
            <text:p>0.07067187</text:p>
          </table:table-cell>
          <table:table-cell office:value-type="float" office:value="0.06577177" calcext:value-type="float">
            <text:p>0.0657717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65282476" calcext:value-type="float">
            <text:p>0.9965282476</text:p>
          </table:table-cell>
          <table:table-cell office:value-type="float" office:value="-9.7725933075" calcext:value-type="float">
            <text:p>-9.77259330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3" calcext:value-type="float">
            <text:p>563</text:p>
          </table:table-cell>
          <table:table-cell table:formula="of:=[.H564]/[.I564]" office:value-type="float" office:value="-0.101971730148149" calcext:value-type="float">
            <text:p>-0.1019717301</text:p>
          </table:table-cell>
          <table:table-cell table:formula="of:=[.D564]/[.L564]" office:value-type="float" office:value="-0.693053554130391" calcext:value-type="float">
            <text:p>-0.6930535541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-4.8885436058" calcext:value-type="float">
            <text:p>-4.888543605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187" calcext:value-type="float">
            <text:p>0.07067187</text:p>
          </table:table-cell>
          <table:table-cell office:value-type="float" office:value="0.06583802" calcext:value-type="float">
            <text:p>0.0658380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74320781" calcext:value-type="float">
            <text:p>0.9974320781</text:p>
          </table:table-cell>
          <table:table-cell office:value-type="float" office:value="-9.7716135979" calcext:value-type="float">
            <text:p>-9.771613597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4" calcext:value-type="float">
            <text:p>564</text:p>
          </table:table-cell>
          <table:table-cell table:formula="of:=[.H565]/[.I565]" office:value-type="float" office:value="-0.102074449435286" calcext:value-type="float">
            <text:p>-0.1020744494</text:p>
          </table:table-cell>
          <table:table-cell table:formula="of:=[.D565]/[.L565]" office:value-type="float" office:value="-0.692356122330152" calcext:value-type="float">
            <text:p>-0.6923561223</text:p>
          </table:table-cell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-4.8873620033" calcext:value-type="float">
            <text:p>-4.887362003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157" calcext:value-type="float">
            <text:p>0.0706157</text:p>
          </table:table-cell>
          <table:table-cell office:value-type="float" office:value="0.06577927" calcext:value-type="float">
            <text:p>0.0657792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65637457" calcext:value-type="float">
            <text:p>0.9965637457</text:p>
          </table:table-cell>
          <table:table-cell office:value-type="float" office:value="-9.7718269539" calcext:value-type="float">
            <text:p>-9.771826953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5" calcext:value-type="float">
            <text:p>565</text:p>
          </table:table-cell>
          <table:table-cell table:formula="of:=[.H566]/[.I566]" office:value-type="float" office:value="-0.101983359959344" calcext:value-type="float">
            <text:p>-0.10198336</text:p>
          </table:table-cell>
          <table:table-cell table:formula="of:=[.D566]/[.L566]" office:value-type="float" office:value="-0.692423744698659" calcext:value-type="float">
            <text:p>-0.6924237447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-4.8884496689" calcext:value-type="float">
            <text:p>-4.888449668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962" calcext:value-type="float">
            <text:p>0.07055962</text:p>
          </table:table-cell>
          <table:table-cell office:value-type="float" office:value="0.06562575" calcext:value-type="float">
            <text:p>0.0656257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42621851" calcext:value-type="float">
            <text:p>0.9942621851</text:p>
          </table:table-cell>
          <table:table-cell office:value-type="float" office:value="-9.7720653534" calcext:value-type="float">
            <text:p>-9.772065353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6" calcext:value-type="float">
            <text:p>566</text:p>
          </table:table-cell>
          <table:table-cell table:formula="of:=[.H567]/[.I567]" office:value-type="float" office:value="-0.101745347492387" calcext:value-type="float">
            <text:p>-0.1017453475</text:p>
          </table:table-cell>
          <table:table-cell table:formula="of:=[.D567]/[.L567]" office:value-type="float" office:value="-0.693492348682376" calcext:value-type="float">
            <text:p>-0.6934923487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-4.8869791031" calcext:value-type="float">
            <text:p>-4.886979103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962" calcext:value-type="float">
            <text:p>0.07055962</text:p>
          </table:table-cell>
          <table:table-cell office:value-type="float" office:value="0.06524426" calcext:value-type="float">
            <text:p>0.0652442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86197519" calcext:value-type="float">
            <text:p>0.9886197519</text:p>
          </table:table-cell>
          <table:table-cell office:value-type="float" office:value="-9.7734230232" calcext:value-type="float">
            <text:p>-9.773423023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7" calcext:value-type="float">
            <text:p>567</text:p>
          </table:table-cell>
          <table:table-cell table:formula="of:=[.H568]/[.I568]" office:value-type="float" office:value="-0.101153889435997" calcext:value-type="float">
            <text:p>-0.1011538894</text:p>
          </table:table-cell>
          <table:table-cell table:formula="of:=[.D568]/[.L568]" office:value-type="float" office:value="-0.697547275674903" calcext:value-type="float">
            <text:p>-0.6975472757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-4.8874387741" calcext:value-type="float">
            <text:p>-4.887438774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4487" calcext:value-type="float">
            <text:p>0.07044487</text:p>
          </table:table-cell>
          <table:table-cell office:value-type="float" office:value="0.06525595" calcext:value-type="float">
            <text:p>0.0652559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87183106" calcext:value-type="float">
            <text:p>0.9887183106</text:p>
          </table:table-cell>
          <table:table-cell office:value-type="float" office:value="-9.7726465797" calcext:value-type="float">
            <text:p>-9.772646579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8" calcext:value-type="float">
            <text:p>568</text:p>
          </table:table-cell>
          <table:table-cell table:formula="of:=[.H569]/[.I569]" office:value-type="float" office:value="-0.101172011341717" calcext:value-type="float">
            <text:p>-0.1011720113</text:p>
          </table:table-cell>
          <table:table-cell table:formula="of:=[.D569]/[.L569]" office:value-type="float" office:value="-0.696288124213193" calcext:value-type="float">
            <text:p>-0.6962881242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-4.8872938156" calcext:value-type="float">
            <text:p>-4.887293815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4487" calcext:value-type="float">
            <text:p>0.07044487</text:p>
          </table:table-cell>
          <table:table-cell office:value-type="float" office:value="0.06521724" calcext:value-type="float">
            <text:p>0.0652172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81869328" calcext:value-type="float">
            <text:p>0.9881869328</text:p>
          </table:table-cell>
          <table:table-cell office:value-type="float" office:value="-9.7731907272" calcext:value-type="float">
            <text:p>-9.773190727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69" calcext:value-type="float">
            <text:p>569</text:p>
          </table:table-cell>
          <table:table-cell table:formula="of:=[.H570]/[.I570]" office:value-type="float" office:value="-0.101112007366208" calcext:value-type="float">
            <text:p>-0.1011120074</text:p>
          </table:table-cell>
          <table:table-cell table:formula="of:=[.D570]/[.L570]" office:value-type="float" office:value="-0.696701329891143" calcext:value-type="float">
            <text:p>-0.6967013299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-4.8859276772" calcext:value-type="float">
            <text:p>-4.885927677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9697" calcext:value-type="float">
            <text:p>0.07039697</text:p>
          </table:table-cell>
          <table:table-cell office:value-type="float" office:value="0.06517696" calcext:value-type="float">
            <text:p>0.0651769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727592" calcext:value-type="float">
            <text:p>0.987727592</text:p>
          </table:table-cell>
          <table:table-cell office:value-type="float" office:value="-9.7746855164" calcext:value-type="float">
            <text:p>-9.774685516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0" calcext:value-type="float">
            <text:p>570</text:p>
          </table:table-cell>
          <table:table-cell table:formula="of:=[.H571]/[.I571]" office:value-type="float" office:value="-0.101049551961829" calcext:value-type="float">
            <text:p>-0.101049552</text:p>
          </table:table-cell>
          <table:table-cell table:formula="of:=[.D571]/[.L571]" office:value-type="float" office:value="-0.696657913204722" calcext:value-type="float">
            <text:p>-0.6966579132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-4.8872156143" calcext:value-type="float">
            <text:p>-4.887215614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4765" calcext:value-type="float">
            <text:p>0.07034765</text:p>
          </table:table-cell>
          <table:table-cell office:value-type="float" office:value="0.06515722" calcext:value-type="float">
            <text:p>0.0651572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872836745" calcext:value-type="float">
            <text:p>0.9872836745</text:p>
          </table:table-cell>
          <table:table-cell office:value-type="float" office:value="-9.7732522011" calcext:value-type="float">
            <text:p>-9.773252201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1" calcext:value-type="float">
            <text:p>571</text:p>
          </table:table-cell>
          <table:table-cell table:formula="of:=[.H572]/[.I572]" office:value-type="float" office:value="-0.101018949903787" calcext:value-type="float">
            <text:p>-0.1010189499</text:p>
          </table:table-cell>
          <table:table-cell table:formula="of:=[.D572]/[.L572]" office:value-type="float" office:value="-0.696380729229522" calcext:value-type="float">
            <text:p>-0.6963807292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-4.8856973648" calcext:value-type="float">
            <text:p>-4.885697364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4765" calcext:value-type="float">
            <text:p>0.07034765</text:p>
          </table:table-cell>
          <table:table-cell office:value-type="float" office:value="0.06534192" calcext:value-type="float">
            <text:p>0.0653419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0134683" calcext:value-type="float">
            <text:p>0.9900134683</text:p>
          </table:table-cell>
          <table:table-cell office:value-type="float" office:value="-9.7725725555" calcext:value-type="float">
            <text:p>-9.772572555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2" calcext:value-type="float">
            <text:p>572</text:p>
          </table:table-cell>
          <table:table-cell table:formula="of:=[.H573]/[.I573]" office:value-type="float" office:value="-0.101305307551062" calcext:value-type="float">
            <text:p>-0.1013053076</text:p>
          </table:table-cell>
          <table:table-cell table:formula="of:=[.D573]/[.L573]" office:value-type="float" office:value="-0.694412284021166" calcext:value-type="float">
            <text:p>-0.694412284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-4.8862466812" calcext:value-type="float">
            <text:p>-4.886246681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2191" calcext:value-type="float">
            <text:p>0.07032191</text:p>
          </table:table-cell>
          <table:table-cell office:value-type="float" office:value="0.06536845" calcext:value-type="float">
            <text:p>0.0653684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02975929" calcext:value-type="float">
            <text:p>0.9902975929</text:p>
          </table:table-cell>
          <table:table-cell office:value-type="float" office:value="-9.7714096451" calcext:value-type="float">
            <text:p>-9.771409645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3" calcext:value-type="float">
            <text:p>573</text:p>
          </table:table-cell>
          <table:table-cell table:formula="of:=[.H574]/[.I574]" office:value-type="float" office:value="-0.101346441185853" calcext:value-type="float">
            <text:p>-0.1013464412</text:p>
          </table:table-cell>
          <table:table-cell table:formula="of:=[.D574]/[.L574]" office:value-type="float" office:value="-0.69387646154285" calcext:value-type="float">
            <text:p>-0.6938764615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-4.8860282898" calcext:value-type="float">
            <text:p>-4.886028289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7571" calcext:value-type="float">
            <text:p>0.07027571</text:p>
          </table:table-cell>
          <table:table-cell office:value-type="float" office:value="0.06566272" calcext:value-type="float">
            <text:p>0.0656627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48147929" calcext:value-type="float">
            <text:p>0.9948147929</text:p>
          </table:table-cell>
          <table:table-cell office:value-type="float" office:value="-9.7719914627" calcext:value-type="float">
            <text:p>-9.771991462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4" calcext:value-type="float">
            <text:p>574</text:p>
          </table:table-cell>
          <table:table-cell table:formula="of:=[.H575]/[.I575]" office:value-type="float" office:value="-0.101802667009815" calcext:value-type="float">
            <text:p>-0.101802667</text:p>
          </table:table-cell>
          <table:table-cell table:formula="of:=[.D575]/[.L575]" office:value-type="float" office:value="-0.690313054305589" calcext:value-type="float">
            <text:p>-0.6903130543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-4.8858084679" calcext:value-type="float">
            <text:p>-4.885808467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7571" calcext:value-type="float">
            <text:p>0.07027571</text:p>
          </table:table-cell>
          <table:table-cell office:value-type="float" office:value="0.06553126" calcext:value-type="float">
            <text:p>0.0655312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27886713" calcext:value-type="float">
            <text:p>0.9927886713</text:p>
          </table:table-cell>
          <table:table-cell office:value-type="float" office:value="-9.7716519547" calcext:value-type="float">
            <text:p>-9.771651954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5" calcext:value-type="float">
            <text:p>575</text:p>
          </table:table-cell>
          <table:table-cell table:formula="of:=[.H576]/[.I576]" office:value-type="float" office:value="-0.101598857174041" calcext:value-type="float">
            <text:p>-0.1015988572</text:p>
          </table:table-cell>
          <table:table-cell table:formula="of:=[.D576]/[.L576]" office:value-type="float" office:value="-0.691697839470935" calcext:value-type="float">
            <text:p>-0.6916978395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-4.8854837418" calcext:value-type="float">
            <text:p>-4.885483741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3825" calcext:value-type="float">
            <text:p>0.07023825</text:p>
          </table:table-cell>
          <table:table-cell office:value-type="float" office:value="0.06545695" calcext:value-type="float">
            <text:p>0.0654569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16893172" calcext:value-type="float">
            <text:p>0.9916893172</text:p>
          </table:table-cell>
          <table:table-cell office:value-type="float" office:value="-9.7719130325" calcext:value-type="float">
            <text:p>-9.771913032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6" calcext:value-type="float">
            <text:p>576</text:p>
          </table:table-cell>
          <table:table-cell table:formula="of:=[.H577]/[.I577]" office:value-type="float" office:value="-0.101483641319953" calcext:value-type="float">
            <text:p>-0.1014836413</text:p>
          </table:table-cell>
          <table:table-cell table:formula="of:=[.D577]/[.L577]" office:value-type="float" office:value="-0.692114010558178" calcext:value-type="float">
            <text:p>-0.6921140106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-4.8858251572" calcext:value-type="float">
            <text:p>-4.885825157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3825" calcext:value-type="float">
            <text:p>0.07023825</text:p>
          </table:table-cell>
          <table:table-cell office:value-type="float" office:value="0.065584" calcext:value-type="float">
            <text:p>0.06558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36405623" calcext:value-type="float">
            <text:p>0.9936405623</text:p>
          </table:table-cell>
          <table:table-cell office:value-type="float" office:value="-9.7721731949" calcext:value-type="float">
            <text:p>-9.772173194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7" calcext:value-type="float">
            <text:p>577</text:p>
          </table:table-cell>
          <table:table-cell table:formula="of:=[.H578]/[.I578]" office:value-type="float" office:value="-0.101680613153538" calcext:value-type="float">
            <text:p>-0.1016806132</text:p>
          </table:table-cell>
          <table:table-cell table:formula="of:=[.D578]/[.L578]" office:value-type="float" office:value="-0.690773273504361" calcext:value-type="float">
            <text:p>-0.6907732735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-4.8851108551" calcext:value-type="float">
            <text:p>-4.885110855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4518" calcext:value-type="float">
            <text:p>0.07024518</text:p>
          </table:table-cell>
          <table:table-cell office:value-type="float" office:value="0.06605262" calcext:value-type="float">
            <text:p>0.0660526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07901132" calcext:value-type="float">
            <text:p>1.0007901132</text:p>
          </table:table-cell>
          <table:table-cell office:value-type="float" office:value="-9.7726578712" calcext:value-type="float">
            <text:p>-9.772657871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8" calcext:value-type="float">
            <text:p>578</text:p>
          </table:table-cell>
          <table:table-cell table:formula="of:=[.H579]/[.I579]" office:value-type="float" office:value="-0.102407157437623" calcext:value-type="float">
            <text:p>-0.1024071574</text:p>
          </table:table-cell>
          <table:table-cell table:formula="of:=[.D579]/[.L579]" office:value-type="float" office:value="-0.685940140881141" calcext:value-type="float">
            <text:p>-0.6859401409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-4.8857049942" calcext:value-type="float">
            <text:p>-4.88570499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3245" calcext:value-type="float">
            <text:p>0.07023245</text:p>
          </table:table-cell>
          <table:table-cell office:value-type="float" office:value="0.0660268" calcext:value-type="float">
            <text:p>0.066026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04401147" calcext:value-type="float">
            <text:p>1.0004401147</text:p>
          </table:table-cell>
          <table:table-cell office:value-type="float" office:value="-9.7730596542" calcext:value-type="float">
            <text:p>-9.773059654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79" calcext:value-type="float">
            <text:p>579</text:p>
          </table:table-cell>
          <table:table-cell table:formula="of:=[.H580]/[.I580]" office:value-type="float" office:value="-0.102367134766241" calcext:value-type="float">
            <text:p>-0.1023671348</text:p>
          </table:table-cell>
          <table:table-cell table:formula="of:=[.D580]/[.L580]" office:value-type="float" office:value="-0.686083967870925" calcext:value-type="float">
            <text:p>-0.6860839679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-4.8853778839" calcext:value-type="float">
            <text:p>-4.885377883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5355" calcext:value-type="float">
            <text:p>0.07025355</text:p>
          </table:table-cell>
          <table:table-cell office:value-type="float" office:value="0.06607474" calcext:value-type="float">
            <text:p>0.0660747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12093914" calcext:value-type="float">
            <text:p>1.0012093914</text:p>
          </table:table-cell>
          <table:table-cell office:value-type="float" office:value="-9.7734781075" calcext:value-type="float">
            <text:p>-9.773478107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0" calcext:value-type="float">
            <text:p>580</text:p>
          </table:table-cell>
          <table:table-cell table:formula="of:=[.H581]/[.I581]" office:value-type="float" office:value="-0.102441462536422" calcext:value-type="float">
            <text:p>-0.1024414625</text:p>
          </table:table-cell>
          <table:table-cell table:formula="of:=[.D581]/[.L581]" office:value-type="float" office:value="-0.685792141780699" calcext:value-type="float">
            <text:p>-0.6857921418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-4.8854103088" calcext:value-type="float">
            <text:p>-4.885410308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5355" calcext:value-type="float">
            <text:p>0.07025355</text:p>
          </table:table-cell>
          <table:table-cell office:value-type="float" office:value="0.06599614" calcext:value-type="float">
            <text:p>0.0659961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00694811" calcext:value-type="float">
            <text:p>1.0000694811</text:p>
          </table:table-cell>
          <table:table-cell office:value-type="float" office:value="-9.7739771843" calcext:value-type="float">
            <text:p>-9.773977184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1" calcext:value-type="float">
            <text:p>581</text:p>
          </table:table-cell>
          <table:table-cell table:formula="of:=[.H582]/[.I582]" office:value-type="float" office:value="-0.102319604623839" calcext:value-type="float">
            <text:p>-0.1023196046</text:p>
          </table:table-cell>
          <table:table-cell table:formula="of:=[.D582]/[.L582]" office:value-type="float" office:value="-0.686608888475238" calcext:value-type="float">
            <text:p>-0.6866088885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-4.8857021332" calcext:value-type="float">
            <text:p>-4.885702133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606" calcext:value-type="float">
            <text:p>0.0702606</text:p>
          </table:table-cell>
          <table:table-cell office:value-type="float" office:value="0.06588005" calcext:value-type="float">
            <text:p>0.0658800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0.9982004535" calcext:value-type="float">
            <text:p>0.9982004535</text:p>
          </table:table-cell>
          <table:table-cell office:value-type="float" office:value="-9.7729021645" calcext:value-type="float">
            <text:p>-9.772902164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2" calcext:value-type="float">
            <text:p>582</text:p>
          </table:table-cell>
          <table:table-cell table:formula="of:=[.H583]/[.I583]" office:value-type="float" office:value="-0.102139613872935" calcext:value-type="float">
            <text:p>-0.1021396139</text:p>
          </table:table-cell>
          <table:table-cell table:formula="of:=[.D583]/[.L583]" office:value-type="float" office:value="-0.687887856002731" calcext:value-type="float">
            <text:p>-0.687887856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-4.8854265213" calcext:value-type="float">
            <text:p>-4.88542652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29709" calcext:value-type="float">
            <text:p>0.07029709</text:p>
          </table:table-cell>
          <table:table-cell office:value-type="float" office:value="0.06618566" calcext:value-type="float">
            <text:p>0.0661856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27972746" calcext:value-type="float">
            <text:p>1.0027972746</text:p>
          </table:table-cell>
          <table:table-cell office:value-type="float" office:value="-9.7725740814" calcext:value-type="float">
            <text:p>-9.772574081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3" calcext:value-type="float">
            <text:p>583</text:p>
          </table:table-cell>
          <table:table-cell table:formula="of:=[.H584]/[.I584]" office:value-type="float" office:value="-0.102613422650703" calcext:value-type="float">
            <text:p>-0.1026134227</text:p>
          </table:table-cell>
          <table:table-cell table:formula="of:=[.D584]/[.L584]" office:value-type="float" office:value="-0.685067198657745" calcext:value-type="float">
            <text:p>-0.6850671987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-4.8857121468" calcext:value-type="float">
            <text:p>-4.88571214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2137" calcext:value-type="float">
            <text:p>0.07032137</text:p>
          </table:table-cell>
          <table:table-cell office:value-type="float" office:value="0.06631826" calcext:value-type="float">
            <text:p>0.0663182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46683717" calcext:value-type="float">
            <text:p>1.0046683717</text:p>
          </table:table-cell>
          <table:table-cell office:value-type="float" office:value="-9.771232357" calcext:value-type="float">
            <text:p>-9.77123235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4" calcext:value-type="float">
            <text:p>584</text:p>
          </table:table-cell>
          <table:table-cell table:formula="of:=[.H585]/[.I585]" office:value-type="float" office:value="-0.102819003273448" calcext:value-type="float">
            <text:p>-0.1028190033</text:p>
          </table:table-cell>
          <table:table-cell table:formula="of:=[.D585]/[.L585]" office:value-type="float" office:value="-0.683933589717652" calcext:value-type="float">
            <text:p>-0.6839335897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-4.8859500885" calcext:value-type="float">
            <text:p>-4.885950088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2137" calcext:value-type="float">
            <text:p>0.07032137</text:p>
          </table:table-cell>
          <table:table-cell office:value-type="float" office:value="0.06652832" calcext:value-type="float">
            <text:p>0.06652832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077798748" calcext:value-type="float">
            <text:p>1.0077798748</text:p>
          </table:table-cell>
          <table:table-cell office:value-type="float" office:value="-9.7705463028" calcext:value-type="float">
            <text:p>-9.770546302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5" calcext:value-type="float">
            <text:p>585</text:p>
          </table:table-cell>
          <table:table-cell table:formula="of:=[.H586]/[.I586]" office:value-type="float" office:value="-0.103144680304232" calcext:value-type="float">
            <text:p>-0.1031446803</text:p>
          </table:table-cell>
          <table:table-cell table:formula="of:=[.D586]/[.L586]" office:value-type="float" office:value="-0.68177408464094" calcext:value-type="float">
            <text:p>-0.6817740846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-4.8859753609" calcext:value-type="float">
            <text:p>-4.885975360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5805" calcext:value-type="float">
            <text:p>0.07035805</text:p>
          </table:table-cell>
          <table:table-cell office:value-type="float" office:value="0.06694269" calcext:value-type="float">
            <text:p>0.0669426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1684818" calcext:value-type="float">
            <text:p>1.0141684818</text:p>
          </table:table-cell>
          <table:table-cell office:value-type="float" office:value="-9.7716219711" calcext:value-type="float">
            <text:p>-9.771621971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6" calcext:value-type="float">
            <text:p>586</text:p>
          </table:table-cell>
          <table:table-cell table:formula="of:=[.H587]/[.I587]" office:value-type="float" office:value="-0.103787117921615" calcext:value-type="float">
            <text:p>-0.1037871179</text:p>
          </table:table-cell>
          <table:table-cell table:formula="of:=[.D587]/[.L587]" office:value-type="float" office:value="-0.677907349283345" calcext:value-type="float">
            <text:p>-0.6779073493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-4.8859071732" calcext:value-type="float">
            <text:p>-4.885907173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39276" calcext:value-type="float">
            <text:p>0.07039276</text:p>
          </table:table-cell>
          <table:table-cell office:value-type="float" office:value="0.06685728" calcext:value-type="float">
            <text:p>0.0668572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29126287" calcext:value-type="float">
            <text:p>1.0129126287</text:p>
          </table:table-cell>
          <table:table-cell office:value-type="float" office:value="-9.7719901848" calcext:value-type="float">
            <text:p>-9.771990184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7" calcext:value-type="float">
            <text:p>587</text:p>
          </table:table-cell>
          <table:table-cell table:formula="of:=[.H588]/[.I588]" office:value-type="float" office:value="-0.103654691577111" calcext:value-type="float">
            <text:p>-0.1036546916</text:p>
          </table:table-cell>
          <table:table-cell table:formula="of:=[.D588]/[.L588]" office:value-type="float" office:value="-0.679108286648398" calcext:value-type="float">
            <text:p>-0.6791082866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-4.8864169121" calcext:value-type="float">
            <text:p>-4.886416912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3168" calcext:value-type="float">
            <text:p>0.07043168</text:p>
          </table:table-cell>
          <table:table-cell office:value-type="float" office:value="0.06671479" calcext:value-type="float">
            <text:p>0.06671479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06585073" calcext:value-type="float">
            <text:p>1.0106585073</text:p>
          </table:table-cell>
          <table:table-cell office:value-type="float" office:value="-9.7710685349" calcext:value-type="float">
            <text:p>-9.7710685349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8" calcext:value-type="float">
            <text:p>588</text:p>
          </table:table-cell>
          <table:table-cell table:formula="of:=[.H589]/[.I589]" office:value-type="float" office:value="-0.103433775302073" calcext:value-type="float">
            <text:p>-0.1034337753</text:p>
          </table:table-cell>
          <table:table-cell table:formula="of:=[.D589]/[.L589]" office:value-type="float" office:value="-0.680935021411604" calcext:value-type="float">
            <text:p>-0.6809350214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-4.8863863945" calcext:value-type="float">
            <text:p>-4.8863863945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7684" calcext:value-type="float">
            <text:p>0.07047684</text:p>
          </table:table-cell>
          <table:table-cell office:value-type="float" office:value="0.06667893" calcext:value-type="float">
            <text:p>0.0666789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01764441" calcext:value-type="float">
            <text:p>1.0101764441</text:p>
          </table:table-cell>
          <table:table-cell office:value-type="float" office:value="-9.7716592216" calcext:value-type="float">
            <text:p>-9.771659221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89" calcext:value-type="float">
            <text:p>589</text:p>
          </table:table-cell>
          <table:table-cell table:formula="of:=[.H590]/[.I590]" office:value-type="float" office:value="-0.103378190048526" calcext:value-type="float">
            <text:p>-0.10337819</text:p>
          </table:table-cell>
          <table:table-cell table:formula="of:=[.D590]/[.L590]" office:value-type="float" office:value="-0.681737994899289" calcext:value-type="float">
            <text:p>-0.6817379949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-4.8867969513" calcext:value-type="float">
            <text:p>-4.8867969513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47684" calcext:value-type="float">
            <text:p>0.07047684</text:p>
          </table:table-cell>
          <table:table-cell office:value-type="float" office:value="0.06678867" calcext:value-type="float">
            <text:p>0.0667886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19691896" calcext:value-type="float">
            <text:p>1.0119691896</text:p>
          </table:table-cell>
          <table:table-cell office:value-type="float" office:value="-9.7729174614" calcext:value-type="float">
            <text:p>-9.7729174614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0" calcext:value-type="float">
            <text:p>590</text:p>
          </table:table-cell>
          <table:table-cell table:formula="of:=[.H591]/[.I591]" office:value-type="float" office:value="-0.103548320508893" calcext:value-type="float">
            <text:p>-0.1035483205</text:p>
          </table:table-cell>
          <table:table-cell table:formula="of:=[.D591]/[.L591]" office:value-type="float" office:value="-0.680617895622436" calcext:value-type="float">
            <text:p>-0.6806178956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-4.8869800568" calcext:value-type="float">
            <text:p>-4.8869800568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1316" calcext:value-type="float">
            <text:p>0.07051316</text:p>
          </table:table-cell>
          <table:table-cell office:value-type="float" office:value="0.06673747" calcext:value-type="float">
            <text:p>0.0667374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11006057" calcext:value-type="float">
            <text:p>1.0111006057</text:p>
          </table:table-cell>
          <table:table-cell office:value-type="float" office:value="-9.7720198441" calcext:value-type="float">
            <text:p>-9.772019844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1" calcext:value-type="float">
            <text:p>591</text:p>
          </table:table-cell>
          <table:table-cell table:formula="of:=[.H592]/[.I592]" office:value-type="float" office:value="-0.103468947242311" calcext:value-type="float">
            <text:p>-0.1034689472</text:p>
          </table:table-cell>
          <table:table-cell table:formula="of:=[.D592]/[.L592]" office:value-type="float" office:value="-0.681491035516841" calcext:value-type="float">
            <text:p>-0.6814910355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-4.8867330551" calcext:value-type="float">
            <text:p>-4.8867330551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5169" calcext:value-type="float">
            <text:p>0.07055169</text:p>
          </table:table-cell>
          <table:table-cell office:value-type="float" office:value="0.06689798" calcext:value-type="float">
            <text:p>0.0668979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35426843" calcext:value-type="float">
            <text:p>1.0135426843</text:p>
          </table:table-cell>
          <table:table-cell office:value-type="float" office:value="-9.7721187973" calcext:value-type="float">
            <text:p>-9.772118797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2" calcext:value-type="float">
            <text:p>592</text:p>
          </table:table-cell>
          <table:table-cell table:formula="of:=[.H593]/[.I593]" office:value-type="float" office:value="-0.103717802180223" calcext:value-type="float">
            <text:p>-0.1037178022</text:p>
          </table:table-cell>
          <table:table-cell table:formula="of:=[.D593]/[.L593]" office:value-type="float" office:value="-0.680227391218794" calcext:value-type="float">
            <text:p>-0.6802273912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-4.8873729706" calcext:value-type="float">
            <text:p>-4.887372970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7624" calcext:value-type="float">
            <text:p>0.07057624</text:p>
          </table:table-cell>
          <table:table-cell office:value-type="float" office:value="0.06711947" calcext:value-type="float">
            <text:p>0.06711947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69467485" calcext:value-type="float">
            <text:p>1.0169467485</text:p>
          </table:table-cell>
          <table:table-cell office:value-type="float" office:value="-9.77258358" calcext:value-type="float">
            <text:p>-9.7725835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3" calcext:value-type="float">
            <text:p>593</text:p>
          </table:table-cell>
          <table:table-cell table:formula="of:=[.H594]/[.I594]" office:value-type="float" office:value="-0.104061197346137" calcext:value-type="float">
            <text:p>-0.1040611973</text:p>
          </table:table-cell>
          <table:table-cell table:formula="of:=[.D594]/[.L594]" office:value-type="float" office:value="-0.678218604051261" calcext:value-type="float">
            <text:p>-0.6782186041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-4.8873038292" calcext:value-type="float">
            <text:p>-4.887303829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0939" calcext:value-type="float">
            <text:p>0.07060939</text:p>
          </table:table-cell>
          <table:table-cell office:value-type="float" office:value="0.06699911" calcext:value-type="float">
            <text:p>0.06699911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50672483" calcext:value-type="float">
            <text:p>1.0150672483</text:p>
          </table:table-cell>
          <table:table-cell office:value-type="float" office:value="-9.7720463181" calcext:value-type="float">
            <text:p>-9.7720463181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4" calcext:value-type="float">
            <text:p>594</text:p>
          </table:table-cell>
          <table:table-cell table:formula="of:=[.H595]/[.I595]" office:value-type="float" office:value="-0.103874584222945" calcext:value-type="float">
            <text:p>-0.1038745842</text:p>
          </table:table-cell>
          <table:table-cell table:formula="of:=[.D595]/[.L595]" office:value-type="float" office:value="-0.679756174508016" calcext:value-type="float">
            <text:p>-0.6797561745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-4.8875484467" calcext:value-type="float">
            <text:p>-4.8875484467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0939" calcext:value-type="float">
            <text:p>0.07060939</text:p>
          </table:table-cell>
          <table:table-cell office:value-type="float" office:value="0.06709233" calcext:value-type="float">
            <text:p>0.0670923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65161979" calcext:value-type="float">
            <text:p>1.0165161979</text:p>
          </table:table-cell>
          <table:table-cell office:value-type="float" office:value="-9.7723982048" calcext:value-type="float">
            <text:p>-9.7723982048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5" calcext:value-type="float">
            <text:p>595</text:p>
          </table:table-cell>
          <table:table-cell table:formula="of:=[.H596]/[.I596]" office:value-type="float" office:value="-0.104019113486463" calcext:value-type="float">
            <text:p>-0.1040191135</text:p>
          </table:table-cell>
          <table:table-cell table:formula="of:=[.D596]/[.L596]" office:value-type="float" office:value="-0.678811687903771" calcext:value-type="float">
            <text:p>-0.6788116879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-4.8877439499" calcext:value-type="float">
            <text:p>-4.8877439499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171" calcext:value-type="float">
            <text:p>0.0706171</text:p>
          </table:table-cell>
          <table:table-cell office:value-type="float" office:value="0.06698356" calcext:value-type="float">
            <text:p>0.06698356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891243" calcext:value-type="float">
            <text:p>1.014891243</text:p>
          </table:table-cell>
          <table:table-cell office:value-type="float" office:value="-9.7726202202" calcext:value-type="float">
            <text:p>-9.7726202202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6" calcext:value-type="float">
            <text:p>596</text:p>
          </table:table-cell>
          <table:table-cell table:formula="of:=[.H597]/[.I597]" office:value-type="float" office:value="-0.103850474093142" calcext:value-type="float">
            <text:p>-0.1038504741</text:p>
          </table:table-cell>
          <table:table-cell table:formula="of:=[.D597]/[.L597]" office:value-type="float" office:value="-0.679988229390886" calcext:value-type="float">
            <text:p>-0.6799882294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-4.8875169754" calcext:value-type="float">
            <text:p>-4.887516975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4073" calcext:value-type="float">
            <text:p>0.07064073</text:p>
          </table:table-cell>
          <table:table-cell office:value-type="float" office:value="0.0670774" calcext:value-type="float">
            <text:p>0.0670774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6439693" calcext:value-type="float">
            <text:p>1.016439693</text:p>
          </table:table-cell>
          <table:table-cell office:value-type="float" office:value="-9.7738376045" calcext:value-type="float">
            <text:p>-9.7738376045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7" calcext:value-type="float">
            <text:p>597</text:p>
          </table:table-cell>
          <table:table-cell table:formula="of:=[.H598]/[.I598]" office:value-type="float" office:value="-0.10399596700195" calcext:value-type="float">
            <text:p>-0.103995967</text:p>
          </table:table-cell>
          <table:table-cell table:formula="of:=[.D598]/[.L598]" office:value-type="float" office:value="-0.679264129527979" calcext:value-type="float">
            <text:p>-0.6792641295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-4.8877840042" calcext:value-type="float">
            <text:p>-4.887784004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4806" calcext:value-type="float">
            <text:p>0.07064806</text:p>
          </table:table-cell>
          <table:table-cell office:value-type="float" office:value="0.06697093" calcext:value-type="float">
            <text:p>0.06697093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8501372" calcext:value-type="float">
            <text:p>1.0148501372</text:p>
          </table:table-cell>
          <table:table-cell office:value-type="float" office:value="-9.7740662766" calcext:value-type="float">
            <text:p>-9.7740662766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8" calcext:value-type="float">
            <text:p>598</text:p>
          </table:table-cell>
          <table:table-cell table:formula="of:=[.H599]/[.I599]" office:value-type="float" office:value="-0.103830903994343" calcext:value-type="float">
            <text:p>-0.103830904</text:p>
          </table:table-cell>
          <table:table-cell table:formula="of:=[.D599]/[.L599]" office:value-type="float" office:value="-0.680414571020677" calcext:value-type="float">
            <text:p>-0.680414571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-4.8878717422" calcext:value-type="float">
            <text:p>-4.8878717422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502" calcext:value-type="float">
            <text:p>0.07066502</text:p>
          </table:table-cell>
          <table:table-cell office:value-type="float" office:value="0.06687305" calcext:value-type="float">
            <text:p>0.06687305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3305459" calcext:value-type="float">
            <text:p>1.013305459</text:p>
          </table:table-cell>
          <table:table-cell office:value-type="float" office:value="-9.773474617" calcext:value-type="float">
            <text:p>-9.773474617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599" calcext:value-type="float">
            <text:p>599</text:p>
          </table:table-cell>
          <table:table-cell table:formula="of:=[.H600]/[.I600]" office:value-type="float" office:value="-0.103679141626608" calcext:value-type="float">
            <text:p>-0.1036791416</text:p>
          </table:table-cell>
          <table:table-cell table:formula="of:=[.D600]/[.L600]" office:value-type="float" office:value="-0.681574122734295" calcext:value-type="float">
            <text:p>-0.6815741227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-4.8878302574" calcext:value-type="float">
            <text:p>-4.8878302574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502" calcext:value-type="float">
            <text:p>0.07066502</text:p>
          </table:table-cell>
          <table:table-cell office:value-type="float" office:value="0.06697838" calcext:value-type="float">
            <text:p>0.06697838</text:p>
          </table:table-cell>
          <table:table-cell office:value-type="float" office:value="9.9795742035" calcext:value-type="float">
            <text:p>9.9795742035</text:p>
          </table:table-cell>
          <table:table-cell office:value-type="float" office:value="51.5475349426" calcext:value-type="float">
            <text:p>51.5475349426</text:p>
          </table:table-cell>
          <table:table-cell office:value-type="float" office:value="1.0149476171" calcext:value-type="float">
            <text:p>1.0149476171</text:p>
          </table:table-cell>
          <table:table-cell office:value-type="float" office:value="-9.7739185143" calcext:value-type="float">
            <text:p>-9.7739185143</text:p>
          </table:table-cell>
          <table:table-cell office:value-type="float" office:value="-0.1365666091" calcext:value-type="float">
            <text:p>-0.1365666091</text:p>
          </table:table-cell>
          <table:table-cell office:value-type="float" office:value="600" calcext:value-type="float">
            <text:p>600</text:p>
          </table:table-cell>
          <table:table-cell table:formula="of:=[.H601]/[.I601]" office:value-type="float" office:value="-0.103842447183804" calcext:value-type="float">
            <text:p>-0.1038424472</text:p>
          </table:table-cell>
          <table:table-cell table:formula="of:=[.D601]/[.L601]" office:value-type="float" office:value="-0.680502260072137" calcext:value-type="float">
            <text:p>-0.680502260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(SUM([.M500:.M600]))/101" office:value-type="float" office:value="-0.689152369503421" calcext:value-type="float">
            <text:p>-0.6891523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0:15:51.341184065</dc:date>
    <meta:editing-duration>PT1M51S</meta:editing-duration>
    <meta:editing-cycles>1</meta:editing-cycles>
    <meta:document-statistic meta:table-count="1" meta:cell-count="7814" meta:object-count="0"/>
    <meta:generator>LibreOffice/5.1.6.2$Linux_X86_64 LibreOffice_project/10m0$Build-2</meta:generator>
  </office:meta>
</office:document-meta>
</file>